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1.766in" style:rel-column-width="16345*"/>
    </style:style>
    <style:style style:name="Table292.B" style:family="table-column">
      <style:table-column-properties style:column-width="5.3146in" style:rel-column-width="49190*"/>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292.A2" style:family="table-cell">
      <style:table-cell-properties fo:padding="0.0382in" fo:border-left="0.0007in solid #000000" fo:border-right="none" fo:border-top="none" fo:border-bottom="0.0007in solid #000000"/>
    </style:style>
    <style:style style:name="Table29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3.4632in" style:rel-column-width="32053*"/>
    </style:style>
    <style:style style:name="Table53.B"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291" style:family="table">
      <style:table-properties style:width="7.0806in" table:align="margins" style:may-break-between-rows="false"/>
    </style:style>
    <style:style style:name="Table291.A" style:family="table-column">
      <style:table-column-properties style:column-width="7.0806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background-color="transparent" fo:padding="0.0382in" fo:border="0.0007in solid #000000">
        <style:background-image/>
      </style:table-cell-properties>
    </style:style>
    <style:style style:name="Table380.A2" style:family="table-cell">
      <style:table-cell-properties fo:padding="0.0382in" fo:border-left="0.0007in solid #000000" fo:border-right="0.0007in solid #000000" fo:border-top="none" fo:border-bottom="0.0007in solid #000000"/>
    </style:style>
    <style:style style:name="Table380.A3" style:family="table-cell">
      <style:table-cell-properties fo:padding="0.0382in" fo:border-left="0.0007in solid #000000" fo:border-right="none"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4632in" style:rel-column-width="32053*"/>
    </style:style>
    <style:style style:name="Table381.B" style:family="table-column">
      <style:table-column-properties style:column-width="3.6174in" style:rel-column-width="33482*"/>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1.7646in" style:rel-column-width="16332*"/>
    </style:style>
    <style:style style:name="Table383.B" style:family="table-column">
      <style:table-column-properties style:column-width="5.316in" style:rel-column-width="49203*"/>
    </style:style>
    <style:style style:name="Table383.1" style:family="table-row">
      <style:table-row-properties style:keep-together="false" fo:keep-together="always"/>
    </style:style>
    <style:style style:name="Table383.A1" style:family="table-cell">
      <style:table-cell-properties fo:padding="0.0382in" fo:border="0.0007in solid #000000"/>
    </style:style>
    <style:style style:name="Table383.A2" style:family="table-cell">
      <style:table-cell-properties fo:padding="0.0382in" fo:border-left="0.0007in solid #000000" fo:border-right="none" fo:border-top="none" fo:border-bottom="0.0007in solid #000000"/>
    </style:style>
    <style:style style:name="Table383.B2" style:family="table-cell">
      <style:table-cell-properties fo:padding="0.0382in" fo:border-left="0.0007in solid #000000" fo:border-right="0.0007in solid #000000" fo:border-top="none" fo:border-bottom="0.0007in solid #000000"/>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385" style:family="table">
      <style:table-properties style:width="7.0806in" table:align="margins" style:may-break-between-rows="false"/>
    </style:style>
    <style:style style:name="Table385.A" style:family="table-column">
      <style:table-column-properties style:column-width="7.0806in" style:rel-column-width="65535*"/>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1.766in" style:rel-column-width="16345*"/>
    </style:style>
    <style:style style:name="Table293.B" style:family="table-column">
      <style:table-column-properties style:column-width="5.3146in" style:rel-column-width="49190*"/>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294" style:family="table">
      <style:table-properties style:width="7.0806in" table:align="margins" style:may-break-between-rows="false"/>
    </style:style>
    <style:style style:name="Table294.A" style:family="table-column">
      <style:table-column-properties style:column-width="1.766in" style:rel-column-width="16345*"/>
    </style:style>
    <style:style style:name="Table294.B" style:family="table-column">
      <style:table-column-properties style:column-width="5.3146in" style:rel-column-width="49190*"/>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4.A2" style:family="table-cell">
      <style:table-cell-properties fo:padding="0.0382in" fo:border-left="0.0007in solid #000000" fo:border-right="none" fo:border-top="none" fo:border-bottom="0.0007in solid #000000"/>
    </style:style>
    <style:style style:name="Table294.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1.766in" style:rel-column-width="16345*"/>
    </style:style>
    <style:style style:name="Table295.B" style:family="table-column">
      <style:table-column-properties style:column-width="5.3146in" style:rel-column-width="49190*"/>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1.766in" style:rel-column-width="16345*"/>
    </style:style>
    <style:style style:name="Table296.B" style:family="table-column">
      <style:table-column-properties style:column-width="5.3146in" style:rel-column-width="49190*"/>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1.766in" style:rel-column-width="16345*"/>
    </style:style>
    <style:style style:name="Table297.B" style:family="table-column">
      <style:table-column-properties style:column-width="5.3146in" style:rel-column-width="49190*"/>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7.A2" style:family="table-cell">
      <style:table-cell-properties fo:padding="0.0382in" fo:border-left="0.0007in solid #000000" fo:border-right="none" fo:border-top="none" fo:border-bottom="0.0007in solid #000000"/>
    </style:style>
    <style:style style:name="Table297.B2" style:family="table-cell">
      <style:table-cell-properties fo:padding="0.0382in" fo:border-left="0.0007in solid #000000" fo:border-right="0.0007in solid #000000" fo:border-top="none" fo:border-bottom="0.0007in solid #000000"/>
    </style:style>
    <style:style style:name="Table298" style:family="table">
      <style:table-properties style:width="7.0806in" table:align="margins" style:may-break-between-rows="false"/>
    </style:style>
    <style:style style:name="Table298.A" style:family="table-column">
      <style:table-column-properties style:column-width="1.766in" style:rel-column-width="16345*"/>
    </style:style>
    <style:style style:name="Table298.B" style:family="table-column">
      <style:table-column-properties style:column-width="5.3146in" style:rel-column-width="49190*"/>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298.A2" style:family="table-cell">
      <style:table-cell-properties fo:padding="0.0382in" fo:border-left="0.0007in solid #000000" fo:border-right="none" fo:border-top="none" fo:border-bottom="0.0007in solid #000000"/>
    </style:style>
    <style:style style:name="Table298.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1.766in" style:rel-column-width="16345*"/>
    </style:style>
    <style:style style:name="Table299.B" style:family="table-column">
      <style:table-column-properties style:column-width="5.3146in" style:rel-column-width="49190*"/>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9.A2" style:family="table-cell">
      <style:table-cell-properties fo:padding="0.0382in" fo:border-left="0.0007in solid #000000" fo:border-right="none" fo:border-top="none" fo:border-bottom="0.0007in solid #000000"/>
    </style:style>
    <style:style style:name="Table299.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1.766in" style:rel-column-width="16345*"/>
    </style:style>
    <style:style style:name="Table300.B" style:family="table-column">
      <style:table-column-properties style:column-width="5.3146in" style:rel-column-width="49190*"/>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806in" table:align="margins" style:may-break-between-rows="false"/>
    </style:style>
    <style:style style:name="Table301.A" style:family="table-column">
      <style:table-column-properties style:column-width="1.766in" style:rel-column-width="16345*"/>
    </style:style>
    <style:style style:name="Table301.B" style:family="table-column">
      <style:table-column-properties style:column-width="5.3146in" style:rel-column-width="49190*"/>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1.766in" style:rel-column-width="16345*"/>
    </style:style>
    <style:style style:name="Table302.B" style:family="table-column">
      <style:table-column-properties style:column-width="5.3146in" style:rel-column-width="49190*"/>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303" style:family="table">
      <style:table-properties style:width="7.0806in" table:align="margins" style:may-break-between-rows="false"/>
    </style:style>
    <style:style style:name="Table303.A" style:family="table-column">
      <style:table-column-properties style:column-width="1.766in" style:rel-column-width="16345*"/>
    </style:style>
    <style:style style:name="Table303.B" style:family="table-column">
      <style:table-column-properties style:column-width="5.3146in" style:rel-column-width="49190*"/>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1.766in" style:rel-column-width="16345*"/>
    </style:style>
    <style:style style:name="Table304.B" style:family="table-column">
      <style:table-column-properties style:column-width="5.3146in" style:rel-column-width="49190*"/>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4.A2" style:family="table-cell">
      <style:table-cell-properties fo:padding="0.0382in" fo:border-left="0.0007in solid #000000" fo:border-right="none" fo:border-top="none" fo:border-bottom="0.0007in solid #000000"/>
    </style:style>
    <style:style style:name="Table304.B2" style:family="table-cell">
      <style:table-cell-properties fo:padding="0.0382in" fo:border-left="0.0007in solid #000000" fo:border-right="0.0007in solid #000000" fo:border-top="none" fo:border-bottom="0.0007in solid #000000"/>
    </style:style>
    <style:style style:name="Table305" style:family="table">
      <style:table-properties style:width="7.0806in" table:align="margins" style:may-break-between-rows="false"/>
    </style:style>
    <style:style style:name="Table305.A" style:family="table-column">
      <style:table-column-properties style:column-width="1.766in" style:rel-column-width="16345*"/>
    </style:style>
    <style:style style:name="Table305.B" style:family="table-column">
      <style:table-column-properties style:column-width="5.3146in" style:rel-column-width="49190*"/>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1.766in" style:rel-column-width="16345*"/>
    </style:style>
    <style:style style:name="Table306.B" style:family="table-column">
      <style:table-column-properties style:column-width="5.3146in" style:rel-column-width="49190*"/>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1.766in" style:rel-column-width="16345*"/>
    </style:style>
    <style:style style:name="Table307.B" style:family="table-column">
      <style:table-column-properties style:column-width="5.3146in" style:rel-column-width="49190*"/>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307.A2" style:family="table-cell">
      <style:table-cell-properties fo:padding="0.0382in" fo:border-left="0.0007in solid #000000" fo:border-right="none" fo:border-top="none" fo:border-bottom="0.0007in solid #000000"/>
    </style:style>
    <style:style style:name="Table307.B2" style:family="table-cell">
      <style:table-cell-properties fo:padding="0.0382in" fo:border-left="0.0007in solid #000000" fo:border-right="0.0007in solid #000000" fo:border-top="none" fo:border-bottom="0.0007in solid #000000"/>
    </style:style>
    <style:style style:name="Table308" style:family="table">
      <style:table-properties style:width="7.0806in" table:align="margins" style:may-break-between-rows="false"/>
    </style:style>
    <style:style style:name="Table308.A" style:family="table-column">
      <style:table-column-properties style:column-width="1.766in" style:rel-column-width="16345*"/>
    </style:style>
    <style:style style:name="Table308.B" style:family="table-column">
      <style:table-column-properties style:column-width="5.3146in" style:rel-column-width="49190*"/>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1.766in" style:rel-column-width="16345*"/>
    </style:style>
    <style:style style:name="Table309.B" style:family="table-column">
      <style:table-column-properties style:column-width="5.3146in" style:rel-column-width="49190*"/>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1.766in" style:rel-column-width="16345*"/>
    </style:style>
    <style:style style:name="Table310.B" style:family="table-column">
      <style:table-column-properties style:column-width="5.3146in" style:rel-column-width="49190*"/>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1" style:family="table">
      <style:table-properties style:width="7.0806in" table:align="margins" style:may-break-between-rows="false"/>
    </style:style>
    <style:style style:name="Table311.A" style:family="table-column">
      <style:table-column-properties style:column-width="1.766in" style:rel-column-width="16345*"/>
    </style:style>
    <style:style style:name="Table311.B" style:family="table-column">
      <style:table-column-properties style:column-width="5.3146in" style:rel-column-width="49190*"/>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1.766in" style:rel-column-width="16345*"/>
    </style:style>
    <style:style style:name="Table312.B" style:family="table-column">
      <style:table-column-properties style:column-width="5.3146in" style:rel-column-width="49190*"/>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1.766in" style:rel-column-width="16345*"/>
    </style:style>
    <style:style style:name="Table313.B" style:family="table-column">
      <style:table-column-properties style:column-width="5.3146in" style:rel-column-width="49190*"/>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1.766in" style:rel-column-width="16345*"/>
    </style:style>
    <style:style style:name="Table314.B" style:family="table-column">
      <style:table-column-properties style:column-width="5.3146in" style:rel-column-width="49190*"/>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4.A2" style:family="table-cell">
      <style:table-cell-properties fo:padding="0.0382in" fo:border-left="0.0007in solid #000000" fo:border-right="none" fo:border-top="none" fo:border-bottom="0.0007in solid #000000"/>
    </style:style>
    <style:style style:name="Table314.B2" style:family="table-cell">
      <style:table-cell-properties fo:padding="0.0382in" fo:border-left="0.0007in solid #000000" fo:border-right="0.0007in solid #000000" fo:border-top="none" fo:border-bottom="0.0007in solid #000000"/>
    </style:style>
    <style:style style:name="Table315" style:family="table">
      <style:table-properties style:width="7.0806in" table:align="margins" style:may-break-between-rows="false"/>
    </style:style>
    <style:style style:name="Table315.A" style:family="table-column">
      <style:table-column-properties style:column-width="1.766in" style:rel-column-width="16345*"/>
    </style:style>
    <style:style style:name="Table315.B" style:family="table-column">
      <style:table-column-properties style:column-width="5.3146in" style:rel-column-width="49190*"/>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1.766in" style:rel-column-width="16345*"/>
    </style:style>
    <style:style style:name="Table316.B" style:family="table-column">
      <style:table-column-properties style:column-width="5.3146in" style:rel-column-width="49190*"/>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1.766in" style:rel-column-width="16345*"/>
    </style:style>
    <style:style style:name="Table317.B" style:family="table-column">
      <style:table-column-properties style:column-width="5.3146in" style:rel-column-width="49190*"/>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7.A2" style:family="table-cell">
      <style:table-cell-properties fo:padding="0.0382in" fo:border-left="0.0007in solid #000000" fo:border-right="none" fo:border-top="none" fo:border-bottom="0.0007in solid #000000"/>
    </style:style>
    <style:style style:name="Table317.B2" style:family="table-cell">
      <style:table-cell-properties fo:padding="0.0382in" fo:border-left="0.0007in solid #000000" fo:border-right="0.0007in solid #000000" fo:border-top="none" fo:border-bottom="0.0007in solid #000000"/>
    </style:style>
    <style:style style:name="Table318" style:family="table">
      <style:table-properties style:width="7.0806in" table:align="margins" style:may-break-between-rows="false"/>
    </style:style>
    <style:style style:name="Table318.A" style:family="table-column">
      <style:table-column-properties style:column-width="1.766in" style:rel-column-width="16345*"/>
    </style:style>
    <style:style style:name="Table318.B" style:family="table-column">
      <style:table-column-properties style:column-width="5.3146in" style:rel-column-width="49190*"/>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18.A2" style:family="table-cell">
      <style:table-cell-properties fo:padding="0.0382in" fo:border-left="0.0007in solid #000000" fo:border-right="none" fo:border-top="none" fo:border-bottom="0.0007in solid #000000"/>
    </style:style>
    <style:style style:name="Table318.B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1.766in" style:rel-column-width="16345*"/>
    </style:style>
    <style:style style:name="Table319.B" style:family="table-column">
      <style:table-column-properties style:column-width="5.3146in" style:rel-column-width="49190*"/>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320" style:family="table">
      <style:table-properties style:width="7.0806in" table:align="margins" style:may-break-between-rows="false"/>
    </style:style>
    <style:style style:name="Table320.A" style:family="table-column">
      <style:table-column-properties style:column-width="1.766in" style:rel-column-width="16345*"/>
    </style:style>
    <style:style style:name="Table320.B" style:family="table-column">
      <style:table-column-properties style:column-width="5.3146in" style:rel-column-width="49190*"/>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0.A2" style:family="table-cell">
      <style:table-cell-properties fo:padding="0.0382in" fo:border-left="0.0007in solid #000000" fo:border-right="none" fo:border-top="none" fo:border-bottom="0.0007in solid #000000"/>
    </style:style>
    <style:style style:name="Table320.B2" style:family="table-cell">
      <style:table-cell-properties fo:padding="0.0382in" fo:border-left="0.0007in solid #000000" fo:border-right="0.0007in solid #000000" fo:border-top="none" fo:border-bottom="0.0007in solid #000000"/>
    </style:style>
    <style:style style:name="Table321" style:family="table">
      <style:table-properties style:width="7.0806in" table:align="margins" style:may-break-between-rows="false"/>
    </style:style>
    <style:style style:name="Table321.A" style:family="table-column">
      <style:table-column-properties style:column-width="1.766in" style:rel-column-width="16345*"/>
    </style:style>
    <style:style style:name="Table321.B" style:family="table-column">
      <style:table-column-properties style:column-width="5.3146in" style:rel-column-width="49190*"/>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322" style:family="table">
      <style:table-properties style:width="7.0806in" table:align="margins" style:may-break-between-rows="false"/>
    </style:style>
    <style:style style:name="Table322.A" style:family="table-column">
      <style:table-column-properties style:column-width="1.766in" style:rel-column-width="16345*"/>
    </style:style>
    <style:style style:name="Table322.B" style:family="table-column">
      <style:table-column-properties style:column-width="5.3146in" style:rel-column-width="49190*"/>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2.A2" style:family="table-cell">
      <style:table-cell-properties fo:padding="0.0382in" fo:border-left="0.0007in solid #000000" fo:border-right="none" fo:border-top="none" fo:border-bottom="0.0007in solid #000000"/>
    </style:style>
    <style:style style:name="Table322.B2" style:family="table-cell">
      <style:table-cell-properties fo:padding="0.0382in" fo:border-left="0.0007in solid #000000" fo:border-right="0.0007in solid #000000" fo:border-top="none" fo:border-bottom="0.0007in solid #000000"/>
    </style:style>
    <style:style style:name="Table323" style:family="table">
      <style:table-properties style:width="7.0806in" table:align="margins" style:may-break-between-rows="false"/>
    </style:style>
    <style:style style:name="Table323.A" style:family="table-column">
      <style:table-column-properties style:column-width="1.766in" style:rel-column-width="16345*"/>
    </style:style>
    <style:style style:name="Table323.B" style:family="table-column">
      <style:table-column-properties style:column-width="5.3146in" style:rel-column-width="49190*"/>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1.766in" style:rel-column-width="16345*"/>
    </style:style>
    <style:style style:name="Table324.B" style:family="table-column">
      <style:table-column-properties style:column-width="5.3146in" style:rel-column-width="49190*"/>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4.A2" style:family="table-cell">
      <style:table-cell-properties fo:padding="0.0382in" fo:border-left="0.0007in solid #000000" fo:border-right="none" fo:border-top="none" fo:border-bottom="0.0007in solid #000000"/>
    </style:style>
    <style:style style:name="Table324.B2" style:family="table-cell">
      <style:table-cell-properties fo:padding="0.0382in" fo:border-left="0.0007in solid #000000" fo:border-right="0.0007in solid #000000" fo:border-top="none" fo:border-bottom="0.0007in solid #000000"/>
    </style:style>
    <style:style style:name="Table325" style:family="table">
      <style:table-properties style:width="7.0806in" table:align="margins" style:may-break-between-rows="false"/>
    </style:style>
    <style:style style:name="Table325.A" style:family="table-column">
      <style:table-column-properties style:column-width="1.766in" style:rel-column-width="16345*"/>
    </style:style>
    <style:style style:name="Table325.B" style:family="table-column">
      <style:table-column-properties style:column-width="5.3146in" style:rel-column-width="49190*"/>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5.A2" style:family="table-cell">
      <style:table-cell-properties fo:padding="0.0382in" fo:border-left="0.0007in solid #000000" fo:border-right="none" fo:border-top="none" fo:border-bottom="0.0007in solid #000000"/>
    </style:style>
    <style:style style:name="Table325.B2" style:family="table-cell">
      <style:table-cell-properties fo:padding="0.0382in" fo:border-left="0.0007in solid #000000" fo:border-right="0.0007in solid #000000" fo:border-top="none" fo:border-bottom="0.0007in solid #000000"/>
    </style:style>
    <style:style style:name="Table326" style:family="table">
      <style:table-properties style:width="7.0806in" table:align="margins" style:may-break-between-rows="false"/>
    </style:style>
    <style:style style:name="Table326.A" style:family="table-column">
      <style:table-column-properties style:column-width="1.766in" style:rel-column-width="16345*"/>
    </style:style>
    <style:style style:name="Table326.B" style:family="table-column">
      <style:table-column-properties style:column-width="5.3146in" style:rel-column-width="49190*"/>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6.A2" style:family="table-cell">
      <style:table-cell-properties fo:padding="0.0382in" fo:border-left="0.0007in solid #000000" fo:border-right="none" fo:border-top="none" fo:border-bottom="0.0007in solid #000000"/>
    </style:style>
    <style:style style:name="Table326.B2" style:family="table-cell">
      <style:table-cell-properties fo:padding="0.0382in" fo:border-left="0.0007in solid #000000" fo:border-right="0.0007in solid #000000" fo:border-top="none" fo:border-bottom="0.0007in solid #000000"/>
    </style:style>
    <style:style style:name="Table327" style:family="table">
      <style:table-properties style:width="7.0806in" table:align="margins" style:may-break-between-rows="false"/>
    </style:style>
    <style:style style:name="Table327.A" style:family="table-column">
      <style:table-column-properties style:column-width="1.766in" style:rel-column-width="16345*"/>
    </style:style>
    <style:style style:name="Table327.B" style:family="table-column">
      <style:table-column-properties style:column-width="5.3146in" style:rel-column-width="49190*"/>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7.A2" style:family="table-cell">
      <style:table-cell-properties fo:padding="0.0382in" fo:border-left="0.0007in solid #000000" fo:border-right="none" fo:border-top="none" fo:border-bottom="0.0007in solid #000000"/>
    </style:style>
    <style:style style:name="Table327.B2" style:family="table-cell">
      <style:table-cell-properties fo:padding="0.0382in" fo:border-left="0.0007in solid #000000" fo:border-right="0.0007in solid #000000" fo:border-top="none" fo:border-bottom="0.0007in solid #000000"/>
    </style:style>
    <style:style style:name="Table328" style:family="table">
      <style:table-properties style:width="7.0806in" table:align="margins" style:may-break-between-rows="false"/>
    </style:style>
    <style:style style:name="Table328.A" style:family="table-column">
      <style:table-column-properties style:column-width="1.766in" style:rel-column-width="16345*"/>
    </style:style>
    <style:style style:name="Table328.B" style:family="table-column">
      <style:table-column-properties style:column-width="5.3146in" style:rel-column-width="49190*"/>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1.766in" style:rel-column-width="16345*"/>
    </style:style>
    <style:style style:name="Table329.B" style:family="table-column">
      <style:table-column-properties style:column-width="5.3146in" style:rel-column-width="49190*"/>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1.766in" style:rel-column-width="16345*"/>
    </style:style>
    <style:style style:name="Table330.B" style:family="table-column">
      <style:table-column-properties style:column-width="5.3146in" style:rel-column-width="49190*"/>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0.A2" style:family="table-cell">
      <style:table-cell-properties fo:padding="0.0382in" fo:border-left="0.0007in solid #000000" fo:border-right="none" fo:border-top="none" fo:border-bottom="0.0007in solid #000000"/>
    </style:style>
    <style:style style:name="Table330.B2" style:family="table-cell">
      <style:table-cell-properties fo:padding="0.0382in" fo:border-left="0.0007in solid #000000" fo:border-right="0.0007in solid #000000" fo:border-top="none" fo:border-bottom="0.0007in solid #000000"/>
    </style:style>
    <style:style style:name="Table331" style:family="table">
      <style:table-properties style:width="7.0806in" table:align="margins" style:may-break-between-rows="false"/>
    </style:style>
    <style:style style:name="Table331.A" style:family="table-column">
      <style:table-column-properties style:column-width="1.766in" style:rel-column-width="16345*"/>
    </style:style>
    <style:style style:name="Table331.B" style:family="table-column">
      <style:table-column-properties style:column-width="5.3146in" style:rel-column-width="49190*"/>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1.A2" style:family="table-cell">
      <style:table-cell-properties fo:padding="0.0382in" fo:border-left="0.0007in solid #000000" fo:border-right="none" fo:border-top="none" fo:border-bottom="0.0007in solid #000000"/>
    </style:style>
    <style:style style:name="Table331.B2" style:family="table-cell">
      <style:table-cell-properties fo:padding="0.0382in" fo:border-left="0.0007in solid #000000" fo:border-right="0.0007in solid #000000" fo:border-top="none" fo:border-bottom="0.0007in solid #000000"/>
    </style:style>
    <style:style style:name="Table332" style:family="table">
      <style:table-properties style:width="7.0806in" table:align="margins" style:may-break-between-rows="false"/>
    </style:style>
    <style:style style:name="Table332.A" style:family="table-column">
      <style:table-column-properties style:column-width="1.766in" style:rel-column-width="16345*"/>
    </style:style>
    <style:style style:name="Table332.B" style:family="table-column">
      <style:table-column-properties style:column-width="5.3146in" style:rel-column-width="49190*"/>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1.766in" style:rel-column-width="16345*"/>
    </style:style>
    <style:style style:name="Table333.B" style:family="table-column">
      <style:table-column-properties style:column-width="5.3146in" style:rel-column-width="49190*"/>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1.766in" style:rel-column-width="16345*"/>
    </style:style>
    <style:style style:name="Table334.B" style:family="table-column">
      <style:table-column-properties style:column-width="5.3146in" style:rel-column-width="49190*"/>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1.766in" style:rel-column-width="16345*"/>
    </style:style>
    <style:style style:name="Table335.B" style:family="table-column">
      <style:table-column-properties style:column-width="5.3146in" style:rel-column-width="49190*"/>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1.766in" style:rel-column-width="16345*"/>
    </style:style>
    <style:style style:name="Table336.B" style:family="table-column">
      <style:table-column-properties style:column-width="5.3146in" style:rel-column-width="49190*"/>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1.766in" style:rel-column-width="16345*"/>
    </style:style>
    <style:style style:name="Table337.B" style:family="table-column">
      <style:table-column-properties style:column-width="5.3146in" style:rel-column-width="49190*"/>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1.766in" style:rel-column-width="16345*"/>
    </style:style>
    <style:style style:name="Table338.B" style:family="table-column">
      <style:table-column-properties style:column-width="5.3146in" style:rel-column-width="49190*"/>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1.766in" style:rel-column-width="16345*"/>
    </style:style>
    <style:style style:name="Table339.B" style:family="table-column">
      <style:table-column-properties style:column-width="5.3146in" style:rel-column-width="49190*"/>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339.A2" style:family="table-cell">
      <style:table-cell-properties fo:padding="0.0382in" fo:border-left="0.0007in solid #000000" fo:border-right="none" fo:border-top="none" fo:border-bottom="0.0007in solid #000000"/>
    </style:style>
    <style:style style:name="Table339.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1.766in" style:rel-column-width="16345*"/>
    </style:style>
    <style:style style:name="Table340.B" style:family="table-column">
      <style:table-column-properties style:column-width="5.3146in" style:rel-column-width="49190*"/>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41" style:family="table">
      <style:table-properties style:width="7.0806in" table:align="margins" style:may-break-between-rows="false"/>
    </style:style>
    <style:style style:name="Table341.A" style:family="table-column">
      <style:table-column-properties style:column-width="1.766in" style:rel-column-width="16345*"/>
    </style:style>
    <style:style style:name="Table341.B" style:family="table-column">
      <style:table-column-properties style:column-width="5.3146in" style:rel-column-width="49190*"/>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1.766in" style:rel-column-width="16345*"/>
    </style:style>
    <style:style style:name="Table342.B" style:family="table-column">
      <style:table-column-properties style:column-width="5.3146in" style:rel-column-width="49190*"/>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1.766in" style:rel-column-width="16345*"/>
    </style:style>
    <style:style style:name="Table343.B" style:family="table-column">
      <style:table-column-properties style:column-width="5.3146in" style:rel-column-width="49190*"/>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3.A2" style:family="table-cell">
      <style:table-cell-properties fo:padding="0.0382in" fo:border-left="0.0007in solid #000000" fo:border-right="none" fo:border-top="none" fo:border-bottom="0.0007in solid #000000"/>
    </style:style>
    <style:style style:name="Table343.B2" style:family="table-cell">
      <style:table-cell-properties fo:padding="0.0382in" fo:border-left="0.0007in solid #000000" fo:border-right="0.0007in solid #000000" fo:border-top="none" fo:border-bottom="0.0007in solid #000000"/>
    </style:style>
    <style:style style:name="Table344" style:family="table">
      <style:table-properties style:width="7.0806in" table:align="margins" style:may-break-between-rows="false"/>
    </style:style>
    <style:style style:name="Table344.A" style:family="table-column">
      <style:table-column-properties style:column-width="1.766in" style:rel-column-width="16345*"/>
    </style:style>
    <style:style style:name="Table344.B" style:family="table-column">
      <style:table-column-properties style:column-width="5.3146in" style:rel-column-width="49190*"/>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4.A2" style:family="table-cell">
      <style:table-cell-properties fo:padding="0.0382in" fo:border-left="0.0007in solid #000000" fo:border-right="none" fo:border-top="none" fo:border-bottom="0.0007in solid #000000"/>
    </style:style>
    <style:style style:name="Table344.B2" style:family="table-cell">
      <style:table-cell-properties fo:padding="0.0382in" fo:border-left="0.0007in solid #000000" fo:border-right="0.0007in solid #000000" fo:border-top="none" fo:border-bottom="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center" style:justify-single-word="false"/>
      <style:text-properties fo:font-style="italic" style:font-style-asian="italic" style:font-style-complex="italic"/>
    </style:style>
    <style:style style:name="P30" style:family="paragraph" style:parent-style-name="Table_20_Contents">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1"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2" style:family="paragraph" style:parent-style-name="Table_20_Contents">
      <style:text-properties style:use-window-font-color="true" fo:font-size="10pt" style:font-size-asian="10pt" style:font-size-complex="10pt"/>
    </style:style>
    <style:style style:name="P43" style:family="paragraph" style:parent-style-name="Table_20_Contents">
      <style:text-properties style:use-window-font-color="true" fo:font-size="10pt" fo:font-weight="normal" style:font-size-asian="10pt" style:font-weight-asian="normal" style:font-size-complex="10pt" style:font-weight-complex="normal"/>
    </style:style>
    <style:style style:name="P44" style:family="paragraph" style:parent-style-name="Table_20_Contents">
      <style:text-properties style:use-window-font-color="true" fo:font-size="6pt" style:font-size-asian="6pt" style:font-size-complex="6pt"/>
    </style:style>
    <style:style style:name="P45" style:family="paragraph" style:parent-style-name="Table_20_Contents">
      <style:paragraph-properties fo:text-align="center" style:justify-single-word="false"/>
      <style:text-properties style:font-name="Arial Black" fo:font-size="10pt" style:font-size-asian="10pt" style:font-size-complex="10pt"/>
    </style:style>
    <style:style style:name="P46" style:family="paragraph" style:parent-style-name="Table_20_Contents">
      <style:paragraph-properties fo:text-align="center" style:justify-single-word="false"/>
      <style:text-properties style:font-name="Arial Black" fo:font-size="6pt" style:font-size-asian="6pt" style:font-size-complex="6pt"/>
    </style:style>
    <style:style style:name="P47" style:family="paragraph" style:parent-style-name="Table_20_Contents">
      <style:text-properties fo:font-size="6pt" style:font-size-asian="6pt" style:font-size-complex="6pt"/>
    </style:style>
    <style:style style:name="P48" style:family="paragraph" style:parent-style-name="Title">
      <style:text-properties fo:font-size="60pt" style:font-size-asian="60pt" style:font-size-complex="60pt"/>
    </style:style>
    <style:style style:name="P49" style:family="paragraph" style:parent-style-name="Footnote">
      <style:paragraph-properties fo:text-align="start" style:justify-single-word="false"/>
    </style:style>
    <style:style style:name="P50" style:family="paragraph" style:parent-style-name="Footnote">
      <style:paragraph-properties fo:text-align="justify" style:justify-single-word="false"/>
    </style:style>
    <style:style style:name="P51" style:family="paragraph" style:parent-style-name="Standard">
      <style:paragraph-properties fo:text-align="justify" style:justify-single-word="false"/>
    </style:style>
    <style:style style:name="P52" style:family="paragraph" style:parent-style-name="Standard">
      <style:paragraph-properties fo:text-align="center" style:justify-single-word="false"/>
    </style:style>
    <style:style style:name="P53" style:family="paragraph" style:parent-style-name="Code">
      <style:text-properties fo:font-size="12pt" fo:font-weight="bold" style:font-size-asian="12pt" style:font-weight-asian="bold" style:font-size-complex="12pt" style:font-weight-complex="bold"/>
    </style:style>
    <style:style style:name="P54" style:family="paragraph" style:parent-style-name="Code">
      <style:paragraph-properties fo:text-align="justify" style:justify-single-word="false"/>
    </style:style>
    <style:style style:name="P55" style:family="paragraph" style:parent-style-name="Code">
      <style:text-properties style:text-underline-style="solid" style:text-underline-width="auto" style:text-underline-color="font-color" fo:font-weight="bold" style:font-weight-asian="bold" style:font-weight-complex="bold"/>
    </style:style>
    <style:style style:name="P56" style:family="paragraph" style:parent-style-name="Code">
      <style:text-properties style:font-name="Times New Roman" fo:font-size="14pt" style:font-name-asian="SimSun" style:font-size-asian="14pt" style:font-name-complex="Mangal" style:font-size-complex="14pt"/>
    </style:style>
    <style:style style:name="P57" style:family="paragraph" style:parent-style-name="Code">
      <style:text-properties style:text-underline-style="none" fo:font-weight="normal" style:font-weight-asian="normal" style:font-weight-complex="normal"/>
    </style:style>
    <style:style style:name="P58" style:family="paragraph" style:parent-style-name="Text_20_body">
      <style:paragraph-properties fo:break-before="page"/>
      <style:text-properties style:use-window-font-color="true"/>
    </style:style>
    <style:style style:name="P59" style:family="paragraph" style:parent-style-name="Snippet">
      <style:text-properties style:font-name="Courier New1"/>
    </style:style>
    <style:style style:name="P60" style:family="paragraph" style:parent-style-name="Snippet">
      <style:text-properties fo:font-weight="normal" style:font-weight-asian="normal" style:font-weight-complex="normal"/>
    </style:style>
    <style:style style:name="P61" style:family="paragraph" style:parent-style-name="Snippet">
      <style:paragraph-properties fo:text-align="justify" style:justify-single-word="false"/>
    </style:style>
    <style:style style:name="P62" style:family="paragraph" style:parent-style-name="Snippet">
      <style:text-properties fo:font-size="6pt" style:font-size-asian="6pt" style:font-size-complex="6pt"/>
    </style:style>
    <style:style style:name="P63" style:family="paragraph" style:parent-style-name="Heading_20_3">
      <style:text-properties fo:font-weight="bold" style:font-weight-asian="bold" style:font-weight-complex="bold"/>
    </style:style>
    <style:style style:name="P64" style:family="paragraph" style:parent-style-name="Heading_20_1">
      <style:paragraph-properties fo:text-align="justify" style:justify-single-word="false"/>
    </style:style>
    <style:style style:name="P65" style:family="paragraph" style:parent-style-name="Heading_20_1">
      <style:paragraph-properties fo:break-before="page"/>
    </style:style>
    <style:style style:name="P66" style:family="paragraph" style:parent-style-name="Code">
      <style:text-properties style:text-underline-style="none" fo:font-weight="normal" style:font-weight-asian="normal" style:font-weight-complex="normal"/>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7.0602in" style:type="right" style:leader-style="dotted" style:leader-text="."/>
        </style:tab-stops>
      </style:paragraph-properties>
    </style:style>
    <style:style style:name="P69" style:family="paragraph" style:parent-style-name="Contents_20_2">
      <style:paragraph-properties>
        <style:tab-stops>
          <style:tab-stop style:position="6.8839in" style:type="right"/>
        </style:tab-stops>
      </style:paragraph-properties>
    </style:style>
    <style:style style:name="P70" style:family="paragraph" style:parent-style-name="Index_20_1">
      <style:paragraph-properties>
        <style:tab-stops>
          <style:tab-stop style:position="7.0807in" style:type="right"/>
        </style:tab-stops>
      </style:paragraph-properties>
    </style:style>
    <style:style style:name="P71" style:family="paragraph" style:parent-style-name="Index_20_Separator">
      <style:paragraph-properties>
        <style:tab-stops/>
      </style:paragraph-properties>
    </style:style>
    <style:style style:name="P72" style:family="paragraph" style:parent-style-name="Text_20_body" style:master-page-name="Standard">
      <style:paragraph-properties style:page-number="auto"/>
    </style:style>
    <style:style style:name="P73" style:family="paragraph" style:parent-style-name="Text_20_body" style:list-style-name="L1"/>
    <style:style style:name="P74" style:family="paragraph" style:parent-style-name="Text_20_body" style:list-style-name="L2"/>
    <style:style style:name="P75" style:family="paragraph" style:parent-style-name="Text_20_body">
      <style:paragraph-properties fo:text-align="justify" style:justify-single-word="false"/>
    </style:style>
    <style:style style:name="P76" style:family="paragraph" style:parent-style-name="Text_20_body" style:list-style-name="L3">
      <style:paragraph-properties fo:text-align="justify" style:justify-single-word="false"/>
    </style:style>
    <style:style style:name="P77" style:family="paragraph" style:parent-style-name="Text_20_body" style:list-style-name="L5">
      <style:paragraph-properties fo:text-align="justify" style:justify-single-word="false"/>
    </style:style>
    <style:style style:name="P78" style:family="paragraph" style:parent-style-name="Text_20_body" style:list-style-name="L1">
      <style:paragraph-properties fo:text-align="justify" style:justify-single-word="false"/>
    </style:style>
    <style:style style:name="P79" style:family="paragraph" style:parent-style-name="Text_20_body" style:list-style-name="L8">
      <style:paragraph-properties fo:text-align="justify" style:justify-single-word="false"/>
    </style:style>
    <style:style style:name="P80" style:family="paragraph" style:parent-style-name="Text_20_body" style:list-style-name="L10">
      <style:paragraph-properties fo:text-align="justify" style:justify-single-word="false"/>
    </style:style>
    <style:style style:name="P81" style:family="paragraph" style:parent-style-name="Text_20_body" style:list-style-name="L11">
      <style:paragraph-properties fo:text-align="justify" style:justify-single-word="false"/>
    </style:style>
    <style:style style:name="P82" style:family="paragraph" style:parent-style-name="Text_20_body" style:list-style-name="L13">
      <style:paragraph-properties fo:text-align="justify" style:justify-single-word="false"/>
    </style:style>
    <style:style style:name="P83" style:family="paragraph" style:parent-style-name="Text_20_body" style:list-style-name="L14">
      <style:paragraph-properties fo:text-align="justify" style:justify-single-word="false"/>
    </style:style>
    <style:style style:name="P84" style:family="paragraph" style:parent-style-name="Text_20_body" style:list-style-name="L15">
      <style:paragraph-properties fo:text-align="justify" style:justify-single-word="false"/>
    </style:style>
    <style:style style:name="P85" style:family="paragraph" style:parent-style-name="Text_20_body" style:list-style-name="L16">
      <style:paragraph-properties fo:text-align="justify" style:justify-single-word="false"/>
    </style:style>
    <style:style style:name="P86" style:family="paragraph" style:parent-style-name="Text_20_body" style:list-style-name="L17">
      <style:paragraph-properties fo:text-align="justify" style:justify-single-word="false"/>
    </style:style>
    <style:style style:name="P87" style:family="paragraph" style:parent-style-name="Text_20_body" style:list-style-name="L18">
      <style:paragraph-properties fo:text-align="justify" style:justify-single-word="false"/>
    </style:style>
    <style:style style:name="P88" style:family="paragraph" style:parent-style-name="Text_20_body" style:list-style-name="L19">
      <style:paragraph-properties fo:text-align="justify" style:justify-single-word="false"/>
    </style:style>
    <style:style style:name="P89" style:family="paragraph" style:parent-style-name="Text_20_body" style:list-style-name="L20">
      <style:paragraph-properties fo:text-align="justify" style:justify-single-word="false"/>
    </style:style>
    <style:style style:name="P90" style:family="paragraph" style:parent-style-name="Text_20_body" style:list-style-name="L21">
      <style:paragraph-properties fo:text-align="justify" style:justify-single-word="false"/>
    </style:style>
    <style:style style:name="P91" style:family="paragraph" style:parent-style-name="Text_20_body" style:list-style-name="L22">
      <style:paragraph-properties fo:text-align="justify" style:justify-single-word="false"/>
    </style:style>
    <style:style style:name="P92" style:family="paragraph" style:parent-style-name="Text_20_body" style:list-style-name="L23">
      <style:paragraph-properties fo:text-align="justify" style:justify-single-word="false"/>
    </style:style>
    <style:style style:name="P93" style:family="paragraph" style:parent-style-name="Text_20_body" style:list-style-name="L4"/>
    <style:style style:name="P94" style:family="paragraph" style:parent-style-name="Text_20_body" style:list-style-name="L5"/>
    <style:style style:name="P95" style:family="paragraph" style:parent-style-name="Text_20_body" style:list-style-name="L6"/>
    <style:style style:name="P96" style:family="paragraph" style:parent-style-name="Text_20_body" style:list-style-name="L7"/>
    <style:style style:name="P97" style:family="paragraph" style:parent-style-name="Text_20_body" style:list-style-name="L9"/>
    <style:style style:name="P98"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29433944" text:id="ct229433944">
          <text:insertion>
            <office:change-info>
              <dc:creator>Peter Camilleri</dc:creator>
              <dc:date>2015-04-25T23:41:00</dc:date>
            </office:change-info>
          </text:insertion>
        </text:changed-region>
        <text:changed-region xml:id="ct229434048" text:id="ct229434048">
          <text:insertion>
            <office:change-info>
              <dc:creator>Peter Camilleri</dc:creator>
              <dc:date>2015-04-25T23:41:00</dc:date>
            </office:change-info>
          </text:insertion>
        </text:changed-region>
        <text:changed-region xml:id="ct229434152" text:id="ct229434152">
          <text:insertion>
            <office:change-info>
              <dc:creator>Peter Camilleri</dc:creator>
              <dc:date>2015-04-25T23:41:00</dc:date>
            </office:change-info>
          </text:insertion>
        </text:changed-region>
        <text:changed-region xml:id="ct229434256" text:id="ct229434256">
          <text:insertion>
            <office:change-info>
              <dc:creator>Peter Camilleri</dc:creator>
              <dc:date>2015-04-25T23:41:00</dc:date>
            </office:change-info>
          </text:insertion>
        </text:changed-region>
        <text:changed-region xml:id="ct229434360" text:id="ct229434360">
          <text:insertion>
            <office:change-info>
              <dc:creator>Peter Camilleri</dc:creator>
              <dc:date>2015-04-25T23:42:00</dc:date>
            </office:change-info>
          </text:insertion>
        </text:changed-region>
        <text:changed-region xml:id="ct229434464" text:id="ct229434464">
          <text:insertion>
            <office:change-info>
              <dc:creator>Peter Camilleri</dc:creator>
              <dc:date>2015-04-25T23:42:00</dc:date>
            </office:change-info>
          </text:insertion>
        </text:changed-region>
        <text:changed-region xml:id="ct229434568" text:id="ct229434568">
          <text:insertion>
            <office:change-info>
              <dc:creator>Peter Camilleri</dc:creator>
              <dc:date>2015-04-25T23:42:00</dc:date>
            </office:change-info>
          </text:insertion>
        </text:changed-region>
        <text:changed-region xml:id="ct229434672" text:id="ct229434672">
          <text:insertion>
            <office:change-info>
              <dc:creator>Peter Camilleri</dc:creator>
              <dc:date>2015-04-25T23:42:00</dc:date>
            </office:change-info>
          </text:insertion>
        </text:changed-region>
        <text:changed-region xml:id="ct229434776" text:id="ct229434776">
          <text:insertion>
            <office:change-info>
              <dc:creator>Peter Camilleri</dc:creator>
              <dc:date>2015-04-25T23:42:00</dc:date>
            </office:change-info>
          </text:insertion>
        </text:changed-region>
        <text:changed-region xml:id="ct229434880" text:id="ct229434880">
          <text:insertion>
            <office:change-info>
              <dc:creator>Peter Camilleri</dc:creator>
              <dc:date>2015-04-25T23:42:00</dc:date>
            </office:change-info>
          </text:insertion>
        </text:changed-region>
        <text:changed-region xml:id="ct229439600" text:id="ct229439600">
          <text:insertion>
            <office:change-info>
              <dc:creator>Peter Camilleri</dc:creator>
              <dc:date>2015-04-26T13:40:00</dc:date>
            </office:change-info>
          </text:insertion>
        </text:changed-region>
        <text:changed-region xml:id="ct229439704" text:id="ct229439704">
          <text:insertion>
            <office:change-info>
              <dc:creator>Peter Camilleri</dc:creator>
              <dc:date>2015-04-26T13:39:00</dc:date>
            </office:change-info>
          </text:insertion>
        </text:changed-region>
        <text:changed-region xml:id="ct229439808" text:id="ct229439808">
          <text:insertion>
            <office:change-info>
              <dc:creator>Peter Camilleri</dc:creator>
              <dc:date>2015-04-26T13:40:00</dc:date>
            </office:change-info>
          </text:insertion>
        </text:changed-region>
        <text:changed-region xml:id="ct229440848" text:id="ct229440848">
          <text:insertion>
            <office:change-info>
              <dc:creator>Peter Camilleri</dc:creator>
              <dc:date>2015-04-26T13:46:00</dc:date>
            </office:change-info>
          </text:insertion>
        </text:changed-region>
        <text:changed-region xml:id="ct229440952" text:id="ct229440952">
          <text:insertion>
            <office:change-info>
              <dc:creator>Peter Camilleri</dc:creator>
              <dc:date>2015-04-26T13:47:00</dc:date>
            </office:change-info>
          </text:insertion>
        </text:changed-region>
        <text:changed-region xml:id="ct227379800" text:id="ct227379800">
          <text:insertion>
            <office:change-info>
              <dc:creator>Peter Camilleri</dc:creator>
              <dc:date>2015-04-25T13:09:00</dc:date>
            </office:change-info>
          </text:insertion>
        </text:changed-region>
        <text:changed-region xml:id="ct227379904" text:id="ct227379904">
          <text:insertion>
            <office:change-info>
              <dc:creator>Peter Camilleri</dc:creator>
              <dc:date>2015-04-25T13:10:00</dc:date>
            </office:change-info>
          </text:insertion>
        </text:changed-region>
        <text:changed-region xml:id="ct227380112" text:id="ct227380112">
          <text:insertion>
            <office:change-info>
              <dc:creator>Peter Camilleri</dc:creator>
              <dc:date>2015-04-25T13:11:00</dc:date>
            </office:change-info>
          </text:insertion>
        </text:changed-region>
        <text:changed-region xml:id="ct227380216" text:id="ct227380216">
          <text:deletion>
            <office:change-info>
              <dc:creator>Peter Camilleri</dc:creator>
              <dc:date>2015-04-25T13:26:00</dc:date>
            </office:change-info>
            <text:p text:style-name="Text_20_body">.even?</text:p>
          </text:deletion>
        </text:changed-region>
        <text:changed-region xml:id="ct227380320" text:id="ct227380320">
          <text:insertion>
            <office:change-info>
              <dc:creator>Peter Camilleri</dc:creator>
              <dc:date>2015-04-25T13:25:00</dc:date>
            </office:change-info>
          </text:insertion>
        </text:changed-region>
        <text:changed-region xml:id="ct227380424" text:id="ct227380424">
          <text:insertion>
            <office:change-info>
              <dc:creator>Peter Camilleri</dc:creator>
              <dc:date>2015-04-25T13:25:00</dc:date>
            </office:change-info>
          </text:insertion>
        </text:changed-region>
        <text:changed-region xml:id="ct227380528" text:id="ct227380528">
          <text:insertion>
            <office:change-info>
              <dc:creator>Peter Camilleri</dc:creator>
              <dc:date>2015-04-25T13:25:00</dc:date>
            </office:change-info>
          </text:insertion>
        </text:changed-region>
        <text:changed-region xml:id="ct227380632" text:id="ct227380632">
          <text:insertion>
            <office:change-info>
              <dc:creator>Peter Camilleri</dc:creator>
              <dc:date>2015-04-25T13:25:00</dc:date>
            </office:change-info>
          </text:insertion>
        </text:changed-region>
        <text:changed-region xml:id="ct227380736" text:id="ct227380736">
          <text:insertion>
            <office:change-info>
              <dc:creator>Peter Camilleri</dc:creator>
              <dc:date>2015-04-25T13:25:00</dc:date>
            </office:change-info>
          </text:insertion>
        </text:changed-region>
        <text:changed-region xml:id="ct227380840" text:id="ct227380840">
          <text:insertion>
            <office:change-info>
              <dc:creator>Peter Camilleri</dc:creator>
              <dc:date>2015-04-25T13:27:00</dc:date>
            </office:change-info>
          </text:insertion>
        </text:changed-region>
        <text:changed-region xml:id="ct227380944" text:id="ct227380944">
          <text:insertion>
            <office:change-info>
              <dc:creator>Peter Camilleri</dc:creator>
              <dc:date>2015-04-25T13:27:00</dc:date>
            </office:change-info>
          </text:insertion>
        </text:changed-region>
        <text:changed-region xml:id="ct227381048" text:id="ct227381048">
          <text:deletion>
            <office:change-info>
              <dc:creator>Peter Camilleri</dc:creator>
              <dc:date>2015-04-25T13:29:00</dc:date>
            </office:change-info>
            <text:p text:style-name="Text_20_body">.gcd</text:p>
          </text:deletion>
        </text:changed-region>
        <text:changed-region xml:id="ct227381152" text:id="ct227381152">
          <text:insertion>
            <office:change-info>
              <dc:creator>Peter Camilleri</dc:creator>
              <dc:date>2015-04-25T13:25:00</dc:date>
            </office:change-info>
          </text:insertion>
        </text:changed-region>
        <text:changed-region xml:id="ct227381256" text:id="ct227381256">
          <text:deletion>
            <office:change-info>
              <dc:creator>Peter Camilleri</dc:creator>
              <dc:date>2015-04-25T13:31:00</dc:date>
            </office:change-info>
            <text:p text:style-name="Text_20_body">.lcm</text:p>
          </text:deletion>
        </text:changed-region>
        <text:changed-region xml:id="ct227381360" text:id="ct227381360">
          <text:insertion>
            <office:change-info>
              <dc:creator>Peter Camilleri</dc:creator>
              <dc:date>2015-04-25T13:25:00</dc:date>
            </office:change-info>
          </text:insertion>
        </text:changed-region>
        <text:changed-region xml:id="ct227381568" text:id="ct227381568">
          <text:deletion>
            <office:change-info>
              <dc:creator>Peter Camilleri</dc:creator>
              <dc:date>2015-04-25T13:39:00</dc:date>
            </office:change-info>
            <text:p text:style-name="Text_20_body"/>
            <text:p text:style-name="Text_20_body"/>
          </text:deletion>
        </text:changed-region>
        <text:changed-region xml:id="ct227381464" text:id="ct227381464">
          <text:deletion>
            <office:change-info>
              <dc:creator>Peter Camilleri</dc:creator>
              <dc:date>2015-04-25T13:37:00</dc:date>
            </office:change-info>
            <text:p text:style-name="Text_20_body">.odd?</text:p>
          </text:deletion>
        </text:changed-region>
        <text:changed-region xml:id="ct227381672" text:id="ct227381672">
          <text:insertion>
            <office:change-info>
              <dc:creator>Peter Camilleri</dc:creator>
              <dc:date>2015-04-25T13:25:00</dc:date>
            </office:change-info>
          </text:insertion>
        </text:changed-region>
        <text:changed-region xml:id="ct227381776" text:id="ct227381776">
          <text:deletion>
            <office:change-info>
              <dc:creator>Peter Camilleri</dc:creator>
              <dc:date>2015-04-25T13:41:00</dc:date>
            </office:change-info>
            <text:p text:style-name="Text_20_body">2*</text:p>
          </text:deletion>
        </text:changed-region>
        <text:changed-region xml:id="ct227381880" text:id="ct227381880">
          <text:insertion>
            <office:change-info>
              <dc:creator>Peter Camilleri</dc:creator>
              <dc:date>2015-04-25T13:24:00</dc:date>
            </office:change-info>
          </text:insertion>
        </text:changed-region>
        <text:changed-region xml:id="ct227381984" text:id="ct227381984">
          <text:insertion>
            <office:change-info>
              <dc:creator>Peter Camilleri</dc:creator>
              <dc:date>2015-04-25T13:25:00</dc:date>
            </office:change-info>
          </text:insertion>
        </text:changed-region>
        <text:changed-region xml:id="ct227382088" text:id="ct227382088">
          <text:insertion>
            <office:change-info>
              <dc:creator>Peter Camilleri</dc:creator>
              <dc:date>2015-04-25T13:42:00</dc:date>
            </office:change-info>
          </text:insertion>
        </text:changed-region>
        <text:changed-region xml:id="ct227382192" text:id="ct227382192">
          <text:insertion>
            <office:change-info>
              <dc:creator>Peter Camilleri</dc:creator>
              <dc:date>2015-04-25T13:25:00</dc:date>
            </office:change-info>
          </text:insertion>
        </text:changed-region>
        <text:changed-region xml:id="ct227382296" text:id="ct227382296">
          <text:insertion>
            <office:change-info>
              <dc:creator>Peter Camilleri</dc:creator>
              <dc:date>2015-04-25T13:25:00</dc:date>
            </office:change-info>
          </text:insertion>
        </text:changed-region>
        <text:changed-region xml:id="ct227382400" text:id="ct227382400">
          <text:insertion>
            <office:change-info>
              <dc:creator>Peter Camilleri</dc:creator>
              <dc:date>2015-04-25T13:42:00</dc:date>
            </office:change-info>
          </text:insertion>
        </text:changed-region>
        <text:changed-region xml:id="ct227382504" text:id="ct227382504">
          <text:insertion>
            <office:change-info>
              <dc:creator>Peter Camilleri</dc:creator>
              <dc:date>2015-04-25T13:42:00</dc:date>
            </office:change-info>
          </text:insertion>
        </text:changed-region>
        <text:changed-region xml:id="ct229409456" text:id="ct229409456">
          <text:deletion>
            <office:change-info>
              <dc:creator>Peter Camilleri</dc:creator>
              <dc:date>2015-04-25T13:42:00</dc:date>
            </office:change-info>
            <text:p text:style-name="Text_20_body">2/</text:p>
          </text:deletion>
        </text:changed-region>
        <text:changed-region xml:id="ct229409560" text:id="ct229409560">
          <text:insertion>
            <office:change-info>
              <dc:creator>Peter Camilleri</dc:creator>
              <dc:date>2015-04-25T13:25:00</dc:date>
            </office:change-info>
          </text:insertion>
        </text:changed-region>
        <text:changed-region xml:id="ct229409664" text:id="ct229409664">
          <text:deletion>
            <office:change-info>
              <dc:creator>Peter Camilleri</dc:creator>
              <dc:date>2015-04-25T13:46:00</dc:date>
            </office:change-info>
            <text:p text:style-name="Standard"/>
            <text:p text:style-name="Text_20_body">&lt;&lt;</text:p>
          </text:deletion>
        </text:changed-region>
        <text:changed-region xml:id="ct229409768" text:id="ct229409768">
          <text:insertion>
            <office:change-info>
              <dc:creator>Peter Camilleri</dc:creator>
              <dc:date>2015-04-25T13:25:00</dc:date>
            </office:change-info>
          </text:insertion>
        </text:changed-region>
        <text:changed-region xml:id="ct229409872" text:id="ct229409872">
          <text:deletion>
            <office:change-info>
              <dc:creator>Peter Camilleri</dc:creator>
              <dc:date>2015-04-25T13:55:00</dc:date>
            </office:change-info>
            <text:p text:style-name="Standard"/>
            <text:p text:style-name="Text_20_body">&gt;&gt;</text:p>
          </text:deletion>
        </text:changed-region>
        <text:changed-region xml:id="ct229409976" text:id="ct229409976">
          <text:insertion>
            <office:change-info>
              <dc:creator>Peter Camilleri</dc:creator>
              <dc:date>2015-04-25T13:25:00</dc:date>
            </office:change-info>
          </text:insertion>
        </text:changed-region>
        <text:changed-region xml:id="ct229410080" text:id="ct229410080">
          <text:deletion>
            <office:change-info>
              <dc:creator>Peter Camilleri</dc:creator>
              <dc:date>2015-04-25T14:29:00</dc:date>
            </office:change-info>
            <text:p text:style-name="Standard"/>
            <text:p text:style-name="Text_20_body">and</text:p>
          </text:deletion>
        </text:changed-region>
        <text:changed-region xml:id="ct229410184" text:id="ct229410184">
          <text:insertion>
            <office:change-info>
              <dc:creator>Peter Camilleri</dc:creator>
              <dc:date>2015-04-25T13:25:00</dc:date>
            </office:change-info>
          </text:insertion>
        </text:changed-region>
        <text:changed-region xml:id="ct229410288" text:id="ct229410288">
          <text:deletion>
            <office:change-info>
              <dc:creator>Peter Camilleri</dc:creator>
              <dc:date>2015-04-25T14:31:00</dc:date>
            </office:change-info>
            <text:p text:style-name="Text_20_body"/>
            <text:p text:style-name="Text_20_body">com</text:p>
          </text:deletion>
        </text:changed-region>
        <text:changed-region xml:id="ct229410392" text:id="ct229410392">
          <text:insertion>
            <office:change-info>
              <dc:creator>Peter Camilleri</dc:creator>
              <dc:date>2015-04-25T13:25:00</dc:date>
            </office:change-info>
          </text:insertion>
        </text:changed-region>
        <text:changed-region xml:id="ct229410496" text:id="ct229410496">
          <text:deletion>
            <office:change-info>
              <dc:creator>Peter Camilleri</dc:creator>
              <dc:date>2015-04-25T14:33:00</dc:date>
            </office:change-info>
            <text:p text:style-name="Text_20_body"/>
            <text:p text:style-name="Text_20_body">or</text:p>
          </text:deletion>
        </text:changed-region>
        <text:changed-region xml:id="ct229410600" text:id="ct229410600">
          <text:insertion>
            <office:change-info>
              <dc:creator>Peter Camilleri</dc:creator>
              <dc:date>2015-04-25T13:25:00</dc:date>
            </office:change-info>
          </text:insertion>
        </text:changed-region>
        <text:changed-region xml:id="ct229410704" text:id="ct229410704">
          <text:insertion>
            <office:change-info>
              <dc:creator>Peter Camilleri</dc:creator>
              <dc:date>2015-04-25T14:34:00</dc:date>
            </office:change-info>
          </text:insertion>
        </text:changed-region>
        <text:changed-region xml:id="ct229410808" text:id="ct229410808">
          <text:insertion>
            <office:change-info>
              <dc:creator>Peter Camilleri</dc:creator>
              <dc:date>2015-04-25T13:25:00</dc:date>
            </office:change-info>
          </text:insertion>
        </text:changed-region>
        <text:changed-region xml:id="ct229410912" text:id="ct229410912">
          <text:insertion>
            <office:change-info>
              <dc:creator>Peter Camilleri</dc:creator>
              <dc:date>2015-04-25T13:25:00</dc:date>
            </office:change-info>
          </text:insertion>
        </text:changed-region>
        <text:changed-region xml:id="ct229411016" text:id="ct229411016">
          <text:insertion>
            <office:change-info>
              <dc:creator>Peter Camilleri</dc:creator>
              <dc:date>2015-04-25T14:35:00</dc:date>
            </office:change-info>
          </text:insertion>
        </text:changed-region>
        <text:changed-region xml:id="ct229411120" text:id="ct229411120">
          <text:insertion>
            <office:change-info>
              <dc:creator>Peter Camilleri</dc:creator>
              <dc:date>2015-04-25T14:35:00</dc:date>
            </office:change-info>
          </text:insertion>
        </text:changed-region>
        <text:changed-region xml:id="ct229411224" text:id="ct229411224">
          <text:deletion>
            <office:change-info>
              <dc:creator>Peter Camilleri</dc:creator>
              <dc:date>2015-04-25T14:35:00</dc:date>
            </office:change-info>
            <text:p text:style-name="Standard"/>
            <text:p text:style-name="Text_20_body">xor</text:p>
          </text:deletion>
        </text:changed-region>
        <text:changed-region xml:id="ct229411328" text:id="ct229411328">
          <text:insertion>
            <office:change-info>
              <dc:creator>Peter Camilleri</dc:creator>
              <dc:date>2015-04-25T13:25:00</dc:date>
            </office:change-info>
          </text:insertion>
        </text:changed-region>
        <text:changed-region xml:id="ct229411432" text:id="ct229411432">
          <text:insertion>
            <office:change-info>
              <dc:creator>Peter Camilleri</dc:creator>
              <dc:date>2015-04-25T15:11:00</dc:date>
            </office:change-info>
          </text:insertion>
        </text:changed-region>
        <text:changed-region xml:id="ct229411536" text:id="ct229411536">
          <text:insertion>
            <office:change-info>
              <dc:creator>Peter Camilleri</dc:creator>
              <dc:date>2015-04-25T15:09:00</dc:date>
            </office:change-info>
          </text:insertion>
        </text:changed-region>
        <text:changed-region xml:id="ct229411640" text:id="ct229411640">
          <text:insertion>
            <office:change-info>
              <dc:creator>Peter Camilleri</dc:creator>
              <dc:date>2015-04-25T15:09:00</dc:date>
            </office:change-info>
          </text:insertion>
        </text:changed-region>
        <text:changed-region xml:id="ct229411744" text:id="ct229411744">
          <text:insertion>
            <office:change-info>
              <dc:creator>Peter Camilleri</dc:creator>
              <dc:date>2015-04-25T15:09:00</dc:date>
            </office:change-info>
          </text:insertion>
        </text:changed-region>
        <text:changed-region xml:id="ct229411848" text:id="ct229411848">
          <text:insertion>
            <office:change-info>
              <dc:creator>Peter Camilleri</dc:creator>
              <dc:date>2015-04-25T15:10:00</dc:date>
            </office:change-info>
          </text:insertion>
        </text:changed-region>
        <text:changed-region xml:id="ct229411952" text:id="ct229411952">
          <text:insertion>
            <office:change-info>
              <dc:creator>Peter Camilleri</dc:creator>
              <dc:date>2015-04-25T15:10:00</dc:date>
            </office:change-info>
          </text:insertion>
        </text:changed-region>
        <text:changed-region xml:id="ct229412056" text:id="ct229412056">
          <text:insertion>
            <office:change-info>
              <dc:creator>Peter Camilleri</dc:creator>
              <dc:date>2015-04-25T15:10:00</dc:date>
            </office:change-info>
          </text:insertion>
        </text:changed-region>
        <text:changed-region xml:id="ct229412160" text:id="ct229412160">
          <text:insertion>
            <office:change-info>
              <dc:creator>Peter Camilleri</dc:creator>
              <dc:date>2015-04-25T15:10:00</dc:date>
            </office:change-info>
          </text:insertion>
        </text:changed-region>
        <text:changed-region xml:id="ct229412264" text:id="ct229412264">
          <text:insertion>
            <office:change-info>
              <dc:creator>Peter Camilleri</dc:creator>
              <dc:date>2015-04-25T15:10:00</dc:date>
            </office:change-info>
          </text:insertion>
        </text:changed-region>
        <text:changed-region xml:id="ct229412368" text:id="ct229412368">
          <text:insertion>
            <office:change-info>
              <dc:creator>Peter Camilleri</dc:creator>
              <dc:date>2015-04-25T15:10:00</dc:date>
            </office:change-info>
          </text:insertion>
        </text:changed-region>
        <text:changed-region xml:id="ct229412472" text:id="ct229412472">
          <text:insertion>
            <office:change-info>
              <dc:creator>Peter Camilleri</dc:creator>
              <dc:date>2015-04-25T15:10:00</dc:date>
            </office:change-info>
          </text:insertion>
        </text:changed-region>
        <text:changed-region xml:id="ct229412576" text:id="ct229412576">
          <text:insertion>
            <office:change-info>
              <dc:creator>Peter Camilleri</dc:creator>
              <dc:date>2015-04-25T15:10:00</dc:date>
            </office:change-info>
          </text:insertion>
        </text:changed-region>
        <text:changed-region xml:id="ct229412680" text:id="ct229412680">
          <text:deletion>
            <office:change-info>
              <dc:creator>Peter Camilleri</dc:creator>
              <dc:date>2015-04-25T17:35:00</dc:date>
            </office:change-info>
            <text:p text:style-name="P1">Ipsum lorem</text:p>
          </text:deletion>
        </text:changed-region>
        <text:changed-region xml:id="ct229412784" text:id="ct229412784">
          <text:insertion>
            <office:change-info>
              <dc:creator>Peter Camilleri</dc:creator>
              <dc:date>2015-04-25T17:35:00</dc:date>
            </office:change-info>
          </text:insertion>
        </text:changed-region>
        <text:changed-region xml:id="ct229412888" text:id="ct229412888">
          <text:insertion>
            <office:change-info>
              <dc:creator>Peter Camilleri</dc:creator>
              <dc:date>2015-04-25T17:36:00</dc:date>
            </office:change-info>
          </text:insertion>
        </text:changed-region>
        <text:changed-region xml:id="ct229412992" text:id="ct229412992">
          <text:insertion>
            <office:change-info>
              <dc:creator>Peter Camilleri</dc:creator>
              <dc:date>2015-04-25T17:37:00</dc:date>
            </office:change-info>
          </text:insertion>
        </text:changed-region>
        <text:changed-region xml:id="ct229413096" text:id="ct229413096">
          <text:insertion>
            <office:change-info>
              <dc:creator>Peter Camilleri</dc:creator>
              <dc:date>2015-04-25T18:11:00</dc:date>
            </office:change-info>
          </text:insertion>
        </text:changed-region>
        <text:changed-region xml:id="ct229413200" text:id="ct229413200">
          <text:insertion>
            <office:change-info>
              <dc:creator>Peter Camilleri</dc:creator>
              <dc:date>2015-04-25T18:12:00</dc:date>
            </office:change-info>
          </text:insertion>
        </text:changed-region>
        <text:changed-region xml:id="ct229413304" text:id="ct229413304">
          <text:insertion>
            <office:change-info>
              <dc:creator>Peter Camilleri</dc:creator>
              <dc:date>2015-04-25T18:14:00</dc:date>
            </office:change-info>
          </text:insertion>
        </text:changed-region>
        <text:changed-region xml:id="ct229413408" text:id="ct229413408">
          <text:insertion>
            <office:change-info>
              <dc:creator>Peter Camilleri</dc:creator>
              <dc:date>2015-04-25T18:13:00</dc:date>
            </office:change-info>
          </text:insertion>
        </text:changed-region>
        <text:changed-region xml:id="ct229434984" text:id="ct229434984">
          <text:insertion>
            <office:change-info>
              <dc:creator>Peter Camilleri</dc:creator>
              <dc:date>2015-04-25T18:13:00</dc:date>
            </office:change-info>
          </text:insertion>
        </text:changed-region>
        <text:changed-region xml:id="ct229435088" text:id="ct229435088">
          <text:deletion>
            <office:change-info>
              <dc:creator>Peter Camilleri</dc:creator>
              <dc:date>2015-04-25T17:45:00</dc:date>
            </office:change-info>
            <text:p text:style-name="Text_20_body"/>
            <text:p text:style-name="Text_20_body">*</text:p>
          </text:deletion>
        </text:changed-region>
        <text:changed-region xml:id="ct229435192" text:id="ct229435192">
          <text:insertion>
            <office:change-info>
              <dc:creator>Peter Camilleri</dc:creator>
              <dc:date>2015-04-25T17:38:00</dc:date>
            </office:change-info>
          </text:insertion>
        </text:changed-region>
        <text:changed-region xml:id="ct229435296" text:id="ct229435296">
          <text:deletion>
            <office:change-info>
              <dc:creator>Peter Camilleri</dc:creator>
              <dc:date>2015-04-25T18:16:00</dc:date>
            </office:change-info>
            <text:p text:style-name="Standard"/>
            <text:p text:style-name="Text_20_body">**</text:p>
          </text:deletion>
        </text:changed-region>
        <text:changed-region xml:id="ct229435400" text:id="ct229435400">
          <text:insertion>
            <office:change-info>
              <dc:creator>Peter Camilleri</dc:creator>
              <dc:date>2015-04-25T17:38:00</dc:date>
            </office:change-info>
          </text:insertion>
        </text:changed-region>
        <text:changed-region xml:id="ct229435504" text:id="ct229435504">
          <text:insertion>
            <office:change-info>
              <dc:creator>Peter Camilleri</dc:creator>
              <dc:date>2015-04-25T22:45:00</dc:date>
            </office:change-info>
          </text:insertion>
        </text:changed-region>
        <text:changed-region xml:id="ct229435608" text:id="ct229435608">
          <text:insertion>
            <office:change-info>
              <dc:creator>Peter Camilleri</dc:creator>
              <dc:date>2015-04-25T22:46:00</dc:date>
            </office:change-info>
          </text:insertion>
        </text:changed-region>
        <text:changed-region xml:id="ct229435712" text:id="ct229435712">
          <text:insertion>
            <office:change-info>
              <dc:creator>Peter Camilleri</dc:creator>
              <dc:date>2015-04-25T17:38:00</dc:date>
            </office:change-info>
          </text:insertion>
        </text:changed-region>
        <text:changed-region xml:id="ct229435816" text:id="ct229435816">
          <text:insertion>
            <office:change-info>
              <dc:creator>Peter Camilleri</dc:creator>
              <dc:date>2015-04-25T17:38:00</dc:date>
            </office:change-info>
          </text:insertion>
        </text:changed-region>
        <text:changed-region xml:id="ct229435920" text:id="ct229435920">
          <text:insertion>
            <office:change-info>
              <dc:creator>Peter Camilleri</dc:creator>
              <dc:date>2015-04-25T17:38:00</dc:date>
            </office:change-info>
          </text:insertion>
        </text:changed-region>
        <text:changed-region xml:id="ct229436024" text:id="ct229436024">
          <text:insertion>
            <office:change-info>
              <dc:creator>Peter Camilleri</dc:creator>
              <dc:date>2015-04-25T17:38:00</dc:date>
            </office:change-info>
          </text:insertion>
        </text:changed-region>
        <text:changed-region xml:id="ct229436128" text:id="ct229436128">
          <text:insertion>
            <office:change-info>
              <dc:creator>Peter Camilleri</dc:creator>
              <dc:date>2015-04-25T17:38:00</dc:date>
            </office:change-info>
          </text:insertion>
        </text:changed-region>
        <text:changed-region xml:id="ct229436232" text:id="ct229436232">
          <text:insertion>
            <office:change-info>
              <dc:creator>Peter Camilleri</dc:creator>
              <dc:date>2015-04-25T17:38:00</dc:date>
            </office:change-info>
          </text:insertion>
        </text:changed-region>
        <text:changed-region xml:id="ct229436336" text:id="ct229436336">
          <text:insertion>
            <office:change-info>
              <dc:creator>Peter Camilleri</dc:creator>
              <dc:date>2015-04-25T17:38:00</dc:date>
            </office:change-info>
          </text:insertion>
        </text:changed-region>
        <text:changed-region xml:id="ct229436440" text:id="ct229436440">
          <text:insertion>
            <office:change-info>
              <dc:creator>Peter Camilleri</dc:creator>
              <dc:date>2015-04-25T22:38:00</dc:date>
            </office:change-info>
          </text:insertion>
        </text:changed-region>
        <text:changed-region xml:id="ct229436544" text:id="ct229436544">
          <text:insertion>
            <office:change-info>
              <dc:creator>Peter Camilleri</dc:creator>
              <dc:date>2015-04-25T22:38:00</dc:date>
            </office:change-info>
          </text:insertion>
        </text:changed-region>
        <text:changed-region xml:id="ct229436648" text:id="ct229436648">
          <text:deletion>
            <office:change-info>
              <dc:creator>Peter Camilleri</dc:creator>
              <dc:date>2015-04-25T22:48:00</dc:date>
            </office:change-info>
            <text:p text:style-name="Text_20_body">+</text:p>
          </text:deletion>
        </text:changed-region>
        <text:changed-region xml:id="ct229436752" text:id="ct229436752">
          <text:insertion>
            <office:change-info>
              <dc:creator>Peter Camilleri</dc:creator>
              <dc:date>2015-04-25T17:38:00</dc:date>
            </office:change-info>
          </text:insertion>
        </text:changed-region>
        <text:changed-region xml:id="ct229436856" text:id="ct229436856">
          <text:insertion>
            <office:change-info>
              <dc:creator>Peter Camilleri</dc:creator>
              <dc:date>2015-04-25T17:38:00</dc:date>
            </office:change-info>
          </text:insertion>
        </text:changed-region>
        <text:changed-region xml:id="ct229436960" text:id="ct229436960">
          <text:insertion>
            <office:change-info>
              <dc:creator>Peter Camilleri</dc:creator>
              <dc:date>2015-04-25T17:38:00</dc:date>
            </office:change-info>
          </text:insertion>
        </text:changed-region>
        <text:changed-region xml:id="ct229437064" text:id="ct229437064">
          <text:insertion>
            <office:change-info>
              <dc:creator>Peter Camilleri</dc:creator>
              <dc:date>2015-04-25T17:38:00</dc:date>
            </office:change-info>
          </text:insertion>
        </text:changed-region>
        <text:changed-region xml:id="ct229437168" text:id="ct229437168">
          <text:insertion>
            <office:change-info>
              <dc:creator>Peter Camilleri</dc:creator>
              <dc:date>2015-04-25T17:38:00</dc:date>
            </office:change-info>
          </text:insertion>
        </text:changed-region>
        <text:changed-region xml:id="ct229437272" text:id="ct229437272">
          <text:insertion>
            <office:change-info>
              <dc:creator>Peter Camilleri</dc:creator>
              <dc:date>2015-04-26T10:10:00</dc:date>
            </office:change-info>
          </text:insertion>
        </text:changed-region>
        <text:changed-region xml:id="ct229437376" text:id="ct229437376">
          <text:insertion>
            <office:change-info>
              <dc:creator>Peter Camilleri</dc:creator>
              <dc:date>2015-04-26T10:10:00</dc:date>
            </office:change-info>
          </text:insertion>
        </text:changed-region>
        <text:changed-region xml:id="ct229437480" text:id="ct229437480">
          <text:insertion>
            <office:change-info>
              <dc:creator>Peter Camilleri</dc:creator>
              <dc:date>2015-04-25T17:38:00</dc:date>
            </office:change-info>
          </text:insertion>
        </text:changed-region>
        <text:changed-region xml:id="ct229437584" text:id="ct229437584">
          <text:insertion>
            <office:change-info>
              <dc:creator>Peter Camilleri</dc:creator>
              <dc:date>2015-04-26T10:09:00</dc:date>
            </office:change-info>
          </text:insertion>
        </text:changed-region>
        <text:changed-region xml:id="ct229437688" text:id="ct229437688">
          <text:insertion>
            <office:change-info>
              <dc:creator>Peter Camilleri</dc:creator>
              <dc:date>2015-04-26T10:09:00</dc:date>
            </office:change-info>
          </text:insertion>
        </text:changed-region>
        <text:changed-region xml:id="ct229437792" text:id="ct229437792">
          <text:insertion>
            <office:change-info>
              <dc:creator>Peter Camilleri</dc:creator>
              <dc:date>2015-04-26T10:09:00</dc:date>
            </office:change-info>
          </text:insertion>
        </text:changed-region>
        <text:changed-region xml:id="ct229437896" text:id="ct229437896">
          <text:insertion>
            <office:change-info>
              <dc:creator>Peter Camilleri</dc:creator>
              <dc:date>2015-04-26T10:11:00</dc:date>
            </office:change-info>
          </text:insertion>
        </text:changed-region>
        <text:changed-region xml:id="ct229438040" text:id="ct229438040">
          <text:insertion>
            <office:change-info>
              <dc:creator>Peter Camilleri</dc:creator>
              <dc:date>2015-04-26T10:10:00</dc:date>
            </office:change-info>
          </text:insertion>
        </text:changed-region>
        <text:changed-region xml:id="ct229438144" text:id="ct229438144">
          <text:deletion>
            <office:change-info>
              <dc:creator>Peter Camilleri</dc:creator>
              <dc:date>2015-04-25T22:49:00</dc:date>
            </office:change-info>
            <text:p text:style-name="Text_20_body"/>
            <text:p text:style-name="Text_20_body">-</text:p>
          </text:deletion>
        </text:changed-region>
        <text:changed-region xml:id="ct229438248" text:id="ct229438248">
          <text:insertion>
            <office:change-info>
              <dc:creator>Peter Camilleri</dc:creator>
              <dc:date>2015-04-25T17:38:00</dc:date>
            </office:change-info>
          </text:insertion>
        </text:changed-region>
        <text:changed-region xml:id="ct229438456" text:id="ct229438456">
          <text:deletion>
            <office:change-info>
              <dc:creator>Peter Camilleri</dc:creator>
              <dc:date>2015-04-25T22:49:00</dc:date>
            </office:change-info>
            <text:p text:style-name="Text_20_body">.1/x</text:p>
          </text:deletion>
        </text:changed-region>
        <text:changed-region xml:id="ct229438352" text:id="ct229438352">
          <text:deletion>
            <office:change-info>
              <dc:creator>Peter Camilleri</dc:creator>
              <dc:date>2015-04-25T22:50:00</dc:date>
            </office:change-info>
            <text:p text:style-name="Text_20_body"/>
            <text:p text:style-name="Text_20_body"/>
          </text:deletion>
        </text:changed-region>
        <text:changed-region xml:id="ct229438560" text:id="ct229438560">
          <text:insertion>
            <office:change-info>
              <dc:creator>Peter Camilleri</dc:creator>
              <dc:date>2015-04-25T17:38:00</dc:date>
            </office:change-info>
          </text:insertion>
        </text:changed-region>
        <text:changed-region xml:id="ct229438664" text:id="ct229438664">
          <text:deletion>
            <office:change-info>
              <dc:creator>Peter Camilleri</dc:creator>
              <dc:date>2015-04-25T22:52:00</dc:date>
            </office:change-info>
            <text:p text:style-name="Text_20_body"/>
            <text:p text:style-name="Text_20_body">.10**</text:p>
          </text:deletion>
        </text:changed-region>
        <text:changed-region xml:id="ct229438768" text:id="ct229438768">
          <text:insertion>
            <office:change-info>
              <dc:creator>Peter Camilleri</dc:creator>
              <dc:date>2015-04-25T17:38:00</dc:date>
            </office:change-info>
          </text:insertion>
        </text:changed-region>
        <text:changed-region xml:id="ct229438872" text:id="ct229438872">
          <text:deletion>
            <office:change-info>
              <dc:creator>Peter Camilleri</dc:creator>
              <dc:date>2015-04-25T23:06:00</dc:date>
            </office:change-info>
            <text:p text:style-name="Text_20_body"/>
            <text:p text:style-name="Text_20_body">.2**</text:p>
          </text:deletion>
        </text:changed-region>
        <text:changed-region xml:id="ct229438976" text:id="ct229438976">
          <text:insertion>
            <office:change-info>
              <dc:creator>Peter Camilleri</dc:creator>
              <dc:date>2015-04-25T17:38:00</dc:date>
            </office:change-info>
          </text:insertion>
        </text:changed-region>
        <text:changed-region xml:id="ct229439184" text:id="ct229439184">
          <text:deletion>
            <office:change-info>
              <dc:creator>Peter Camilleri</dc:creator>
              <dc:date>2015-04-25T23:06:00</dc:date>
            </office:change-info>
            <text:p text:style-name="Text_20_body">.abs</text:p>
          </text:deletion>
        </text:changed-region>
        <text:changed-region xml:id="ct229439080" text:id="ct229439080">
          <text:deletion>
            <office:change-info>
              <dc:creator>Peter Camilleri</dc:creator>
              <dc:date>2015-04-25T23:07:00</dc:date>
            </office:change-info>
            <text:p text:style-name="Text_20_body"/>
            <text:p text:style-name="Text_20_body"/>
          </text:deletion>
        </text:changed-region>
        <text:changed-region xml:id="ct229439288" text:id="ct229439288">
          <text:insertion>
            <office:change-info>
              <dc:creator>Peter Camilleri</dc:creator>
              <dc:date>2015-04-25T17:38:00</dc:date>
            </office:change-info>
          </text:insertion>
        </text:changed-region>
        <text:changed-region xml:id="ct229439392" text:id="ct229439392">
          <text:deletion>
            <office:change-info>
              <dc:creator>Peter Camilleri</dc:creator>
              <dc:date>2015-04-25T23:07:00</dc:date>
            </office:change-info>
            <text:p text:style-name="Text_20_body"/>
            <text:p text:style-name="Text_20_body">.acos</text:p>
          </text:deletion>
        </text:changed-region>
        <text:changed-region xml:id="ct229439496" text:id="ct229439496">
          <text:insertion>
            <office:change-info>
              <dc:creator>Peter Camilleri</dc:creator>
              <dc:date>2015-04-25T17:38:00</dc:date>
            </office:change-info>
          </text:insertion>
        </text:changed-region>
        <text:changed-region xml:id="ct229439912" text:id="ct229439912">
          <text:insertion>
            <office:change-info>
              <dc:creator>Peter Camilleri</dc:creator>
              <dc:date>2015-04-26T13:39:00</dc:date>
            </office:change-info>
          </text:insertion>
        </text:changed-region>
        <text:changed-region xml:id="ct229440016" text:id="ct229440016">
          <text:insertion>
            <office:change-info>
              <dc:creator>Peter Camilleri</dc:creator>
              <dc:date>2015-04-26T13:38:00</dc:date>
            </office:change-info>
          </text:insertion>
        </text:changed-region>
        <text:changed-region xml:id="ct229440120" text:id="ct229440120">
          <text:insertion>
            <office:change-info>
              <dc:creator>Peter Camilleri</dc:creator>
              <dc:date>2015-04-25T17:38:00</dc:date>
            </office:change-info>
          </text:insertion>
        </text:changed-region>
        <text:changed-region xml:id="ct229440224" text:id="ct229440224">
          <text:insertion>
            <office:change-info>
              <dc:creator>Peter Camilleri</dc:creator>
              <dc:date>2015-04-25T17:38:00</dc:date>
            </office:change-info>
          </text:insertion>
        </text:changed-region>
        <text:changed-region xml:id="ct229440328" text:id="ct229440328">
          <text:insertion>
            <office:change-info>
              <dc:creator>Peter Camilleri</dc:creator>
              <dc:date>2015-04-26T13:45:00</dc:date>
            </office:change-info>
          </text:insertion>
        </text:changed-region>
        <text:changed-region xml:id="ct229440432" text:id="ct229440432">
          <text:insertion>
            <office:change-info>
              <dc:creator>Peter Camilleri</dc:creator>
              <dc:date>2015-04-26T13:45:00</dc:date>
            </office:change-info>
          </text:insertion>
        </text:changed-region>
        <text:changed-region xml:id="ct229440536" text:id="ct229440536">
          <text:insertion>
            <office:change-info>
              <dc:creator>Peter Camilleri</dc:creator>
              <dc:date>2015-04-26T13:45:00</dc:date>
            </office:change-info>
          </text:insertion>
        </text:changed-region>
        <text:changed-region xml:id="ct229440640" text:id="ct229440640">
          <text:insertion>
            <office:change-info>
              <dc:creator>Peter Camilleri</dc:creator>
              <dc:date>2015-04-26T13:45:00</dc:date>
            </office:change-info>
          </text:insertion>
        </text:changed-region>
        <text:changed-region xml:id="ct229440744" text:id="ct229440744">
          <text:deletion>
            <office:change-info>
              <dc:creator>Peter Camilleri</dc:creator>
              <dc:date>2015-04-25T23:09:00</dc:date>
            </office:change-info>
            <text:p text:style-name="Text_20_body"/>
            <text:p text:style-name="Text_20_body">.acosh</text:p>
          </text:deletion>
        </text:changed-region>
        <text:changed-region xml:id="ct229441056" text:id="ct229441056">
          <text:insertion>
            <office:change-info>
              <dc:creator>Peter Camilleri</dc:creator>
              <dc:date>2015-04-25T17:38:00</dc:date>
            </office:change-info>
          </text:insertion>
        </text:changed-region>
        <text:changed-region xml:id="ct229441160" text:id="ct229441160">
          <text:insertion>
            <office:change-info>
              <dc:creator>Peter Camilleri</dc:creator>
              <dc:date>2015-04-25T17:38:00</dc:date>
            </office:change-info>
          </text:insertion>
        </text:changed-region>
        <text:changed-region xml:id="ct229441264" text:id="ct229441264">
          <text:insertion>
            <office:change-info>
              <dc:creator>Peter Camilleri</dc:creator>
              <dc:date>2015-04-25T17:38:00</dc:date>
            </office:change-info>
          </text:insertion>
        </text:changed-region>
        <text:changed-region xml:id="ct229441368" text:id="ct229441368">
          <text:deletion>
            <office:change-info>
              <dc:creator>Peter Camilleri</dc:creator>
              <dc:date>2015-04-25T23:09:00</dc:date>
            </office:change-info>
            <text:p text:style-name="Text_20_body"/>
            <text:p text:style-name="Text_20_body">.angle</text:p>
          </text:deletion>
        </text:changed-region>
        <text:changed-region xml:id="ct229441472" text:id="ct229441472">
          <text:insertion>
            <office:change-info>
              <dc:creator>Peter Camilleri</dc:creator>
              <dc:date>2015-04-25T17:38:00</dc:date>
            </office:change-info>
          </text:insertion>
        </text:changed-region>
        <text:changed-region xml:id="ct229441576" text:id="ct229441576">
          <text:insertion>
            <office:change-info>
              <dc:creator>Peter Camilleri</dc:creator>
              <dc:date>2015-04-25T17:38:00</dc:date>
            </office:change-info>
          </text:insertion>
        </text:changed-region>
        <text:changed-region xml:id="ct229441680" text:id="ct229441680">
          <text:insertion>
            <office:change-info>
              <dc:creator>Peter Camilleri</dc:creator>
              <dc:date>2015-04-25T17:38:00</dc:date>
            </office:change-info>
          </text:insertion>
        </text:changed-region>
        <text:changed-region xml:id="ct229441784" text:id="ct229441784">
          <text:insertion>
            <office:change-info>
              <dc:creator>Peter Camilleri</dc:creator>
              <dc:date>2015-04-25T17:38:00</dc:date>
            </office:change-info>
          </text:insertion>
        </text:changed-region>
        <text:changed-region xml:id="ct229441888" text:id="ct229441888">
          <text:deletion>
            <office:change-info>
              <dc:creator>Peter Camilleri</dc:creator>
              <dc:date>2015-04-25T23:09:00</dc:date>
            </office:change-info>
            <text:p text:style-name="Text_20_body"/>
            <text:p text:style-name="Text_20_body">.asin</text:p>
          </text:deletion>
        </text:changed-region>
        <text:changed-region xml:id="ct229441992" text:id="ct229441992">
          <text:insertion>
            <office:change-info>
              <dc:creator>Peter Camilleri</dc:creator>
              <dc:date>2015-04-25T17:38:00</dc:date>
            </office:change-info>
          </text:insertion>
        </text:changed-region>
        <text:changed-region xml:id="ct229442136" text:id="ct229442136">
          <text:insertion>
            <office:change-info>
              <dc:creator>Peter Camilleri</dc:creator>
              <dc:date>2015-04-25T17:38:00</dc:date>
            </office:change-info>
          </text:insertion>
        </text:changed-region>
        <text:changed-region xml:id="ct229442240" text:id="ct229442240">
          <text:insertion>
            <office:change-info>
              <dc:creator>Peter Camilleri</dc:creator>
              <dc:date>2015-04-25T17:38:00</dc:date>
            </office:change-info>
          </text:insertion>
        </text:changed-region>
        <text:changed-region xml:id="ct229442344" text:id="ct229442344">
          <text:insertion>
            <office:change-info>
              <dc:creator>Peter Camilleri</dc:creator>
              <dc:date>2015-04-25T17:38:00</dc:date>
            </office:change-info>
          </text:insertion>
        </text:changed-region>
        <text:changed-region xml:id="ct229442448" text:id="ct229442448">
          <text:insertion>
            <office:change-info>
              <dc:creator>Peter Camilleri</dc:creator>
              <dc:date>2015-04-25T17:38:00</dc:date>
            </office:change-info>
          </text:insertion>
        </text:changed-region>
        <text:changed-region xml:id="ct229442552" text:id="ct229442552">
          <text:deletion>
            <office:change-info>
              <dc:creator>Peter Camilleri</dc:creator>
              <dc:date>2015-04-25T23:09:00</dc:date>
            </office:change-info>
            <text:p text:style-name="Text_20_body"/>
            <text:p text:style-name="Text_20_body">.asinh</text:p>
          </text:deletion>
        </text:changed-region>
        <text:changed-region xml:id="ct229442656" text:id="ct229442656">
          <text:insertion>
            <office:change-info>
              <dc:creator>Peter Camilleri</dc:creator>
              <dc:date>2015-04-25T17:38:00</dc:date>
            </office:change-info>
          </text:insertion>
        </text:changed-region>
        <text:changed-region xml:id="ct229442760" text:id="ct229442760">
          <text:insertion>
            <office:change-info>
              <dc:creator>Peter Camilleri</dc:creator>
              <dc:date>2015-04-25T17:38:00</dc:date>
            </office:change-info>
          </text:insertion>
        </text:changed-region>
        <text:changed-region xml:id="ct229442864" text:id="ct229442864">
          <text:insertion>
            <office:change-info>
              <dc:creator>Peter Camilleri</dc:creator>
              <dc:date>2015-04-25T17:38:00</dc:date>
            </office:change-info>
          </text:insertion>
        </text:changed-region>
        <text:changed-region xml:id="ct229442968" text:id="ct229442968">
          <text:insertion>
            <office:change-info>
              <dc:creator>Peter Camilleri</dc:creator>
              <dc:date>2015-04-25T17:38:00</dc:date>
            </office:change-info>
          </text:insertion>
        </text:changed-region>
        <text:changed-region xml:id="ct229443072" text:id="ct229443072">
          <text:insertion>
            <office:change-info>
              <dc:creator>Peter Camilleri</dc:creator>
              <dc:date>2015-04-25T17:38:00</dc:date>
            </office:change-info>
          </text:insertion>
        </text:changed-region>
        <text:changed-region xml:id="ct229443176" text:id="ct229443176">
          <text:deletion>
            <office:change-info>
              <dc:creator>Peter Camilleri</dc:creator>
              <dc:date>2015-04-25T23:10:00</dc:date>
            </office:change-info>
            <text:p text:style-name="Text_20_body"/>
            <text:p text:style-name="Text_20_body">.atan</text:p>
          </text:deletion>
        </text:changed-region>
        <text:changed-region xml:id="ct229443280" text:id="ct229443280">
          <text:insertion>
            <office:change-info>
              <dc:creator>Peter Camilleri</dc:creator>
              <dc:date>2015-04-25T17:38:00</dc:date>
            </office:change-info>
          </text:insertion>
        </text:changed-region>
        <text:changed-region xml:id="ct229443384" text:id="ct229443384">
          <text:insertion>
            <office:change-info>
              <dc:creator>Peter Camilleri</dc:creator>
              <dc:date>2015-04-25T17:38:00</dc:date>
            </office:change-info>
          </text:insertion>
        </text:changed-region>
        <text:changed-region xml:id="ct229443488" text:id="ct229443488">
          <text:insertion>
            <office:change-info>
              <dc:creator>Peter Camilleri</dc:creator>
              <dc:date>2015-04-25T17:38:00</dc:date>
            </office:change-info>
          </text:insertion>
        </text:changed-region>
        <text:changed-region xml:id="ct229443592" text:id="ct229443592">
          <text:insertion>
            <office:change-info>
              <dc:creator>Peter Camilleri</dc:creator>
              <dc:date>2015-04-25T17:38:00</dc:date>
            </office:change-info>
          </text:insertion>
        </text:changed-region>
        <text:changed-region xml:id="ct229443696" text:id="ct229443696">
          <text:insertion>
            <office:change-info>
              <dc:creator>Peter Camilleri</dc:creator>
              <dc:date>2015-04-25T17:38:00</dc:date>
            </office:change-info>
          </text:insertion>
        </text:changed-region>
        <text:changed-region xml:id="ct229443800" text:id="ct229443800">
          <text:deletion>
            <office:change-info>
              <dc:creator>Peter Camilleri</dc:creator>
              <dc:date>2015-04-25T23:10:00</dc:date>
            </office:change-info>
            <text:p text:style-name="Text_20_body"/>
            <text:p text:style-name="Text_20_body">.atan2</text:p>
          </text:deletion>
        </text:changed-region>
        <text:changed-region xml:id="ct229443904" text:id="ct229443904">
          <text:insertion>
            <office:change-info>
              <dc:creator>Peter Camilleri</dc:creator>
              <dc:date>2015-04-25T17:38:00</dc:date>
            </office:change-info>
          </text:insertion>
        </text:changed-region>
        <text:changed-region xml:id="ct229444008" text:id="ct229444008">
          <text:insertion>
            <office:change-info>
              <dc:creator>Peter Camilleri</dc:creator>
              <dc:date>2015-04-25T17:38:00</dc:date>
            </office:change-info>
          </text:insertion>
        </text:changed-region>
        <text:changed-region xml:id="ct229444112" text:id="ct229444112">
          <text:insertion>
            <office:change-info>
              <dc:creator>Peter Camilleri</dc:creator>
              <dc:date>2015-04-25T17:38:00</dc:date>
            </office:change-info>
          </text:insertion>
        </text:changed-region>
        <text:changed-region xml:id="ct229444216" text:id="ct229444216">
          <text:insertion>
            <office:change-info>
              <dc:creator>Peter Camilleri</dc:creator>
              <dc:date>2015-04-25T17:38:00</dc:date>
            </office:change-info>
          </text:insertion>
        </text:changed-region>
        <text:changed-region xml:id="ct229444320" text:id="ct229444320">
          <text:insertion>
            <office:change-info>
              <dc:creator>Peter Camilleri</dc:creator>
              <dc:date>2015-04-25T17:38:00</dc:date>
            </office:change-info>
          </text:insertion>
        </text:changed-region>
        <text:changed-region xml:id="ct229444528" text:id="ct229444528">
          <text:deletion>
            <office:change-info>
              <dc:creator>Peter Camilleri</dc:creator>
              <dc:date>2015-04-25T23:11:00</dc:date>
            </office:change-info>
            <text:p text:style-name="Text_20_body">.atanh</text:p>
          </text:deletion>
        </text:changed-region>
        <text:changed-region xml:id="ct229444424" text:id="ct229444424">
          <text:deletion>
            <office:change-info>
              <dc:creator>Peter Camilleri</dc:creator>
              <dc:date>2015-04-25T23:12:00</dc:date>
            </office:change-info>
            <text:p text:style-name="Text_20_body"/>
            <text:p text:style-name="Text_20_body"/>
          </text:deletion>
        </text:changed-region>
        <text:changed-region xml:id="ct229444632" text:id="ct229444632">
          <text:insertion>
            <office:change-info>
              <dc:creator>Peter Camilleri</dc:creator>
              <dc:date>2015-04-25T17:38:00</dc:date>
            </office:change-info>
          </text:insertion>
        </text:changed-region>
        <text:changed-region xml:id="ct229444736" text:id="ct229444736">
          <text:insertion>
            <office:change-info>
              <dc:creator>Peter Camilleri</dc:creator>
              <dc:date>2015-04-25T17:38:00</dc:date>
            </office:change-info>
          </text:insertion>
        </text:changed-region>
        <text:changed-region xml:id="ct229444840" text:id="ct229444840">
          <text:insertion>
            <office:change-info>
              <dc:creator>Peter Camilleri</dc:creator>
              <dc:date>2015-04-25T17:38:00</dc:date>
            </office:change-info>
          </text:insertion>
        </text:changed-region>
        <text:changed-region xml:id="ct229444944" text:id="ct229444944">
          <text:insertion>
            <office:change-info>
              <dc:creator>Peter Camilleri</dc:creator>
              <dc:date>2015-04-25T17:38:00</dc:date>
            </office:change-info>
          </text:insertion>
        </text:changed-region>
        <text:changed-region xml:id="ct229445048" text:id="ct229445048">
          <text:insertion>
            <office:change-info>
              <dc:creator>Peter Camilleri</dc:creator>
              <dc:date>2015-04-25T17:38:00</dc:date>
            </office:change-info>
          </text:insertion>
        </text:changed-region>
        <text:changed-region xml:id="ct229445152" text:id="ct229445152">
          <text:deletion>
            <office:change-info>
              <dc:creator>Peter Camilleri</dc:creator>
              <dc:date>2015-04-25T23:12:00</dc:date>
            </office:change-info>
            <text:p text:style-name="Text_20_body"/>
            <text:p text:style-name="Text_20_body">.c2p</text:p>
          </text:deletion>
        </text:changed-region>
        <text:changed-region xml:id="ct229445256" text:id="ct229445256">
          <text:insertion>
            <office:change-info>
              <dc:creator>Peter Camilleri</dc:creator>
              <dc:date>2015-04-25T17:38:00</dc:date>
            </office:change-info>
          </text:insertion>
        </text:changed-region>
        <text:changed-region xml:id="ct229445360" text:id="ct229445360">
          <text:insertion>
            <office:change-info>
              <dc:creator>Peter Camilleri</dc:creator>
              <dc:date>2015-04-25T17:38:00</dc:date>
            </office:change-info>
          </text:insertion>
        </text:changed-region>
        <text:changed-region xml:id="ct229445464" text:id="ct229445464">
          <text:insertion>
            <office:change-info>
              <dc:creator>Peter Camilleri</dc:creator>
              <dc:date>2015-04-25T17:38:00</dc:date>
            </office:change-info>
          </text:insertion>
        </text:changed-region>
        <text:changed-region xml:id="ct229445568" text:id="ct229445568">
          <text:insertion>
            <office:change-info>
              <dc:creator>Peter Camilleri</dc:creator>
              <dc:date>2015-04-25T17:38:00</dc:date>
            </office:change-info>
          </text:insertion>
        </text:changed-region>
        <text:changed-region xml:id="ct229445672" text:id="ct229445672">
          <text:insertion>
            <office:change-info>
              <dc:creator>Peter Camilleri</dc:creator>
              <dc:date>2015-04-25T17:38:00</dc:date>
            </office:change-info>
          </text:insertion>
        </text:changed-region>
        <text:changed-region xml:id="ct229445880" text:id="ct229445880">
          <text:deletion>
            <office:change-info>
              <dc:creator>Peter Camilleri</dc:creator>
              <dc:date>2015-04-25T23:12:00</dc:date>
            </office:change-info>
            <text:p text:style-name="Text_20_body">.cbrt</text:p>
          </text:deletion>
        </text:changed-region>
        <text:changed-region xml:id="ct229445776" text:id="ct229445776">
          <text:deletion>
            <office:change-info>
              <dc:creator>Peter Camilleri</dc:creator>
              <dc:date>2015-04-25T23:13:00</dc:date>
            </office:change-info>
            <text:p text:style-name="Text_20_body"/>
            <text:p text:style-name="Text_20_body"/>
          </text:deletion>
        </text:changed-region>
        <text:changed-region xml:id="ct229445984" text:id="ct229445984">
          <text:insertion>
            <office:change-info>
              <dc:creator>Peter Camilleri</dc:creator>
              <dc:date>2015-04-25T17:38:00</dc:date>
            </office:change-info>
          </text:insertion>
        </text:changed-region>
        <text:changed-region xml:id="ct229446088" text:id="ct229446088">
          <text:insertion>
            <office:change-info>
              <dc:creator>Peter Camilleri</dc:creator>
              <dc:date>2015-04-25T17:38:00</dc:date>
            </office:change-info>
          </text:insertion>
        </text:changed-region>
        <text:changed-region xml:id="ct229446232" text:id="ct229446232">
          <text:insertion>
            <office:change-info>
              <dc:creator>Peter Camilleri</dc:creator>
              <dc:date>2015-04-25T17:38:00</dc:date>
            </office:change-info>
          </text:insertion>
        </text:changed-region>
        <text:changed-region xml:id="ct229446336" text:id="ct229446336">
          <text:insertion>
            <office:change-info>
              <dc:creator>Peter Camilleri</dc:creator>
              <dc:date>2015-04-25T17:38:00</dc:date>
            </office:change-info>
          </text:insertion>
        </text:changed-region>
        <text:changed-region xml:id="ct229446440" text:id="ct229446440">
          <text:insertion>
            <office:change-info>
              <dc:creator>Peter Camilleri</dc:creator>
              <dc:date>2015-04-25T17:38:00</dc:date>
            </office:change-info>
          </text:insertion>
        </text:changed-region>
        <text:changed-region xml:id="ct229446544" text:id="ct229446544">
          <text:deletion>
            <office:change-info>
              <dc:creator>Peter Camilleri</dc:creator>
              <dc:date>2015-04-25T23:13:00</dc:date>
            </office:change-info>
            <text:p text:style-name="Text_20_body"/>
            <text:p text:style-name="Text_20_body">.ceil</text:p>
          </text:deletion>
        </text:changed-region>
        <text:changed-region xml:id="ct229446648" text:id="ct229446648">
          <text:insertion>
            <office:change-info>
              <dc:creator>Peter Camilleri</dc:creator>
              <dc:date>2015-04-25T17:38:00</dc:date>
            </office:change-info>
          </text:insertion>
        </text:changed-region>
        <text:changed-region xml:id="ct229446752" text:id="ct229446752">
          <text:insertion>
            <office:change-info>
              <dc:creator>Peter Camilleri</dc:creator>
              <dc:date>2015-04-25T17:38:00</dc:date>
            </office:change-info>
          </text:insertion>
        </text:changed-region>
        <text:changed-region xml:id="ct229446856" text:id="ct229446856">
          <text:insertion>
            <office:change-info>
              <dc:creator>Peter Camilleri</dc:creator>
              <dc:date>2015-04-25T17:38:00</dc:date>
            </office:change-info>
          </text:insertion>
        </text:changed-region>
        <text:changed-region xml:id="ct229446960" text:id="ct229446960">
          <text:insertion>
            <office:change-info>
              <dc:creator>Peter Camilleri</dc:creator>
              <dc:date>2015-04-25T17:38:00</dc:date>
            </office:change-info>
          </text:insertion>
        </text:changed-region>
        <text:changed-region xml:id="ct229447064" text:id="ct229447064">
          <text:insertion>
            <office:change-info>
              <dc:creator>Peter Camilleri</dc:creator>
              <dc:date>2015-04-25T17:38:00</dc:date>
            </office:change-info>
          </text:insertion>
        </text:changed-region>
        <text:changed-region xml:id="ct229447168" text:id="ct229447168">
          <text:insertion>
            <office:change-info>
              <dc:creator>Peter Camilleri</dc:creator>
              <dc:date>2015-04-25T17:38:00</dc:date>
            </office:change-info>
          </text:insertion>
        </text:changed-region>
        <text:changed-region xml:id="ct229447272" text:id="ct229447272">
          <text:deletion>
            <office:change-info>
              <dc:creator>Peter Camilleri</dc:creator>
              <dc:date>2015-04-25T23:13:00</dc:date>
            </office:change-info>
            <text:p text:style-name="Text_20_body"/>
            <text:p text:style-name="Text_20_body">.conjugate</text:p>
          </text:deletion>
        </text:changed-region>
        <text:changed-region xml:id="ct229447376" text:id="ct229447376">
          <text:insertion>
            <office:change-info>
              <dc:creator>Peter Camilleri</dc:creator>
              <dc:date>2015-04-25T17:38:00</dc:date>
            </office:change-info>
          </text:insertion>
        </text:changed-region>
        <text:changed-region xml:id="ct229447480" text:id="ct229447480">
          <text:insertion>
            <office:change-info>
              <dc:creator>Peter Camilleri</dc:creator>
              <dc:date>2015-04-25T17:38:00</dc:date>
            </office:change-info>
          </text:insertion>
        </text:changed-region>
        <text:changed-region xml:id="ct229447584" text:id="ct229447584">
          <text:insertion>
            <office:change-info>
              <dc:creator>Peter Camilleri</dc:creator>
              <dc:date>2015-04-25T17:38:00</dc:date>
            </office:change-info>
          </text:insertion>
        </text:changed-region>
        <text:changed-region xml:id="ct229447688" text:id="ct229447688">
          <text:insertion>
            <office:change-info>
              <dc:creator>Peter Camilleri</dc:creator>
              <dc:date>2015-04-25T17:38:00</dc:date>
            </office:change-info>
          </text:insertion>
        </text:changed-region>
        <text:changed-region xml:id="ct229447792" text:id="ct229447792">
          <text:deletion>
            <office:change-info>
              <dc:creator>Peter Camilleri</dc:creator>
              <dc:date>2015-04-25T23:13:00</dc:date>
            </office:change-info>
            <text:p text:style-name="Text_20_body"/>
            <text:p text:style-name="Text_20_body">.cos</text:p>
          </text:deletion>
        </text:changed-region>
        <text:changed-region xml:id="ct229447896" text:id="ct229447896">
          <text:insertion>
            <office:change-info>
              <dc:creator>Peter Camilleri</dc:creator>
              <dc:date>2015-04-25T17:38:00</dc:date>
            </office:change-info>
          </text:insertion>
        </text:changed-region>
        <text:changed-region xml:id="ct229448000" text:id="ct229448000">
          <text:insertion>
            <office:change-info>
              <dc:creator>Peter Camilleri</dc:creator>
              <dc:date>2015-04-25T17:38:00</dc:date>
            </office:change-info>
          </text:insertion>
        </text:changed-region>
        <text:changed-region xml:id="ct229448104" text:id="ct229448104">
          <text:insertion>
            <office:change-info>
              <dc:creator>Peter Camilleri</dc:creator>
              <dc:date>2015-04-25T17:38:00</dc:date>
            </office:change-info>
          </text:insertion>
        </text:changed-region>
        <text:changed-region xml:id="ct229448208" text:id="ct229448208">
          <text:insertion>
            <office:change-info>
              <dc:creator>Peter Camilleri</dc:creator>
              <dc:date>2015-04-25T17:38:00</dc:date>
            </office:change-info>
          </text:insertion>
        </text:changed-region>
        <text:changed-region xml:id="ct229448312" text:id="ct229448312">
          <text:insertion>
            <office:change-info>
              <dc:creator>Peter Camilleri</dc:creator>
              <dc:date>2015-04-25T17:38:00</dc:date>
            </office:change-info>
          </text:insertion>
        </text:changed-region>
        <text:changed-region xml:id="ct229448520" text:id="ct229448520">
          <text:deletion>
            <office:change-info>
              <dc:creator>Peter Camilleri</dc:creator>
              <dc:date>2015-04-25T23:13:00</dc:date>
            </office:change-info>
            <text:p text:style-name="Text_20_body">.cosh</text:p>
          </text:deletion>
        </text:changed-region>
        <text:changed-region xml:id="ct229448416" text:id="ct229448416">
          <text:deletion>
            <office:change-info>
              <dc:creator>Peter Camilleri</dc:creator>
              <dc:date>2015-04-25T23:14:00</dc:date>
            </office:change-info>
            <text:p text:style-name="Text_20_body"/>
            <text:p text:style-name="Text_20_body"/>
          </text:deletion>
        </text:changed-region>
        <text:changed-region xml:id="ct229448624" text:id="ct229448624">
          <text:insertion>
            <office:change-info>
              <dc:creator>Peter Camilleri</dc:creator>
              <dc:date>2015-04-25T17:38:00</dc:date>
            </office:change-info>
          </text:insertion>
        </text:changed-region>
        <text:changed-region xml:id="ct229448728" text:id="ct229448728">
          <text:insertion>
            <office:change-info>
              <dc:creator>Peter Camilleri</dc:creator>
              <dc:date>2015-04-25T17:38:00</dc:date>
            </office:change-info>
          </text:insertion>
        </text:changed-region>
        <text:changed-region xml:id="ct229448832" text:id="ct229448832">
          <text:insertion>
            <office:change-info>
              <dc:creator>Peter Camilleri</dc:creator>
              <dc:date>2015-04-25T17:38:00</dc:date>
            </office:change-info>
          </text:insertion>
        </text:changed-region>
        <text:changed-region xml:id="ct229448936" text:id="ct229448936">
          <text:insertion>
            <office:change-info>
              <dc:creator>Peter Camilleri</dc:creator>
              <dc:date>2015-04-25T17:38:00</dc:date>
            </office:change-info>
          </text:insertion>
        </text:changed-region>
        <text:changed-region xml:id="ct229449040" text:id="ct229449040">
          <text:insertion>
            <office:change-info>
              <dc:creator>Peter Camilleri</dc:creator>
              <dc:date>2015-04-25T17:38:00</dc:date>
            </office:change-info>
          </text:insertion>
        </text:changed-region>
        <text:changed-region xml:id="ct229449144" text:id="ct229449144">
          <text:deletion>
            <office:change-info>
              <dc:creator>Peter Camilleri</dc:creator>
              <dc:date>2015-04-25T23:14:00</dc:date>
            </office:change-info>
            <text:p text:style-name="Text_20_body"/>
            <text:p text:style-name="Text_20_body">.cube</text:p>
          </text:deletion>
        </text:changed-region>
        <text:changed-region xml:id="ct229449248" text:id="ct229449248">
          <text:insertion>
            <office:change-info>
              <dc:creator>Peter Camilleri</dc:creator>
              <dc:date>2015-04-25T17:38:00</dc:date>
            </office:change-info>
          </text:insertion>
        </text:changed-region>
        <text:changed-region xml:id="ct229449352" text:id="ct229449352">
          <text:insertion>
            <office:change-info>
              <dc:creator>Peter Camilleri</dc:creator>
              <dc:date>2015-04-25T17:38:00</dc:date>
            </office:change-info>
          </text:insertion>
        </text:changed-region>
        <text:changed-region xml:id="ct229449456" text:id="ct229449456">
          <text:insertion>
            <office:change-info>
              <dc:creator>Peter Camilleri</dc:creator>
              <dc:date>2015-04-25T17:38:00</dc:date>
            </office:change-info>
          </text:insertion>
        </text:changed-region>
        <text:changed-region xml:id="ct229449560" text:id="ct229449560">
          <text:insertion>
            <office:change-info>
              <dc:creator>Peter Camilleri</dc:creator>
              <dc:date>2015-04-25T17:38:00</dc:date>
            </office:change-info>
          </text:insertion>
        </text:changed-region>
        <text:changed-region xml:id="ct229449664" text:id="ct229449664">
          <text:deletion>
            <office:change-info>
              <dc:creator>Peter Camilleri</dc:creator>
              <dc:date>2015-04-25T23:15:00</dc:date>
            </office:change-info>
            <text:p text:style-name="Text_20_body"/>
            <text:p text:style-name="Text_20_body">.d2r</text:p>
          </text:deletion>
        </text:changed-region>
        <text:changed-region xml:id="ct229449768" text:id="ct229449768">
          <text:insertion>
            <office:change-info>
              <dc:creator>Peter Camilleri</dc:creator>
              <dc:date>2015-04-25T17:38:00</dc:date>
            </office:change-info>
          </text:insertion>
        </text:changed-region>
        <text:changed-region xml:id="ct229449872" text:id="ct229449872">
          <text:insertion>
            <office:change-info>
              <dc:creator>Peter Camilleri</dc:creator>
              <dc:date>2015-04-25T17:38:00</dc:date>
            </office:change-info>
          </text:insertion>
        </text:changed-region>
        <text:changed-region xml:id="ct229449976" text:id="ct229449976">
          <text:insertion>
            <office:change-info>
              <dc:creator>Peter Camilleri</dc:creator>
              <dc:date>2015-04-25T17:38:00</dc:date>
            </office:change-info>
          </text:insertion>
        </text:changed-region>
        <text:changed-region xml:id="ct229450080" text:id="ct229450080">
          <text:insertion>
            <office:change-info>
              <dc:creator>Peter Camilleri</dc:creator>
              <dc:date>2015-04-25T17:38:00</dc:date>
            </office:change-info>
          </text:insertion>
        </text:changed-region>
        <text:changed-region xml:id="ct229450184" text:id="ct229450184">
          <text:insertion>
            <office:change-info>
              <dc:creator>Peter Camilleri</dc:creator>
              <dc:date>2015-04-25T17:38:00</dc:date>
            </office:change-info>
          </text:insertion>
        </text:changed-region>
        <text:changed-region xml:id="ct229450328" text:id="ct229450328">
          <text:deletion>
            <office:change-info>
              <dc:creator>Peter Camilleri</dc:creator>
              <dc:date>2015-04-25T23:15:00</dc:date>
            </office:change-info>
            <text:p text:style-name="Text_20_body"/>
            <text:p text:style-name="Text_20_body">.denominator</text:p>
          </text:deletion>
        </text:changed-region>
        <text:changed-region xml:id="ct229450432" text:id="ct229450432">
          <text:insertion>
            <office:change-info>
              <dc:creator>Peter Camilleri</dc:creator>
              <dc:date>2015-04-25T17:38:00</dc:date>
            </office:change-info>
          </text:insertion>
        </text:changed-region>
        <text:changed-region xml:id="ct229450536" text:id="ct229450536">
          <text:insertion>
            <office:change-info>
              <dc:creator>Peter Camilleri</dc:creator>
              <dc:date>2015-04-25T17:38:00</dc:date>
            </office:change-info>
          </text:insertion>
        </text:changed-region>
        <text:changed-region xml:id="ct229450640" text:id="ct229450640">
          <text:insertion>
            <office:change-info>
              <dc:creator>Peter Camilleri</dc:creator>
              <dc:date>2015-04-25T17:38:00</dc:date>
            </office:change-info>
          </text:insertion>
        </text:changed-region>
        <text:changed-region xml:id="ct229450744" text:id="ct229450744">
          <text:insertion>
            <office:change-info>
              <dc:creator>Peter Camilleri</dc:creator>
              <dc:date>2015-04-25T17:38:00</dc:date>
            </office:change-info>
          </text:insertion>
        </text:changed-region>
        <text:changed-region xml:id="ct229450848" text:id="ct229450848">
          <text:insertion>
            <office:change-info>
              <dc:creator>Peter Camilleri</dc:creator>
              <dc:date>2015-04-25T17:38:00</dc:date>
            </office:change-info>
          </text:insertion>
        </text:changed-region>
        <text:changed-region xml:id="ct229450952" text:id="ct229450952">
          <text:insertion>
            <office:change-info>
              <dc:creator>Peter Camilleri</dc:creator>
              <dc:date>2015-04-25T17:38:00</dc:date>
            </office:change-info>
          </text:insertion>
        </text:changed-region>
        <text:changed-region xml:id="ct229451056" text:id="ct229451056">
          <text:deletion>
            <office:change-info>
              <dc:creator>Peter Camilleri</dc:creator>
              <dc:date>2015-04-25T23:15:00</dc:date>
            </office:change-info>
            <text:p text:style-name="Text_20_body"/>
            <text:p text:style-name="Text_20_body">.e**</text:p>
          </text:deletion>
        </text:changed-region>
        <text:changed-region xml:id="ct229451160" text:id="ct229451160">
          <text:insertion>
            <office:change-info>
              <dc:creator>Peter Camilleri</dc:creator>
              <dc:date>2015-04-25T17:38:00</dc:date>
            </office:change-info>
          </text:insertion>
        </text:changed-region>
        <text:changed-region xml:id="ct229451264" text:id="ct229451264">
          <text:insertion>
            <office:change-info>
              <dc:creator>Peter Camilleri</dc:creator>
              <dc:date>2015-04-25T17:38:00</dc:date>
            </office:change-info>
          </text:insertion>
        </text:changed-region>
        <text:changed-region xml:id="ct229451368" text:id="ct229451368">
          <text:insertion>
            <office:change-info>
              <dc:creator>Peter Camilleri</dc:creator>
              <dc:date>2015-04-25T17:38:00</dc:date>
            </office:change-info>
          </text:insertion>
        </text:changed-region>
        <text:changed-region xml:id="ct229451472" text:id="ct229451472">
          <text:insertion>
            <office:change-info>
              <dc:creator>Peter Camilleri</dc:creator>
              <dc:date>2015-04-25T17:38:00</dc:date>
            </office:change-info>
          </text:insertion>
        </text:changed-region>
        <text:changed-region xml:id="ct229451576" text:id="ct229451576">
          <text:insertion>
            <office:change-info>
              <dc:creator>Peter Camilleri</dc:creator>
              <dc:date>2015-04-25T17:38:00</dc:date>
            </office:change-info>
          </text:insertion>
        </text:changed-region>
        <text:changed-region xml:id="ct229451680" text:id="ct229451680">
          <text:deletion>
            <office:change-info>
              <dc:creator>Peter Camilleri</dc:creator>
              <dc:date>2015-04-25T23:15:00</dc:date>
            </office:change-info>
            <text:p text:style-name="Text_20_body"/>
            <text:p text:style-name="Text_20_body">.emit</text:p>
          </text:deletion>
        </text:changed-region>
        <text:changed-region xml:id="ct229451784" text:id="ct229451784">
          <text:insertion>
            <office:change-info>
              <dc:creator>Peter Camilleri</dc:creator>
              <dc:date>2015-04-25T17:38:00</dc:date>
            </office:change-info>
          </text:insertion>
        </text:changed-region>
        <text:changed-region xml:id="ct229451888" text:id="ct229451888">
          <text:insertion>
            <office:change-info>
              <dc:creator>Peter Camilleri</dc:creator>
              <dc:date>2015-04-25T17:38:00</dc:date>
            </office:change-info>
          </text:insertion>
        </text:changed-region>
        <text:changed-region xml:id="ct229451992" text:id="ct229451992">
          <text:insertion>
            <office:change-info>
              <dc:creator>Peter Camilleri</dc:creator>
              <dc:date>2015-04-25T17:38:00</dc:date>
            </office:change-info>
          </text:insertion>
        </text:changed-region>
        <text:changed-region xml:id="ct229452096" text:id="ct229452096">
          <text:insertion>
            <office:change-info>
              <dc:creator>Peter Camilleri</dc:creator>
              <dc:date>2015-04-25T17:38:00</dc:date>
            </office:change-info>
          </text:insertion>
        </text:changed-region>
        <text:changed-region xml:id="ct229452304" text:id="ct229452304">
          <text:deletion>
            <office:change-info>
              <dc:creator>Peter Camilleri</dc:creator>
              <dc:date>2015-04-25T23:15:00</dc:date>
            </office:change-info>
            <text:p text:style-name="Text_20_body">.floor</text:p>
          </text:deletion>
        </text:changed-region>
        <text:changed-region xml:id="ct229452200" text:id="ct229452200">
          <text:deletion>
            <office:change-info>
              <dc:creator>Peter Camilleri</dc:creator>
              <dc:date>2015-04-25T23:16:00</dc:date>
            </office:change-info>
            <text:p text:style-name="Text_20_body"/>
            <text:p text:style-name="Text_20_body"/>
          </text:deletion>
        </text:changed-region>
        <text:changed-region xml:id="ct229452408" text:id="ct229452408">
          <text:insertion>
            <office:change-info>
              <dc:creator>Peter Camilleri</dc:creator>
              <dc:date>2015-04-25T17:38:00</dc:date>
            </office:change-info>
          </text:insertion>
        </text:changed-region>
        <text:changed-region xml:id="ct229452512" text:id="ct229452512">
          <text:insertion>
            <office:change-info>
              <dc:creator>Peter Camilleri</dc:creator>
              <dc:date>2015-04-25T17:38:00</dc:date>
            </office:change-info>
          </text:insertion>
        </text:changed-region>
        <text:changed-region xml:id="ct229452616" text:id="ct229452616">
          <text:insertion>
            <office:change-info>
              <dc:creator>Peter Camilleri</dc:creator>
              <dc:date>2015-04-25T17:38:00</dc:date>
            </office:change-info>
          </text:insertion>
        </text:changed-region>
        <text:changed-region xml:id="ct229452720" text:id="ct229452720">
          <text:insertion>
            <office:change-info>
              <dc:creator>Peter Camilleri</dc:creator>
              <dc:date>2015-04-25T17:38:00</dc:date>
            </office:change-info>
          </text:insertion>
        </text:changed-region>
        <text:changed-region xml:id="ct229452824" text:id="ct229452824">
          <text:insertion>
            <office:change-info>
              <dc:creator>Peter Camilleri</dc:creator>
              <dc:date>2015-04-25T17:38:00</dc:date>
            </office:change-info>
          </text:insertion>
        </text:changed-region>
        <text:changed-region xml:id="ct229452928" text:id="ct229452928">
          <text:insertion>
            <office:change-info>
              <dc:creator>Peter Camilleri</dc:creator>
              <dc:date>2015-04-25T17:38:00</dc:date>
            </office:change-info>
          </text:insertion>
        </text:changed-region>
        <text:changed-region xml:id="ct229453032" text:id="ct229453032">
          <text:deletion>
            <office:change-info>
              <dc:creator>Peter Camilleri</dc:creator>
              <dc:date>2015-04-25T23:16:00</dc:date>
            </office:change-info>
            <text:p text:style-name="Text_20_body"/>
            <text:p text:style-name="Text_20_body">.hypot</text:p>
          </text:deletion>
        </text:changed-region>
        <text:changed-region xml:id="ct229453136" text:id="ct229453136">
          <text:insertion>
            <office:change-info>
              <dc:creator>Peter Camilleri</dc:creator>
              <dc:date>2015-04-25T17:38:00</dc:date>
            </office:change-info>
          </text:insertion>
        </text:changed-region>
        <text:changed-region xml:id="ct229453240" text:id="ct229453240">
          <text:insertion>
            <office:change-info>
              <dc:creator>Peter Camilleri</dc:creator>
              <dc:date>2015-04-25T17:38:00</dc:date>
            </office:change-info>
          </text:insertion>
        </text:changed-region>
        <text:changed-region xml:id="ct229453344" text:id="ct229453344">
          <text:insertion>
            <office:change-info>
              <dc:creator>Peter Camilleri</dc:creator>
              <dc:date>2015-04-25T17:38:00</dc:date>
            </office:change-info>
          </text:insertion>
        </text:changed-region>
        <text:changed-region xml:id="ct229453448" text:id="ct229453448">
          <text:insertion>
            <office:change-info>
              <dc:creator>Peter Camilleri</dc:creator>
              <dc:date>2015-04-25T17:38:00</dc:date>
            </office:change-info>
          </text:insertion>
        </text:changed-region>
        <text:changed-region xml:id="ct229453552" text:id="ct229453552">
          <text:insertion>
            <office:change-info>
              <dc:creator>Peter Camilleri</dc:creator>
              <dc:date>2015-04-25T17:38:00</dc:date>
            </office:change-info>
          </text:insertion>
        </text:changed-region>
        <text:changed-region xml:id="ct229453656" text:id="ct229453656">
          <text:deletion>
            <office:change-info>
              <dc:creator>Peter Camilleri</dc:creator>
              <dc:date>2015-04-25T23:16:00</dc:date>
            </office:change-info>
            <text:p text:style-name="Text_20_body"/>
            <text:p text:style-name="Text_20_body">.imaginary</text:p>
          </text:deletion>
        </text:changed-region>
        <text:changed-region xml:id="ct229453760" text:id="ct229453760">
          <text:insertion>
            <office:change-info>
              <dc:creator>Peter Camilleri</dc:creator>
              <dc:date>2015-04-25T17:38:00</dc:date>
            </office:change-info>
          </text:insertion>
        </text:changed-region>
        <text:changed-region xml:id="ct229453864" text:id="ct229453864">
          <text:insertion>
            <office:change-info>
              <dc:creator>Peter Camilleri</dc:creator>
              <dc:date>2015-04-25T17:38:00</dc:date>
            </office:change-info>
          </text:insertion>
        </text:changed-region>
        <text:changed-region xml:id="ct229453968" text:id="ct229453968">
          <text:insertion>
            <office:change-info>
              <dc:creator>Peter Camilleri</dc:creator>
              <dc:date>2015-04-25T17:38:00</dc:date>
            </office:change-info>
          </text:insertion>
        </text:changed-region>
        <text:changed-region xml:id="ct229454072" text:id="ct229454072">
          <text:insertion>
            <office:change-info>
              <dc:creator>Peter Camilleri</dc:creator>
              <dc:date>2015-04-25T17:38:00</dc:date>
            </office:change-info>
          </text:insertion>
        </text:changed-region>
        <text:changed-region xml:id="ct229454176" text:id="ct229454176">
          <text:deletion>
            <office:change-info>
              <dc:creator>Peter Camilleri</dc:creator>
              <dc:date>2015-04-25T23:16:00</dc:date>
            </office:change-info>
            <text:p text:style-name="Text_20_body"/>
            <text:p text:style-name="Text_20_body">.ln</text:p>
          </text:deletion>
        </text:changed-region>
        <text:changed-region xml:id="ct229454280" text:id="ct229454280">
          <text:insertion>
            <office:change-info>
              <dc:creator>Peter Camilleri</dc:creator>
              <dc:date>2015-04-25T17:38:00</dc:date>
            </office:change-info>
          </text:insertion>
        </text:changed-region>
        <text:changed-region xml:id="ct229454424" text:id="ct229454424">
          <text:insertion>
            <office:change-info>
              <dc:creator>Peter Camilleri</dc:creator>
              <dc:date>2015-04-25T17:38:00</dc:date>
            </office:change-info>
          </text:insertion>
        </text:changed-region>
        <text:changed-region xml:id="ct229454528" text:id="ct229454528">
          <text:insertion>
            <office:change-info>
              <dc:creator>Peter Camilleri</dc:creator>
              <dc:date>2015-04-25T17:38:00</dc:date>
            </office:change-info>
          </text:insertion>
        </text:changed-region>
        <text:changed-region xml:id="ct229454632" text:id="ct229454632">
          <text:insertion>
            <office:change-info>
              <dc:creator>Peter Camilleri</dc:creator>
              <dc:date>2015-04-25T17:38:00</dc:date>
            </office:change-info>
          </text:insertion>
        </text:changed-region>
        <text:changed-region xml:id="ct229454736" text:id="ct229454736">
          <text:insertion>
            <office:change-info>
              <dc:creator>Peter Camilleri</dc:creator>
              <dc:date>2015-04-25T17:38:00</dc:date>
            </office:change-info>
          </text:insertion>
        </text:changed-region>
        <text:changed-region xml:id="ct229454840" text:id="ct229454840">
          <text:deletion>
            <office:change-info>
              <dc:creator>Peter Camilleri</dc:creator>
              <dc:date>2015-04-25T23:16:00</dc:date>
            </office:change-info>
            <text:p text:style-name="Text_20_body"/>
            <text:p text:style-name="Text_20_body">.log10</text:p>
          </text:deletion>
        </text:changed-region>
        <text:changed-region xml:id="ct229454944" text:id="ct229454944">
          <text:insertion>
            <office:change-info>
              <dc:creator>Peter Camilleri</dc:creator>
              <dc:date>2015-04-25T17:38:00</dc:date>
            </office:change-info>
          </text:insertion>
        </text:changed-region>
        <text:changed-region xml:id="ct229455048" text:id="ct229455048">
          <text:insertion>
            <office:change-info>
              <dc:creator>Peter Camilleri</dc:creator>
              <dc:date>2015-04-25T17:38:00</dc:date>
            </office:change-info>
          </text:insertion>
        </text:changed-region>
        <text:changed-region xml:id="ct229455152" text:id="ct229455152">
          <text:insertion>
            <office:change-info>
              <dc:creator>Peter Camilleri</dc:creator>
              <dc:date>2015-04-25T17:38:00</dc:date>
            </office:change-info>
          </text:insertion>
        </text:changed-region>
        <text:changed-region xml:id="ct229455256" text:id="ct229455256">
          <text:insertion>
            <office:change-info>
              <dc:creator>Peter Camilleri</dc:creator>
              <dc:date>2015-04-25T17:38:00</dc:date>
            </office:change-info>
          </text:insertion>
        </text:changed-region>
        <text:changed-region xml:id="ct229455360" text:id="ct229455360">
          <text:insertion>
            <office:change-info>
              <dc:creator>Peter Camilleri</dc:creator>
              <dc:date>2015-04-25T17:38:00</dc:date>
            </office:change-info>
          </text:insertion>
        </text:changed-region>
        <text:changed-region xml:id="ct229455464" text:id="ct229455464">
          <text:deletion>
            <office:change-info>
              <dc:creator>Peter Camilleri</dc:creator>
              <dc:date>2015-04-25T23:17:00</dc:date>
            </office:change-info>
            <text:p text:style-name="Text_20_body"/>
            <text:p text:style-name="Text_20_body">.log2</text:p>
          </text:deletion>
        </text:changed-region>
        <text:changed-region xml:id="ct229455568" text:id="ct229455568">
          <text:insertion>
            <office:change-info>
              <dc:creator>Peter Camilleri</dc:creator>
              <dc:date>2015-04-25T17:38:00</dc:date>
            </office:change-info>
          </text:insertion>
        </text:changed-region>
        <text:changed-region xml:id="ct229455672" text:id="ct229455672">
          <text:insertion>
            <office:change-info>
              <dc:creator>Peter Camilleri</dc:creator>
              <dc:date>2015-04-25T17:38:00</dc:date>
            </office:change-info>
          </text:insertion>
        </text:changed-region>
        <text:changed-region xml:id="ct229455776" text:id="ct229455776">
          <text:insertion>
            <office:change-info>
              <dc:creator>Peter Camilleri</dc:creator>
              <dc:date>2015-04-25T17:38:00</dc:date>
            </office:change-info>
          </text:insertion>
        </text:changed-region>
        <text:changed-region xml:id="ct229455880" text:id="ct229455880">
          <text:insertion>
            <office:change-info>
              <dc:creator>Peter Camilleri</dc:creator>
              <dc:date>2015-04-25T17:38:00</dc:date>
            </office:change-info>
          </text:insertion>
        </text:changed-region>
        <text:changed-region xml:id="ct229455984" text:id="ct229455984">
          <text:insertion>
            <office:change-info>
              <dc:creator>Peter Camilleri</dc:creator>
              <dc:date>2015-04-25T17:38:00</dc:date>
            </office:change-info>
          </text:insertion>
        </text:changed-region>
        <text:changed-region xml:id="ct229456088" text:id="ct229456088">
          <text:deletion>
            <office:change-info>
              <dc:creator>Peter Camilleri</dc:creator>
              <dc:date>2015-04-25T23:17:00</dc:date>
            </office:change-info>
            <text:p text:style-name="Text_20_body"/>
            <text:p text:style-name="Text_20_body">.magnitude</text:p>
          </text:deletion>
        </text:changed-region>
        <text:changed-region xml:id="ct229456192" text:id="ct229456192">
          <text:insertion>
            <office:change-info>
              <dc:creator>Peter Camilleri</dc:creator>
              <dc:date>2015-04-25T17:38:00</dc:date>
            </office:change-info>
          </text:insertion>
        </text:changed-region>
        <text:changed-region xml:id="ct229456296" text:id="ct229456296">
          <text:insertion>
            <office:change-info>
              <dc:creator>Peter Camilleri</dc:creator>
              <dc:date>2015-04-25T17:38:00</dc:date>
            </office:change-info>
          </text:insertion>
        </text:changed-region>
        <text:changed-region xml:id="ct229456400" text:id="ct229456400">
          <text:insertion>
            <office:change-info>
              <dc:creator>Peter Camilleri</dc:creator>
              <dc:date>2015-04-25T17:38:00</dc:date>
            </office:change-info>
          </text:insertion>
        </text:changed-region>
        <text:changed-region xml:id="ct229456504" text:id="ct229456504">
          <text:insertion>
            <office:change-info>
              <dc:creator>Peter Camilleri</dc:creator>
              <dc:date>2015-04-25T17:38:00</dc:date>
            </office:change-info>
          </text:insertion>
        </text:changed-region>
        <text:changed-region xml:id="ct229456608" text:id="ct229456608">
          <text:deletion>
            <office:change-info>
              <dc:creator>Peter Camilleri</dc:creator>
              <dc:date>2015-04-25T23:17:00</dc:date>
            </office:change-info>
            <text:p text:style-name="Text_20_body"/>
            <text:p text:style-name="Text_20_body">.numerator</text:p>
          </text:deletion>
        </text:changed-region>
        <text:changed-region xml:id="ct229456712" text:id="ct229456712">
          <text:insertion>
            <office:change-info>
              <dc:creator>Peter Camilleri</dc:creator>
              <dc:date>2015-04-25T17:38:00</dc:date>
            </office:change-info>
          </text:insertion>
        </text:changed-region>
        <text:changed-region xml:id="ct229456816" text:id="ct229456816">
          <text:insertion>
            <office:change-info>
              <dc:creator>Peter Camilleri</dc:creator>
              <dc:date>2015-04-25T17:38:00</dc:date>
            </office:change-info>
          </text:insertion>
        </text:changed-region>
        <text:changed-region xml:id="ct229456920" text:id="ct229456920">
          <text:insertion>
            <office:change-info>
              <dc:creator>Peter Camilleri</dc:creator>
              <dc:date>2015-04-25T17:38:00</dc:date>
            </office:change-info>
          </text:insertion>
        </text:changed-region>
        <text:changed-region xml:id="ct229457024" text:id="ct229457024">
          <text:insertion>
            <office:change-info>
              <dc:creator>Peter Camilleri</dc:creator>
              <dc:date>2015-04-25T17:38:00</dc:date>
            </office:change-info>
          </text:insertion>
        </text:changed-region>
        <text:changed-region xml:id="ct229457232" text:id="ct229457232">
          <text:deletion>
            <office:change-info>
              <dc:creator>Peter Camilleri</dc:creator>
              <dc:date>2015-04-25T23:17:00</dc:date>
            </office:change-info>
            <text:p text:style-name="Text_20_body">.p2c</text:p>
          </text:deletion>
        </text:changed-region>
        <text:changed-region xml:id="ct229457128" text:id="ct229457128">
          <text:deletion>
            <office:change-info>
              <dc:creator>Peter Camilleri</dc:creator>
              <dc:date>2015-04-25T23:18:00</dc:date>
            </office:change-info>
            <text:p text:style-name="Text_20_body"/>
            <text:p text:style-name="Text_20_body"/>
          </text:deletion>
        </text:changed-region>
        <text:changed-region xml:id="ct229457336" text:id="ct229457336">
          <text:insertion>
            <office:change-info>
              <dc:creator>Peter Camilleri</dc:creator>
              <dc:date>2015-04-25T17:38:00</dc:date>
            </office:change-info>
          </text:insertion>
        </text:changed-region>
        <text:changed-region xml:id="ct229457440" text:id="ct229457440">
          <text:insertion>
            <office:change-info>
              <dc:creator>Peter Camilleri</dc:creator>
              <dc:date>2015-04-25T17:38:00</dc:date>
            </office:change-info>
          </text:insertion>
        </text:changed-region>
        <text:changed-region xml:id="ct229457544" text:id="ct229457544">
          <text:insertion>
            <office:change-info>
              <dc:creator>Peter Camilleri</dc:creator>
              <dc:date>2015-04-25T17:38:00</dc:date>
            </office:change-info>
          </text:insertion>
        </text:changed-region>
        <text:changed-region xml:id="ct229457648" text:id="ct229457648">
          <text:insertion>
            <office:change-info>
              <dc:creator>Peter Camilleri</dc:creator>
              <dc:date>2015-04-25T17:38:00</dc:date>
            </office:change-info>
          </text:insertion>
        </text:changed-region>
        <text:changed-region xml:id="ct229457752" text:id="ct229457752">
          <text:insertion>
            <office:change-info>
              <dc:creator>Peter Camilleri</dc:creator>
              <dc:date>2015-04-25T17:38:00</dc:date>
            </office:change-info>
          </text:insertion>
        </text:changed-region>
        <text:changed-region xml:id="ct229457856" text:id="ct229457856">
          <text:insertion>
            <office:change-info>
              <dc:creator>Peter Camilleri</dc:creator>
              <dc:date>2015-04-25T17:38:00</dc:date>
            </office:change-info>
          </text:insertion>
        </text:changed-region>
        <text:changed-region xml:id="ct229457960" text:id="ct229457960">
          <text:deletion>
            <office:change-info>
              <dc:creator>Peter Camilleri</dc:creator>
              <dc:date>2015-04-25T23:18:00</dc:date>
            </office:change-info>
            <text:p text:style-name="Text_20_body"/>
            <text:p text:style-name="Text_20_body">.polar</text:p>
          </text:deletion>
        </text:changed-region>
        <text:changed-region xml:id="ct229458064" text:id="ct229458064">
          <text:insertion>
            <office:change-info>
              <dc:creator>Peter Camilleri</dc:creator>
              <dc:date>2015-04-25T17:38:00</dc:date>
            </office:change-info>
          </text:insertion>
        </text:changed-region>
        <text:changed-region xml:id="ct229458168" text:id="ct229458168">
          <text:insertion>
            <office:change-info>
              <dc:creator>Peter Camilleri</dc:creator>
              <dc:date>2015-04-25T17:38:00</dc:date>
            </office:change-info>
          </text:insertion>
        </text:changed-region>
        <text:changed-region xml:id="ct229458272" text:id="ct229458272">
          <text:insertion>
            <office:change-info>
              <dc:creator>Peter Camilleri</dc:creator>
              <dc:date>2015-04-25T17:38:00</dc:date>
            </office:change-info>
          </text:insertion>
        </text:changed-region>
        <text:changed-region xml:id="ct229458376" text:id="ct229458376">
          <text:insertion>
            <office:change-info>
              <dc:creator>Peter Camilleri</dc:creator>
              <dc:date>2015-04-25T17:38:00</dc:date>
            </office:change-info>
          </text:insertion>
        </text:changed-region>
        <text:changed-region xml:id="ct229462528" text:id="ct229462528">
          <text:insertion>
            <office:change-info>
              <dc:creator>Peter Camilleri</dc:creator>
              <dc:date>2015-04-25T17:38:00</dc:date>
            </office:change-info>
          </text:insertion>
        </text:changed-region>
        <text:changed-region xml:id="ct229462632" text:id="ct229462632">
          <text:insertion>
            <office:change-info>
              <dc:creator>Peter Camilleri</dc:creator>
              <dc:date>2015-04-25T17:38:00</dc:date>
            </office:change-info>
          </text:insertion>
        </text:changed-region>
        <text:changed-region xml:id="ct229462736" text:id="ct229462736">
          <text:deletion>
            <office:change-info>
              <dc:creator>Peter Camilleri</dc:creator>
              <dc:date>2015-04-25T23:18:00</dc:date>
            </office:change-info>
            <text:p text:style-name="Text_20_body"/>
            <text:p text:style-name="Text_20_body">.r2d</text:p>
          </text:deletion>
        </text:changed-region>
        <text:changed-region xml:id="ct229462840" text:id="ct229462840">
          <text:insertion>
            <office:change-info>
              <dc:creator>Peter Camilleri</dc:creator>
              <dc:date>2015-04-25T17:38:00</dc:date>
            </office:change-info>
          </text:insertion>
        </text:changed-region>
        <text:changed-region xml:id="ct229462944" text:id="ct229462944">
          <text:insertion>
            <office:change-info>
              <dc:creator>Peter Camilleri</dc:creator>
              <dc:date>2015-04-25T17:38:00</dc:date>
            </office:change-info>
          </text:insertion>
        </text:changed-region>
        <text:changed-region xml:id="ct229463048" text:id="ct229463048">
          <text:insertion>
            <office:change-info>
              <dc:creator>Peter Camilleri</dc:creator>
              <dc:date>2015-04-25T17:38:00</dc:date>
            </office:change-info>
          </text:insertion>
        </text:changed-region>
        <text:changed-region xml:id="ct229463152" text:id="ct229463152">
          <text:insertion>
            <office:change-info>
              <dc:creator>Peter Camilleri</dc:creator>
              <dc:date>2015-04-25T17:38:00</dc:date>
            </office:change-info>
          </text:insertion>
        </text:changed-region>
        <text:changed-region xml:id="ct229463256" text:id="ct229463256">
          <text:insertion>
            <office:change-info>
              <dc:creator>Peter Camilleri</dc:creator>
              <dc:date>2015-04-25T17:38:00</dc:date>
            </office:change-info>
          </text:insertion>
        </text:changed-region>
        <text:changed-region xml:id="ct229463360" text:id="ct229463360">
          <text:deletion>
            <office:change-info>
              <dc:creator>Peter Camilleri</dc:creator>
              <dc:date>2015-04-25T23:18:00</dc:date>
            </office:change-info>
            <text:p text:style-name="Text_20_body"/>
            <text:p text:style-name="Text_20_body">.real</text:p>
          </text:deletion>
        </text:changed-region>
        <text:changed-region xml:id="ct229463464" text:id="ct229463464">
          <text:insertion>
            <office:change-info>
              <dc:creator>Peter Camilleri</dc:creator>
              <dc:date>2015-04-25T17:39:00</dc:date>
            </office:change-info>
          </text:insertion>
        </text:changed-region>
        <text:changed-region xml:id="ct229463568" text:id="ct229463568">
          <text:insertion>
            <office:change-info>
              <dc:creator>Peter Camilleri</dc:creator>
              <dc:date>2015-04-25T17:39:00</dc:date>
            </office:change-info>
          </text:insertion>
        </text:changed-region>
        <text:changed-region xml:id="ct229463672" text:id="ct229463672">
          <text:insertion>
            <office:change-info>
              <dc:creator>Peter Camilleri</dc:creator>
              <dc:date>2015-04-25T17:39:00</dc:date>
            </office:change-info>
          </text:insertion>
        </text:changed-region>
        <text:changed-region xml:id="ct229463776" text:id="ct229463776">
          <text:insertion>
            <office:change-info>
              <dc:creator>Peter Camilleri</dc:creator>
              <dc:date>2015-04-25T17:39:00</dc:date>
            </office:change-info>
          </text:insertion>
        </text:changed-region>
        <text:changed-region xml:id="ct229463880" text:id="ct229463880">
          <text:deletion>
            <office:change-info>
              <dc:creator>Peter Camilleri</dc:creator>
              <dc:date>2015-04-25T23:19:00</dc:date>
            </office:change-info>
            <text:p text:style-name="Text_20_body"/>
            <text:p text:style-name="Text_20_body">.round</text:p>
          </text:deletion>
        </text:changed-region>
        <text:changed-region xml:id="ct229463984" text:id="ct229463984">
          <text:insertion>
            <office:change-info>
              <dc:creator>Peter Camilleri</dc:creator>
              <dc:date>2015-04-25T17:39:00</dc:date>
            </office:change-info>
          </text:insertion>
        </text:changed-region>
        <text:changed-region xml:id="ct229464088" text:id="ct229464088">
          <text:insertion>
            <office:change-info>
              <dc:creator>Peter Camilleri</dc:creator>
              <dc:date>2015-04-25T17:39:00</dc:date>
            </office:change-info>
          </text:insertion>
        </text:changed-region>
        <text:changed-region xml:id="ct229464192" text:id="ct229464192">
          <text:insertion>
            <office:change-info>
              <dc:creator>Peter Camilleri</dc:creator>
              <dc:date>2015-04-25T17:39:00</dc:date>
            </office:change-info>
          </text:insertion>
        </text:changed-region>
        <text:changed-region xml:id="ct229464296" text:id="ct229464296">
          <text:insertion>
            <office:change-info>
              <dc:creator>Peter Camilleri</dc:creator>
              <dc:date>2015-04-25T17:39:00</dc:date>
            </office:change-info>
          </text:insertion>
        </text:changed-region>
        <text:changed-region xml:id="ct229464400" text:id="ct229464400">
          <text:insertion>
            <office:change-info>
              <dc:creator>Peter Camilleri</dc:creator>
              <dc:date>2015-04-25T17:39:00</dc:date>
            </office:change-info>
          </text:insertion>
        </text:changed-region>
        <text:changed-region xml:id="ct229464504" text:id="ct229464504">
          <text:insertion>
            <office:change-info>
              <dc:creator>Peter Camilleri</dc:creator>
              <dc:date>2015-04-25T17:39:00</dc:date>
            </office:change-info>
          </text:insertion>
        </text:changed-region>
        <text:changed-region xml:id="ct229464608" text:id="ct229464608">
          <text:deletion>
            <office:change-info>
              <dc:creator>Peter Camilleri</dc:creator>
              <dc:date>2015-04-25T23:19:00</dc:date>
            </office:change-info>
            <text:p text:style-name="Text_20_body"/>
            <text:p text:style-name="Text_20_body">.sin</text:p>
          </text:deletion>
        </text:changed-region>
        <text:changed-region xml:id="ct229464712" text:id="ct229464712">
          <text:insertion>
            <office:change-info>
              <dc:creator>Peter Camilleri</dc:creator>
              <dc:date>2015-04-25T17:39:00</dc:date>
            </office:change-info>
          </text:insertion>
        </text:changed-region>
        <text:changed-region xml:id="ct229464816" text:id="ct229464816">
          <text:insertion>
            <office:change-info>
              <dc:creator>Peter Camilleri</dc:creator>
              <dc:date>2015-04-25T17:39:00</dc:date>
            </office:change-info>
          </text:insertion>
        </text:changed-region>
        <text:changed-region xml:id="ct229464920" text:id="ct229464920">
          <text:insertion>
            <office:change-info>
              <dc:creator>Peter Camilleri</dc:creator>
              <dc:date>2015-04-25T17:39:00</dc:date>
            </office:change-info>
          </text:insertion>
        </text:changed-region>
        <text:changed-region xml:id="ct229465024" text:id="ct229465024">
          <text:insertion>
            <office:change-info>
              <dc:creator>Peter Camilleri</dc:creator>
              <dc:date>2015-04-25T17:39:00</dc:date>
            </office:change-info>
          </text:insertion>
        </text:changed-region>
        <text:changed-region xml:id="ct229465128" text:id="ct229465128">
          <text:insertion>
            <office:change-info>
              <dc:creator>Peter Camilleri</dc:creator>
              <dc:date>2015-04-25T17:39:00</dc:date>
            </office:change-info>
          </text:insertion>
        </text:changed-region>
        <text:changed-region xml:id="ct229465232" text:id="ct229465232">
          <text:deletion>
            <office:change-info>
              <dc:creator>Peter Camilleri</dc:creator>
              <dc:date>2015-04-25T23:19:00</dc:date>
            </office:change-info>
            <text:p text:style-name="Text_20_body"/>
            <text:p text:style-name="Text_20_body">.sinh</text:p>
          </text:deletion>
        </text:changed-region>
        <text:changed-region xml:id="ct229465336" text:id="ct229465336">
          <text:insertion>
            <office:change-info>
              <dc:creator>Peter Camilleri</dc:creator>
              <dc:date>2015-04-25T17:39:00</dc:date>
            </office:change-info>
          </text:insertion>
        </text:changed-region>
        <text:changed-region xml:id="ct229465440" text:id="ct229465440">
          <text:insertion>
            <office:change-info>
              <dc:creator>Peter Camilleri</dc:creator>
              <dc:date>2015-04-25T17:39:00</dc:date>
            </office:change-info>
          </text:insertion>
        </text:changed-region>
        <text:changed-region xml:id="ct229465544" text:id="ct229465544">
          <text:insertion>
            <office:change-info>
              <dc:creator>Peter Camilleri</dc:creator>
              <dc:date>2015-04-25T17:39:00</dc:date>
            </office:change-info>
          </text:insertion>
        </text:changed-region>
        <text:changed-region xml:id="ct229465648" text:id="ct229465648">
          <text:insertion>
            <office:change-info>
              <dc:creator>Peter Camilleri</dc:creator>
              <dc:date>2015-04-25T17:39:00</dc:date>
            </office:change-info>
          </text:insertion>
        </text:changed-region>
        <text:changed-region xml:id="ct229465752" text:id="ct229465752">
          <text:insertion>
            <office:change-info>
              <dc:creator>Peter Camilleri</dc:creator>
              <dc:date>2015-04-25T17:39:00</dc:date>
            </office:change-info>
          </text:insertion>
        </text:changed-region>
        <text:changed-region xml:id="ct229465856" text:id="ct229465856">
          <text:deletion>
            <office:change-info>
              <dc:creator>Peter Camilleri</dc:creator>
              <dc:date>2015-04-25T23:19:00</dc:date>
            </office:change-info>
            <text:p text:style-name="Text_20_body"/>
            <text:p text:style-name="Text_20_body">.sleep</text:p>
          </text:deletion>
        </text:changed-region>
        <text:changed-region xml:id="ct229465960" text:id="ct229465960">
          <text:insertion>
            <office:change-info>
              <dc:creator>Peter Camilleri</dc:creator>
              <dc:date>2015-04-25T17:39:00</dc:date>
            </office:change-info>
          </text:insertion>
        </text:changed-region>
        <text:changed-region xml:id="ct229466064" text:id="ct229466064">
          <text:insertion>
            <office:change-info>
              <dc:creator>Peter Camilleri</dc:creator>
              <dc:date>2015-04-25T17:39:00</dc:date>
            </office:change-info>
          </text:insertion>
        </text:changed-region>
        <text:changed-region xml:id="ct229466168" text:id="ct229466168">
          <text:insertion>
            <office:change-info>
              <dc:creator>Peter Camilleri</dc:creator>
              <dc:date>2015-04-25T17:39:00</dc:date>
            </office:change-info>
          </text:insertion>
        </text:changed-region>
        <text:changed-region xml:id="ct229466272" text:id="ct229466272">
          <text:insertion>
            <office:change-info>
              <dc:creator>Peter Camilleri</dc:creator>
              <dc:date>2015-04-25T17:39:00</dc:date>
            </office:change-info>
          </text:insertion>
        </text:changed-region>
        <text:changed-region xml:id="ct229466376" text:id="ct229466376">
          <text:deletion>
            <office:change-info>
              <dc:creator>Peter Camilleri</dc:creator>
              <dc:date>2015-04-25T23:20:00</dc:date>
            </office:change-info>
            <text:p text:style-name="Text_20_body"/>
            <text:p text:style-name="Text_20_body">.sqr</text:p>
          </text:deletion>
        </text:changed-region>
        <text:changed-region xml:id="ct229466480" text:id="ct229466480">
          <text:insertion>
            <office:change-info>
              <dc:creator>Peter Camilleri</dc:creator>
              <dc:date>2015-04-25T17:39:00</dc:date>
            </office:change-info>
          </text:insertion>
        </text:changed-region>
        <text:changed-region xml:id="ct229466624" text:id="ct229466624">
          <text:insertion>
            <office:change-info>
              <dc:creator>Peter Camilleri</dc:creator>
              <dc:date>2015-04-25T17:39:00</dc:date>
            </office:change-info>
          </text:insertion>
        </text:changed-region>
        <text:changed-region xml:id="ct229466728" text:id="ct229466728">
          <text:insertion>
            <office:change-info>
              <dc:creator>Peter Camilleri</dc:creator>
              <dc:date>2015-04-25T17:39:00</dc:date>
            </office:change-info>
          </text:insertion>
        </text:changed-region>
        <text:changed-region xml:id="ct229466832" text:id="ct229466832">
          <text:insertion>
            <office:change-info>
              <dc:creator>Peter Camilleri</dc:creator>
              <dc:date>2015-04-25T17:39:00</dc:date>
            </office:change-info>
          </text:insertion>
        </text:changed-region>
        <text:changed-region xml:id="ct229466936" text:id="ct229466936">
          <text:deletion>
            <office:change-info>
              <dc:creator>Peter Camilleri</dc:creator>
              <dc:date>2015-04-25T23:20:00</dc:date>
            </office:change-info>
            <text:p text:style-name="Text_20_body"/>
            <text:p text:style-name="Text_20_body">.sqrt</text:p>
          </text:deletion>
        </text:changed-region>
        <text:changed-region xml:id="ct229467040" text:id="ct229467040">
          <text:insertion>
            <office:change-info>
              <dc:creator>Peter Camilleri</dc:creator>
              <dc:date>2015-04-25T17:39:00</dc:date>
            </office:change-info>
          </text:insertion>
        </text:changed-region>
        <text:changed-region xml:id="ct229467144" text:id="ct229467144">
          <text:insertion>
            <office:change-info>
              <dc:creator>Peter Camilleri</dc:creator>
              <dc:date>2015-04-25T17:39:00</dc:date>
            </office:change-info>
          </text:insertion>
        </text:changed-region>
        <text:changed-region xml:id="ct229467248" text:id="ct229467248">
          <text:insertion>
            <office:change-info>
              <dc:creator>Peter Camilleri</dc:creator>
              <dc:date>2015-04-25T17:39:00</dc:date>
            </office:change-info>
          </text:insertion>
        </text:changed-region>
        <text:changed-region xml:id="ct229467352" text:id="ct229467352">
          <text:insertion>
            <office:change-info>
              <dc:creator>Peter Camilleri</dc:creator>
              <dc:date>2015-04-25T17:39:00</dc:date>
            </office:change-info>
          </text:insertion>
        </text:changed-region>
        <text:changed-region xml:id="ct229467456" text:id="ct229467456">
          <text:insertion>
            <office:change-info>
              <dc:creator>Peter Camilleri</dc:creator>
              <dc:date>2015-04-25T17:39:00</dc:date>
            </office:change-info>
          </text:insertion>
        </text:changed-region>
        <text:changed-region xml:id="ct229467560" text:id="ct229467560">
          <text:deletion>
            <office:change-info>
              <dc:creator>Peter Camilleri</dc:creator>
              <dc:date>2015-04-25T23:20:00</dc:date>
            </office:change-info>
            <text:p text:style-name="Text_20_body"/>
            <text:p text:style-name="Text_20_body">.tan</text:p>
          </text:deletion>
        </text:changed-region>
        <text:changed-region xml:id="ct229467664" text:id="ct229467664">
          <text:insertion>
            <office:change-info>
              <dc:creator>Peter Camilleri</dc:creator>
              <dc:date>2015-04-25T17:39:00</dc:date>
            </office:change-info>
          </text:insertion>
        </text:changed-region>
        <text:changed-region xml:id="ct229467768" text:id="ct229467768">
          <text:insertion>
            <office:change-info>
              <dc:creator>Peter Camilleri</dc:creator>
              <dc:date>2015-04-25T17:39:00</dc:date>
            </office:change-info>
          </text:insertion>
        </text:changed-region>
        <text:changed-region xml:id="ct229467872" text:id="ct229467872">
          <text:insertion>
            <office:change-info>
              <dc:creator>Peter Camilleri</dc:creator>
              <dc:date>2015-04-25T17:39:00</dc:date>
            </office:change-info>
          </text:insertion>
        </text:changed-region>
        <text:changed-region xml:id="ct229467976" text:id="ct229467976">
          <text:insertion>
            <office:change-info>
              <dc:creator>Peter Camilleri</dc:creator>
              <dc:date>2015-04-25T17:39:00</dc:date>
            </office:change-info>
          </text:insertion>
        </text:changed-region>
        <text:changed-region xml:id="ct229468080" text:id="ct229468080">
          <text:insertion>
            <office:change-info>
              <dc:creator>Peter Camilleri</dc:creator>
              <dc:date>2015-04-25T17:39:00</dc:date>
            </office:change-info>
          </text:insertion>
        </text:changed-region>
        <text:changed-region xml:id="ct229468184" text:id="ct229468184">
          <text:deletion>
            <office:change-info>
              <dc:creator>Peter Camilleri</dc:creator>
              <dc:date>2015-04-25T23:20:00</dc:date>
            </office:change-info>
            <text:p text:style-name="Text_20_body"/>
            <text:p text:style-name="Text_20_body">.tanh</text:p>
          </text:deletion>
        </text:changed-region>
        <text:changed-region xml:id="ct229468288" text:id="ct229468288">
          <text:insertion>
            <office:change-info>
              <dc:creator>Peter Camilleri</dc:creator>
              <dc:date>2015-04-25T17:39:00</dc:date>
            </office:change-info>
          </text:insertion>
        </text:changed-region>
        <text:changed-region xml:id="ct229468392" text:id="ct229468392">
          <text:insertion>
            <office:change-info>
              <dc:creator>Peter Camilleri</dc:creator>
              <dc:date>2015-04-25T17:39:00</dc:date>
            </office:change-info>
          </text:insertion>
        </text:changed-region>
        <text:changed-region xml:id="ct229468496" text:id="ct229468496">
          <text:insertion>
            <office:change-info>
              <dc:creator>Peter Camilleri</dc:creator>
              <dc:date>2015-04-25T17:39:00</dc:date>
            </office:change-info>
          </text:insertion>
        </text:changed-region>
        <text:changed-region xml:id="ct229468600" text:id="ct229468600">
          <text:insertion>
            <office:change-info>
              <dc:creator>Peter Camilleri</dc:creator>
              <dc:date>2015-04-25T17:39:00</dc:date>
            </office:change-info>
          </text:insertion>
        </text:changed-region>
        <text:changed-region xml:id="ct229468704" text:id="ct229468704">
          <text:insertion>
            <office:change-info>
              <dc:creator>Peter Camilleri</dc:creator>
              <dc:date>2015-04-25T17:39:00</dc:date>
            </office:change-info>
          </text:insertion>
        </text:changed-region>
        <text:changed-region xml:id="ct229468808" text:id="ct229468808">
          <text:deletion>
            <office:change-info>
              <dc:creator>Peter Camilleri</dc:creator>
              <dc:date>2015-04-25T23:20:00</dc:date>
            </office:change-info>
            <text:p text:style-name="Text_20_body"/>
            <text:p text:style-name="Text_20_body">/</text:p>
          </text:deletion>
        </text:changed-region>
        <text:changed-region xml:id="ct229468912" text:id="ct229468912">
          <text:insertion>
            <office:change-info>
              <dc:creator>Peter Camilleri</dc:creator>
              <dc:date>2015-04-25T17:39:00</dc:date>
            </office:change-info>
          </text:insertion>
        </text:changed-region>
        <text:changed-region xml:id="ct229469016" text:id="ct229469016">
          <text:insertion>
            <office:change-info>
              <dc:creator>Peter Camilleri</dc:creator>
              <dc:date>2015-04-25T17:39:00</dc:date>
            </office:change-info>
          </text:insertion>
        </text:changed-region>
        <text:changed-region xml:id="ct229469120" text:id="ct229469120">
          <text:insertion>
            <office:change-info>
              <dc:creator>Peter Camilleri</dc:creator>
              <dc:date>2015-04-25T17:39:00</dc:date>
            </office:change-info>
          </text:insertion>
        </text:changed-region>
        <text:changed-region xml:id="ct229469224" text:id="ct229469224">
          <text:insertion>
            <office:change-info>
              <dc:creator>Peter Camilleri</dc:creator>
              <dc:date>2015-04-25T17:39:00</dc:date>
            </office:change-info>
          </text:insertion>
        </text:changed-region>
        <text:changed-region xml:id="ct229469328" text:id="ct229469328">
          <text:deletion>
            <office:change-info>
              <dc:creator>Peter Camilleri</dc:creator>
              <dc:date>2015-04-25T23:21:00</dc:date>
            </office:change-info>
            <text:p text:style-name="Text_20_body"/>
            <text:p text:style-name="Text_20_body">0&lt;</text:p>
          </text:deletion>
        </text:changed-region>
        <text:changed-region xml:id="ct229469432" text:id="ct229469432">
          <text:insertion>
            <office:change-info>
              <dc:creator>Peter Camilleri</dc:creator>
              <dc:date>2015-04-25T17:39:00</dc:date>
            </office:change-info>
          </text:insertion>
        </text:changed-region>
        <text:changed-region xml:id="ct229469536" text:id="ct229469536">
          <text:insertion>
            <office:change-info>
              <dc:creator>Peter Camilleri</dc:creator>
              <dc:date>2015-04-25T17:39:00</dc:date>
            </office:change-info>
          </text:insertion>
        </text:changed-region>
        <text:changed-region xml:id="ct229469640" text:id="ct229469640">
          <text:insertion>
            <office:change-info>
              <dc:creator>Peter Camilleri</dc:creator>
              <dc:date>2015-04-25T17:39:00</dc:date>
            </office:change-info>
          </text:insertion>
        </text:changed-region>
        <text:changed-region xml:id="ct229469744" text:id="ct229469744">
          <text:insertion>
            <office:change-info>
              <dc:creator>Peter Camilleri</dc:creator>
              <dc:date>2015-04-25T17:39:00</dc:date>
            </office:change-info>
          </text:insertion>
        </text:changed-region>
        <text:changed-region xml:id="ct229469848" text:id="ct229469848">
          <text:deletion>
            <office:change-info>
              <dc:creator>Peter Camilleri</dc:creator>
              <dc:date>2015-04-25T23:21:00</dc:date>
            </office:change-info>
            <text:p text:style-name="Text_20_body"/>
            <text:p text:style-name="Text_20_body">0&lt;=</text:p>
          </text:deletion>
        </text:changed-region>
        <text:changed-region xml:id="ct229469952" text:id="ct229469952">
          <text:insertion>
            <office:change-info>
              <dc:creator>Peter Camilleri</dc:creator>
              <dc:date>2015-04-25T17:39:00</dc:date>
            </office:change-info>
          </text:insertion>
        </text:changed-region>
        <text:changed-region xml:id="ct229470056" text:id="ct229470056">
          <text:insertion>
            <office:change-info>
              <dc:creator>Peter Camilleri</dc:creator>
              <dc:date>2015-04-25T17:39:00</dc:date>
            </office:change-info>
          </text:insertion>
        </text:changed-region>
        <text:changed-region xml:id="ct229470160" text:id="ct229470160">
          <text:insertion>
            <office:change-info>
              <dc:creator>Peter Camilleri</dc:creator>
              <dc:date>2015-04-25T17:39:00</dc:date>
            </office:change-info>
          </text:insertion>
        </text:changed-region>
        <text:changed-region xml:id="ct229470264" text:id="ct229470264">
          <text:insertion>
            <office:change-info>
              <dc:creator>Peter Camilleri</dc:creator>
              <dc:date>2015-04-25T17:39:00</dc:date>
            </office:change-info>
          </text:insertion>
        </text:changed-region>
        <text:changed-region xml:id="ct229470368" text:id="ct229470368">
          <text:deletion>
            <office:change-info>
              <dc:creator>Peter Camilleri</dc:creator>
              <dc:date>2015-04-25T23:21:00</dc:date>
            </office:change-info>
            <text:p text:style-name="Text_20_body"/>
            <text:p text:style-name="Text_20_body">0&lt;=&gt;</text:p>
          </text:deletion>
        </text:changed-region>
        <text:changed-region xml:id="ct229470472" text:id="ct229470472">
          <text:insertion>
            <office:change-info>
              <dc:creator>Peter Camilleri</dc:creator>
              <dc:date>2015-04-25T17:39:00</dc:date>
            </office:change-info>
          </text:insertion>
        </text:changed-region>
        <text:changed-region xml:id="ct229470576" text:id="ct229470576">
          <text:insertion>
            <office:change-info>
              <dc:creator>Peter Camilleri</dc:creator>
              <dc:date>2015-04-25T17:39:00</dc:date>
            </office:change-info>
          </text:insertion>
        </text:changed-region>
        <text:changed-region xml:id="ct229470720" text:id="ct229470720">
          <text:insertion>
            <office:change-info>
              <dc:creator>Peter Camilleri</dc:creator>
              <dc:date>2015-04-25T17:39:00</dc:date>
            </office:change-info>
          </text:insertion>
        </text:changed-region>
        <text:changed-region xml:id="ct229470824" text:id="ct229470824">
          <text:insertion>
            <office:change-info>
              <dc:creator>Peter Camilleri</dc:creator>
              <dc:date>2015-04-25T17:39:00</dc:date>
            </office:change-info>
          </text:insertion>
        </text:changed-region>
        <text:changed-region xml:id="ct229470928" text:id="ct229470928">
          <text:insertion>
            <office:change-info>
              <dc:creator>Peter Camilleri</dc:creator>
              <dc:date>2015-04-25T17:39:00</dc:date>
            </office:change-info>
          </text:insertion>
        </text:changed-region>
        <text:changed-region xml:id="ct229471136" text:id="ct229471136">
          <text:deletion>
            <office:change-info>
              <dc:creator>Peter Camilleri</dc:creator>
              <dc:date>2015-04-25T23:21:00</dc:date>
            </office:change-info>
            <text:p text:style-name="Text_20_body">0&lt;&gt;</text:p>
          </text:deletion>
        </text:changed-region>
        <text:changed-region xml:id="ct229471032" text:id="ct229471032">
          <text:deletion>
            <office:change-info>
              <dc:creator>Peter Camilleri</dc:creator>
              <dc:date>2015-04-25T23:22:00</dc:date>
            </office:change-info>
            <text:p text:style-name="Text_20_body"/>
            <text:p text:style-name="Text_20_body"/>
          </text:deletion>
        </text:changed-region>
        <text:changed-region xml:id="ct229471240" text:id="ct229471240">
          <text:insertion>
            <office:change-info>
              <dc:creator>Peter Camilleri</dc:creator>
              <dc:date>2015-04-25T17:39:00</dc:date>
            </office:change-info>
          </text:insertion>
        </text:changed-region>
        <text:changed-region xml:id="ct229471344" text:id="ct229471344">
          <text:insertion>
            <office:change-info>
              <dc:creator>Peter Camilleri</dc:creator>
              <dc:date>2015-04-25T17:39:00</dc:date>
            </office:change-info>
          </text:insertion>
        </text:changed-region>
        <text:changed-region xml:id="ct229471448" text:id="ct229471448">
          <text:insertion>
            <office:change-info>
              <dc:creator>Peter Camilleri</dc:creator>
              <dc:date>2015-04-25T17:39:00</dc:date>
            </office:change-info>
          </text:insertion>
        </text:changed-region>
        <text:changed-region xml:id="ct229471552" text:id="ct229471552">
          <text:insertion>
            <office:change-info>
              <dc:creator>Peter Camilleri</dc:creator>
              <dc:date>2015-04-25T17:39:00</dc:date>
            </office:change-info>
          </text:insertion>
        </text:changed-region>
        <text:changed-region xml:id="ct229471656" text:id="ct229471656">
          <text:deletion>
            <office:change-info>
              <dc:creator>Peter Camilleri</dc:creator>
              <dc:date>2015-04-25T23:22:00</dc:date>
            </office:change-info>
            <text:p text:style-name="Text_20_body"/>
            <text:p text:style-name="Text_20_body">0=</text:p>
          </text:deletion>
        </text:changed-region>
        <text:changed-region xml:id="ct229471760" text:id="ct229471760">
          <text:insertion>
            <office:change-info>
              <dc:creator>Peter Camilleri</dc:creator>
              <dc:date>2015-04-25T17:39:00</dc:date>
            </office:change-info>
          </text:insertion>
        </text:changed-region>
        <text:changed-region xml:id="ct229471864" text:id="ct229471864">
          <text:insertion>
            <office:change-info>
              <dc:creator>Peter Camilleri</dc:creator>
              <dc:date>2015-04-25T17:39:00</dc:date>
            </office:change-info>
          </text:insertion>
        </text:changed-region>
        <text:changed-region xml:id="ct229471968" text:id="ct229471968">
          <text:insertion>
            <office:change-info>
              <dc:creator>Peter Camilleri</dc:creator>
              <dc:date>2015-04-25T17:39:00</dc:date>
            </office:change-info>
          </text:insertion>
        </text:changed-region>
        <text:changed-region xml:id="ct229472072" text:id="ct229472072">
          <text:insertion>
            <office:change-info>
              <dc:creator>Peter Camilleri</dc:creator>
              <dc:date>2015-04-25T17:39:00</dc:date>
            </office:change-info>
          </text:insertion>
        </text:changed-region>
        <text:changed-region xml:id="ct229472176" text:id="ct229472176">
          <text:deletion>
            <office:change-info>
              <dc:creator>Peter Camilleri</dc:creator>
              <dc:date>2015-04-25T23:22:00</dc:date>
            </office:change-info>
            <text:p text:style-name="Text_20_body"/>
            <text:p text:style-name="Text_20_body">0&gt;</text:p>
          </text:deletion>
        </text:changed-region>
        <text:changed-region xml:id="ct229472280" text:id="ct229472280">
          <text:insertion>
            <office:change-info>
              <dc:creator>Peter Camilleri</dc:creator>
              <dc:date>2015-04-25T17:39:00</dc:date>
            </office:change-info>
          </text:insertion>
        </text:changed-region>
        <text:changed-region xml:id="ct229472384" text:id="ct229472384">
          <text:insertion>
            <office:change-info>
              <dc:creator>Peter Camilleri</dc:creator>
              <dc:date>2015-04-25T17:39:00</dc:date>
            </office:change-info>
          </text:insertion>
        </text:changed-region>
        <text:changed-region xml:id="ct229472488" text:id="ct229472488">
          <text:insertion>
            <office:change-info>
              <dc:creator>Peter Camilleri</dc:creator>
              <dc:date>2015-04-25T17:39:00</dc:date>
            </office:change-info>
          </text:insertion>
        </text:changed-region>
        <text:changed-region xml:id="ct229472592" text:id="ct229472592">
          <text:insertion>
            <office:change-info>
              <dc:creator>Peter Camilleri</dc:creator>
              <dc:date>2015-04-25T17:39:00</dc:date>
            </office:change-info>
          </text:insertion>
        </text:changed-region>
        <text:changed-region xml:id="ct229472696" text:id="ct229472696">
          <text:deletion>
            <office:change-info>
              <dc:creator>Peter Camilleri</dc:creator>
              <dc:date>2015-04-25T23:22:00</dc:date>
            </office:change-info>
            <text:p text:style-name="Text_20_body"/>
            <text:p text:style-name="Text_20_body">0&gt;=</text:p>
          </text:deletion>
        </text:changed-region>
        <text:changed-region xml:id="ct229472800" text:id="ct229472800">
          <text:insertion>
            <office:change-info>
              <dc:creator>Peter Camilleri</dc:creator>
              <dc:date>2015-04-25T17:39:00</dc:date>
            </office:change-info>
          </text:insertion>
        </text:changed-region>
        <text:changed-region xml:id="ct229472904" text:id="ct229472904">
          <text:insertion>
            <office:change-info>
              <dc:creator>Peter Camilleri</dc:creator>
              <dc:date>2015-04-25T17:39:00</dc:date>
            </office:change-info>
          </text:insertion>
        </text:changed-region>
        <text:changed-region xml:id="ct229473008" text:id="ct229473008">
          <text:insertion>
            <office:change-info>
              <dc:creator>Peter Camilleri</dc:creator>
              <dc:date>2015-04-25T17:39:00</dc:date>
            </office:change-info>
          </text:insertion>
        </text:changed-region>
        <text:changed-region xml:id="ct229473112" text:id="ct229473112">
          <text:insertion>
            <office:change-info>
              <dc:creator>Peter Camilleri</dc:creator>
              <dc:date>2015-04-25T17:39:00</dc:date>
            </office:change-info>
          </text:insertion>
        </text:changed-region>
        <text:changed-region xml:id="ct229473216" text:id="ct229473216">
          <text:deletion>
            <office:change-info>
              <dc:creator>Peter Camilleri</dc:creator>
              <dc:date>2015-04-25T23:22:00</dc:date>
            </office:change-info>
            <text:p text:style-name="Text_20_body"/>
            <text:p text:style-name="Text_20_body">1+</text:p>
          </text:deletion>
        </text:changed-region>
        <text:changed-region xml:id="ct229473320" text:id="ct229473320">
          <text:insertion>
            <office:change-info>
              <dc:creator>Peter Camilleri</dc:creator>
              <dc:date>2015-04-25T17:39:00</dc:date>
            </office:change-info>
          </text:insertion>
        </text:changed-region>
        <text:changed-region xml:id="ct229473424" text:id="ct229473424">
          <text:insertion>
            <office:change-info>
              <dc:creator>Peter Camilleri</dc:creator>
              <dc:date>2015-04-25T17:39:00</dc:date>
            </office:change-info>
          </text:insertion>
        </text:changed-region>
        <text:changed-region xml:id="ct229473528" text:id="ct229473528">
          <text:insertion>
            <office:change-info>
              <dc:creator>Peter Camilleri</dc:creator>
              <dc:date>2015-04-25T17:39:00</dc:date>
            </office:change-info>
          </text:insertion>
        </text:changed-region>
        <text:changed-region xml:id="ct229473632" text:id="ct229473632">
          <text:insertion>
            <office:change-info>
              <dc:creator>Peter Camilleri</dc:creator>
              <dc:date>2015-04-25T17:39:00</dc:date>
            </office:change-info>
          </text:insertion>
        </text:changed-region>
        <text:changed-region xml:id="ct229473736" text:id="ct229473736">
          <text:deletion>
            <office:change-info>
              <dc:creator>Peter Camilleri</dc:creator>
              <dc:date>2015-04-25T23:22:00</dc:date>
            </office:change-info>
            <text:p text:style-name="Text_20_body"/>
            <text:p text:style-name="Text_20_body">1-</text:p>
          </text:deletion>
        </text:changed-region>
        <text:changed-region xml:id="ct229473840" text:id="ct229473840">
          <text:insertion>
            <office:change-info>
              <dc:creator>Peter Camilleri</dc:creator>
              <dc:date>2015-04-25T17:39:00</dc:date>
            </office:change-info>
          </text:insertion>
        </text:changed-region>
        <text:changed-region xml:id="ct229473944" text:id="ct229473944">
          <text:insertion>
            <office:change-info>
              <dc:creator>Peter Camilleri</dc:creator>
              <dc:date>2015-04-25T17:39:00</dc:date>
            </office:change-info>
          </text:insertion>
        </text:changed-region>
        <text:changed-region xml:id="ct229474048" text:id="ct229474048">
          <text:insertion>
            <office:change-info>
              <dc:creator>Peter Camilleri</dc:creator>
              <dc:date>2015-04-25T17:39:00</dc:date>
            </office:change-info>
          </text:insertion>
        </text:changed-region>
        <text:changed-region xml:id="ct229474152" text:id="ct229474152">
          <text:insertion>
            <office:change-info>
              <dc:creator>Peter Camilleri</dc:creator>
              <dc:date>2015-04-25T17:39:00</dc:date>
            </office:change-info>
          </text:insertion>
        </text:changed-region>
        <text:changed-region xml:id="ct229474256" text:id="ct229474256">
          <text:deletion>
            <office:change-info>
              <dc:creator>Peter Camilleri</dc:creator>
              <dc:date>2015-04-25T23:23:00</dc:date>
            </office:change-info>
            <text:p text:style-name="Text_20_body"/>
            <text:p text:style-name="Text_20_body">2*</text:p>
          </text:deletion>
        </text:changed-region>
        <text:changed-region xml:id="ct229474360" text:id="ct229474360">
          <text:insertion>
            <office:change-info>
              <dc:creator>Peter Camilleri</dc:creator>
              <dc:date>2015-04-25T17:39:00</dc:date>
            </office:change-info>
          </text:insertion>
        </text:changed-region>
        <text:changed-region xml:id="ct229474464" text:id="ct229474464">
          <text:insertion>
            <office:change-info>
              <dc:creator>Peter Camilleri</dc:creator>
              <dc:date>2015-04-25T17:39:00</dc:date>
            </office:change-info>
          </text:insertion>
        </text:changed-region>
        <text:changed-region xml:id="ct229474568" text:id="ct229474568">
          <text:insertion>
            <office:change-info>
              <dc:creator>Peter Camilleri</dc:creator>
              <dc:date>2015-04-25T17:39:00</dc:date>
            </office:change-info>
          </text:insertion>
        </text:changed-region>
        <text:changed-region xml:id="ct229474672" text:id="ct229474672">
          <text:insertion>
            <office:change-info>
              <dc:creator>Peter Camilleri</dc:creator>
              <dc:date>2015-04-25T17:39:00</dc:date>
            </office:change-info>
          </text:insertion>
        </text:changed-region>
        <text:changed-region xml:id="ct229474776" text:id="ct229474776">
          <text:deletion>
            <office:change-info>
              <dc:creator>Peter Camilleri</dc:creator>
              <dc:date>2015-04-25T23:23:00</dc:date>
            </office:change-info>
            <text:p text:style-name="Text_20_body"/>
            <text:p text:style-name="Text_20_body">2+</text:p>
          </text:deletion>
        </text:changed-region>
        <text:changed-region xml:id="ct229474880" text:id="ct229474880">
          <text:insertion>
            <office:change-info>
              <dc:creator>Peter Camilleri</dc:creator>
              <dc:date>2015-04-25T17:39:00</dc:date>
            </office:change-info>
          </text:insertion>
        </text:changed-region>
        <text:changed-region xml:id="ct229474984" text:id="ct229474984">
          <text:insertion>
            <office:change-info>
              <dc:creator>Peter Camilleri</dc:creator>
              <dc:date>2015-04-25T17:39:00</dc:date>
            </office:change-info>
          </text:insertion>
        </text:changed-region>
        <text:changed-region xml:id="ct229475088" text:id="ct229475088">
          <text:insertion>
            <office:change-info>
              <dc:creator>Peter Camilleri</dc:creator>
              <dc:date>2015-04-25T17:39:00</dc:date>
            </office:change-info>
          </text:insertion>
        </text:changed-region>
        <text:changed-region xml:id="ct229475192" text:id="ct229475192">
          <text:insertion>
            <office:change-info>
              <dc:creator>Peter Camilleri</dc:creator>
              <dc:date>2015-04-25T17:39:00</dc:date>
            </office:change-info>
          </text:insertion>
        </text:changed-region>
        <text:changed-region xml:id="ct229475296" text:id="ct229475296">
          <text:deletion>
            <office:change-info>
              <dc:creator>Peter Camilleri</dc:creator>
              <dc:date>2015-04-25T23:23:00</dc:date>
            </office:change-info>
            <text:p text:style-name="Text_20_body"/>
            <text:p text:style-name="Text_20_body">2-</text:p>
          </text:deletion>
        </text:changed-region>
        <text:changed-region xml:id="ct229475400" text:id="ct229475400">
          <text:insertion>
            <office:change-info>
              <dc:creator>Peter Camilleri</dc:creator>
              <dc:date>2015-04-25T17:39:00</dc:date>
            </office:change-info>
          </text:insertion>
        </text:changed-region>
        <text:changed-region xml:id="ct229475504" text:id="ct229475504">
          <text:insertion>
            <office:change-info>
              <dc:creator>Peter Camilleri</dc:creator>
              <dc:date>2015-04-25T17:39:00</dc:date>
            </office:change-info>
          </text:insertion>
        </text:changed-region>
        <text:changed-region xml:id="ct229475608" text:id="ct229475608">
          <text:insertion>
            <office:change-info>
              <dc:creator>Peter Camilleri</dc:creator>
              <dc:date>2015-04-25T17:39:00</dc:date>
            </office:change-info>
          </text:insertion>
        </text:changed-region>
        <text:changed-region xml:id="ct229475712" text:id="ct229475712">
          <text:insertion>
            <office:change-info>
              <dc:creator>Peter Camilleri</dc:creator>
              <dc:date>2015-04-25T17:39:00</dc:date>
            </office:change-info>
          </text:insertion>
        </text:changed-region>
        <text:changed-region xml:id="ct229475816" text:id="ct229475816">
          <text:deletion>
            <office:change-info>
              <dc:creator>Peter Camilleri</dc:creator>
              <dc:date>2015-04-25T23:24:00</dc:date>
            </office:change-info>
            <text:p text:style-name="Text_20_body"/>
            <text:p text:style-name="Text_20_body">2/</text:p>
          </text:deletion>
        </text:changed-region>
        <text:changed-region xml:id="ct229475920" text:id="ct229475920">
          <text:insertion>
            <office:change-info>
              <dc:creator>Peter Camilleri</dc:creator>
              <dc:date>2015-04-25T17:39:00</dc:date>
            </office:change-info>
          </text:insertion>
        </text:changed-region>
        <text:changed-region xml:id="ct229476024" text:id="ct229476024">
          <text:insertion>
            <office:change-info>
              <dc:creator>Peter Camilleri</dc:creator>
              <dc:date>2015-04-25T17:39:00</dc:date>
            </office:change-info>
          </text:insertion>
        </text:changed-region>
        <text:changed-region xml:id="ct229476128" text:id="ct229476128">
          <text:insertion>
            <office:change-info>
              <dc:creator>Peter Camilleri</dc:creator>
              <dc:date>2015-04-25T17:39:00</dc:date>
            </office:change-info>
          </text:insertion>
        </text:changed-region>
        <text:changed-region xml:id="ct229476232" text:id="ct229476232">
          <text:insertion>
            <office:change-info>
              <dc:creator>Peter Camilleri</dc:creator>
              <dc:date>2015-04-25T17:39:00</dc:date>
            </office:change-info>
          </text:insertion>
        </text:changed-region>
        <text:changed-region xml:id="ct229476336" text:id="ct229476336">
          <text:deletion>
            <office:change-info>
              <dc:creator>Peter Camilleri</dc:creator>
              <dc:date>2015-04-25T23:24:00</dc:date>
            </office:change-info>
            <text:p text:style-name="Text_20_body"/>
            <text:p text:style-name="Text_20_body">&lt;</text:p>
          </text:deletion>
        </text:changed-region>
        <text:changed-region xml:id="ct229476440" text:id="ct229476440">
          <text:insertion>
            <office:change-info>
              <dc:creator>Peter Camilleri</dc:creator>
              <dc:date>2015-04-25T17:39:00</dc:date>
            </office:change-info>
          </text:insertion>
        </text:changed-region>
        <text:changed-region xml:id="ct229476544" text:id="ct229476544">
          <text:insertion>
            <office:change-info>
              <dc:creator>Peter Camilleri</dc:creator>
              <dc:date>2015-04-25T17:39:00</dc:date>
            </office:change-info>
          </text:insertion>
        </text:changed-region>
        <text:changed-region xml:id="ct229476648" text:id="ct229476648">
          <text:insertion>
            <office:change-info>
              <dc:creator>Peter Camilleri</dc:creator>
              <dc:date>2015-04-25T17:39:00</dc:date>
            </office:change-info>
          </text:insertion>
        </text:changed-region>
        <text:changed-region xml:id="ct229476752" text:id="ct229476752">
          <text:insertion>
            <office:change-info>
              <dc:creator>Peter Camilleri</dc:creator>
              <dc:date>2015-04-25T17:39:00</dc:date>
            </office:change-info>
          </text:insertion>
        </text:changed-region>
        <text:changed-region xml:id="ct229476856" text:id="ct229476856">
          <text:insertion>
            <office:change-info>
              <dc:creator>Peter Camilleri</dc:creator>
              <dc:date>2015-04-25T17:39:00</dc:date>
            </office:change-info>
          </text:insertion>
        </text:changed-region>
        <text:changed-region xml:id="ct229476960" text:id="ct229476960">
          <text:deletion>
            <office:change-info>
              <dc:creator>Peter Camilleri</dc:creator>
              <dc:date>2015-04-25T23:24:00</dc:date>
            </office:change-info>
            <text:p text:style-name="Text_20_body"/>
            <text:p text:style-name="Text_20_body">&lt;=</text:p>
          </text:deletion>
        </text:changed-region>
        <text:changed-region xml:id="ct229477064" text:id="ct229477064">
          <text:insertion>
            <office:change-info>
              <dc:creator>Peter Camilleri</dc:creator>
              <dc:date>2015-04-25T17:39:00</dc:date>
            </office:change-info>
          </text:insertion>
        </text:changed-region>
        <text:changed-region xml:id="ct229477168" text:id="ct229477168">
          <text:insertion>
            <office:change-info>
              <dc:creator>Peter Camilleri</dc:creator>
              <dc:date>2015-04-25T17:39:00</dc:date>
            </office:change-info>
          </text:insertion>
        </text:changed-region>
        <text:changed-region xml:id="ct229477272" text:id="ct229477272">
          <text:insertion>
            <office:change-info>
              <dc:creator>Peter Camilleri</dc:creator>
              <dc:date>2015-04-25T17:39:00</dc:date>
            </office:change-info>
          </text:insertion>
        </text:changed-region>
        <text:changed-region xml:id="ct229477376" text:id="ct229477376">
          <text:insertion>
            <office:change-info>
              <dc:creator>Peter Camilleri</dc:creator>
              <dc:date>2015-04-25T17:39:00</dc:date>
            </office:change-info>
          </text:insertion>
        </text:changed-region>
        <text:changed-region xml:id="ct229477480" text:id="ct229477480">
          <text:insertion>
            <office:change-info>
              <dc:creator>Peter Camilleri</dc:creator>
              <dc:date>2015-04-25T17:39:00</dc:date>
            </office:change-info>
          </text:insertion>
        </text:changed-region>
        <text:changed-region xml:id="ct229477584" text:id="ct229477584">
          <text:deletion>
            <office:change-info>
              <dc:creator>Peter Camilleri</dc:creator>
              <dc:date>2015-04-25T23:24:00</dc:date>
            </office:change-info>
            <text:p text:style-name="Text_20_body"/>
            <text:p text:style-name="Text_20_body">&lt;=&gt;</text:p>
          </text:deletion>
        </text:changed-region>
        <text:changed-region xml:id="ct229477688" text:id="ct229477688">
          <text:insertion>
            <office:change-info>
              <dc:creator>Peter Camilleri</dc:creator>
              <dc:date>2015-04-25T17:39:00</dc:date>
            </office:change-info>
          </text:insertion>
        </text:changed-region>
        <text:changed-region xml:id="ct229477792" text:id="ct229477792">
          <text:insertion>
            <office:change-info>
              <dc:creator>Peter Camilleri</dc:creator>
              <dc:date>2015-04-25T17:39:00</dc:date>
            </office:change-info>
          </text:insertion>
        </text:changed-region>
        <text:changed-region xml:id="ct229477896" text:id="ct229477896">
          <text:insertion>
            <office:change-info>
              <dc:creator>Peter Camilleri</dc:creator>
              <dc:date>2015-04-25T17:39:00</dc:date>
            </office:change-info>
          </text:insertion>
        </text:changed-region>
        <text:changed-region xml:id="ct229478000" text:id="ct229478000">
          <text:insertion>
            <office:change-info>
              <dc:creator>Peter Camilleri</dc:creator>
              <dc:date>2015-04-25T17:39:00</dc:date>
            </office:change-info>
          </text:insertion>
        </text:changed-region>
        <text:changed-region xml:id="ct229478104" text:id="ct229478104">
          <text:insertion>
            <office:change-info>
              <dc:creator>Peter Camilleri</dc:creator>
              <dc:date>2015-04-25T17:39:00</dc:date>
            </office:change-info>
          </text:insertion>
        </text:changed-region>
        <text:changed-region xml:id="ct229478312" text:id="ct229478312">
          <text:deletion>
            <office:change-info>
              <dc:creator>Peter Camilleri</dc:creator>
              <dc:date>2015-04-25T23:24:00</dc:date>
            </office:change-info>
            <text:p text:style-name="Text_20_body">&gt;</text:p>
          </text:deletion>
        </text:changed-region>
        <text:changed-region xml:id="ct229478208" text:id="ct229478208">
          <text:deletion>
            <office:change-info>
              <dc:creator>Peter Camilleri</dc:creator>
              <dc:date>2015-04-25T23:25:00</dc:date>
            </office:change-info>
            <text:p text:style-name="Text_20_body"/>
            <text:p text:style-name="Text_20_body"/>
          </text:deletion>
        </text:changed-region>
        <text:changed-region xml:id="ct229478416" text:id="ct229478416">
          <text:insertion>
            <office:change-info>
              <dc:creator>Peter Camilleri</dc:creator>
              <dc:date>2015-04-25T17:39:00</dc:date>
            </office:change-info>
          </text:insertion>
        </text:changed-region>
        <text:changed-region xml:id="ct229478520" text:id="ct229478520">
          <text:insertion>
            <office:change-info>
              <dc:creator>Peter Camilleri</dc:creator>
              <dc:date>2015-04-25T17:39:00</dc:date>
            </office:change-info>
          </text:insertion>
        </text:changed-region>
        <text:changed-region xml:id="ct229478624" text:id="ct229478624">
          <text:insertion>
            <office:change-info>
              <dc:creator>Peter Camilleri</dc:creator>
              <dc:date>2015-04-25T17:39:00</dc:date>
            </office:change-info>
          </text:insertion>
        </text:changed-region>
        <text:changed-region xml:id="ct229478728" text:id="ct229478728">
          <text:insertion>
            <office:change-info>
              <dc:creator>Peter Camilleri</dc:creator>
              <dc:date>2015-04-25T17:39:00</dc:date>
            </office:change-info>
          </text:insertion>
        </text:changed-region>
        <text:changed-region xml:id="ct229478912" text:id="ct229478912">
          <text:insertion>
            <office:change-info>
              <dc:creator>Peter Camilleri</dc:creator>
              <dc:date>2015-04-25T17:39:00</dc:date>
            </office:change-info>
          </text:insertion>
        </text:changed-region>
        <text:changed-region xml:id="ct229479016" text:id="ct229479016">
          <text:deletion>
            <office:change-info>
              <dc:creator>Peter Camilleri</dc:creator>
              <dc:date>2015-04-25T23:25:00</dc:date>
            </office:change-info>
            <text:p text:style-name="Text_20_body"/>
            <text:p text:style-name="Text_20_body">&gt;=</text:p>
          </text:deletion>
        </text:changed-region>
        <text:changed-region xml:id="ct229479120" text:id="ct229479120">
          <text:insertion>
            <office:change-info>
              <dc:creator>Peter Camilleri</dc:creator>
              <dc:date>2015-04-25T17:39:00</dc:date>
            </office:change-info>
          </text:insertion>
        </text:changed-region>
        <text:changed-region xml:id="ct229479224" text:id="ct229479224">
          <text:insertion>
            <office:change-info>
              <dc:creator>Peter Camilleri</dc:creator>
              <dc:date>2015-04-25T17:39:00</dc:date>
            </office:change-info>
          </text:insertion>
        </text:changed-region>
        <text:changed-region xml:id="ct229479328" text:id="ct229479328">
          <text:insertion>
            <office:change-info>
              <dc:creator>Peter Camilleri</dc:creator>
              <dc:date>2015-04-25T17:39:00</dc:date>
            </office:change-info>
          </text:insertion>
        </text:changed-region>
        <text:changed-region xml:id="ct229479432" text:id="ct229479432">
          <text:insertion>
            <office:change-info>
              <dc:creator>Peter Camilleri</dc:creator>
              <dc:date>2015-04-25T17:39:00</dc:date>
            </office:change-info>
          </text:insertion>
        </text:changed-region>
        <text:changed-region xml:id="ct229479536" text:id="ct229479536">
          <text:insertion>
            <office:change-info>
              <dc:creator>Peter Camilleri</dc:creator>
              <dc:date>2015-04-25T17:39:00</dc:date>
            </office:change-info>
          </text:insertion>
        </text:changed-region>
        <text:changed-region xml:id="ct229479640" text:id="ct229479640">
          <text:deletion>
            <office:change-info>
              <dc:creator>Peter Camilleri</dc:creator>
              <dc:date>2015-04-25T23:25:00</dc:date>
            </office:change-info>
            <text:p text:style-name="Text_20_body"/>
            <text:p text:style-name="Text_20_body">mod</text:p>
          </text:deletion>
        </text:changed-region>
        <text:changed-region xml:id="ct229479744" text:id="ct229479744">
          <text:insertion>
            <office:change-info>
              <dc:creator>Peter Camilleri</dc:creator>
              <dc:date>2015-04-25T17:39:00</dc:date>
            </office:change-info>
          </text:insertion>
        </text:changed-region>
        <text:changed-region xml:id="ct229479848" text:id="ct229479848">
          <text:insertion>
            <office:change-info>
              <dc:creator>Peter Camilleri</dc:creator>
              <dc:date>2015-04-25T17:39:00</dc:date>
            </office:change-info>
          </text:insertion>
        </text:changed-region>
        <text:changed-region xml:id="ct229479952" text:id="ct229479952">
          <text:insertion>
            <office:change-info>
              <dc:creator>Peter Camilleri</dc:creator>
              <dc:date>2015-04-25T17:39:00</dc:date>
            </office:change-info>
          </text:insertion>
        </text:changed-region>
        <text:changed-region xml:id="ct229480056" text:id="ct229480056">
          <text:insertion>
            <office:change-info>
              <dc:creator>Peter Camilleri</dc:creator>
              <dc:date>2015-04-25T17:39:00</dc:date>
            </office:change-info>
          </text:insertion>
        </text:changed-region>
        <text:changed-region xml:id="ct229480160" text:id="ct229480160">
          <text:deletion>
            <office:change-info>
              <dc:creator>Peter Camilleri</dc:creator>
              <dc:date>2015-04-25T23:25:00</dc:date>
            </office:change-info>
            <text:p text:style-name="Text_20_body"/>
            <text:p text:style-name="Text_20_body">neg</text:p>
          </text:deletion>
        </text:changed-region>
        <text:changed-region xml:id="ct229480264" text:id="ct229480264">
          <text:insertion>
            <office:change-info>
              <dc:creator>Peter Camilleri</dc:creator>
              <dc:date>2015-04-25T17:39:00</dc:date>
            </office:change-info>
          </text:insertion>
        </text:changed-region>
        <text:changed-region xml:id="ct229480368" text:id="ct229480368">
          <text:insertion>
            <office:change-info>
              <dc:creator>Peter Camilleri</dc:creator>
              <dc:date>2015-04-25T17:39:00</dc:date>
            </office:change-info>
          </text:insertion>
        </text:changed-region>
        <text:changed-region xml:id="ct229480472" text:id="ct229480472">
          <text:insertion>
            <office:change-info>
              <dc:creator>Peter Camilleri</dc:creator>
              <dc:date>2015-04-25T17:39:00</dc:date>
            </office:change-info>
          </text:insertion>
        </text:changed-region>
        <text:changed-region xml:id="ct229480576" text:id="ct229480576">
          <text:insertion>
            <office:change-info>
              <dc:creator>Peter Camilleri</dc:creator>
              <dc:date>2015-04-25T17:39:00</dc:date>
            </office:change-info>
          </text:insertion>
        </text:changed-region>
        <text:changed-region xml:id="ct229480680" text:id="ct22948068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Text_20_body"/>
      <text:p text:style-name="Text_20_body"/>
      <text:p text:style-name="Text_20_body"/>
      <text:p text:style-name="P48">The fOOrth User's Guide</text:p>
      <text:p text:style-name="Subtitle">An RPN, object oriented language that is not FORTH.</text:p>
      <text:p text:style-name="Subtitle">by Peter Camilleri </text:p>
      <text:p text:style-name="Text_20_body"/>
      <text:p text:style-name="P5">Last Update: May 3, 2015</text:p>
      <text:p text:style-name="P5">Covering fOOrth version 0.0.3</text:p>
      <text:p text:style-name="P5">Status: Unpublished.</text:p>
      <text:p text:style-name="Text_20_body"/>
      <text:p text:style-name="Text_20_body"/>
      <text:p text:style-name="Text_20_body"/>
      <text:p text:style-name="P58"/>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7">Table of Contents</text:p>
          </text:index-title>
          <text:p text:style-name="P68">The MIT License (MIT).<text:tab/>5</text:p>
          <text:p text:style-name="P68">Introduction<text:tab/>6</text:p>
          <text:p text:style-name="P69">About the name fOOrth<text:tab/>6</text:p>
          <text:p text:style-name="P69">How fOOrth came to be<text:tab/>6</text:p>
          <text:p text:style-name="P69">Goals and Principles<text:tab/>7</text:p>
          <text:p text:style-name="P69">Report Card<text:tab/>8</text:p>
          <text:p text:style-name="P69">Special Note of Thanks<text:tab/>8</text:p>
          <text:p text:style-name="P68">Installation<text:tab/>10</text:p>
          <text:p text:style-name="P69">Ruby<text:tab/>10</text:p>
          <text:p text:style-name="P69">fOOrth<text:tab/>10</text:p>
          <text:p text:style-name="P69">Running fOOrth<text:tab/>11</text:p>
          <text:p text:style-name="P69">Testing<text:tab/>11</text:p>
          <text:p text:style-name="P69">Source Archive<text:tab/>12</text:p>
          <text:p text:style-name="P68">First Steps<text:tab/>13</text:p>
          <text:p text:style-name="P68">The Syntax and Style of fOOrth<text:tab/>15</text:p>
          <text:p text:style-name="P69">Syntax<text:tab/>15</text:p>
          <text:p text:style-name="P69">Spaces<text:tab/>15</text:p>
          <text:p text:style-name="P69">Comments<text:tab/>15</text:p>
          <text:p text:style-name="P69">String Literals<text:tab/>15</text:p>
          <text:p text:style-name="P69">Numeric Literals<text:tab/>16</text:p>
          <text:p text:style-name="P68">A fOOrth Calculator<text:tab/>17</text:p>
          <text:p text:style-name="P69">The Basics<text:tab/>17</text:p>
          <text:p text:style-name="P69">Stack Manipulation<text:tab/>18</text:p>
          <text:p text:style-name="P69">Programming<text:tab/>20</text:p>
          <text:p text:style-name="P69">Control Structures<text:tab/>21</text:p>
          <text:p text:style-name="P69">Data Memory<text:tab/>25</text:p>
          <text:p text:style-name="P68">Data Storage in fOOrth<text:tab/>26</text:p>
          <text:p text:style-name="P69">Typing<text:tab/>26</text:p>
          <text:p text:style-name="P69">Declarations<text:tab/>26</text:p>
          <text:p text:style-name="P69">Scoping<text:tab/>26</text:p>
          <text:p text:style-name="P69">Referencing<text:tab/>27</text:p>
          <text:p text:style-name="P69">Mutation<text:tab/>28</text:p>
          <text:p text:style-name="P68">Cloning Data<text:tab/>30</text:p>
          <text:p text:style-name="P69">Deep vs Shallow Copy<text:tab/>30</text:p>
          <text:p text:style-name="P69">Permissive Copying<text:tab/>32</text:p>
          <text:p text:style-name="P68">Handling Exceptions<text:tab/>34</text:p>
          <text:p text:style-name="P69">The Nature of Exceptions in fOOrth<text:tab/>34</text:p>
          <text:p text:style-name="P69">Handling Errors<text:tab/>34</text:p>
          <text:p text:style-name="P69">Generating Errors<text:tab/>39</text:p>
          <text:p text:style-name="P69">fOOrth Native Exception Codes:<text:tab/>40</text:p>
          <text:p text:style-name="P69">Application Error Codes:<text:tab/>41</text:p>
          <text:p text:style-name="P69">Ruby Mapped Exception Codes:<text:tab/>41</text:p>
          <text:p text:style-name="P68">The Class Tree<text:tab/>47</text:p>
          <text:p text:style-name="P69">A Brief Overview of Key OO Concepts<text:tab/>47</text:p>
          <text:p text:style-name="P69">Classes<text:tab/>47</text:p>
          <text:p text:style-name="P69">Inheritance<text:tab/>48</text:p>
          <text:p text:style-name="P69">Methods<text:tab/>48</text:p>
          <text:p text:style-name="P69">Late Binding and Polymorphism<text:tab/>48</text:p>
          <text:p text:style-name="P69">Prototypes<text:tab/>48</text:p>
          <text:p text:style-name="P68">Method Mapping<text:tab/>49</text:p>
          <text:p text:style-name="P69">Exploring the mapping system<text:tab/>49</text:p>
          <text:p text:style-name="P68">Context<text:tab/>51</text:p>
          <text:p text:style-name="P69">Exploring Context<text:tab/>51</text:p>
          <text:p text:style-name="P69">Tracking the Virtual Machine<text:tab/>53</text:p>
          <text:p text:style-name="P68">Routing<text:tab/>54</text:p>
          <text:p text:style-name="P69">Virtual Machine Methods<text:tab/>54</text:p>
          <text:p text:style-name="P69">Shared Methods<text:tab/>54</text:p>
          <text:p text:style-name="P69">Exclusive Methods<text:tab/>55</text:p>
          <text:p text:style-name="P69">Shared Stub Methods<text:tab/>55</text:p>
          <text:p text:style-name="P69">Exclusive Stub Methods<text:tab/>56</text:p>
          <text:p text:style-name="P69">Local Methods<text:tab/>56</text:p>
          <text:p text:style-name="P69">Routing Internals<text:tab/>56</text:p>
          <text:p text:style-name="P68">Self<text:tab/>59</text:p>
          <text:p text:style-name="P69">Applying Self<text:tab/>59</text:p>
          <text:p text:style-name="P69">Changing Self<text:tab/>60</text:p>
          <text:p text:style-name="P68">Boolean Data<text:tab/>61</text:p>
          <text:p text:style-name="P69">What values represent true and false<text:tab/>61</text:p>
          <text:p text:style-name="P69">Processing Boolean Data<text:tab/>61</text:p>
          <text:p text:style-name="P69">Boolean Constants<text:tab/>61</text:p>
          <text:p text:style-name="P68">Numeric Data<text:tab/>62</text:p>
          <text:p text:style-name="P68">Array<text:tab/>63</text:p>
          <text:p text:style-name="P69">Array Literals<text:tab/>63</text:p>
          <text:p text:style-name="P69">Class Methods<text:tab/>64</text:p>
          <text:p text:style-name="P69">Instance Methods<text:tab/>65</text:p>
          <text:p text:style-name="P69">See Also<text:tab/>73</text:p>
          <text:p text:style-name="P68">Class<text:tab/>74</text:p>
          <text:p text:style-name="P69">Instance Methods<text:tab/>74</text:p>
          <text:p text:style-name="P69">Commands<text:tab/>75</text:p>
          <text:p text:style-name="P69">See Also<text:tab/>76</text:p>
          <text:p text:style-name="P68">Complex<text:tab/>77</text:p>
          <text:p text:style-name="P69">Complex Literals<text:tab/>77</text:p>
          <text:p text:style-name="P69">Instance Methods<text:tab/>78</text:p>
          <text:p text:style-name="P69">Instance Stubs<text:tab/>78</text:p>
          <text:p text:style-name="P69">See Also<text:tab/>79</text:p>
          <text:p text:style-name="P68"><text:soft-page-break/>FalseClass<text:tab/>80</text:p>
          <text:p text:style-name="P69">FalseClass Literals<text:tab/>80</text:p>
          <text:p text:style-name="P69">Instance Methods<text:tab/>80</text:p>
          <text:p text:style-name="P69">See Also<text:tab/>81</text:p>
          <text:p text:style-name="P68">Float<text:tab/>82</text:p>
          <text:p text:style-name="P69">Float Literals<text:tab/>82</text:p>
          <text:p text:style-name="P69">See Also<text:tab/>82</text:p>
          <text:p text:style-name="P68">Hash<text:tab/>83</text:p>
          <text:p text:style-name="P69">Hash Literals<text:tab/>83</text:p>
          <text:p text:style-name="P69">Instance Methods<text:tab/>83</text:p>
          <text:p text:style-name="P69">See Also<text:tab/>85</text:p>
          <text:p text:style-name="P68">InStream<text:tab/>86</text:p>
          <text:p text:style-name="P69">Class Methods<text:tab/>86</text:p>
          <text:p text:style-name="P69">Instance Methods<text:tab/>87</text:p>
          <text:p text:style-name="P69">Class Stubs<text:tab/>88</text:p>
          <text:p text:style-name="P69">See Also<text:tab/>88</text:p>
          <text:p text:style-name="P68">Integer<text:tab/>89</text:p>
          <text:p text:style-name="P69">Integer Literals<text:tab/>89</text:p>
          <text:p text:style-name="P69">Instance Methods<text:tab/>89</text:p>
          <text:p text:style-name="P69">See Also<text:tab/>93</text:p>
          <text:p text:style-name="P68">NilClass<text:tab/>94</text:p>
          <text:p text:style-name="P69">NilClass Literals<text:tab/>94</text:p>
          <text:p text:style-name="P69">Instance Methods<text:tab/>94</text:p>
          <text:p text:style-name="P69">See Also<text:tab/>95</text:p>
          <text:p text:style-name="P68">Numeric<text:tab/>96</text:p>
          <text:p text:style-name="P69">Special Numeric Values<text:tab/>96</text:p>
          <text:p text:style-name="P69">Instance Methods<text:tab/>98</text:p>
          <text:p text:style-name="P69">See Also<text:tab/>119</text:p>
          <text:p text:style-name="P68">Object<text:tab/>120</text:p>
          <text:p text:style-name="P69">Instance Methods<text:tab/>120</text:p>
          <text:p text:style-name="P69">Commands<text:tab/>131</text:p>
          <text:p text:style-name="P69">See Also<text:tab/>131</text:p>
          <text:p text:style-name="P68">OutStream<text:tab/>132</text:p>
          <text:p text:style-name="P69">Class Methods<text:tab/>132</text:p>
          <text:p text:style-name="P69">Instance Methods<text:tab/>133</text:p>
          <text:p text:style-name="P69">Class Stubs<text:tab/>136</text:p>
          <text:p text:style-name="P69">See Also<text:tab/>136</text:p>
          <text:p text:style-name="P68">Procedure<text:tab/>137</text:p>
          <text:p text:style-name="P69">Procedure Literals<text:tab/>137</text:p>
          <text:p text:style-name="P69">Instance Methods<text:tab/>137</text:p>
          <text:p text:style-name="P69">See Also<text:tab/>138</text:p>
          <text:p text:style-name="P68">Queue<text:tab/>139</text:p>
          <text:p text:style-name="P69">Instance Methods<text:tab/>139</text:p>
          <text:p text:style-name="P69">See Also<text:tab/>140</text:p>
          <text:p text:style-name="P68">Rational<text:tab/>141</text:p>
          <text:p text:style-name="P69">Rational Literals<text:tab/>141</text:p>
          <text:p text:style-name="P69">Instance Methods<text:tab/>141</text:p>
          <text:p text:style-name="P69">See Also<text:tab/>142</text:p>
          <text:p text:style-name="P68">Stack<text:tab/>143</text:p>
          <text:p text:style-name="P69">Instance Methods<text:tab/>143</text:p>
          <text:p text:style-name="P69">See Also<text:tab/>144</text:p>
          <text:p text:style-name="P68">String<text:tab/>145</text:p>
          <text:p text:style-name="P69">String Literals<text:tab/>145</text:p>
          <text:p text:style-name="P69">Format Strings<text:tab/>146</text:p>
          <text:p text:style-name="P69">Instance Methods<text:tab/>149</text:p>
          <text:p text:style-name="P69">See Also<text:tab/>161</text:p>
          <text:p text:style-name="P68">Thread<text:tab/>162</text:p>
          <text:p text:style-name="P69">Class Methods<text:tab/>162</text:p>
          <text:p text:style-name="P69">Instance Methods<text:tab/>163</text:p>
          <text:p text:style-name="P69">See Also<text:tab/>163</text:p>
          <text:p text:style-name="P68">TrueClass<text:tab/>164</text:p>
          <text:p text:style-name="P69">TrueClass Literals<text:tab/>164</text:p>
          <text:p text:style-name="P69">See Also<text:tab/>164</text:p>
          <text:p text:style-name="P68">VirtualMachine<text:tab/>165</text:p>
          <text:p text:style-name="P69">Instance Methods<text:tab/>165</text:p>
          <text:p text:style-name="P69">Commands<text:tab/>182</text:p>
          <text:p text:style-name="P69">See Also<text:tab/>186</text:p>
          <text:p text:style-name="P68">Appendix A – Symbol Glossary<text:tab/>187</text:p>
          <text:p text:style-name="P68">Appendix B – Regular Expressions<text:tab/>189</text:p>
          <text:p text:style-name="P68">Edit History:<text:tab/>193</text:p>
        </text:index-body>
      </text:table-of-content>
      <text:p text:style-name="Text_20_body"/>
      <text:h text:style-name="P65"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4" text:outline-level="1">Introduction</text:h>
      <text:h text:style-name="Heading_20_2" text:outline-level="2">About the name fOOrth</text:h>
      <text:p text:style-name="Standard"/>
      <text:p text:style-name="P51">The name of programming language fOOrth is an example of a malamanteau<text:note text:id="ftn1" text:note-class="footnote"><text:note-citation>1</text:note-citation><text:note-body><text:p text:style-name="P4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1">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565945296823449908" text:style-name="L1">
        <text:list-item>
          <text:p text:style-name="P73">A Simple, Easy-to-Understand syntax that is none the less, Expressive and Compact:</text:p>
        </text:list-item>
      </text:list>
      <text:list xml:id="list3029034082372078862" text:style-name="L2">
        <text:list-item>
          <text:list>
            <text:list-item>
              <text:p text:style-name="P74">Source code in fOOrth is free-form with no line oriented limitations or rules.</text:p>
            </text:list-item>
            <text:list-item>
              <text:p text:style-name="P74">Support is given to the easy representation of common literal data such as strings, integers, floating point numbers, rational numbers, and complex numbers.</text:p>
            </text:list-item>
          </text:list>
        </text:list-item>
      </text:list>
      <text:list xml:id="list30268923" text:continue-list="list5565945296823449908" text:style-name="L1">
        <text:list-item>
          <text:p text:style-name="P73">Safe Data and Data Structures:</text:p>
        </text:list-item>
      </text:list>
      <text:list xml:id="list1994331411024257925" text:style-name="L3">
        <text:list-item>
          <text:list>
            <text:list-item>
              <text:p text:style-name="P76">Simple, reliable arithmetic. In fOOrth, integer operations never overflow. Rational values can be represented exactly, complex numbers are supported, and conversions between numeric types are simple.</text:p>
            </text:list-item>
            <text:list-item>
              <text:p text:style-name="P76"><text:soft-page-break/>Strings grow as needed without the need to allocate space or worry about overflow.</text:p>
            </text:list-item>
            <text:list-item>
              <text:p text:style-name="P76">Data containers such as arrays and hashes grow as needed. Out of range subscripts cannot access undefined memory regions. </text:p>
            </text:list-item>
          </text:list>
        </text:list-item>
      </text:list>
      <text:list xml:id="list30268709" text:continue-list="list30268923" text:style-name="L1">
        <text:list-item>
          <text:p text:style-name="P73">Message Passing:</text:p>
        </text:list-item>
      </text:list>
      <text:list xml:id="list4385203281170191944" text:style-name="L4">
        <text:list-item>
          <text:list>
            <text:list-item>
              <text:p text:style-name="P93">In fOOrth all actions take the form of messages sent to a receiver.</text:p>
            </text:list-item>
            <text:list-item>
              <text:p text:style-name="P93">The routing of messages is specified by the exact type of the message.</text:p>
            </text:list-item>
            <text:list-item>
              <text:p text:style-name="P93">Message receivers include data items on the stack as well as the virtual machine object associated with the current thread of execution.</text:p>
            </text:list-item>
            <text:list-item>
              <text:p text:style-name="P93">Messages for which no routing specification can be found, generate an error at compile time.</text:p>
            </text:list-item>
          </text:list>
        </text:list-item>
      </text:list>
      <text:list xml:id="list30252469" text:continue-list="list30268709" text:style-name="L1">
        <text:list-item>
          <text:p text:style-name="P73">Object Oriented Design:</text:p>
        </text:list-item>
      </text:list>
      <text:list xml:id="list8082848080568379123" text:style-name="L5">
        <text:list-item>
          <text:list>
            <text:list-item>
              <text:p text:style-name="P77">Support class based inheritance, with a non-cyclic (single inheritance) tree derived from a common base Object class.</text:p>
            </text:list-item>
            <text:list-item>
              <text:p text:style-name="P94">Support late binding and polymorphism through message interface compatibility or “duck” typing.</text:p>
            </text:list-item>
          </text:list>
        </text:list-item>
      </text:list>
      <text:list xml:id="list30275856" text:continue-list="list30252469" text:style-name="L1">
        <text:list-item>
          <text:p text:style-name="P73">Meta programming: </text:p>
        </text:list-item>
      </text:list>
      <text:list xml:id="list7147386721310282521" text:style-name="L6">
        <text:list-item>
          <text:list>
            <text:list-item>
              <text:p text:style-name="P95">Support extensible language constructs by making the compiler an accessible part of the system.</text:p>
            </text:list-item>
          </text:list>
        </text:list-item>
      </text:list>
      <text:list xml:id="list30263887" text:continue-list="list30275856" text:style-name="L1">
        <text:list-item>
          <text:p text:style-name="P73">Reliability:</text:p>
        </text:list-item>
      </text:list>
      <text:list xml:id="list818493557356572800" text:style-name="L7">
        <text:list-item>
          <text:list>
            <text:list-item>
              <text:p text:style-name="P96">Errors should be detected as soon as possible. </text:p>
            </text:list-item>
            <text:list-item>
              <text:p text:style-name="P96">Language constructs should not be designed in a way that causes simple coding errors to spin off into infinite loops. </text:p>
            </text:list-item>
          </text:list>
        </text:list-item>
      </text:list>
      <text:list xml:id="list30260572" text:continue-list="list30263887" text:style-name="L1">
        <text:list-item>
          <text:p text:style-name="P78">Building on the host language:</text:p>
        </text:list-item>
      </text:list>
      <text:list xml:id="list6928930391609930184" text:style-name="L8">
        <text:list-item>
          <text:list>
            <text:list-item>
              <text:p text:style-name="P7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20395292"/>Thanks<text:alphabetical-index-mark-end text:id="IMark120395292"/></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162241811736885796" text:style-name="L9">
        <text:list-item>
          <text:p text:style-name="P97">ruby 1.9.3p484 (2013-11-22) [i386-mingw32]</text:p>
        </text:list-item>
        <text:list-item>
          <text:p text:style-name="P97">ruby 2.1.5p273 (2014-11-13 revision 48405) [i386-mingw32]</text:p>
        </text:list-item>
        <text:list-item>
          <text:p text:style-name="P97">Rubinius – to be tested!</text:p>
        </text:list-item>
        <text:list-item>
          <text:p text:style-name="P97">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51">Once fOOrth is installed, there are several options for running the language environment. These are:</text:p>
      <text:p text:style-name="P51"/>
      <text:h text:style-name="Heading_20_3" text:outline-level="3"><text:alphabetical-index-mark-start text:id="IMark120395292"/>Rake<text:alphabetical-index-mark-end text:id="IMark120395292"/>:</text:h>
      <text:p text:style-name="P51">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20395292"/>Demo.rb<text:alphabetical-index-mark-end text:id="IMark12039529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20395292"/>Testing<text:alphabetical-index-mark-end text:id="IMark12039529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20395292"/>Known Issues<text:alphabetical-index-mark-end text:id="IMark12039529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20395292"/>Archive<text:alphabetical-index-mark-end text:id="IMark12039529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7379800"/>F10:<text:change-end text:change-id="ct227379800"/><text:change-start text:change-id="ct227379904"/> <text:change-end text:change-id="ct22737990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80558260"/>drop<text:alphabetical-index-mark-end text:id="IMark80558260"/>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4">&gt;</text:p>
          </table:table-cell>
        </table:table-row>
        <table:table-row table:style-name="Table54.1">
          <table:table-cell table:style-name="Table54.A2" office:value-type="string">
            <text:p text:style-name="P2"><text:alphabetical-index-mark-start text:id="IMark80558260"/>dup<text:alphabetical-index-mark-end text:id="IMark80558260"/>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4">&gt;</text:p>
          </table:table-cell>
        </table:table-row>
        <table:table-row table:style-name="Table54.1">
          <table:table-cell table:style-name="Table54.A2" office:value-type="string">
            <text:p text:style-name="P2"><text:alphabetical-index-mark-start text:id="IMark80558260"/>nip<text:alphabetical-index-mark-end text:id="IMark80558260"/>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4">&gt;</text:p>
          </table:table-cell>
        </table:table-row>
        <table:table-row table:style-name="Table54.1">
          <table:table-cell table:style-name="Table54.A2" office:value-type="string">
            <text:p text:style-name="P2"><text:alphabetical-index-mark-start text:id="IMark80558260"/>over<text:alphabetical-index-mark-end text:id="IMark80558260"/>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80558260"/>pick<text:alphabetical-index-mark-end text:id="IMark80558260"/>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80558260"/>swap<text:alphabetical-index-mark-end text:id="IMark80558260"/>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4">&gt;</text:p>
          </table:table-cell>
        </table:table-row>
        <table:table-row table:style-name="Table54.1">
          <table:table-cell table:style-name="Table54.A2" office:value-type="string">
            <text:p text:style-name="P2"><text:alphabetical-index-mark-start text:id="IMark80558260"/>tuck<text:alphabetical-index-mark-end text:id="IMark80558260"/>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1078848144450529246" text:style-name="L10">
        <text:list-item>
          <text:p text:style-name="P80">To store return addresses for word calls. In fOOrth this is handled by the Ruby virtual machine.</text:p>
        </text:list-item>
        <text:list-item>
          <text:p text:style-name="P80">To store context for control structures. In fOOrth the context mechanism provides for a far richer and more reliable set of control, compile, and data structures.</text:p>
        </text:list-item>
        <text:list-item>
          <text:p text:style-name="P8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0894376"/>if<text:alphabetical-index-mark-end text:id="IMark1008943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00894376"/>else<text:alphabetical-index-mark-end text:id="IMark100894376"/>” and “<text:alphabetical-index-mark-start text:id="IMark100894424"/>then<text:alphabetical-index-mark-end text:id="IMark10089442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00894424"/>switch<text:alphabetical-index-mark-end text:id="IMark10089442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100894424"/>do<text:alphabetical-index-mark-end text:id="IMark100894424"/>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00894424"/>loop<text:alphabetical-index-mark-end text:id="IMark100894424"/>” commands mark the boundaries of the loop; The “<text:alphabetical-index-mark-start text:id="IMark100894376"/>i<text:alphabetical-index-mark-end text:id="IMark100894376"/>” command is used to retrieve the current loop counter value. For nested loops, the “<text:alphabetical-index-mark-start text:id="IMark100896344"/>j<text:alphabetical-index-mark-end text:id="IMark100896344"/>” command retrieves the value of the outer loops counter value. <text:s/>By default, the “loop” command adds one to the loop value. For more flexible looping, the “<text:alphabetical-index-mark-start text:id="IMark100894040"/>+loop<text:alphabetical-index-mark-end text:id="IMark10089404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0894040"/>-i<text:alphabetical-index-mark-end text:id="IMark100894040"/> and <text:alphabetical-index-mark-start text:id="IMark100896344"/>-j<text:alphabetical-index-mark-end text:id="IMark10089634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00896344"/>begin<text:alphabetical-index-mark-end text:id="IMark10089634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9189232533196759894" text:style-name="L11">
        <text:list-item>
          <text:p text:style-name="P81">begin … <text:alphabetical-index-mark-start text:id="IMark100894376"/>until<text:alphabetical-index-mark-end text:id="IMark100894376"/> – loops until the top of stack is true.</text:p>
        </text:list-item>
        <text:list-item>
          <text:p text:style-name="P81">begin … <text:alphabetical-index-mark-start text:id="IMark100896344"/>again<text:alphabetical-index-mark-end text:id="IMark100896344"/> – loops indefinitely </text:p>
        </text:list-item>
        <text:list-item>
          <text:p text:style-name="P81">begin … <text:alphabetical-index-mark-start text:id="IMark100894376"/>repeat<text:alphabetical-index-mark-end text:id="IMark10089437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00894376"/>Typing<text:alphabetical-index-mark-end text:id="IMark10089437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00894376"/>Duck Typing<text:alphabetical-index-mark-end text:id="IMark100894376"/><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0894376"/>Declarations<text:alphabetical-index-mark-end text:id="IMark10089437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0894376"/>Scoping<text:alphabetical-index-mark-end text:id="IMark10089437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00894376"/><text:span text:style-name="T7">val:</text:span><text:alphabetical-index-mark-end text:id="IMark100894376"/> and <text:alphabetical-index-mark-start text:id="IMark100894040"/><text:span text:style-name="T7">var:</text:span><text:alphabetical-index-mark-end text:id="IMark100894040"/></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0894040"/><text:span text:style-name="T7">.init</text:span><text:alphabetical-index-mark-end text:id="IMark100894040"/> method being the most popular since it is called to initialize a new instance of the object.</text:p>
      <text:p text:style-name="P1">Methods: <text:alphabetical-index-mark-start text:id="IMark100894040"/><text:span text:style-name="T7">val@:</text:span><text:alphabetical-index-mark-end text:id="IMark100894040"/> and <text:alphabetical-index-mark-start text:id="IMark100894376"/><text:span text:style-name="T7">var@:</text:span><text:alphabetical-index-mark-end text:id="IMark100894376"/></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0894376"/><text:span text:style-name="T7">val#:</text:span><text:alphabetical-index-mark-end text:id="IMark100894376"/> and <text:alphabetical-index-mark-start text:id="IMark100894040"/><text:span text:style-name="T7">var#:</text:span><text:alphabetical-index-mark-end text:id="IMark100894040"/></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00894040"/><text:span text:style-name="T7">val$:</text:span><text:alphabetical-index-mark-end text:id="IMark100894040"/> and <text:alphabetical-index-mark-start text:id="IMark100894376"/><text:span text:style-name="T7">var$:</text:span><text:alphabetical-index-mark-end text:id="IMark100894376"/></text:p>
      <text:p text:style-name="P1">Regex for valid local variable names: <text:span text:style-name="T7">/^\$[a-z][a-z0-9_]*$/</text:span></text:p>
      <text:p text:style-name="Text_20_body">Notes:</text:p>
      <text:p text:style-name="Text_20_body"/>
      <text:h text:style-name="Heading_20_2" text:outline-level="2"><text:alphabetical-index-mark-start text:id="IMark100894376"/>Referencing<text:alphabetical-index-mark-end text:id="IMark10089437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29">var</text:p>
          </table:table-cell>
          <table:table-cell table:style-name="Table56.C1" office:value-type="string">
            <text:p text:style-name="P29">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80767924"/>Mutation<text:alphabetical-index-mark-end text:id="IMark8076792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80556244"/>dup<text:alphabetical-index-mark-end text:id="IMark80556244"/></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80556244"/>copy<text:alphabetical-index-mark-end text:id="IMark80556244"/></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80556244"/>.copy<text:alphabetical-index-mark-end text:id="IMark80556244"/></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80556244"/>clone<text:alphabetical-index-mark-end text:id="IMark80556244"/></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80556244"/>.clone<text:alphabetical-index-mark-end text:id="IMark80556244"/></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893998748566202776" text:style-name="L12">
        <text:list-item>
          <text:p text:style-name="P98">No Copying</text:p>
        </text:list-item>
        <text:list-item>
          <text:p text:style-name="P98">Shallow Copying</text:p>
        </text:list-item>
        <text:list-item>
          <text:p text:style-name="P9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Expo", 67]</text:p>
      <text:p text:style-name="Code">&gt;<text:span text:style-name="T12">99 1 $ecopy .[]!</text:span></text:p>
      <text:p text:style-name="Code"/>
      <text:p text:style-name="Code"><text:soft-page-break/>&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00893656"/>.clone_exclude<text:alphabetical-index-mark-end text:id="IMark10089365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0893656"/>try<text:alphabetical-index-mark-end text:id="IMark100893656"/> block</text:h>
      <text:p text:style-name="P1">The bare basics of an exception handled code block is:</text:p>
      <text:p text:style-name="Code"/>
      <text:p text:style-name="Code">try (dangerous code here) <text:alphabetical-index-mark-start text:id="IMark100893656"/>catch<text:alphabetical-index-mark-end text:id="IMark100893656"/>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0893656"/>?"<text:alphabetical-index-mark-end text:id="IMark10089365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0893656"/>bounce<text:alphabetical-index-mark-end text:id="IMark10089365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00893656"/>bounce<text:alphabetical-index-mark-end text:id="IMark10089365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0893656" text:main-entry="true"/>finally<text:alphabetical-index-mark-end text:id="IMark100893656"/>”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0893656"/>try<text:alphabetical-index-mark-end text:id="IMark100893656"/></text:p>
      <text:p text:style-name="Code"><text:s text:c="2"/>(dangerous code)</text:p>
      <text:p text:style-name="Code">(optional) <text:alphabetical-index-mark-start text:id="IMark100893656"/>catch<text:alphabetical-index-mark-end text:id="IMark100893656"/></text:p>
      <text:p text:style-name="Code"><text:s text:c="2"/>(exception handler with optional <text:alphabetical-index-mark-start text:id="IMark100893656"/>?"<text:alphabetical-index-mark-end text:id="IMark100893656"/>Exx" and <text:alphabetical-index-mark-start text:id="IMark80627236"/>bounce<text:alphabetical-index-mark-end text:id="IMark80627236"/>)</text:p>
      <text:p text:style-name="Code">(optional) <text:alphabetical-index-mark-start text:id="IMark80627236"/>finally<text:alphabetical-index-mark-end text:id="IMark80627236"/></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80627236"/>throw"<text:alphabetical-index-mark-end text:id="IMark80627236"/>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80627236"/>.throw<text:alphabetical-index-mark-end text:id="IMark80627236"/></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1">Code</text:p>
            </table:table-cell>
            <table:covered-table-cell/>
            <table:covered-table-cell/>
            <table:table-cell table:style-name="Table21.D1" office:value-type="string">
              <text:p text:style-name="P30">Description</text:p>
            </table:table-cell>
          </table:table-row>
        </table:table-header-rows>
        <table:table-row table:style-name="Table21.1">
          <table:table-cell table:style-name="Table21.A2" office:value-type="string">
            <text:p text:style-name="P33">F</text:p>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6">Generic fOOrth Native Exception Code for All Errors.</text:p>
          </table:table-cell>
        </table:table-row>
        <table:table-row table:style-name="Table21.1">
          <table:table-cell table:style-name="Table21.A2" office:value-type="string">
            <text:p text:style-name="P35"/>
          </table:table-cell>
          <table:table-cell table:style-name="Table21.A2" office:value-type="string">
            <text:p text:style-name="P35"/>
          </table:table-cell>
          <table:table-cell table:style-name="Table21.A2" office:value-type="string">
            <text:p text:style-name="P35"/>
          </table:table-cell>
          <table:table-cell table:style-name="Table21.D2" office:value-type="string">
            <text:p text:style-name="P37"/>
          </table:table-cell>
        </table:table-row>
        <table:table-row table:style-name="Table21.1">
          <table:table-cell table:style-name="Table21.A2" office:value-type="string">
            <text:p text:style-name="P33">F</text:p>
          </table:table-cell>
          <table:table-cell table:style-name="Table21.A2" office:value-type="string">
            <text:p text:style-name="P33">1</text:p>
          </table:table-cell>
          <table:table-cell table:style-name="Table21.A2" office:value-type="string">
            <text:p text:style-name="P33"/>
          </table:table-cell>
          <table:table-cell table:style-name="Table21.D2" office:value-type="string">
            <text:p text:style-name="P36">Compile Time Errors.</text:p>
          </table:table-cell>
        </table:table-row>
        <table:table-row table:style-name="Table21.1">
          <table:table-cell table:style-name="Table21.A2" office:value-type="string">
            <text:p text:style-name="P45">F</text:p>
          </table:table-cell>
          <table:table-cell table:style-name="Table21.A2" office:value-type="string">
            <text:p text:style-name="P45">1</text:p>
          </table:table-cell>
          <table:table-cell table:style-name="Table21.A2" office:value-type="string">
            <text:p text:style-name="P45">0</text:p>
          </table:table-cell>
          <table:table-cell table:style-name="Table21.D2" office:value-type="string">
            <text:p text:style-name="P27">Syntax Error.</text:p>
          </table:table-cell>
        </table:table-row>
        <table:table-row table:style-name="Table21.1">
          <table:table-cell table:style-name="Table21.A2" office:value-type="string">
            <text:p text:style-name="P45">F</text:p>
          </table:table-cell>
          <table:table-cell table:style-name="Table21.A2" office:value-type="string">
            <text:p text:style-name="P45">1</text:p>
          </table:table-cell>
          <table:table-cell table:style-name="Table21.A2" office:value-type="string">
            <text:p text:style-name="P45">1</text:p>
          </table:table-cell>
          <table:table-cell table:style-name="Table21.D2" office:value-type="string">
            <text:p text:style-name="P27">Specification Error.</text:p>
          </table:table-cell>
        </table:table-row>
        <table:table-row table:style-name="Table21.1">
          <table:table-cell table:style-name="Table21.A2" office:value-type="string">
            <text:p text:style-name="P45">F</text:p>
          </table:table-cell>
          <table:table-cell table:style-name="Table21.A2" office:value-type="string">
            <text:p text:style-name="P45">1</text:p>
          </table:table-cell>
          <table:table-cell table:style-name="Table21.A2" office:value-type="string">
            <text:p text:style-name="P45">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8">F</text:p>
          </table:table-cell>
          <table:table-cell table:style-name="Table21.A2" office:value-type="string">
            <text:p text:style-name="P38">1</text:p>
          </table:table-cell>
          <table:table-cell table:style-name="Table21.A1" office:value-type="string">
            <text:p text:style-name="P38">3</text:p>
          </table:table-cell>
          <table:table-cell table:style-name="Table21.D2" office:value-type="string">
            <text:p text:style-name="P42">Invalid Operation for Target.</text:p>
          </table:table-cell>
        </table:table-row>
        <table:table-row table:style-name="Table21.1">
          <table:table-cell table:style-name="Table21.A2" office:value-type="string">
            <text:p text:style-name="P40"/>
          </table:table-cell>
          <table:table-cell table:style-name="Table21.A2" office:value-type="string">
            <text:p text:style-name="P40"/>
          </table:table-cell>
          <table:table-cell table:style-name="Table21.A2" office:value-type="string">
            <text:p text:style-name="P40"/>
          </table:table-cell>
          <table:table-cell table:style-name="Table21.D2" office:value-type="string">
            <text:p text:style-name="P44"/>
          </table:table-cell>
        </table:table-row>
        <table:table-row table:style-name="Table21.1">
          <table:table-cell table:style-name="Table21.A2" office:value-type="string">
            <text:p text:style-name="P33">F</text:p>
          </table:table-cell>
          <table:table-cell table:style-name="Table21.A2" office:value-type="string">
            <text:p text:style-name="P33">2</text:p>
          </table:table-cell>
          <table:table-cell table:style-name="Table21.A2" office:value-type="string">
            <text:p text:style-name="P33"/>
          </table:table-cell>
          <table:table-cell table:style-name="Table21.D2" office:value-type="string">
            <text:p text:style-name="P36">Message Passing Errors</text:p>
          </table:table-cell>
        </table:table-row>
        <table:table-row table:style-name="Table21.1">
          <table:table-cell table:style-name="Table21.A2" office:value-type="string">
            <text:p text:style-name="P45">F</text:p>
          </table:table-cell>
          <table:table-cell table:style-name="Table21.A2" office:value-type="string">
            <text:p text:style-name="P45">2</text:p>
          </table:table-cell>
          <table:table-cell table:style-name="Table21.A2" office:value-type="string">
            <text:p text:style-name="P45">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5">F</text:p>
          </table:table-cell>
          <table:table-cell table:style-name="Table21.A2" office:value-type="string">
            <text:p text:style-name="P45">2</text:p>
          </table:table-cell>
          <table:table-cell table:style-name="Table21.A2" office:value-type="string">
            <text:p text:style-name="P45">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46"/>
          </table:table-cell>
          <table:table-cell table:style-name="Table21.A2" office:value-type="string">
            <text:p text:style-name="P46"/>
          </table:table-cell>
          <table:table-cell table:style-name="Table21.A2" office:value-type="string">
            <text:p text:style-name="P46"/>
          </table:table-cell>
          <table:table-cell table:style-name="Table21.D2" office:value-type="string">
            <text:p text:style-name="P47"/>
          </table:table-cell>
        </table:table-row>
        <table:table-row table:style-name="Table21.1">
          <table:table-cell table:style-name="Table21.A2" office:value-type="string">
            <text:p text:style-name="P33">F</text:p>
          </table:table-cell>
          <table:table-cell table:style-name="Table21.A2" office:value-type="string">
            <text:p text:style-name="P33">3</text:p>
          </table:table-cell>
          <table:table-cell table:style-name="Table21.A2" office:value-type="string">
            <text:p text:style-name="P33"/>
          </table:table-cell>
          <table:table-cell table:style-name="Table21.D2" office:value-type="string">
            <text:p text:style-name="P36">Data Underflow Errors</text:p>
          </table:table-cell>
        </table:table-row>
        <table:table-row table:style-name="Table21.1">
          <table:table-cell table:style-name="Table21.A2" office:value-type="string">
            <text:p text:style-name="P45">F</text:p>
          </table:table-cell>
          <table:table-cell table:style-name="Table21.A2" office:value-type="string">
            <text:p text:style-name="P45">3</text:p>
          </table:table-cell>
          <table:table-cell table:style-name="Table21.A2" office:value-type="string">
            <text:p text:style-name="P45">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5">F</text:p>
          </table:table-cell>
          <table:table-cell table:style-name="Table21.A2" office:value-type="string">
            <text:p text:style-name="P45">3</text:p>
          </table:table-cell>
          <table:table-cell table:style-name="Table21.A2" office:value-type="string">
            <text:p text:style-name="P45">1</text:p>
          </table:table-cell>
          <table:table-cell table:style-name="Table21.D2" office:value-type="string">
            <text:p text:style-name="P27">Stack/Queue Underflow</text:p>
          </table:table-cell>
        </table:table-row>
        <table:table-row table:style-name="Table21.1">
          <table:table-cell table:style-name="Table21.A2" office:value-type="string">
            <text:p text:style-name="P46"/>
          </table:table-cell>
          <table:table-cell table:style-name="Table21.A2" office:value-type="string">
            <text:p text:style-name="P46"/>
          </table:table-cell>
          <table:table-cell table:style-name="Table21.A2" office:value-type="string">
            <text:p text:style-name="P46"/>
          </table:table-cell>
          <table:table-cell table:style-name="Table21.D2" office:value-type="string">
            <text:p text:style-name="P47"/>
          </table:table-cell>
        </table:table-row>
        <table:table-row table:style-name="Table21.1">
          <table:table-cell table:style-name="Table21.A2" office:value-type="string">
            <text:p text:style-name="P45">F</text:p>
          </table:table-cell>
          <table:table-cell table:style-name="Table21.A2" office:value-type="string">
            <text:p text:style-name="P45">4</text:p>
          </table:table-cell>
          <table:table-cell table:style-name="Table21.A2" office:value-type="string">
            <text:p text:style-name="P45">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6"/>
          </table:table-cell>
          <table:table-cell table:style-name="Table21.A2" office:value-type="string">
            <text:p text:style-name="P46"/>
          </table:table-cell>
          <table:table-cell table:style-name="Table21.A2" office:value-type="string">
            <text:p text:style-name="P46"/>
          </table:table-cell>
          <table:table-cell table:style-name="Table21.D2" office:value-type="string">
            <text:p text:style-name="P47"/>
          </table:table-cell>
        </table:table-row>
        <table:table-row table:style-name="Table21.1">
          <table:table-cell table:style-name="Table21.A2" office:value-type="string">
            <text:p text:style-name="P33">F</text:p>
          </table:table-cell>
          <table:table-cell table:style-name="Table21.A2" office:value-type="string">
            <text:p text:style-name="P33">5</text:p>
          </table:table-cell>
          <table:table-cell table:style-name="Table21.A2" office:value-type="string">
            <text:p text:style-name="P33"/>
          </table:table-cell>
          <table:table-cell table:style-name="Table21.D2" office:value-type="string">
            <text:p text:style-name="P36">I/O Errors</text:p>
          </table:table-cell>
        </table:table-row>
        <table:table-row table:style-name="Table21.1">
          <table:table-cell table:style-name="Table21.A2" office:value-type="string">
            <text:p text:style-name="P45">F</text:p>
          </table:table-cell>
          <table:table-cell table:style-name="Table21.A2" office:value-type="string">
            <text:p text:style-name="P45">5</text:p>
          </table:table-cell>
          <table:table-cell table:style-name="Table21.A2" office:value-type="string">
            <text:p text:style-name="P45">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5">F</text:p>
          </table:table-cell>
          <table:table-cell table:style-name="Table21.A2" office:value-type="string">
            <text:p text:style-name="P45">5</text:p>
          </table:table-cell>
          <table:table-cell table:style-name="Table21.A2" office:value-type="string">
            <text:p text:style-name="P45">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46"/>
          </table:table-cell>
          <table:table-cell table:style-name="Table21.A2" office:value-type="string">
            <text:p text:style-name="P46"/>
          </table:table-cell>
          <table:table-cell table:style-name="Table21.A2" office:value-type="string">
            <text:p text:style-name="P46"/>
          </table:table-cell>
          <table:table-cell table:style-name="Table21.D2" office:value-type="string">
            <text:p text:style-name="P47"/>
          </table:table-cell>
        </table:table-row>
        <table:table-row table:style-name="Table21.1">
          <table:table-cell table:style-name="Table21.A2" office:value-type="string">
            <text:p text:style-name="P33">F</text:p>
          </table:table-cell>
          <table:table-cell table:style-name="Table21.A2" office:value-type="string">
            <text:p text:style-name="P33">6</text:p>
          </table:table-cell>
          <table:table-cell table:style-name="Table21.A2" office:value-type="string">
            <text:p text:style-name="P33"/>
          </table:table-cell>
          <table:table-cell table:style-name="Table21.D2" office:value-type="string">
            <text:p text:style-name="P36">Thread Errors</text:p>
          </table:table-cell>
        </table:table-row>
        <table:table-row table:style-name="Table21.1">
          <table:table-cell table:style-name="Table21.A2" office:value-type="string">
            <text:p text:style-name="P45">F</text:p>
          </table:table-cell>
          <table:table-cell table:style-name="Table21.A2" office:value-type="string">
            <text:p text:style-name="P45">6</text:p>
          </table:table-cell>
          <table:table-cell table:style-name="Table21.A2" office:value-type="string">
            <text:p text:style-name="P45">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46"/>
          </table:table-cell>
          <table:table-cell table:style-name="Table21.A2" office:value-type="string">
            <text:p text:style-name="P46"/>
          </table:table-cell>
          <table:table-cell table:style-name="Table21.A2" office:value-type="string">
            <text:p text:style-name="P46"/>
          </table:table-cell>
          <table:table-cell table:style-name="Table21.D2" office:value-type="string">
            <text:p text:style-name="P47"/>
          </table:table-cell>
        </table:table-row>
        <table:table-row table:style-name="Table21.1">
          <table:table-cell table:style-name="Table21.A2" office:value-type="string">
            <text:p text:style-name="P38">F</text:p>
          </table:table-cell>
          <table:table-cell table:style-name="Table21.A2" office:value-type="string">
            <text:p text:style-name="P38">9</text:p>
          </table:table-cell>
          <table:table-cell table:style-name="Table21.A2" office:value-type="string">
            <text:p text:style-name="P38">0</text:p>
          </table:table-cell>
          <table:table-cell table:style-name="Table21.D2" office:value-type="string">
            <text:p text:style-name="P42">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1">Code</text:p>
            </table:table-cell>
            <table:covered-table-cell/>
            <table:covered-table-cell/>
            <table:table-cell table:style-name="Table22.D1" office:value-type="string">
              <text:p text:style-name="P30">Description</text:p>
            </table:table-cell>
          </table:table-row>
        </table:table-header-rows>
        <table:table-row table:style-name="Table22.1">
          <table:table-cell table:style-name="Table22.A2" office:value-type="string">
            <text:p text:style-name="P38">A</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2">Generic Application Errors.</text:p>
          </table:table-cell>
        </table:table-row>
        <table:table-row table:style-name="Table22.1">
          <table:table-cell table:style-name="Table22.A2" office:value-type="string">
            <text:p text:style-name="P38">C</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2">Communication Errors.</text:p>
          </table:table-cell>
        </table:table-row>
        <table:table-row table:style-name="Table22.1">
          <table:table-cell table:style-name="Table22.A2" office:value-type="string">
            <text:p text:style-name="P38">D</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2">Database Errors.</text:p>
          </table:table-cell>
        </table:table-row>
        <table:table-row table:style-name="Table22.1">
          <table:table-cell table:style-name="Table22.A2" office:value-type="string">
            <text:p text:style-name="P38">E</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2">Data Entry Errors.</text:p>
          </table:table-cell>
        </table:table-row>
        <table:table-row table:style-name="Table22.1">
          <table:table-cell table:style-name="Table22.A2" office:value-type="string">
            <text:p text:style-name="P38">I</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2">Internal Errors.</text:p>
          </table:table-cell>
        </table:table-row>
        <table:table-row table:style-name="Table22.1">
          <table:table-cell table:style-name="Table22.A2" office:value-type="string">
            <text:p text:style-name="P38">N</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2">Network Errors.</text:p>
          </table:table-cell>
        </table:table-row>
        <table:table-row table:style-name="Table22.1">
          <table:table-cell table:style-name="Table22.A2" office:value-type="string">
            <text:p text:style-name="P38">U</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2">User/Authentication Errors.</text:p>
          </table:table-cell>
        </table:table-row>
        <table:table-row table:style-name="Table22.1">
          <table:table-cell table:style-name="Table22.A2" office:value-type="string">
            <text:p text:style-name="P38">X</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2">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1">Code</text:p>
            </table:table-cell>
            <table:covered-table-cell/>
            <table:covered-table-cell/>
            <table:table-cell table:style-name="Table55.A1" office:value-type="string">
              <text:p text:style-name="P31"/>
            </table:table-cell>
            <table:table-cell table:style-name="Table55.A1" office:value-type="string">
              <text:p text:style-name="P32">Subcode</text:p>
            </table:table-cell>
            <table:table-cell table:style-name="Table55.F1" office:value-type="string">
              <text:p text:style-name="P30">Description</text:p>
            </table:table-cell>
          </table:table-row>
        </table:table-header-rows>
        <table:table-row table:style-name="Table55.1">
          <table:table-cell table:style-name="Table55.A2" office:value-type="string">
            <text:p text:style-name="P33">S</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Signal Exceptions.</text:p>
          </table:table-cell>
        </table:table-row>
        <table:table-row table:style-name="Table55.1">
          <table:table-cell table:style-name="Table55.A2" office:value-type="string">
            <text:p text:style-name="P38">S</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Interrupt (Typically Control-C)</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3">E</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All Standard Errors.</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Argument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2">Gem::Requirement::Bad Requirement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Encoding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2">Encoding::Compatibilit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2">Encoding::Converter Not Found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3</text:p>
          </table:table-cell>
          <table:table-cell table:style-name="Table55.F2" office:value-type="string">
            <text:p text:style-name="P42">Encoding::Invalid Byte Sequence Error</text:p>
          </table:table-cell>
        </table:table-row>
        <text:soft-page-break/>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4</text:p>
          </table:table-cell>
          <table:table-cell table:style-name="Table55.F2" office:value-type="string">
            <text:p text:style-name="P42">Encoding::Undefined Convers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Fiber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I/O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2">EOF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Index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2">Ke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2">Stop Iter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6</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Local Jump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7</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Math::Domai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Nam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2">No Method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4"/>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Rang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2">Float Domai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4"/>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0</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Regular Expressio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4"/>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Runtim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2">Gem::Exception</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1</text:p>
          </table:table-cell>
          <table:table-cell table:style-name="Table55.F28" office:value-type="string">
            <text:p text:style-name="P42">Gem::Command Lin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2</text:p>
          </table:table-cell>
          <table:table-cell table:style-name="Table55.F28" office:value-type="string">
            <text:p text:style-name="P42">Gem::Dependency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3</text:p>
          </table:table-cell>
          <table:table-cell table:style-name="Table55.F28" office:value-type="string">
            <text:p text:style-name="P42">Gem::Dependency Remova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4</text:p>
          </table:table-cell>
          <table:table-cell table:style-name="Table55.F2" office:value-type="string">
            <text:p text:style-name="P43">Gem::Dependency Resolut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5</text:p>
          </table:table-cell>
          <table:table-cell table:style-name="Table55.F2" office:value-type="string">
            <text:p text:style-name="P43">Gem::Document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6</text:p>
          </table:table-cell>
          <table:table-cell table:style-name="Table55.F2" office:value-type="string">
            <text:p text:style-name="P42">Gem::End Of YAM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7</text:p>
          </table:table-cell>
          <table:table-cell table:style-name="Table55.F2" office:value-type="string">
            <text:p text:style-name="P42">Gem::File Permiss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8</text:p>
          </table:table-cell>
          <table:table-cell table:style-name="Table55.F2" office:value-type="string">
            <text:p text:style-name="P42">Gem::Format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text:p>
          </table:table-cell>
          <table:table-cell table:style-name="Table55.F2" office:value-type="string">
            <text:p text:style-name="P42">Gem::Gem Not Found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01</text:p>
          </table:table-cell>
          <table:table-cell table:style-name="Table55.F2" office:value-type="string">
            <text:p text:style-name="P42">Gem::Specific Gem Not Found Exception</text:p>
          </table:table-cell>
        </table:table-row>
        <text:soft-page-break/>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0</text:p>
          </table:table-cell>
          <table:table-cell table:style-name="Table55.F2" office:value-type="string">
            <text:p text:style-name="P42">Gem::Gem Not In Hom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1</text:p>
          </table:table-cell>
          <table:table-cell table:style-name="Table55.F2" office:value-type="string">
            <text:p text:style-name="P42">Gem::Impossible Dependencies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2</text:p>
          </table:table-cell>
          <table:table-cell table:style-name="Table55.F2" office:value-type="string">
            <text:p text:style-name="P42">Gem::Install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3</text:p>
          </table:table-cell>
          <table:table-cell table:style-name="Table55.F2" office:value-type="string">
            <text:p text:style-name="P42">Gem::Invalid Specification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4</text:p>
          </table:table-cell>
          <table:table-cell table:style-name="Table55.F2" office:value-type="string">
            <text:p text:style-name="P42">Gem::Operation Not Supported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5</text:p>
          </table:table-cell>
          <table:table-cell table:style-name="Table55.F2" office:value-type="string">
            <text:p text:style-name="P42">Gem::Remote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6</text:p>
          </table:table-cell>
          <table:table-cell table:style-name="Table55.F2" office:value-type="string">
            <text:p text:style-name="P42">Gem::Remote Installation Cancel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7</text:p>
          </table:table-cell>
          <table:table-cell table:style-name="Table55.F2" office:value-type="string">
            <text:p text:style-name="P42">Gem::Remote Installation Skipp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8</text:p>
          </table:table-cell>
          <table:table-cell table:style-name="Table55.F2" office:value-type="string">
            <text:p text:style-name="P42">Gem::Remote Sourc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9</text:p>
          </table:table-cell>
          <table:table-cell table:style-name="Table55.F2" office:value-type="string">
            <text:p text:style-name="P42">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0</text:p>
          </table:table-cell>
          <table:table-cell table:style-name="Table55.F2" office:value-type="string">
            <text:p text:style-name="P42">Gem::Unsatisfiable Dependency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1</text:p>
          </table:table-cell>
          <table:table-cell table:style-name="Table55.F2" office:value-type="string">
            <text:p text:style-name="P42">Gem::Verific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3">E</text:p>
          </table:table-cell>
          <table:table-cell table:style-name="Table55.A2" office:value-type="string">
            <text:p text:style-name="P33">1</text:p>
          </table:table-cell>
          <table:table-cell table:style-name="Table55.A2" office:value-type="string">
            <text:p text:style-name="P33">2</text:p>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2BIG</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ACCES</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ADDRINUS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ADDRNOTAVAIL</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AFNOSUPPOR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AGAIN</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AGAINWaitReadab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AGAINWaitWritab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ALREADY</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BADF</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BUSY</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CHILD</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CONNABORTED</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CONNREFUSED</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CONNRESE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DEADLK</text:p>
          </table:table-cell>
          <table:table-cell table:style-name="Table55.F2" office:value-type="string">
            <text:p text:style-name="P42"/>
          </table:table-cell>
        </table:table-row>
        <text:soft-page-break/>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DESTADDRREQ</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DOM</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DQUO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EXIS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FAUL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FBIG</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HOSTDOWN</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HOSTUNREACH</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LSEQ</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NPROGRESS</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NPROGRESSWaitReadab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NPROGRESSWaitWritab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NTR</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NVAL</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O</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SCONN</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ISDIR</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LOOP</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MFI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MLINK</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MSGSIZ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AMETOOLONG</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ETDOWN</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ETRESE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ETUNREACH</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FI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BUFS</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DEV</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EN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EXEC</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LCK</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MEM</text:p>
          </table:table-cell>
          <table:table-cell table:style-name="Table55.F2" office:value-type="string">
            <text:p text:style-name="P42"/>
          </table:table-cell>
        </table:table-row>
        <text:soft-page-break/>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PROTOOP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SPC</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SYS</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TCONN</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TDIR</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TEMPTY</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TSOCK</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OTTY</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NXIO</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OPNOTSUPP</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PERM</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PFNOSUPPOR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PIP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PROCLIM</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PROTONOSUPPOR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PROTOTYP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RANG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REMOT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ROFS</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SHUTDOWN</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SOCKTNOSUPPOR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SPIP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SRCH</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STA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TIMEDOUT</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TOOMANYREFS</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USERS</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WOULDBLOCK</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WOULDBLOCKWaitReadab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WOULDBLOCKWaitWritable</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EXDEV</text:p>
          </table:table-cell>
          <table:table-cell table:style-name="Table55.F2" office:value-type="string">
            <text:p text:style-name="P42"/>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NOERROR</text:p>
          </table:table-cell>
          <table:table-cell table:style-name="Table55.F2" office:value-type="string">
            <text:p text:style-name="P42">Nothing to see here. Move along, move along.</text:p>
          </table:table-cell>
        </table:table-row>
        <text:soft-page-break/>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Thread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Type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4"/>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3">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3">Object</text:p>
      <text:p text:style-name="P53"><text:tab/>Array</text:p>
      <text:p text:style-name="P53"><text:tab/>Class</text:p>
      <text:p text:style-name="P53"><text:tab/>FalseClass</text:p>
      <text:p text:style-name="P53"><text:tab/>Hash</text:p>
      <text:p text:style-name="P53"><text:tab/>InStream</text:p>
      <text:p text:style-name="P53"><text:tab/>NilClass</text:p>
      <text:p text:style-name="P53"><text:tab/>Numeric</text:p>
      <text:p text:style-name="P53"><text:tab/><text:tab/>Complex</text:p>
      <text:p text:style-name="P53"><text:tab/><text:tab/>Float</text:p>
      <text:p text:style-name="P53"><text:tab/><text:tab/>Integer</text:p>
      <text:p text:style-name="P53"><text:tab/><text:tab/><text:tab/>Bignum</text:p>
      <text:p text:style-name="P53"><text:tab/><text:tab/><text:tab/>Fixnum</text:p>
      <text:p text:style-name="P53"><text:tab/><text:tab/>Rational</text:p>
      <text:p text:style-name="P53"><text:tab/>OutStream</text:p>
      <text:p text:style-name="P53"><text:tab/>Procedure</text:p>
      <text:p text:style-name="P53"><text:tab/>Queue</text:p>
      <text:p text:style-name="P53"><text:tab/>String</text:p>
      <text:p text:style-name="P53"><text:tab/>Thread</text:p>
      <text:p text:style-name="P53"><text:tab/>TrueClass</text:p>
      <text:p text:style-name="P53"><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80537056"/>Classes<text:alphabetical-index-mark-end text:id="IMark80537056"/></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80537056"/>Inheritance<text:alphabetical-index-mark-end text:id="IMark80537056"/></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80537056"/>Methods<text:alphabetical-index-mark-end text:id="IMark80537056"/></text:h>
      <text:p text:style-name="P1">All code in fOOrth is contained in methods. A method is a fragment of code that an object uses to respond to a message that has been sent to that object. In fOOrth there are three sorts of methods:</text:p>
      <text:list xml:id="list3004241993005647395" text:style-name="L13">
        <text:list-item>
          <text:p text:style-name="P82">Shared: Methods that are common to all instances of the class that contains them.</text:p>
        </text:list-item>
        <text:list-item>
          <text:p text:style-name="P82">Exclusive: Methods that are defined for one and only one object (and all of its clones that are created <text:span text:style-name="T2">after</text:span> the exclusive method is defined.).</text:p>
        </text:list-item>
        <text:list-item>
          <text:p text:style-name="P82">Local: Methods that are created in a context and are accessible only in that context. When the context concludes, these methods are no longer accessible.</text:p>
        </text:list-item>
      </text:list>
      <text:h text:style-name="Heading_20_2" text:outline-level="2"><text:alphabetical-index-mark-start text:id="IMark100893656"/>Late Binding<text:alphabetical-index-mark-end text:id="IMark100893656"/> and <text:alphabetical-index-mark-start text:id="IMark80627236"/>Polymorphism<text:alphabetical-index-mark-end text:id="IMark80627236"/></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80627236"/>Prototypes<text:alphabetical-index-mark-end text:id="IMark80627236"/></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80627236"/>Method Mapping<text:alphabetical-index-mark-end text:id="IMark8062723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691884558945487734" text:style-name="L14">
        <text:list-item>
          <text:p text:style-name="P83">The strings used by fOOrth needed to be converted to Ruby symbols to allow code to be executed in Ruby.</text:p>
        </text:list-item>
        <text:list-item>
          <text:p text:style-name="P8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3">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0893656"/>SymbolMap<text:alphabetical-index-mark-end text:id="IMark100893656"/> class. This class creates mappings in one of two ways:</text:p>
      <text:list xml:id="list1112302358093386562" text:style-name="L15">
        <text:list-item>
          <text:p text:style-name="P8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7">Symbol Map Entries =</text:p>
      <text:p text:style-name="Code">! <text:s text:c="13"/>.[]! <text:s text:c="10"/>.getc <text:s text:c="9"/>.reverse <text:s text:c="6"/>0&gt;</text:p>
      <text:p text:style-name="Code">!: <text:s text:c="12"/>.[]@ <text:s text:c="10"/>.gets <text:s text:c="9"/>.right <text:s text:c="8"/>0&gt;=</text:p>
      <text:p text:style-name="P57">" <text:s text:c="13"/>.abs <text:s text:c="10"/>.hypot <text:s text:c="8"/>.right? <text:s text:c="7"/>1+</text:p>
      <text:p text:style-name="P57">… &lt;<text:span text:style-name="T2">voluminous output deleted</text:span>&gt;</text:p>
      <text:p text:style-name="P57"/>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context.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context! is more useful. This method had the immediate attribute, meaning that it executes, even when the mode is deferred or compiling. This allows us to take a peek at the context inside of the working compiler. Consider these examples:</text:p>
      <text:p text:style-name="Code"/>
      <text:p text:style-name="P57">&gt;<text:span text:style-name="T12">true if )context! else )context! then</text:span></text:p>
      <text:p text:style-name="P57"/>
      <text:p text:style-name="P57">Context level 2</text:p>
      <text:p text:style-name="P57"><text:soft-page-break/>ctrl =&gt; if</text:p>
      <text:p text:style-name="P57">mode =&gt; deferred</text:p>
      <text:p text:style-name="P57">"else" =&gt; #&lt;XfOOrth::LocalSpec:0x21eaf30&gt;</text:p>
      <text:p text:style-name="P57">"then" =&gt; #&lt;XfOOrth::LocalSpec:0x21eaea0&gt;</text:p>
      <text:p text:style-name="P57"/>
      <text:p text:style-name="P57">Context level 1</text:p>
      <text:p text:style-name="P57">virtual machine =&gt; VirtualMachine instance &lt;Main&gt;</text:p>
      <text:p text:style-name="P57">mode =&gt; execute</text:p>
      <text:p text:style-name="P57"/>
      <text:p text:style-name="P57">Context level 2</text:p>
      <text:p text:style-name="P57">ctrl =&gt; if</text:p>
      <text:p text:style-name="P57">mode =&gt; deferred</text:p>
      <text:p text:style-name="P57">"then" =&gt; #&lt;XfOOrth::LocalSpec:0x21eaea0&gt;</text:p>
      <text:p text:style-name="P57"/>
      <text:p text:style-name="P57">Context level 1</text:p>
      <text:p text:style-name="P57">virtual machine =&gt; VirtualMachine instance &lt;Main&gt;</text:p>
      <text:p text:style-name="P57">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vm and its immediate version )vm!.</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00893656"/>Routing<text:alphabetical-index-mark-end text:id="IMark100893656"/></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6427648281205746728" text:style-name="L16">
        <text:list-item>
          <text:p text:style-name="P85">The defining word used to create the method.</text:p>
        </text:list-item>
        <text:list-item>
          <text:p text:style-name="P85">The receiver of the defining word used to create the method.</text:p>
        </text:list-item>
        <text:list-item>
          <text:p text:style-name="P85">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4"/>
      <text:p text:style-name="P1">The method name may not contain spaces. Further the method name is responsible for determining the routing used and any embedded string data. </text:p>
      <text:p text:style-name="P1"><text:soft-page-break/>The lead character determines the routing:</text:p>
      <text:list xml:id="list801828340416102462" text:style-name="L17">
        <text:list-item>
          <text:p text:style-name="P86">“.” - indicates that the message is routed to the top-of-stack element (TOS)</text:p>
        </text:list-item>
        <text:list-item>
          <text:p text:style-name="P86">“~” - indicates that the message is routed to the “self” entity of the method (see the section Self below). Since these messages are only routed to the object itself, they are in effect private methods.</text:p>
        </text:list-item>
        <text:list-item>
          <text:p text:style-name="P8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4"/>
      <text:p text:style-name="P1">The method name may not contain spaces. Further the method name is responsible for determining the routing used and any embedded string data. </text:p>
      <text:p text:style-name="P1">The lead character determines the routing:</text:p>
      <text:list xml:id="list30260738" text:continue-numbering="true" text:style-name="L17">
        <text:list-item>
          <text:p text:style-name="P86">“.” - indicates that the message is routed to the top-of-stack element (TOS)</text:p>
        </text:list-item>
        <text:list-item>
          <text:p text:style-name="P86">“~” - indicates that the message is routed to the “self” entity of the method (see the section Self below). Since these messages are only routed to the object itself, they are in effect private methods.</text:p>
        </text:list-item>
        <text:list-item>
          <text:p text:style-name="P8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173012784"/>:<text:alphabetical-index-mark-end text:id="IMark173012784"/></text:p>
          </table:table-cell>
          <table:table-cell table:style-name="Table9.A2" office:value-type="string">
            <text:p text:style-name="P14">N/A</text:p>
          </table:table-cell>
          <table:table-cell table:style-name="Table9.A2" office:value-type="string">
            <text:p text:style-name="P22">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173012784"/>.:<text:alphabetical-index-mark-end text:id="IMark173012784"/></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173012784"/>.::<text:alphabetical-index-mark-end text:id="IMark173012784"/></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2">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00892744"/>do_map_name<text:alphabetical-index-mark-end text:id="IMark100892744"/><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7380112"/>F10: <text:change-end text:change-id="ct227380112"/>?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00892744"/>self<text:alphabetical-index-mark-end text:id="IMark100892744"/>”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019422239469133552" text:style-name="L18">
        <text:list-item>
          <text:p text:style-name="P87">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7">For TOS routed methods, access to self is as simple as “self .method_name”. This was done in the MyClass example above. The self value is a free value that does not to be declared.</text:p>
        </text:list-item>
        <text:list-item>
          <text:p text:style-name="P87">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7">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00892744"/>.with{<text:alphabetical-index-mark-end text:id="IMark100892744"/>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216020880713384002" text:style-name="L19">
        <text:list-item>
          <text:p text:style-name="P88">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8">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8">A .with{ … } clause can be used to take a value and give easy access to that value within the executed block without having to create a local value.</text:p>
        </text:list-item>
        <text:list-item>
          <text:p text:style-name="P88">Access to the self value is generally faster than other forms of access. Thus this construct can yield performance enhancements.</text:p>
        </text:list-item>
      </text:list>
      <text:p text:style-name="P1"/>
      <text:h text:style-name="Heading_20_1" text:outline-level="1"><text:alphabetical-index-mark-start text:id="IMark100892744"/>Boolean<text:alphabetical-index-mark-end text:id="IMark10089274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100895480"/>FalseClass<text:alphabetical-index-mark-end text:id="IMark100895480"/></text:p>
            <text:p text:style-name="P14"><text:alphabetical-index-mark-start text:id="IMark100895480"/>NilClass<text:alphabetical-index-mark-end text:id="IMark100895480"/></text:p>
          </table:table-cell>
          <table:table-cell table:style-name="Table118.B2" office:value-type="string">
            <text:p text:style-name="P14"><text:alphabetical-index-mark-start text:id="IMark100895480"/>Object<text:alphabetical-index-mark-end text:id="IMark100895480"/></text:p>
          </table:table-cell>
        </table:table-row>
      </table:table>
      <text:p text:style-name="P10"/>
      <text:p text:style-name="P11">Note that while false processing occurs in FalseClass and NilClass, true processing occurs in Object and not <text:alphabetical-index-mark-start text:id="IMark100892744"/>TrueClass<text:alphabetical-index-mark-end text:id="IMark10089274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00892744"/>Numeric<text:alphabetical-index-mark-end text:id="IMark10089274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024777832273818931" text:style-name="L20">
        <text:list-item>
          <text:p text:style-name="P89">Integer defines a few “bit” oriented operations that are specific to whole numbers.</text:p>
        </text:list-item>
        <text:list-item>
          <text:p text:style-name="P89">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00892744"/>Array<text:alphabetical-index-mark-end text:id="IMark100892744"/></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7705974191459748292" text:style-name="L21">
        <text:list-item>
          <text:p text:style-name="P90">The first two examples both create “empty” arrays with zero data elements. </text:p>
        </text:list-item>
        <text:list-item>
          <text:p text:style-name="P90">Array data do NOT need to be the same “type” of data. Mixing is allowed. </text:p>
        </text:list-item>
        <text:list-item>
          <text:p text:style-name="P90">Any statements that generate data are permitted. Consider:</text:p>
        </text:list-item>
      </text:list>
      <text:p text:style-name="Code">&gt;<text:span text:style-name="T12">[ 1 11 do i loop ] .</text:span></text:p>
      <text:p text:style-name="Code">[1, 2, 3, 4, 5, 6, 7, 8, 9, 10]</text:p>
      <text:p text:style-name="Code">&gt;<text:span text:style-name="T12">[ 1 11 do i dup * loop ] .</text:span></text:p>
      <text:p text:style-name="Code"><text:soft-page-break/>[1, 4, 9, 16, 25, 36, 49, 64, 81, 100]</text:p>
      <text:list xml:id="list1815197020154892618" text:style-name="L22">
        <text:list-item>
          <text:p text:style-name="P91">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00895480"/>.new<text:alphabetical-index-mark-end text:id="IMark100895480"/>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00895480"/>.new{<text:alphabetical-index-mark-end text:id="IMark100895480"/>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00895480"/>x<text:alphabetical-index-mark-end text:id="IMark100895480"/>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00895480"/>}<text:alphabetical-index-mark-end text:id="IMark100895480"/> [ (see above) ]</text:h>
            <text:p text:style-name="Text_20_body">Routing:<text:span text:style-name="T13">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00895480"/>.new_size<text:alphabetical-index-mark-end text:id="IMark100895480"/>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00895480"/>.new_value<text:alphabetical-index-mark-end text:id="IMark100895480"/>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00895480"/>.new_values<text:alphabetical-index-mark-end text:id="IMark100895480"/>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00895480"/>!<text:alphabetical-index-mark-end text:id="IMark10089548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00895480"/>+<text:alphabetical-index-mark-end text:id="IMark10089548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00895480"/>.+left<text:alphabetical-index-mark-end text:id="IMark10089548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00895480"/>.+mid<text:alphabetical-index-mark-end text:id="IMark10089548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00895480"/>.+midlr<text:alphabetical-index-mark-end text:id="IMark10089548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00895480"/>.+right<text:alphabetical-index-mark-end text:id="IMark10089548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00895480"/>.-left<text:alphabetical-index-mark-end text:id="IMark10089548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00895480"/>.-mid<text:alphabetical-index-mark-end text:id="IMark10089548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00895480"/>.-midlr<text:alphabetical-index-mark-end text:id="IMark10089548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00895480"/>.-right<text:alphabetical-index-mark-end text:id="IMark10089548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00895480"/>.[]!<text:alphabetical-index-mark-end text:id="IMark100895480"/>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00895480"/>.[]@<text:alphabetical-index-mark-end text:id="IMark100895480"/>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00895480"/>.left<text:alphabetical-index-mark-end text:id="IMark10089548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00895480"/>.length<text:alphabetical-index-mark-end text:id="IMark10089548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00895480"/>.max<text:alphabetical-index-mark-end text:id="IMark10089548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00895480"/>.mid<text:alphabetical-index-mark-end text:id="IMark10089548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00895480"/>.midlr<text:alphabetical-index-mark-end text:id="IMark10089548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00895480"/>.min<text:alphabetical-index-mark-end text:id="IMark10089548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00895480"/>.pp<text:alphabetical-index-mark-end text:id="IMark10089548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00895480"/>.reverse<text:alphabetical-index-mark-end text:id="IMark10089548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00895480"/>.right<text:alphabetical-index-mark-end text:id="IMark10089548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00895480"/>.shuffle<text:alphabetical-index-mark-end text:id="IMark10089548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00895480"/>.sort<text:alphabetical-index-mark-end text:id="IMark10089548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00895480"/>.strmax<text:alphabetical-index-mark-end text:id="IMark10089548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00895480"/>&lt;&lt;<text:alphabetical-index-mark-end text:id="IMark10089548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00895480"/>@<text:alphabetical-index-mark-end text:id="IMark10089548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00892744"/>Class<text:alphabetical-index-mark-end text:id="IMark100892744"/></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00895480"/>.is_class?<text:alphabetical-index-mark-end text:id="IMark10089548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00895480"/>.new<text:alphabetical-index-mark-end text:id="IMark10089548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00895480"/>.parent_class<text:alphabetical-index-mark-end text:id="IMark10089548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00895480"/>.subclass:<text:alphabetical-index-mark-end text:id="IMark100895480"/>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00895480"/>.to_s<text:alphabetical-index-mark-end text:id="IMark10089548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00892744"/>Commands<text:alphabetical-index-mark-end text:id="IMark100892744"/></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00895480"/>)methods<text:alphabetical-index-mark-end text:id="IMark100895480"/>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00895480"/>)stubs<text:alphabetical-index-mark-end text:id="IMark100895480"/> []</text:h>
            <text:p text:style-name="Text_20_body">Routing: TOS</text:p>
            <text:p text:style-name="P1">List the stub methods defined for this class. Stubs are place holder methods that serve one of two purposes:</text:p>
            <text:list xml:id="list4762556094448961078" text:style-name="L23">
              <text:list-item>
                <text:p text:style-name="P92">They are abstract methods in a base class that exist so that a sub-class may replace the stub with an actual method. The stub ensures that the compiler uses the correct routing when using the method.</text:p>
              </text:list-item>
              <text:list-item>
                <text:p text:style-name="P92">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00892744"/>Complex<text:alphabetical-index-mark-end text:id="IMark100892744"/></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6">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00895240"/>.cbrt<text:alphabetical-index-mark-end text:id="IMark100895240"/>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00895000"/>.e**<text:alphabetical-index-mark-end text:id="IMark100895000"/>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00895240"/>.split<text:alphabetical-index-mark-end text:id="IMark10089524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00895000"/>.sqrt<text:alphabetical-index-mark-end text:id="IMark100895000"/>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00895192"/>FalseClass<text:alphabetical-index-mark-end text:id="IMark100895192"/></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00895000"/>&amp;&amp;<text:alphabetical-index-mark-end text:id="IMark10089500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00895000"/>^^<text:alphabetical-index-mark-end text:id="IMark10089500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00895000"/>||<text:alphabetical-index-mark-end text:id="IMark10089500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00895192"/>Float<text:alphabetical-index-mark-end text:id="IMark100895192"/></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0894808"/>Hash<text:alphabetical-index-mark-end text:id="IMark100894808"/></text:h>
      <text:p text:style-name="Text_20_body"/>
      <text:p text:style-name="Text_20_body">Inheritance: Hash <text:span text:style-name="T10">←</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00894808"/><text:span text:style-name="T7">{</text:span><text:alphabetical-index-mark-end text:id="IMark100894808"/>” and the locally defined methods “<text:alphabetical-index-mark-start text:id="IMark100894952"/><text:span text:style-name="T7">-&gt;</text:span><text:alphabetical-index-mark-end text:id="IMark100894952"/>” and “<text:alphabetical-index-mark-start text:id="IMark100895528"/><text:span text:style-name="T7">}</text:span><text:alphabetical-index-mark-end text:id="IMark10089552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0262877" text:continue-list="list7705974191459748292" text:style-name="L21">
        <text:list-item>
          <text:p text:style-name="P90">The first example creates an “empty” hash with zero data elements. </text:p>
        </text:list-item>
        <text:list-item>
          <text:p text:style-name="P90">Hash key and data do NOT need to be the same “type” of data. Mixing is allowed. </text:p>
        </text:list-item>
        <text:list-item>
          <text:p text:style-name="P90">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00895768"/>.[]!<text:alphabetical-index-mark-end text:id="IMark10089576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00895768"/>.[]@<text:alphabetical-index-mark-end text:id="IMark10089576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00895768"/>.keys<text:alphabetical-index-mark-end text:id="IMark100895768"/>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00895768"/>.pp<text:alphabetical-index-mark-end text:id="IMark10089576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00895768"/>.strmax2<text:alphabetical-index-mark-end text:id="IMark10089576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00895768"/>.values<text:alphabetical-index-mark-end text:id="IMark100895768"/>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00894952"/>InStream<text:alphabetical-index-mark-end text:id="IMark100894952"/></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00895768"/>.get_all<text:alphabetical-index-mark-end text:id="IMark10089576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5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00895768"/>.open<text:alphabetical-index-mark-end text:id="IMark10089576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5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9">"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00895768"/>.open{<text:alphabetical-index-mark-end text:id="IMark10089576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0"><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00895768"/>.close<text:alphabetical-index-mark-end text:id="IMark10089576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00895768"/>.getc<text:alphabetical-index-mark-end text:id="IMark10089576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00895768"/>.gets<text:alphabetical-index-mark-end text:id="IMark10089576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00895768"/>~getc<text:alphabetical-index-mark-end text:id="IMark10089576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0"><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00895768"/>~gets<text:alphabetical-index-mark-end text:id="IMark10089576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0"><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00894952"/>Integer<text:alphabetical-index-mark-end text:id="IMark100894952"/></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27380216"/></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27380320"/>[an_integer] <text:alphabetical-index-mark-start text:id="IMark100895528"/>.even?<text:alphabetical-index-mark-end text:id="IMark100895528"/> [a_boolean]</text:h>
            <text:p text:style-name="Text_20_body">Routing: TOS</text:p>
            <text:p text:style-name="P1">This method returns true if the integer is even and false if it is odd.<text:change-end text:change-id="ct227380320"/></text:p>
          </table:table-cell>
          <table:covered-table-cell/>
        </table:table-row>
        <table:table-row table:style-name="Table120.1">
          <table:table-cell table:style-name="Table120.A2" office:value-type="string">
            <text:p text:style-name="P17"><text:change-start text:change-id="ct227380424"/>Code<text:change-end text:change-id="ct227380424"/></text:p>
          </table:table-cell>
          <table:table-cell table:style-name="Table120.B2" office:value-type="string">
            <text:p text:style-name="P17"><text:change-start text:change-id="ct227380528"/>Result<text:change-end text:change-id="ct227380528"/></text:p>
          </table:table-cell>
        </table:table-row>
        <table:table-row table:style-name="Table120.1">
          <table:table-cell table:style-name="Table120.A2" office:value-type="string">
            <text:p text:style-name="Snippet"><text:change-start text:change-id="ct227380632"/>2 .even?<text:change-end text:change-id="ct227380632"/></text:p>
          </table:table-cell>
          <table:table-cell table:style-name="Table120.B2" office:value-type="string">
            <text:p text:style-name="P2"><text:change-start text:change-id="ct227380736"/>true<text:change-end text:change-id="ct227380736"/></text:p>
          </table:table-cell>
        </table:table-row>
        <table:table-row table:style-name="Table120.1">
          <table:table-cell table:style-name="Table120.A2" office:value-type="string">
            <text:p text:style-name="Snippet"><text:change-start text:change-id="ct227380840"/>3 .even?<text:change-end text:change-id="ct227380840"/></text:p>
          </table:table-cell>
          <table:table-cell table:style-name="Table120.B2" office:value-type="string">
            <text:p text:style-name="P2"><text:change-start text:change-id="ct227380944"/>false<text:change-end text:change-id="ct227380944"/></text:p>
          </table:table-cell>
        </table:table-row>
      </table:table>
      <text:p text:style-name="Text_20_body"><text:change text:change-id="ct227381048"/><text:change-start text:change-id="ct22738115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00895528"/>.gcd<text:alphabetical-index-mark-end text:id="IMark10089552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7381152"/><text:change text:change-id="ct227381256"/><text:change-start text:change-id="ct22738136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00895528"/>.lcm<text:alphabetical-index-mark-end text:id="IMark10089552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7381360"/><text:change text:change-id="ct227381568"/><text:change text:change-id="ct227381464"/><text:change-start text:change-id="ct227381672"/></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00895528"/>.odd?<text:alphabetical-index-mark-end text:id="IMark10089552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7381672"/></text:p>
      <text:p text:style-name="Text_20_body"><text:change text:change-id="ct227381776"/><text:change-start text:change-id="ct227381880"/></text:p>
      <text:p text:style-name="Text_20_body"><text:change-end text:change-id="ct227381880"/><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7381984"/>[an_integer] <text:alphabetical-index-mark-start text:id="IMark100895528"/>2*<text:alphabetical-index-mark-end text:id="IMark100895528"/> [an_integer]</text:h>
            <text:p text:style-name="Text_20_body">Routing: TOS</text:p>
            <text:p text:style-name="P1"><text:change-end text:change-id="ct227381984"/><text:change-start text:change-id="ct227382088"/>Double the value of the integer.<text:change-end text:change-id="ct227382088"/></text:p>
          </table:table-cell>
          <table:covered-table-cell/>
        </table:table-row>
        <table:table-row table:style-name="Table124.1">
          <table:table-cell table:style-name="Table124.A2" office:value-type="string">
            <text:p text:style-name="P17"><text:change-start text:change-id="ct227382192"/>Code<text:change-end text:change-id="ct227382192"/></text:p>
          </table:table-cell>
          <table:table-cell table:style-name="Table124.B2" office:value-type="string">
            <text:p text:style-name="P17"><text:change-start text:change-id="ct227382296"/>Result<text:change-end text:change-id="ct227382296"/></text:p>
          </table:table-cell>
        </table:table-row>
        <table:table-row table:style-name="Table124.1">
          <table:table-cell table:style-name="Table124.A2" office:value-type="string">
            <text:p text:style-name="Snippet"><text:change-start text:change-id="ct227382400"/>13 2*<text:change-end text:change-id="ct227382400"/></text:p>
          </table:table-cell>
          <table:table-cell table:style-name="Table124.B2" office:value-type="string">
            <text:p text:style-name="P2"><text:change-start text:change-id="ct227382504"/>26<text:change-end text:change-id="ct227382504"/></text:p>
          </table:table-cell>
        </table:table-row>
      </table:table>
      <text:p text:style-name="Standard"/>
      <text:p text:style-name="Text_20_body"><text:change text:change-id="ct229409456"/><text:change-start text:change-id="ct22940956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00895528"/>2/<text:alphabetical-index-mark-end text:id="IMark10089552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9409560"/><text:change text:change-id="ct229409664"/><text:change-start text:change-id="ct22940976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00895528"/>&lt;&lt;<text:alphabetical-index-mark-end text:id="IMark10089552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29409768"/><text:change text:change-id="ct229409872"/><text:change-start text:change-id="ct22940997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00895528"/>&gt;&gt;<text:alphabetical-index-mark-end text:id="IMark10089552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29409976"/><text:change text:change-id="ct229410080"/><text:change-start text:change-id="ct22941018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00895528"/>and<text:alphabetical-index-mark-end text:id="IMark10089552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9410184"/><text:change text:change-id="ct229410288"/><text:change-start text:change-id="ct22941039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00895528"/>com<text:alphabetical-index-mark-end text:id="IMark10089552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9410392"/><text:change text:change-id="ct22941049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9410600"/>[an_integer an_integer] <text:alphabetical-index-mark-start text:id="IMark100895528"/>or<text:alphabetical-index-mark-end text:id="IMark100895528"/> [an_integer]</text:h>
            <text:p text:style-name="Text_20_body">Routing: NOS</text:p>
            <text:p text:style-name="P1"><text:change-end text:change-id="ct229410600"/><text:change-start text:change-id="ct229410704"/>Compute the bit-wise inclusive or function of the two integer values.<text:change-end text:change-id="ct229410704"/></text:p>
          </table:table-cell>
          <table:covered-table-cell/>
        </table:table-row>
        <table:table-row table:style-name="Table130.1">
          <table:table-cell table:style-name="Table130.A2" office:value-type="string">
            <text:p text:style-name="P17"><text:change-start text:change-id="ct229410808"/>Code<text:change-end text:change-id="ct229410808"/></text:p>
          </table:table-cell>
          <table:table-cell table:style-name="Table130.B2" office:value-type="string">
            <text:p text:style-name="P17"><text:change-start text:change-id="ct229410912"/>Result<text:change-end text:change-id="ct229410912"/></text:p>
          </table:table-cell>
        </table:table-row>
        <table:table-row table:style-name="Table130.1">
          <table:table-cell table:style-name="Table130.A2" office:value-type="string">
            <text:p text:style-name="Snippet"><text:change-start text:change-id="ct229411016"/>15 40 or<text:change-end text:change-id="ct229411016"/></text:p>
          </table:table-cell>
          <table:table-cell table:style-name="Table130.B2" office:value-type="string">
            <text:p text:style-name="P2"><text:change-start text:change-id="ct229411120"/>47<text:change-end text:change-id="ct229411120"/></text:p>
          </table:table-cell>
        </table:table-row>
      </table:table>
      <text:p text:style-name="Standard"><text:change text:change-id="ct229411224"/><text:change-start text:change-id="ct22941132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00895528"/>xor<text:alphabetical-index-mark-end text:id="IMark10089552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29411328"/></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00895720"/><text:alphabetical-index-mark-start text:id="IMark100895576"/><text:alphabetical-index-mark-start text:id="IMark100895912"/>NilClass<text:alphabetical-index-mark-end text:id="IMark100895912"/><text:alphabetical-index-mark-end text:id="IMark100895576"/><text:alphabetical-index-mark-end text:id="IMark100895720"/></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9411432"/> </text:p>
      <text:p text:style-name="P1">Note that in Boolean expressions, nil is treated as an alias for false.<text:change-end text:change-id="ct22941143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00895528"/>&amp;&amp;<text:alphabetical-index-mark-end text:id="IMark100895528"/>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29411536"/>nil true &amp;&amp;<text:change-end text:change-id="ct229411536"/></text:p>
          </table:table-cell>
          <table:table-cell table:style-name="Table26.B2" office:value-type="string">
            <text:p text:style-name="P2"><text:change-start text:change-id="ct229411640"/>false<text:change-end text:change-id="ct22941164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00895528"/>^^<text:alphabetical-index-mark-end text:id="IMark100895528"/>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29411744"/>nil <text:change-end text:change-id="ct229411744"/><text:change-start text:change-id="ct229411848"/>false ^^<text:change-end text:change-id="ct229411848"/></text:p>
          </table:table-cell>
          <table:table-cell table:style-name="Table27.B2" office:value-type="string">
            <text:p text:style-name="P2"><text:change-start text:change-id="ct229411952"/>false<text:change-end text:change-id="ct229411952"/></text:p>
          </table:table-cell>
        </table:table-row>
        <table:table-row table:style-name="Table27.2">
          <table:table-cell table:style-name="Table27.A2" office:value-type="string">
            <text:p text:style-name="Snippet"><text:change-start text:change-id="ct229412056"/>nil true ^^<text:change-end text:change-id="ct229412056"/></text:p>
          </table:table-cell>
          <table:table-cell table:style-name="Table27.B2" office:value-type="string">
            <text:p text:style-name="P2"><text:change-start text:change-id="ct229412160"/>true<text:change-end text:change-id="ct22941216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00895528"/>||<text:alphabetical-index-mark-end text:id="IMark100895528"/>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29412264"/>nil false ||<text:change-end text:change-id="ct229412264"/></text:p>
          </table:table-cell>
          <table:table-cell table:style-name="Table28.B2" office:value-type="string">
            <text:p text:style-name="P2"><text:change-start text:change-id="ct229412368"/>false<text:change-end text:change-id="ct229412368"/></text:p>
          </table:table-cell>
        </table:table-row>
        <table:table-row table:style-name="Table28.2">
          <table:table-cell table:style-name="Table28.A2" office:value-type="string">
            <text:p text:style-name="Snippet"><text:change-start text:change-id="ct229412472"/>nil true ||<text:change-end text:change-id="ct229412472"/></text:p>
          </table:table-cell>
          <table:table-cell table:style-name="Table28.B2" office:value-type="string">
            <text:p text:style-name="P2"><text:change-start text:change-id="ct229412576"/>true<text:change-end text:change-id="ct229412576"/></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00895720"/>Numeric<text:alphabetical-index-mark-end text:id="IMark100895720"/></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29412680"/><text:change-start text:change-id="ct229412784"/>The Numeric class is the abstract base class for num<text:change-end text:change-id="ct229412784"/><text:change-start text:change-id="ct229412888"/>eric data. It is the location for the vast majority of methods that act on such data. In use, data will be instances of <text:change-end text:change-id="ct229412888"/><text:change-start text:change-id="ct229412992"/>Complex, Float, Integer (via Bignum and Fixnum), and Rational data.<text:change-end text:change-id="ct229412992"/><text:change-start text:change-id="ct229413096"/></text:p>
      <text:h text:style-name="Heading_20_2" text:outline-level="2">Specia<text:change-end text:change-id="ct229413096"/><text:change-start text:change-id="ct229413200"/>l Numeric Values</text:h>
      <text:p text:style-name="Text_20_body"><text:change-end text:change-id="ct22941320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00895528"/>-infinity<text:alphabetical-index-mark-end text:id="IMark10089552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9413304"/></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00895528"/>dpr<text:alphabetical-index-mark-end text:id="IMark10089552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9413304"/><text:change-start text:change-id="ct229413408"/></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100895528"/>e<text:alphabetical-index-mark-end text:id="IMark10089552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9413408"/></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00895528"/>epsilon<text:alphabetical-index-mark-end text:id="IMark100895528"/>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00895528"/>infinity<text:alphabetical-index-mark-end text:id="IMark10089552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00895528"/>max_float<text:alphabetical-index-mark-end text:id="IMark10089552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100895528"/>min_float<text:alphabetical-index-mark-end text:id="IMark10089552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00895528"/>nan<text:alphabetical-index-mark-end text:id="IMark10089552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943498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00895528"/>pi<text:alphabetical-index-mark-end text:id="IMark10089552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P50"><text:change-start text:change-id="ct229433944"/>In 1897, <text:change-end text:change-id="ct229433944"/>several<text:change-start text:change-id="ct229434048"/> attempt<text:change-end text:change-id="ct229434048"/>s<text:change-start text:change-id="ct229434152"/> w<text:change-end text:change-id="ct229434152"/>ere<text:change-start text:change-id="ct229434256"/> made <text:change-end text:change-id="ct229434256"/><text:change-start text:change-id="ct229434360"/>to legislate the value of pi<text:change-end text:change-id="ct229434360"/> to a number of incorrectly computed values<text:change-start text:change-id="ct229434464"/>. Fortunately, th<text:change-end text:change-id="ct229434464"/>e<text:change-start text:change-id="ct229434568"/>s<text:change-end text:change-id="ct229434568"/>e<text:change-start text:change-id="ct229434672"/> effort<text:change-end text:change-id="ct229434672"/>s<text:change-start text:change-id="ct229434776"/> w<text:change-end text:change-id="ct229434776"/>ere<text:change-start text:change-id="ct229434880"/> unsuccessful.<text:change-end text:change-id="ct229434880"/></text:p></text:note-body></text:note></text:p>
          </table:table-cell>
        </table:table-row>
      </table:table>
      <text:p text:style-name="Text_20_body"><text:change-end text:change-id="ct229434984"/></text:p>
      <text:h text:style-name="Heading_20_2" text:outline-level="2">Instance Methods</text:h>
      <text:p text:style-name="Text_20_body"><text:change text:change-id="ct229435088"/><text:change-start text:change-id="ct229435192"/></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100895528"/>*<text:alphabetical-index-mark-end text:id="IMark10089552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29435192"/><text:change text:change-id="ct22943529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9435400"/>[a_numeric a_numeric] <text:alphabetical-index-mark-start text:id="IMark100895528"/>**<text:alphabetical-index-mark-end text:id="IMark100895528"/> [a_numeric]</text:h>
            <text:p text:style-name="Text_20_body">Routing: NOS</text:p>
            <text:p text:style-name="P1"><text:change-end text:change-id="ct229435400"/><text:change-start text:change-id="ct229435504"/>The exponentiation operator is impleme<text:change-end text:change-id="ct229435504"/><text:change-start text:change-id="ct229435608"/>nted by this method. Note the the second operand, the power, is converted to a Float first.<text:change-end text:change-id="ct229435608"/></text:p>
          </table:table-cell>
          <table:covered-table-cell/>
        </table:table-row>
        <table:table-row table:style-name="Table133.1">
          <table:table-cell table:style-name="Table133.A2" office:value-type="string">
            <text:p text:style-name="P17"><text:change-start text:change-id="ct229435712"/>Code<text:change-end text:change-id="ct229435712"/></text:p>
          </table:table-cell>
          <table:table-cell table:style-name="Table133.B2" office:value-type="string">
            <text:p text:style-name="P17"><text:change-start text:change-id="ct229435816"/>Result<text:change-end text:change-id="ct229435816"/></text:p>
          </table:table-cell>
        </table:table-row>
        <table:table-row table:style-name="Table133.1">
          <table:table-cell table:style-name="Table133.A2" office:value-type="string">
            <text:p text:style-name="Snippet"><text:change-start text:change-id="ct229435920"/>2 10 **<text:change-end text:change-id="ct229435920"/></text:p>
          </table:table-cell>
          <table:table-cell table:style-name="Table133.B2" office:value-type="string">
            <text:p text:style-name="P2"><text:change-start text:change-id="ct229436024"/>1024<text:change-end text:change-id="ct229436024"/></text:p>
          </table:table-cell>
        </table:table-row>
        <table:table-row table:style-name="Table133.1">
          <table:table-cell table:style-name="Table133.A2" office:value-type="string">
            <text:p text:style-name="Snippet"><text:change-start text:change-id="ct229436128"/>3 4 **<text:change-end text:change-id="ct229436128"/></text:p>
          </table:table-cell>
          <table:table-cell table:style-name="Table133.B2" office:value-type="string">
            <text:p text:style-name="P2"><text:change-start text:change-id="ct229436232"/>81<text:change-end text:change-id="ct229436232"/></text:p>
          </table:table-cell>
        </table:table-row>
        <table:table-row table:style-name="Table133.1">
          <table:table-cell table:style-name="Table133.A2" office:value-type="string">
            <text:p text:style-name="Snippet"><text:change-start text:change-id="ct229436336"/>2 1/2 <text:change-end text:change-id="ct229436336"/><text:change-start text:change-id="ct229436440"/>**<text:change-end text:change-id="ct229436440"/></text:p>
          </table:table-cell>
          <table:table-cell table:style-name="Table133.B2" office:value-type="string">
            <text:p text:style-name="P2"><text:change-start text:change-id="ct229436544"/>1.4142135623730951<text:change-end text:change-id="ct229436544"/></text:p>
          </table:table-cell>
        </table:table-row>
      </table:table>
      <text:p text:style-name="Text_20_body"/>
      <text:p text:style-name="Text_20_body"><text:change text:change-id="ct22943664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29436752"/>[a_numeric a_numeric] <text:alphabetical-index-mark-start text:id="IMark100895528"/>+<text:alphabetical-index-mark-end text:id="IMark100895528"/> [a_numeric]</text:h>
            <text:p text:style-name="Text_20_body">Routing: NOS</text:p>
            <text:p text:style-name="P1">The addition operator is implemented by this method.<text:change-end text:change-id="ct229436752"/></text:p>
          </table:table-cell>
          <table:covered-table-cell/>
        </table:table-row>
        <table:table-row table:style-name="Table134.1">
          <table:table-cell table:style-name="Table134.A2" office:value-type="string">
            <text:p text:style-name="P17"><text:change-start text:change-id="ct229436856"/>Code<text:change-end text:change-id="ct229436856"/></text:p>
          </table:table-cell>
          <table:table-cell table:style-name="Table134.B2" office:value-type="string">
            <text:p text:style-name="P17"><text:change-start text:change-id="ct229436960"/>Result<text:change-end text:change-id="ct229436960"/></text:p>
          </table:table-cell>
        </table:table-row>
        <table:table-row table:style-name="Table134.1">
          <table:table-cell table:style-name="Table134.A2" office:value-type="string">
            <text:p text:style-name="Snippet"><text:change-start text:change-id="ct229437064"/>1 1 +<text:change-end text:change-id="ct229437064"/></text:p>
          </table:table-cell>
          <table:table-cell table:style-name="Table134.B2" office:value-type="string">
            <text:p text:style-name="P2"><text:change-start text:change-id="ct229437168"/>2<text:change-end text:change-id="ct229437168"/></text:p>
          </table:table-cell>
        </table:table-row>
        <table:table-row table:style-name="Table134.1">
          <table:table-cell table:style-name="Table134.A2" office:value-type="string">
            <text:p text:style-name="Snippet"><text:change-start text:change-id="ct229437272"/>1.0 7.2 +<text:change-end text:change-id="ct229437272"/></text:p>
          </table:table-cell>
          <table:table-cell table:style-name="Table134.B2" office:value-type="string">
            <text:p text:style-name="P2"><text:change-start text:change-id="ct229437376"/>8.2<text:change-end text:change-id="ct229437376"/></text:p>
          </table:table-cell>
        </table:table-row>
        <table:table-row table:style-name="Table134.1">
          <table:table-cell table:style-name="Table134.A2" office:value-type="string">
            <text:p text:style-name="Snippet"><text:change-start text:change-id="ct229437480"/>1/2<text:change-end text:change-id="ct229437480"/><text:change-start text:change-id="ct229437584"/> 1/3 +<text:change-end text:change-id="ct229437584"/></text:p>
          </table:table-cell>
          <table:table-cell table:style-name="Table134.B2" office:value-type="string">
            <text:p text:style-name="P2"><text:change-start text:change-id="ct229437688"/>5/6<text:change-end text:change-id="ct229437688"/></text:p>
          </table:table-cell>
        </table:table-row>
        <table:table-row table:style-name="Table134.1">
          <table:table-cell table:style-name="Table134.A2" office:value-type="string">
            <text:p text:style-name="Snippet"><text:change-start text:change-id="ct229437792"/>1+2i 1+3i<text:change-end text:change-id="ct229437792"/><text:change-start text:change-id="ct229437896"/> +<text:change-end text:change-id="ct229437896"/></text:p>
          </table:table-cell>
          <table:table-cell table:style-name="Table134.B2" office:value-type="string">
            <text:p text:style-name="P2"><text:change-start text:change-id="ct229438040"/>2+5i<text:change-end text:change-id="ct229438040"/></text:p>
          </table:table-cell>
        </table:table-row>
      </table:table>
      <text:p text:style-name="Text_20_body"><text:change text:change-id="ct229438144"/><text:change-start text:change-id="ct22943824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00895528"/>-<text:alphabetical-index-mark-end text:id="IMark10089552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9438248"/><text:change text:change-id="ct229438456"/><text:change text:change-id="ct229438352"/><text:change-start text:change-id="ct22943856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00895528"/>.1/x<text:alphabetical-index-mark-end text:id="IMark10089552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9438560"/><text:change text:change-id="ct229438664"/><text:change-start text:change-id="ct22943876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00895528"/>.10**<text:alphabetical-index-mark-end text:id="IMark100895528"/>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9438768"/><text:change text:change-id="ct229438872"/><text:change-start text:change-id="ct22943897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00895528"/>.2**<text:alphabetical-index-mark-end text:id="IMark100895528"/>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9438976"/><text:change text:change-id="ct229439184"/><text:change text:change-id="ct229439080"/><text:change-start text:change-id="ct22943928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00895528"/>.abs<text:alphabetical-index-mark-end text:id="IMark10089552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9439288"/><text:change text:change-id="ct22943939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29439496"/>[a_numeric] <text:alphabetical-index-mark-start text:id="IMark100895528"/>.acos<text:alphabetical-index-mark-end text:id="IMark100895528"/> [a_float]</text:h>
            <text:p text:style-name="Text_20_body">Routing: TOS</text:p>
            <text:p text:style-name="P1">This method computes the arc-cosine (cos(x)<text:span text:style-name="T11">-1</text:span>) of the value. That is it computes the angle in radians <text:change-end text:change-id="ct229439496"/><text:change-start text:change-id="ct229439912"/>whose cosine is the argument<text:note text:id="ftn65" text:note-class="footnote"><text:note-citation>65</text:note-citation><text:note-body><text:p text:style-name="Footnote"><text:change-start text:change-id="ct229439600"/>Please s<text:change-end text:change-id="ct229439600"/><text:change-start text:change-id="ct229439704"/>ee <text:a xlink:type="simple" xlink:href="http://en.wikipedia.org/wiki/Inverse_trigonometric_functions" text:style-name="Internet_20_link" text:visited-style-name="Visited_20_Internet_20_Link">http://en.wikipedia.org/wiki/Inverse_trigonometric_functions</text:a> for m<text:change-end text:change-id="ct229439704"/><text:change-start text:change-id="ct229439808"/>ore details on inverse trigonometric functions.<text:change-end text:change-id="ct229439808"/></text:p></text:note-body></text:note>.<text:change-end text:change-id="ct229439912"/><text:change-start text:change-id="ct229440016"/> <text:span text:style-name="T11"><text:s text:c="11"/></text:span><text:change-end text:change-id="ct229440016"/></text:p>
          </table:table-cell>
          <table:covered-table-cell/>
        </table:table-row>
        <table:table-row table:style-name="Table140.1">
          <table:table-cell table:style-name="Table140.A2" office:value-type="string">
            <text:p text:style-name="P17"><text:change-start text:change-id="ct229440120"/>Code<text:change-end text:change-id="ct229440120"/></text:p>
          </table:table-cell>
          <table:table-cell table:style-name="Table140.B2" office:value-type="string">
            <text:p text:style-name="P17"><text:change-start text:change-id="ct229440224"/>Result<text:change-end text:change-id="ct229440224"/></text:p>
          </table:table-cell>
        </table:table-row>
        <table:table-row table:style-name="Table140.1">
          <table:table-cell table:style-name="Table140.A2" office:value-type="string">
            <text:p text:style-name="Snippet"><text:change-start text:change-id="ct229440328"/>1 .acos<text:change-end text:change-id="ct229440328"/></text:p>
          </table:table-cell>
          <table:table-cell table:style-name="Table140.B2" office:value-type="string">
            <text:p text:style-name="P2"><text:change-start text:change-id="ct229440432"/>0.0<text:change-end text:change-id="ct229440432"/></text:p>
          </table:table-cell>
        </table:table-row>
        <table:table-row table:style-name="Table140.1">
          <table:table-cell table:style-name="Table140.A2" office:value-type="string">
            <text:p text:style-name="Snippet"><text:change-start text:change-id="ct229440536"/>0 .acos<text:change-end text:change-id="ct229440536"/></text:p>
          </table:table-cell>
          <table:table-cell table:style-name="Table140.B2" office:value-type="string">
            <text:p text:style-name="P2"><text:change-start text:change-id="ct229440640"/>1.5707963267948966<text:change-end text:change-id="ct229440640"/></text:p>
          </table:table-cell>
        </table:table-row>
      </table:table>
      <text:p text:style-name="Text_20_body"><text:change text:change-id="ct22944074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29441056"/>[a_numeric] <text:alphabetical-index-mark-start text:id="IMark100895528"/>.acosh<text:alphabetical-index-mark-end text:id="IMark100895528"/>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2944084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9440848"/><text:change-start text:change-id="ct229440952"/>bolic trigonometric functions.<text:change-end text:change-id="ct229440952"/></text:p></text:note-body></text:note>.<text:change-end text:change-id="ct229441056"/></text:p>
          </table:table-cell>
          <table:covered-table-cell/>
        </table:table-row>
        <table:table-row table:style-name="Table141.1">
          <table:table-cell table:style-name="Table141.A2" office:value-type="string">
            <text:p text:style-name="P17"><text:change-start text:change-id="ct229441160"/>Code<text:change-end text:change-id="ct229441160"/></text:p>
          </table:table-cell>
          <table:table-cell table:style-name="Table141.B2" office:value-type="string">
            <text:p text:style-name="P17"><text:change-start text:change-id="ct229441264"/>Result<text:change-end text:change-id="ct22944126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944136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9441472"/>[a_numeric] <text:alphabetical-index-mark-start text:id="IMark100895528"/>.angle<text:alphabetical-index-mark-end text:id="IMark100895528"/> [a_float]</text:h>
            <text:p text:style-name="Text_20_body">Routing:<text:change-end text:change-id="ct229441472"/> TOS<text:change-start text:change-id="ct229441576"/></text:p>
            <text:p text:style-name="P1"><text:change-end text:change-id="ct22944157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29441680"/>Code<text:change-end text:change-id="ct229441680"/></text:p>
          </table:table-cell>
          <table:table-cell table:style-name="Table142.B2" office:value-type="string">
            <text:p text:style-name="P17"><text:change-start text:change-id="ct229441784"/>Result<text:change-end text:change-id="ct22944178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944188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29441992"/>[a_numeric] <text:alphabetical-index-mark-start text:id="IMark100895528"/>.asin<text:alphabetical-index-mark-end text:id="IMark100895528"/> [a_<text:change-end text:change-id="ct229441992"/>float<text:change-start text:change-id="ct229442136"/>]</text:h>
            <text:p text:style-name="Text_20_body">Routing:<text:change-end text:change-id="ct229442136"/> TOS<text:change-start text:change-id="ct229442240"/></text:p>
            <text:p text:style-name="P1"><text:change-end text:change-id="ct229442240"/>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29442344"/>Code<text:change-end text:change-id="ct229442344"/></text:p>
          </table:table-cell>
          <table:table-cell table:style-name="Table143.B2" office:value-type="string">
            <text:p text:style-name="P17"><text:change-start text:change-id="ct229442448"/>Result<text:change-end text:change-id="ct22944244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944255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29442656"/>[a_numeric] <text:alphabetical-index-mark-start text:id="IMark100895528"/>.asinh<text:alphabetical-index-mark-end text:id="IMark100895528"/> [a_<text:change-end text:change-id="ct229442656"/>float<text:change-start text:change-id="ct229442760"/>]</text:h>
            <text:p text:style-name="Text_20_body">Routing:<text:change-end text:change-id="ct229442760"/> TOS<text:change-start text:change-id="ct229442864"/></text:p>
            <text:p text:style-name="P1"><text:change-end text:change-id="ct229442864"/>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29442968"/>Code<text:change-end text:change-id="ct229442968"/></text:p>
          </table:table-cell>
          <table:table-cell table:style-name="Table144.B2" office:value-type="string">
            <text:p text:style-name="P17"><text:change-start text:change-id="ct229443072"/>Result<text:change-end text:change-id="ct22944307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944317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9443280"/>[a_numeric] <text:alphabetical-index-mark-start text:id="IMark100895528"/>.atan<text:alphabetical-index-mark-end text:id="IMark100895528"/> [a_<text:change-end text:change-id="ct229443280"/>float<text:change-start text:change-id="ct229443384"/>]</text:h>
            <text:p text:style-name="Text_20_body">Routing:<text:change-end text:change-id="ct229443384"/> TOS<text:change-start text:change-id="ct229443488"/></text:p>
            <text:p text:style-name="P1"><text:change-end text:change-id="ct229443488"/>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29443592"/>Code<text:change-end text:change-id="ct229443592"/></text:p>
          </table:table-cell>
          <table:table-cell table:style-name="Table145.B2" office:value-type="string">
            <text:p text:style-name="P17"><text:change-start text:change-id="ct229443696"/>Result<text:change-end text:change-id="ct22944369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944380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29443904"/>[a_numeric a_numeric] <text:alphabetical-index-mark-start text:id="IMark100895528"/>.atan2<text:alphabetical-index-mark-end text:id="IMark100895528"/> [a_<text:change-end text:change-id="ct229443904"/>float<text:change-start text:change-id="ct229444008"/>]</text:h>
            <text:p text:style-name="Text_20_body">Routing:<text:change-end text:change-id="ct229444008"/> TOS<text:change-start text:change-id="ct229444112"/></text:p>
            <text:p text:style-name="P1"><text:change-end text:change-id="ct22944411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29444216"/>Code<text:change-end text:change-id="ct229444216"/></text:p>
          </table:table-cell>
          <table:table-cell table:style-name="Table146.B2" office:value-type="string">
            <text:p text:style-name="P17"><text:change-start text:change-id="ct229444320"/>Result<text:change-end text:change-id="ct22944432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9444528"/><text:change text:change-id="ct22944442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29444632"/>[a_numeric] <text:alphabetical-index-mark-start text:id="IMark100895528"/>.atanh<text:alphabetical-index-mark-end text:id="IMark100895528"/> [a_<text:change-end text:change-id="ct229444632"/>float<text:change-start text:change-id="ct229444736"/>]</text:h>
            <text:p text:style-name="Text_20_body">Routing:<text:change-end text:change-id="ct229444736"/> TOS<text:change-start text:change-id="ct229444840"/></text:p>
            <text:p text:style-name="P1"><text:change-end text:change-id="ct229444840"/>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29444944"/>Code<text:change-end text:change-id="ct229444944"/></text:p>
          </table:table-cell>
          <table:table-cell table:style-name="Table147.B2" office:value-type="string">
            <text:p text:style-name="P17"><text:change-start text:change-id="ct229445048"/>Result<text:change-end text:change-id="ct22944504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944515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9445256"/>[a_numeric a_numeric] <text:alphabetical-index-mark-start text:id="IMark100895528"/>.c2p<text:alphabetical-index-mark-end text:id="IMark100895528"/> [a_<text:change-end text:change-id="ct229445256"/>float<text:change-start text:change-id="ct229445360"/> a_<text:change-end text:change-id="ct229445360"/>float<text:change-start text:change-id="ct229445464"/>]</text:h>
            <text:p text:style-name="Text_20_body">Routing: TOS</text:p>
            <text:p text:style-name="P1"><text:change-end text:change-id="ct22944546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29445568"/>Code<text:change-end text:change-id="ct229445568"/></text:p>
          </table:table-cell>
          <table:table-cell table:style-name="Table148.B2" office:value-type="string">
            <text:p text:style-name="P17"><text:change-start text:change-id="ct229445672"/>Result<text:change-end text:change-id="ct22944567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9445880"/><text:change text:change-id="ct22944577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29445984"/>[a_numeric] <text:alphabetical-index-mark-start text:id="IMark100895528"/>.cbrt<text:alphabetical-index-mark-end text:id="IMark100895528"/> [a_<text:change-end text:change-id="ct229445984"/>float<text:change-start text:change-id="ct229446088"/>]</text:h>
            <text:p text:style-name="Text_20_body">Routing:<text:change-end text:change-id="ct229446088"/> TOS<text:change-start text:change-id="ct229446232"/></text:p>
            <text:p text:style-name="P1"><text:change-end text:change-id="ct229446232"/>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29446336"/>Code<text:change-end text:change-id="ct229446336"/></text:p>
          </table:table-cell>
          <table:table-cell table:style-name="Table149.B2" office:value-type="string">
            <text:p text:style-name="P17"><text:change-start text:change-id="ct229446440"/>Result<text:change-end text:change-id="ct22944644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944654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9446648"/>[a_numeric] <text:alphabetical-index-mark-start text:id="IMark100895528"/>.ceil<text:alphabetical-index-mark-end text:id="IMark100895528"/> [a<text:change-end text:change-id="ct229446648"/>n<text:change-start text:change-id="ct229446752"/>_<text:change-end text:change-id="ct229446752"/>integer<text:change-start text:change-id="ct229446856"/>]</text:h>
            <text:p text:style-name="Text_20_body">Routing:<text:change-end text:change-id="ct229446856"/> TOS<text:change-start text:change-id="ct229446960"/></text:p>
            <text:p text:style-name="P1"><text:change-end text:change-id="ct229446960"/>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29447064"/>Code<text:change-end text:change-id="ct229447064"/></text:p>
          </table:table-cell>
          <table:table-cell table:style-name="Table150.B2" office:value-type="string">
            <text:p text:style-name="P17"><text:change-start text:change-id="ct229447168"/>Result<text:change-end text:change-id="ct22944716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944727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29447376"/>[a_numeric] <text:alphabetical-index-mark-start text:id="IMark100895528"/>.conjugate<text:alphabetical-index-mark-end text:id="IMark100895528"/> [a_numeric]</text:h>
            <text:p text:style-name="Text_20_body">Routing:<text:change-end text:change-id="ct229447376"/> TOS<text:change-start text:change-id="ct229447480"/></text:p>
            <text:p text:style-name="P1"><text:change-end text:change-id="ct229447480"/>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29447584"/>Code<text:change-end text:change-id="ct229447584"/></text:p>
          </table:table-cell>
          <table:table-cell table:style-name="Table151.B2" office:value-type="string">
            <text:p text:style-name="P17"><text:change-start text:change-id="ct229447688"/>Result<text:change-end text:change-id="ct22944768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944779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9447896"/>[a_numeric] <text:alphabetical-index-mark-start text:id="IMark100895528"/>.cos<text:alphabetical-index-mark-end text:id="IMark100895528"/> [a_<text:change-end text:change-id="ct229447896"/>float<text:change-start text:change-id="ct229448000"/>]</text:h>
            <text:p text:style-name="Text_20_body">Routing:<text:change-end text:change-id="ct229448000"/> TOS<text:change-start text:change-id="ct229448104"/></text:p>
            <text:p text:style-name="P1"><text:change-end text:change-id="ct229448104"/>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29448208"/>Code<text:change-end text:change-id="ct229448208"/></text:p>
          </table:table-cell>
          <table:table-cell table:style-name="Table152.B2" office:value-type="string">
            <text:p text:style-name="P17"><text:change-start text:change-id="ct229448312"/>Result<text:change-end text:change-id="ct22944831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9448520"/><text:change text:change-id="ct22944841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29448624"/>[a_numeric] <text:alphabetical-index-mark-start text:id="IMark100895528"/>.cosh<text:alphabetical-index-mark-end text:id="IMark100895528"/> [a_<text:change-end text:change-id="ct229448624"/>float<text:change-start text:change-id="ct229448728"/>]</text:h>
            <text:p text:style-name="Text_20_body">Routing:<text:change-end text:change-id="ct229448728"/> TOS<text:change-start text:change-id="ct229448832"/></text:p>
            <text:p text:style-name="P1"><text:change-end text:change-id="ct229448832"/>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29448936"/>Code<text:change-end text:change-id="ct229448936"/></text:p>
          </table:table-cell>
          <table:table-cell table:style-name="Table153.B2" office:value-type="string">
            <text:p text:style-name="P17"><text:change-start text:change-id="ct229449040"/>Result<text:change-end text:change-id="ct22944904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944914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9449248"/>[a_numeric] <text:alphabetical-index-mark-start text:id="IMark100895528"/>.cube<text:alphabetical-index-mark-end text:id="IMark100895528"/> [a_numeric]</text:h>
            <text:p text:style-name="Text_20_body">Routing:<text:change-end text:change-id="ct229449248"/> TOS<text:change-start text:change-id="ct229449352"/></text:p>
            <text:p text:style-name="P1"><text:change-end text:change-id="ct229449352"/>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29449456"/>Code<text:change-end text:change-id="ct229449456"/></text:p>
          </table:table-cell>
          <table:table-cell table:style-name="Table154.B2" office:value-type="string">
            <text:p text:style-name="P17"><text:change-start text:change-id="ct229449560"/>Result<text:change-end text:change-id="ct22944956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944966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29449768"/>[a_numeric] <text:alphabetical-index-mark-start text:id="IMark100895528"/>.d2r<text:alphabetical-index-mark-end text:id="IMark100895528"/> [a_<text:change-end text:change-id="ct229449768"/>float<text:change-start text:change-id="ct229449872"/>]</text:h>
            <text:p text:style-name="Text_20_body">Routing:<text:change-end text:change-id="ct229449872"/> TOS<text:change-start text:change-id="ct229449976"/></text:p>
            <text:p text:style-name="P1"><text:change-end text:change-id="ct229449976"/>This method converts the argument number from degrees to radians.</text:p>
          </table:table-cell>
          <table:covered-table-cell/>
        </table:table-row>
        <table:table-row table:style-name="Table155.1">
          <table:table-cell table:style-name="Table155.A2" office:value-type="string">
            <text:p text:style-name="P17"><text:change-start text:change-id="ct229450080"/>Code<text:change-end text:change-id="ct229450080"/></text:p>
          </table:table-cell>
          <table:table-cell table:style-name="Table155.B2" office:value-type="string">
            <text:p text:style-name="P17"><text:change-start text:change-id="ct229450184"/>Result<text:change-end text:change-id="ct22945018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9450328"/></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29450432"/>[a_numeric] <text:alphabetical-index-mark-start text:id="IMark100895528"/>.denominator<text:alphabetical-index-mark-end text:id="IMark100895528"/> [a<text:change-end text:change-id="ct229450432"/>n<text:change-start text:change-id="ct229450536"/>_<text:change-end text:change-id="ct229450536"/>integer<text:change-start text:change-id="ct229450640"/>]</text:h>
            <text:p text:style-name="Text_20_body">Routing:<text:change-end text:change-id="ct229450640"/> TOS<text:change-start text:change-id="ct229450744"/></text:p>
            <text:p text:style-name="P1"><text:change-end text:change-id="ct22945074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29450848"/>Code<text:change-end text:change-id="ct229450848"/></text:p>
          </table:table-cell>
          <table:table-cell table:style-name="Table156.B2" office:value-type="string">
            <text:p text:style-name="P17"><text:change-start text:change-id="ct229450952"/>Result<text:change-end text:change-id="ct22945095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945105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9451160"/>[a_numeric] <text:alphabetical-index-mark-start text:id="IMark100895528"/>.e**<text:alphabetical-index-mark-end text:id="IMark100895528"/> [a_<text:change-end text:change-id="ct229451160"/>float<text:change-start text:change-id="ct229451264"/>]</text:h>
            <text:p text:style-name="Text_20_body">Routing:<text:change-end text:change-id="ct229451264"/> TOS<text:change-start text:change-id="ct229451368"/></text:p>
            <text:p text:style-name="P1"><text:change-end text:change-id="ct229451368"/>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29451472"/>Code<text:change-end text:change-id="ct229451472"/></text:p>
          </table:table-cell>
          <table:table-cell table:style-name="Table157.B2" office:value-type="string">
            <text:p text:style-name="P17"><text:change-start text:change-id="ct229451576"/>Result<text:change-end text:change-id="ct22945157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945168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9451784"/>[a_numeric] <text:alphabetical-index-mark-start text:id="IMark100895528"/>.emit<text:alphabetical-index-mark-end text:id="IMark100895528"/> []</text:h>
            <text:p text:style-name="Text_20_body">Routing:<text:change-end text:change-id="ct229451784"/> TOS<text:change-start text:change-id="ct229451888"/></text:p>
            <text:p text:style-name="P1"><text:change-end text:change-id="ct229451888"/>This method emits a character with the code of numeric argument.</text:p>
          </table:table-cell>
          <table:covered-table-cell/>
        </table:table-row>
        <table:table-row table:style-name="Table158.1">
          <table:table-cell table:style-name="Table158.A2" office:value-type="string">
            <text:p text:style-name="P17"><text:change-start text:change-id="ct229451992"/>Code<text:change-end text:change-id="ct229451992"/></text:p>
          </table:table-cell>
          <table:table-cell table:style-name="Table158.B2" office:value-type="string">
            <text:p text:style-name="P17"><text:change-start text:change-id="ct229452096"/>Result<text:change-end text:change-id="ct22945209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9452304"/><text:change text:change-id="ct229452200"/></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29452408"/>[a_numeric] <text:alphabetical-index-mark-start text:id="IMark100895528"/>.floor<text:alphabetical-index-mark-end text:id="IMark100895528"/> [a<text:change-end text:change-id="ct229452408"/>n<text:change-start text:change-id="ct229452512"/>_<text:change-end text:change-id="ct229452512"/>integer<text:change-start text:change-id="ct229452616"/>]</text:h>
            <text:p text:style-name="Text_20_body">Routing:<text:change-end text:change-id="ct229452616"/> TOS<text:change-start text:change-id="ct229452720"/></text:p>
            <text:p text:style-name="P1"><text:change-end text:change-id="ct229452720"/>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29452824"/>Code<text:change-end text:change-id="ct229452824"/></text:p>
          </table:table-cell>
          <table:table-cell table:style-name="Table159.B2" office:value-type="string">
            <text:p text:style-name="P17"><text:change-start text:change-id="ct229452928"/>Result<text:change-end text:change-id="ct22945292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945303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9453136"/>[a_numeric a_numeric] <text:alphabetical-index-mark-start text:id="IMark100895528"/>.hypot<text:alphabetical-index-mark-end text:id="IMark100895528"/> [a_<text:change-end text:change-id="ct229453136"/>float<text:change-start text:change-id="ct229453240"/>]</text:h>
            <text:p text:style-name="Text_20_body">Routing:<text:change-end text:change-id="ct229453240"/> TOS<text:change-start text:change-id="ct229453344"/></text:p>
            <text:p text:style-name="P1"><text:change-end text:change-id="ct229453344"/>Given two lengths, this method computes the length of the hypotenuse. </text:p>
          </table:table-cell>
          <table:covered-table-cell/>
        </table:table-row>
        <table:table-row table:style-name="Table160.1">
          <table:table-cell table:style-name="Table160.A2" office:value-type="string">
            <text:p text:style-name="P17"><text:change-start text:change-id="ct229453448"/>Code<text:change-end text:change-id="ct229453448"/></text:p>
          </table:table-cell>
          <table:table-cell table:style-name="Table160.B2" office:value-type="string">
            <text:p text:style-name="P17"><text:change-start text:change-id="ct229453552"/>Result<text:change-end text:change-id="ct22945355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945365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29453760"/>[a_numeric] <text:alphabetical-index-mark-start text:id="IMark100895528"/>.imaginary<text:alphabetical-index-mark-end text:id="IMark100895528"/> [a_numeric]</text:h>
            <text:p text:style-name="Text_20_body">Routing:<text:change-end text:change-id="ct229453760"/> TOS<text:change-start text:change-id="ct229453864"/></text:p>
            <text:p text:style-name="P1"><text:change-end text:change-id="ct22945386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29453968"/>Code<text:change-end text:change-id="ct229453968"/></text:p>
          </table:table-cell>
          <table:table-cell table:style-name="Table161.B2" office:value-type="string">
            <text:p text:style-name="P17"><text:change-start text:change-id="ct229454072"/>Result<text:change-end text:change-id="ct22945407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945417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9454280"/>[a_numeric] <text:alphabetical-index-mark-start text:id="IMark100895528"/>.ln<text:alphabetical-index-mark-end text:id="IMark100895528"/> [a_<text:change-end text:change-id="ct229454280"/>float<text:change-start text:change-id="ct229454424"/>]</text:h>
            <text:p text:style-name="Text_20_body">Routing:<text:change-end text:change-id="ct229454424"/> TOS<text:change-start text:change-id="ct229454528"/></text:p>
            <text:p text:style-name="P1"><text:change-end text:change-id="ct229454528"/>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29454632"/>Code<text:change-end text:change-id="ct229454632"/></text:p>
          </table:table-cell>
          <table:table-cell table:style-name="Table162.B2" office:value-type="string">
            <text:p text:style-name="P17"><text:change-start text:change-id="ct229454736"/>Result<text:change-end text:change-id="ct22945473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9454840"/></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29454944"/>[a_numeric] <text:alphabetical-index-mark-start text:id="IMark100895528"/>.log10<text:alphabetical-index-mark-end text:id="IMark100895528"/> [a_<text:change-end text:change-id="ct229454944"/>float<text:change-start text:change-id="ct229455048"/>]</text:h>
            <text:p text:style-name="Text_20_body">Routing:<text:change-end text:change-id="ct229455048"/> TOS<text:change-start text:change-id="ct229455152"/></text:p>
            <text:p text:style-name="P1"><text:change-end text:change-id="ct229455152"/>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29455256"/>Code<text:change-end text:change-id="ct229455256"/></text:p>
          </table:table-cell>
          <table:table-cell table:style-name="Table163.B2" office:value-type="string">
            <text:p text:style-name="P17"><text:change-start text:change-id="ct229455360"/>Result<text:change-end text:change-id="ct22945536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945546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29455568"/>[a_numeric] <text:alphabetical-index-mark-start text:id="IMark100895528"/>.log2<text:alphabetical-index-mark-end text:id="IMark100895528"/> [a_<text:change-end text:change-id="ct229455568"/>float<text:change-start text:change-id="ct229455672"/>]</text:h>
            <text:p text:style-name="Text_20_body">Routing:<text:change-end text:change-id="ct229455672"/> TOS<text:change-start text:change-id="ct229455776"/></text:p>
            <text:p text:style-name="P1"><text:change-end text:change-id="ct229455776"/>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29455880"/>Code<text:change-end text:change-id="ct229455880"/></text:p>
          </table:table-cell>
          <table:table-cell table:style-name="Table164.B2" office:value-type="string">
            <text:p text:style-name="P17"><text:change-start text:change-id="ct229455984"/>Result<text:change-end text:change-id="ct229455984"/></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945608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9456192"/>[a_numeric] <text:alphabetical-index-mark-start text:id="IMark100895528"/>.magnitude<text:alphabetical-index-mark-end text:id="IMark100895528"/> [a_numeric]</text:h>
            <text:p text:style-name="Text_20_body">Routing:<text:change-end text:change-id="ct229456192"/> TOS<text:change-start text:change-id="ct229456296"/></text:p>
            <text:p text:style-name="P1"><text:change-end text:change-id="ct22945629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29456400"/>Code<text:change-end text:change-id="ct229456400"/></text:p>
          </table:table-cell>
          <table:table-cell table:style-name="Table165.B2" office:value-type="string">
            <text:p text:style-name="P17"><text:change-start text:change-id="ct229456504"/>Result<text:change-end text:change-id="ct22945650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9456608"/></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29456712"/>[a_numeric] <text:alphabetical-index-mark-start text:id="IMark100895528"/>.numerator<text:alphabetical-index-mark-end text:id="IMark100895528"/> [a_numeric]</text:h>
            <text:p text:style-name="Text_20_body">Routing:<text:change-end text:change-id="ct229456712"/> TOS<text:change-start text:change-id="ct229456816"/></text:p>
            <text:p text:style-name="P1"><text:change-end text:change-id="ct22945681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29456920"/>Code<text:change-end text:change-id="ct229456920"/></text:p>
          </table:table-cell>
          <table:table-cell table:style-name="Table166.B2" office:value-type="string">
            <text:p text:style-name="P17"><text:change-start text:change-id="ct229457024"/>Result<text:change-end text:change-id="ct22945702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9457232"/><text:change text:change-id="ct22945712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29457336"/>[a_numeric a_numeric] <text:alphabetical-index-mark-start text:id="IMark100895528"/>.p2c<text:alphabetical-index-mark-end text:id="IMark100895528"/> [a_<text:change-end text:change-id="ct229457336"/>float<text:change-start text:change-id="ct229457440"/> a_<text:change-end text:change-id="ct229457440"/>float<text:change-start text:change-id="ct229457544"/>]</text:h>
            <text:p text:style-name="Text_20_body">Routing:<text:change-end text:change-id="ct229457544"/> TOS<text:change-start text:change-id="ct229457648"/></text:p>
            <text:p text:style-name="P1"><text:change-end text:change-id="ct22945764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29457752"/>Code<text:change-end text:change-id="ct229457752"/></text:p>
          </table:table-cell>
          <table:table-cell table:style-name="Table167.B2" office:value-type="string">
            <text:p text:style-name="P17"><text:change-start text:change-id="ct229457856"/>Result<text:change-end text:change-id="ct22945785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945796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9458064"/>[a_numeric] <text:alphabetical-index-mark-start text:id="IMark100895528"/>.polar<text:alphabetical-index-mark-end text:id="IMark100895528"/> [a_<text:change-end text:change-id="ct229458064"/>float<text:change-start text:change-id="ct229458168"/> a_<text:change-end text:change-id="ct229458168"/>float<text:change-start text:change-id="ct229458272"/>]</text:h>
            <text:p text:style-name="Text_20_body">Routing:<text:change-end text:change-id="ct229458272"/> TOS<text:change-start text:change-id="ct229458376"/></text:p>
            <text:p text:style-name="P1"><text:change-end text:change-id="ct22945837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29462528"/>Code<text:change-end text:change-id="ct229462528"/></text:p>
          </table:table-cell>
          <table:table-cell table:style-name="Table168.B2" office:value-type="string">
            <text:p text:style-name="P17"><text:change-start text:change-id="ct229462632"/>Result<text:change-end text:change-id="ct22946263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946273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29462840"/>[a_numeric] <text:alphabetical-index-mark-start text:id="IMark100895528"/>.r2d<text:alphabetical-index-mark-end text:id="IMark100895528"/> [a_<text:change-end text:change-id="ct229462840"/>float<text:change-start text:change-id="ct229462944"/>]</text:h>
            <text:p text:style-name="Text_20_body">Routing:<text:change-end text:change-id="ct229462944"/> TOS<text:change-start text:change-id="ct229463048"/></text:p>
            <text:p text:style-name="P1"><text:change-end text:change-id="ct229463048"/>Convert a angle value from radians to degrees.</text:p>
          </table:table-cell>
          <table:covered-table-cell/>
        </table:table-row>
        <table:table-row table:style-name="Table169.1">
          <table:table-cell table:style-name="Table169.A2" office:value-type="string">
            <text:p text:style-name="P17"><text:change-start text:change-id="ct229463152"/>Code<text:change-end text:change-id="ct229463152"/></text:p>
          </table:table-cell>
          <table:table-cell table:style-name="Table169.B2" office:value-type="string">
            <text:p text:style-name="P17"><text:change-start text:change-id="ct229463256"/>Result<text:change-end text:change-id="ct22946325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2946336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9463464"/>[a_numeric] <text:alphabetical-index-mark-start text:id="IMark100895528"/>.real<text:alphabetical-index-mark-end text:id="IMark100895528"/> [a_numeric]</text:h>
            <text:p text:style-name="Text_20_body">Routing:<text:change-end text:change-id="ct229463464"/> TOS<text:change-start text:change-id="ct229463568"/></text:p>
            <text:p text:style-name="P1"><text:change-end text:change-id="ct22946356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29463672"/>Code<text:change-end text:change-id="ct229463672"/></text:p>
          </table:table-cell>
          <table:table-cell table:style-name="Table170.B2" office:value-type="string">
            <text:p text:style-name="P17"><text:change-start text:change-id="ct229463776"/>Result<text:change-end text:change-id="ct22946377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946388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9463984"/>[a_numeric] <text:alphabetical-index-mark-start text:id="IMark100895528"/>.round<text:alphabetical-index-mark-end text:id="IMark100895528"/> [a<text:change-end text:change-id="ct229463984"/>n<text:change-start text:change-id="ct229464088"/>_<text:change-end text:change-id="ct229464088"/>integer<text:change-start text:change-id="ct229464192"/>]</text:h>
            <text:p text:style-name="Text_20_body">Routing:<text:change-end text:change-id="ct229464192"/> TOS<text:change-start text:change-id="ct229464296"/></text:p>
            <text:p text:style-name="P1"><text:change-end text:change-id="ct229464296"/>This method rounds the argument number to the nearest integer.</text:p>
          </table:table-cell>
          <table:covered-table-cell/>
        </table:table-row>
        <table:table-row table:style-name="Table171.1">
          <table:table-cell table:style-name="Table171.A2" office:value-type="string">
            <text:p text:style-name="P17"><text:change-start text:change-id="ct229464400"/>Code<text:change-end text:change-id="ct229464400"/></text:p>
          </table:table-cell>
          <table:table-cell table:style-name="Table171.B2" office:value-type="string">
            <text:p text:style-name="P17"><text:change-start text:change-id="ct229464504"/>Result<text:change-end text:change-id="ct22946450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2946460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9464712"/>[a_numeric] <text:alphabetical-index-mark-start text:id="IMark100895528"/>.sin<text:alphabetical-index-mark-end text:id="IMark100895528"/> [a_<text:change-end text:change-id="ct229464712"/>float<text:change-start text:change-id="ct229464816"/>]</text:h>
            <text:p text:style-name="Text_20_body">Routing:<text:change-end text:change-id="ct229464816"/> TOS<text:change-start text:change-id="ct229464920"/></text:p>
            <text:p text:style-name="P1"><text:change-end text:change-id="ct229464920"/>This method computes the sine of the argument angle in radians.</text:p>
          </table:table-cell>
          <table:covered-table-cell/>
        </table:table-row>
        <table:table-row table:style-name="Table172.1">
          <table:table-cell table:style-name="Table172.A2" office:value-type="string">
            <text:p text:style-name="P17"><text:change-start text:change-id="ct229465024"/>Code<text:change-end text:change-id="ct229465024"/></text:p>
          </table:table-cell>
          <table:table-cell table:style-name="Table172.B2" office:value-type="string">
            <text:p text:style-name="P17"><text:change-start text:change-id="ct229465128"/>Result<text:change-end text:change-id="ct22946512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9465232"/><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9465336"/>[a_numeric] <text:alphabetical-index-mark-start text:id="IMark100895528"/>.sinh<text:alphabetical-index-mark-end text:id="IMark100895528"/> [a_<text:change-end text:change-id="ct229465336"/>float<text:change-start text:change-id="ct229465440"/>]</text:h>
            <text:p text:style-name="Text_20_body">Routing:<text:change-end text:change-id="ct229465440"/> TOS<text:change-start text:change-id="ct229465544"/></text:p>
            <text:p text:style-name="P1"><text:change-end text:change-id="ct229465544"/>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29465648"/>Code<text:change-end text:change-id="ct229465648"/></text:p>
          </table:table-cell>
          <table:table-cell table:style-name="Table173.B2" office:value-type="string">
            <text:p text:style-name="P17"><text:change-start text:change-id="ct229465752"/>Result<text:change-end text:change-id="ct22946575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9465856"/></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29465960"/>[a_numeric] <text:alphabetical-index-mark-start text:id="IMark100895528"/>.sleep<text:alphabetical-index-mark-end text:id="IMark100895528"/> []</text:h>
            <text:p text:style-name="Text_20_body">Routing:<text:change-end text:change-id="ct229465960"/> TOS<text:change-start text:change-id="ct229466064"/></text:p>
            <text:p text:style-name="P1"><text:change-end text:change-id="ct229466064"/>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29466168"/>Code<text:change-end text:change-id="ct229466168"/></text:p>
          </table:table-cell>
          <table:table-cell table:style-name="Table174.B2" office:value-type="string">
            <text:p text:style-name="P17"><text:change-start text:change-id="ct229466272"/>Result<text:change-end text:change-id="ct229466272"/></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29466376"/></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29466480"/>[a_numeric] <text:alphabetical-index-mark-start text:id="IMark100895528"/>.sqr<text:alphabetical-index-mark-end text:id="IMark100895528"/> [a_numeric]</text:h>
            <text:p text:style-name="Text_20_body">Routing:<text:change-end text:change-id="ct229466480"/> TOS<text:change-start text:change-id="ct229466624"/></text:p>
            <text:p text:style-name="P1"><text:change-end text:change-id="ct229466624"/>This method computes the square of the argument value.</text:p>
          </table:table-cell>
          <table:covered-table-cell/>
        </table:table-row>
        <table:table-row table:style-name="Table175.1">
          <table:table-cell table:style-name="Table175.A2" office:value-type="string">
            <text:p text:style-name="P17"><text:change-start text:change-id="ct229466728"/>Code<text:change-end text:change-id="ct229466728"/></text:p>
          </table:table-cell>
          <table:table-cell table:style-name="Table175.B2" office:value-type="string">
            <text:p text:style-name="P17"><text:change-start text:change-id="ct229466832"/>Result<text:change-end text:change-id="ct22946683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9466936"/></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29467040"/>[a_numeric] <text:alphabetical-index-mark-start text:id="IMark100895528"/>.sqrt<text:alphabetical-index-mark-end text:id="IMark100895528"/> [a_<text:change-end text:change-id="ct229467040"/>float<text:change-start text:change-id="ct229467144"/>]</text:h>
            <text:p text:style-name="Text_20_body">Routing:<text:change-end text:change-id="ct229467144"/> TOS<text:change-start text:change-id="ct229467248"/></text:p>
            <text:p text:style-name="P1"><text:change-end text:change-id="ct229467248"/>This method computes the square root of the argument value.</text:p>
          </table:table-cell>
          <table:covered-table-cell/>
        </table:table-row>
        <table:table-row table:style-name="Table176.1">
          <table:table-cell table:style-name="Table176.A2" office:value-type="string">
            <text:p text:style-name="P17"><text:change-start text:change-id="ct229467352"/>Code<text:change-end text:change-id="ct229467352"/></text:p>
          </table:table-cell>
          <table:table-cell table:style-name="Table176.B2" office:value-type="string">
            <text:p text:style-name="P17"><text:change-start text:change-id="ct229467456"/>Result<text:change-end text:change-id="ct22946745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946756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29467664"/>[a_numeric] <text:alphabetical-index-mark-start text:id="IMark100895528"/>.tan<text:alphabetical-index-mark-end text:id="IMark100895528"/> [a_<text:change-end text:change-id="ct229467664"/>float<text:change-start text:change-id="ct229467768"/>]</text:h>
            <text:p text:style-name="Text_20_body">Routing:<text:change-end text:change-id="ct229467768"/> TOS<text:change-start text:change-id="ct229467872"/></text:p>
            <text:p text:style-name="P1"><text:change-end text:change-id="ct229467872"/>This method computes the tangent of the argument angle in radians.</text:p>
          </table:table-cell>
          <table:covered-table-cell/>
        </table:table-row>
        <table:table-row table:style-name="Table177.1">
          <table:table-cell table:style-name="Table177.A2" office:value-type="string">
            <text:p text:style-name="P17"><text:change-start text:change-id="ct229467976"/>Code<text:change-end text:change-id="ct229467976"/></text:p>
          </table:table-cell>
          <table:table-cell table:style-name="Table177.B2" office:value-type="string">
            <text:p text:style-name="P17"><text:change-start text:change-id="ct229468080"/>Result<text:change-end text:change-id="ct22946808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946818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9468288"/>[a_numeric] <text:alphabetical-index-mark-start text:id="IMark100895528"/>.tanh<text:alphabetical-index-mark-end text:id="IMark100895528"/> [a_<text:change-end text:change-id="ct229468288"/>float<text:change-start text:change-id="ct229468392"/>]</text:h>
            <text:p text:style-name="Text_20_body">Routing:<text:change-end text:change-id="ct229468392"/> TOS<text:change-start text:change-id="ct229468496"/></text:p>
            <text:p text:style-name="P1"><text:change-end text:change-id="ct229468496"/>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29468600"/>Code<text:change-end text:change-id="ct229468600"/></text:p>
          </table:table-cell>
          <table:table-cell table:style-name="Table178.B2" office:value-type="string">
            <text:p text:style-name="P17"><text:change-start text:change-id="ct229468704"/>Result<text:change-end text:change-id="ct22946870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29468808"/></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29468912"/>[a_numeric a_numeric] <text:alphabetical-index-mark-start text:id="IMark100895528"/>/<text:alphabetical-index-mark-end text:id="IMark100895528"/> [a_numeric]</text:h>
            <text:p text:style-name="Text_20_body">Routing:<text:change-end text:change-id="ct229468912"/> NOS<text:change-start text:change-id="ct229469016"/></text:p>
            <text:p text:style-name="P1"><text:change-end text:change-id="ct229469016"/>This method implements the division operator.</text:p>
          </table:table-cell>
          <table:covered-table-cell/>
        </table:table-row>
        <table:table-row table:style-name="Table179.1">
          <table:table-cell table:style-name="Table179.A2" office:value-type="string">
            <text:p text:style-name="P17"><text:change-start text:change-id="ct229469120"/>Code<text:change-end text:change-id="ct229469120"/></text:p>
          </table:table-cell>
          <table:table-cell table:style-name="Table179.B2" office:value-type="string">
            <text:p text:style-name="P17"><text:change-start text:change-id="ct229469224"/>Result<text:change-end text:change-id="ct22946922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946932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9469432"/>[a_numeric] <text:alphabetical-index-mark-start text:id="IMark100895528"/>0&lt;<text:alphabetical-index-mark-end text:id="IMark100895528"/> [a_boolean]</text:h>
            <text:p text:style-name="Text_20_body">Routing:<text:change-end text:change-id="ct229469432"/> TOS<text:change-start text:change-id="ct229469536"/></text:p>
            <text:p text:style-name="P1"><text:change-end text:change-id="ct229469536"/>Is this number less than zero?</text:p>
          </table:table-cell>
          <table:covered-table-cell/>
        </table:table-row>
        <table:table-row table:style-name="Table180.1">
          <table:table-cell table:style-name="Table180.A2" office:value-type="string">
            <text:p text:style-name="P17"><text:change-start text:change-id="ct229469640"/>Code<text:change-end text:change-id="ct229469640"/></text:p>
          </table:table-cell>
          <table:table-cell table:style-name="Table180.B2" office:value-type="string">
            <text:p text:style-name="P17"><text:change-start text:change-id="ct229469744"/>Result<text:change-end text:change-id="ct22946974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946984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29469952"/>[a_numeric] <text:alphabetical-index-mark-start text:id="IMark100895528"/>0&lt;=<text:alphabetical-index-mark-end text:id="IMark100895528"/> [a_boolean]</text:h>
            <text:p text:style-name="Text_20_body">Routing:<text:change-end text:change-id="ct229469952"/> TOS<text:change-start text:change-id="ct229470056"/></text:p>
            <text:p text:style-name="P1"><text:change-end text:change-id="ct229470056"/>Is this number less than or equal to zero?</text:p>
          </table:table-cell>
          <table:covered-table-cell/>
        </table:table-row>
        <table:table-row table:style-name="Table181.1">
          <table:table-cell table:style-name="Table181.A2" office:value-type="string">
            <text:p text:style-name="P17"><text:change-start text:change-id="ct229470160"/>Code<text:change-end text:change-id="ct229470160"/></text:p>
          </table:table-cell>
          <table:table-cell table:style-name="Table181.B2" office:value-type="string">
            <text:p text:style-name="P17"><text:change-start text:change-id="ct229470264"/>Result<text:change-end text:change-id="ct22947026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947036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29470472"/>[a_numeric] <text:alphabetical-index-mark-start text:id="IMark100895528"/>0&lt;=&gt;<text:alphabetical-index-mark-end text:id="IMark100895528"/> [<text:change-end text:change-id="ct229470472"/>1, 0, or -1<text:change-start text:change-id="ct229470576"/>]</text:h>
            <text:p text:style-name="Text_20_body">Routing:<text:change-end text:change-id="ct229470576"/> TOS<text:change-start text:change-id="ct229470720"/></text:p>
            <text:p text:style-name="P1"><text:change-end text:change-id="ct229470720"/>Perform a “three outcome” comparison of the value with zero.</text:p>
          </table:table-cell>
          <table:covered-table-cell/>
        </table:table-row>
        <table:table-row table:style-name="Table182.1">
          <table:table-cell table:style-name="Table182.A2" office:value-type="string">
            <text:p text:style-name="P17"><text:change-start text:change-id="ct229470824"/>Code<text:change-end text:change-id="ct229470824"/></text:p>
          </table:table-cell>
          <table:table-cell table:style-name="Table182.B2" office:value-type="string">
            <text:p text:style-name="P17"><text:change-start text:change-id="ct229470928"/>Result<text:change-end text:change-id="ct22947092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9471136"/><text:change text:change-id="ct22947103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9471240"/>[a_numeric] <text:alphabetical-index-mark-start text:id="IMark100895528"/>0&lt;&gt; <text:alphabetical-index-mark-end text:id="IMark100895528"/>[a_boolean]</text:h>
            <text:p text:style-name="Text_20_body">Routing:<text:change-end text:change-id="ct229471240"/> TOS<text:change-start text:change-id="ct229471344"/></text:p>
            <text:p text:style-name="P1"><text:change-end text:change-id="ct229471344"/>Is the number not equal to zero?</text:p>
          </table:table-cell>
          <table:covered-table-cell/>
        </table:table-row>
        <table:table-row table:style-name="Table183.1">
          <table:table-cell table:style-name="Table183.A2" office:value-type="string">
            <text:p text:style-name="P17"><text:change-start text:change-id="ct229471448"/>Code<text:change-end text:change-id="ct229471448"/></text:p>
          </table:table-cell>
          <table:table-cell table:style-name="Table183.B2" office:value-type="string">
            <text:p text:style-name="P17"><text:change-start text:change-id="ct229471552"/>Result<text:change-end text:change-id="ct22947155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947165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29471760"/>[a_numeric] <text:alphabetical-index-mark-start text:id="IMark100895528"/>0=<text:alphabetical-index-mark-end text:id="IMark100895528"/> [a_boolean]</text:h>
            <text:p text:style-name="Text_20_body">Routing:<text:change-end text:change-id="ct229471760"/> TOS<text:change-start text:change-id="ct229471864"/></text:p>
            <text:p text:style-name="P1"><text:change-end text:change-id="ct229471864"/>Is the number equal to zero?</text:p>
          </table:table-cell>
          <table:covered-table-cell/>
        </table:table-row>
        <table:table-row table:style-name="Table184.1">
          <table:table-cell table:style-name="Table184.A2" office:value-type="string">
            <text:p text:style-name="P17"><text:change-start text:change-id="ct229471968"/>Code<text:change-end text:change-id="ct229471968"/></text:p>
          </table:table-cell>
          <table:table-cell table:style-name="Table184.B2" office:value-type="string">
            <text:p text:style-name="P17"><text:change-start text:change-id="ct229472072"/>Result<text:change-end text:change-id="ct22947207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9472176"/></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29472280"/>[a_numeric] <text:alphabetical-index-mark-start text:id="IMark100895528"/>0&gt;<text:alphabetical-index-mark-end text:id="IMark100895528"/> [a_boolean]</text:h>
            <text:p text:style-name="Text_20_body">Routing:<text:change-end text:change-id="ct229472280"/> TOS<text:change-start text:change-id="ct229472384"/></text:p>
            <text:p text:style-name="P1"><text:change-end text:change-id="ct229472384"/>Is the number greater than zero?</text:p>
          </table:table-cell>
          <table:covered-table-cell/>
        </table:table-row>
        <table:table-row table:style-name="Table185.1">
          <table:table-cell table:style-name="Table185.A2" office:value-type="string">
            <text:p text:style-name="P17"><text:change-start text:change-id="ct229472488"/>Code<text:change-end text:change-id="ct229472488"/></text:p>
          </table:table-cell>
          <table:table-cell table:style-name="Table185.B2" office:value-type="string">
            <text:p text:style-name="P17"><text:change-start text:change-id="ct229472592"/>Result<text:change-end text:change-id="ct22947259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947269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9472800"/>[a_numeric] <text:alphabetical-index-mark-start text:id="IMark100895528"/>0&gt;=<text:alphabetical-index-mark-end text:id="IMark100895528"/> [a_boolean]</text:h>
            <text:p text:style-name="Text_20_body">Routing:<text:change-end text:change-id="ct229472800"/> TOS<text:change-start text:change-id="ct229472904"/></text:p>
            <text:p text:style-name="P1"><text:change-end text:change-id="ct229472904"/>Is the number greater than or equal to zero?</text:p>
          </table:table-cell>
          <table:covered-table-cell/>
        </table:table-row>
        <table:table-row table:style-name="Table186.1">
          <table:table-cell table:style-name="Table186.A2" office:value-type="string">
            <text:p text:style-name="P17"><text:change-start text:change-id="ct229473008"/>Code<text:change-end text:change-id="ct229473008"/></text:p>
          </table:table-cell>
          <table:table-cell table:style-name="Table186.B2" office:value-type="string">
            <text:p text:style-name="P17"><text:change-start text:change-id="ct229473112"/>Result<text:change-end text:change-id="ct22947311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947321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29473320"/>[a_numeric] <text:alphabetical-index-mark-start text:id="IMark100895528"/>1+<text:alphabetical-index-mark-end text:id="IMark100895528"/> [a_numeric]</text:h>
            <text:p text:style-name="Text_20_body">Routing:<text:change-end text:change-id="ct229473320"/> TOS<text:change-start text:change-id="ct229473424"/></text:p>
            <text:p text:style-name="P1"><text:change-end text:change-id="ct229473424"/>Add one to the number</text:p>
          </table:table-cell>
          <table:covered-table-cell/>
        </table:table-row>
        <table:table-row table:style-name="Table187.1">
          <table:table-cell table:style-name="Table187.A2" office:value-type="string">
            <text:p text:style-name="P17"><text:change-start text:change-id="ct229473528"/>Code<text:change-end text:change-id="ct229473528"/></text:p>
          </table:table-cell>
          <table:table-cell table:style-name="Table187.B2" office:value-type="string">
            <text:p text:style-name="P17"><text:change-start text:change-id="ct229473632"/>Result<text:change-end text:change-id="ct22947363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947373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9473840"/>[a_numeric] <text:alphabetical-index-mark-start text:id="IMark100895528"/>1-<text:alphabetical-index-mark-end text:id="IMark100895528"/> [a_numeric]</text:h>
            <text:p text:style-name="Text_20_body">Routing:<text:change-end text:change-id="ct229473840"/> TOS<text:change-start text:change-id="ct229473944"/></text:p>
            <text:p text:style-name="P1"><text:change-end text:change-id="ct229473944"/>Subtract ond from the number</text:p>
          </table:table-cell>
          <table:covered-table-cell/>
        </table:table-row>
        <table:table-row table:style-name="Table188.1">
          <table:table-cell table:style-name="Table188.A2" office:value-type="string">
            <text:p text:style-name="P17"><text:change-start text:change-id="ct229474048"/>Code<text:change-end text:change-id="ct229474048"/></text:p>
          </table:table-cell>
          <table:table-cell table:style-name="Table188.B2" office:value-type="string">
            <text:p text:style-name="P17"><text:change-start text:change-id="ct229474152"/>Result<text:change-end text:change-id="ct22947415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9474256"/></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29474360"/>[a_numeric] <text:alphabetical-index-mark-start text:id="IMark100895528"/>2*<text:alphabetical-index-mark-end text:id="IMark100895528"/> [a_numeric]</text:h>
            <text:p text:style-name="Text_20_body">Routing:<text:change-end text:change-id="ct229474360"/> TOS<text:change-start text:change-id="ct229474464"/></text:p>
            <text:p text:style-name="P1"><text:change-end text:change-id="ct229474464"/>Multiply the number by two.</text:p>
          </table:table-cell>
          <table:covered-table-cell/>
        </table:table-row>
        <table:table-row table:style-name="Table189.1">
          <table:table-cell table:style-name="Table189.A2" office:value-type="string">
            <text:p text:style-name="P17"><text:change-start text:change-id="ct229474568"/>Code<text:change-end text:change-id="ct229474568"/></text:p>
          </table:table-cell>
          <table:table-cell table:style-name="Table189.B2" office:value-type="string">
            <text:p text:style-name="P17"><text:change-start text:change-id="ct229474672"/>Result<text:change-end text:change-id="ct22947467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947477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9474880"/>[a_numeric] <text:alphabetical-index-mark-start text:id="IMark100895528"/>2+<text:alphabetical-index-mark-end text:id="IMark100895528"/> [a_numeric]</text:h>
            <text:p text:style-name="Text_20_body">Routing:<text:change-end text:change-id="ct229474880"/> TOS<text:change-start text:change-id="ct229474984"/></text:p>
            <text:p text:style-name="P1"><text:change-end text:change-id="ct229474984"/>Add two to the number</text:p>
          </table:table-cell>
          <table:covered-table-cell/>
        </table:table-row>
        <table:table-row table:style-name="Table190.1">
          <table:table-cell table:style-name="Table190.A2" office:value-type="string">
            <text:p text:style-name="P17"><text:change-start text:change-id="ct229475088"/>Code<text:change-end text:change-id="ct229475088"/></text:p>
          </table:table-cell>
          <table:table-cell table:style-name="Table190.B2" office:value-type="string">
            <text:p text:style-name="P17"><text:change-start text:change-id="ct229475192"/>Result<text:change-end text:change-id="ct22947519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947529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29475400"/>[a_numeric] <text:alphabetical-index-mark-start text:id="IMark100895528"/>2-<text:alphabetical-index-mark-end text:id="IMark100895528"/> [a_numeric]</text:h>
            <text:p text:style-name="Text_20_body">Routing:<text:change-end text:change-id="ct229475400"/> TOS<text:change-start text:change-id="ct229475504"/></text:p>
            <text:p text:style-name="P1"><text:change-end text:change-id="ct229475504"/>Subtract two from the number</text:p>
          </table:table-cell>
          <table:covered-table-cell/>
        </table:table-row>
        <table:table-row table:style-name="Table191.1">
          <table:table-cell table:style-name="Table191.A2" office:value-type="string">
            <text:p text:style-name="P17"><text:change-start text:change-id="ct229475608"/>Code<text:change-end text:change-id="ct229475608"/></text:p>
          </table:table-cell>
          <table:table-cell table:style-name="Table191.B2" office:value-type="string">
            <text:p text:style-name="P17"><text:change-start text:change-id="ct229475712"/>Result<text:change-end text:change-id="ct22947571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9475816"/></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29475920"/>[a_numeric] <text:alphabetical-index-mark-start text:id="IMark100895528"/>2/<text:alphabetical-index-mark-end text:id="IMark100895528"/> [a_numeric]</text:h>
            <text:p text:style-name="Text_20_body">Routing:<text:change-end text:change-id="ct229475920"/> TOS<text:change-start text:change-id="ct229476024"/></text:p>
            <text:p text:style-name="P1"><text:change-end text:change-id="ct229476024"/>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29476128"/>Code<text:change-end text:change-id="ct229476128"/></text:p>
          </table:table-cell>
          <table:table-cell table:style-name="Table192.B2" office:value-type="string">
            <text:p text:style-name="P17"><text:change-start text:change-id="ct229476232"/>Result<text:change-end text:change-id="ct22947623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947633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9476440"/>[a_numeric<text:change-end text:change-id="ct229476440"/> a_numeric<text:change-start text:change-id="ct229476544"/>] <text:alphabetical-index-mark-start text:id="IMark100895528"/>&lt;<text:alphabetical-index-mark-end text:id="IMark100895528"/> [a_boolean]</text:h>
            <text:p text:style-name="Text_20_body">Routing:<text:change-end text:change-id="ct229476544"/> NOS<text:change-start text:change-id="ct229476648"/></text:p>
            <text:p text:style-name="P1"><text:change-end text:change-id="ct229476648"/>Is the first number less than the second?</text:p>
          </table:table-cell>
          <table:covered-table-cell/>
        </table:table-row>
        <table:table-row table:style-name="Table193.1">
          <table:table-cell table:style-name="Table193.A2" office:value-type="string">
            <text:p text:style-name="P17"><text:change-start text:change-id="ct229476752"/>Code<text:change-end text:change-id="ct229476752"/></text:p>
          </table:table-cell>
          <table:table-cell table:style-name="Table193.B2" office:value-type="string">
            <text:p text:style-name="P17"><text:change-start text:change-id="ct229476856"/>Result<text:change-end text:change-id="ct22947685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9476960"/></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29477064"/>[a_numeric<text:change-end text:change-id="ct229477064"/> a_numeric<text:change-start text:change-id="ct229477168"/>] <text:alphabetical-index-mark-start text:id="IMark100895528"/>&lt;=<text:alphabetical-index-mark-end text:id="IMark100895528"/> [a_boolean]</text:h>
            <text:p text:style-name="Text_20_body">Routing:<text:change-end text:change-id="ct229477168"/> NOS<text:change-start text:change-id="ct229477272"/></text:p>
            <text:p text:style-name="P1"><text:change-end text:change-id="ct229477272"/>Is the first number less than or equal to the second?</text:p>
          </table:table-cell>
          <table:covered-table-cell/>
        </table:table-row>
        <table:table-row table:style-name="Table194.1">
          <table:table-cell table:style-name="Table194.A2" office:value-type="string">
            <text:p text:style-name="P17"><text:change-start text:change-id="ct229477376"/>Code<text:change-end text:change-id="ct229477376"/></text:p>
          </table:table-cell>
          <table:table-cell table:style-name="Table194.B2" office:value-type="string">
            <text:p text:style-name="P17"><text:change-start text:change-id="ct229477480"/>Result<text:change-end text:change-id="ct22947748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9477584"/></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63" text:outline-level="3"><text:change-start text:change-id="ct229477688"/>[a_numeric<text:change-end text:change-id="ct229477688"/> a_numeric<text:change-start text:change-id="ct229477792"/>] <text:alphabetical-index-mark-start text:id="IMark100895528"/>&lt;=&gt;<text:alphabetical-index-mark-end text:id="IMark100895528"/> [-1, 0, or 1]</text:h>
            <text:p text:style-name="Text_20_body">Routing:<text:change-end text:change-id="ct229477792"/> NOS<text:change-start text:change-id="ct229477896"/></text:p>
            <text:p text:style-name="P1"><text:change-end text:change-id="ct229477896"/>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29478000"/>Code<text:change-end text:change-id="ct229478000"/></text:p>
          </table:table-cell>
          <table:table-cell table:style-name="Table195.B2" office:value-type="string">
            <text:p text:style-name="P17"><text:change-start text:change-id="ct229478104"/>Result<text:change-end text:change-id="ct22947810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9478312"/><text:change text:change-id="ct22947820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9478416"/>[a_numeric<text:change-end text:change-id="ct229478416"/> a_numeric<text:change-start text:change-id="ct229478520"/>] <text:alphabetical-index-mark-start text:id="IMark100895528"/>&gt;<text:alphabetical-index-mark-end text:id="IMark100895528"/> [a_boolean]</text:h>
            <text:p text:style-name="Text_20_body">Routing:<text:change-end text:change-id="ct229478520"/> NOS<text:change-start text:change-id="ct229478624"/></text:p>
            <text:p text:style-name="P1"><text:change-end text:change-id="ct229478624"/>Is the first number greater than the second number.</text:p>
          </table:table-cell>
          <table:covered-table-cell/>
        </table:table-row>
        <table:table-row table:style-name="Table196.1">
          <table:table-cell table:style-name="Table196.A2" office:value-type="string">
            <text:p text:style-name="P17"><text:change-start text:change-id="ct229478728"/>Code<text:change-end text:change-id="ct229478728"/></text:p>
          </table:table-cell>
          <table:table-cell table:style-name="Table196.B2" office:value-type="string">
            <text:p text:style-name="P17"><text:change-start text:change-id="ct229478912"/>Result<text:change-end text:change-id="ct22947891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9479016"/></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29479120"/>[a_numeric<text:change-end text:change-id="ct229479120"/> a_numeric<text:change-start text:change-id="ct229479224"/>] <text:alphabetical-index-mark-start text:id="IMark100895528"/>&gt;=<text:alphabetical-index-mark-end text:id="IMark100895528"/> [a_boolean]</text:h>
            <text:p text:style-name="Text_20_body">Routing:<text:change-end text:change-id="ct229479224"/> NOS<text:change-start text:change-id="ct229479328"/></text:p>
            <text:p text:style-name="P1"><text:change-end text:change-id="ct229479328"/>Is the first number greater than or equal to the second number.</text:p>
          </table:table-cell>
          <table:covered-table-cell/>
        </table:table-row>
        <table:table-row table:style-name="Table197.1">
          <table:table-cell table:style-name="Table197.A2" office:value-type="string">
            <text:p text:style-name="P17"><text:change-start text:change-id="ct229479432"/>Code<text:change-end text:change-id="ct229479432"/></text:p>
          </table:table-cell>
          <table:table-cell table:style-name="Table197.B2" office:value-type="string">
            <text:p text:style-name="P17"><text:change-start text:change-id="ct229479536"/>Result<text:change-end text:change-id="ct22947953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9479640"/></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29479744"/>[a_numeric a_numeric] <text:alphabetical-index-mark-start text:id="IMark100895528"/>mod<text:alphabetical-index-mark-end text:id="IMark100895528"/> [a_numeric]</text:h>
            <text:p text:style-name="Text_20_body">Routing:<text:change-end text:change-id="ct229479744"/> NOS<text:change-start text:change-id="ct229479848"/></text:p>
            <text:p text:style-name="P1"><text:change-end text:change-id="ct229479848"/>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29479952"/>Code<text:change-end text:change-id="ct229479952"/></text:p>
          </table:table-cell>
          <table:table-cell table:style-name="Table198.B2" office:value-type="string">
            <text:p text:style-name="P17"><text:change-start text:change-id="ct229480056"/>Result<text:change-end text:change-id="ct22948005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948016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9480264"/>[a_numeric] <text:alphabetical-index-mark-start text:id="IMark100895528"/>neg<text:alphabetical-index-mark-end text:id="IMark100895528"/> [a_numeric]</text:h>
            <text:p text:style-name="Text_20_body">Routing:<text:change-end text:change-id="ct229480264"/> TOS<text:change-start text:change-id="ct229480368"/></text:p>
            <text:p text:style-name="P1"><text:change-end text:change-id="ct229480368"/>Compute zero minus the number.</text:p>
          </table:table-cell>
          <table:covered-table-cell/>
        </table:table-row>
        <table:table-row table:style-name="Table199.1">
          <table:table-cell table:style-name="Table199.A2" office:value-type="string">
            <text:p text:style-name="P17"><text:change-start text:change-id="ct229480472"/>Code<text:change-end text:change-id="ct229480472"/></text:p>
          </table:table-cell>
          <table:table-cell table:style-name="Table199.B2" office:value-type="string">
            <text:p text:style-name="P17"><text:change-start text:change-id="ct229480576"/>Result<text:change-end text:change-id="ct22948057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00895720"/>Object<text:alphabetical-index-mark-end text:id="IMark100895720"/></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00895528"/>&amp;&amp;<text:alphabetical-index-mark-end text:id="IMark100895528"/>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00895528"/>.<text:alphabetical-index-mark-end text:id="IMark10089552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00895528"/>.class<text:alphabetical-index-mark-end text:id="IMark10089552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00895528"/>.clone<text:alphabetical-index-mark-end text:id="IMark10089552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00895528"/>.clone_exclude<text:alphabetical-index-mark-end text:id="IMark100895528"/>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100895528"/>.copy<text:alphabetical-index-mark-end text:id="IMark10089552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100895528"/>.init<text:alphabetical-index-mark-end text:id="IMark100895528"/>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59">"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00895528"/>.is_class?<text:alphabetical-index-mark-end text:id="IMark10089552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00895528"/>.name<text:alphabetical-index-mark-end text:id="IMark10089552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00895528"/>.strlen<text:alphabetical-index-mark-end text:id="IMark10089552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00895528"/>.to_f<text:alphabetical-index-mark-end text:id="IMark100895528"/>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100895528"/>.to_f!<text:alphabetical-index-mark-end text:id="IMark100895528"/>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00895528"/>.to_i<text:alphabetical-index-mark-end text:id="IMark100895528"/>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00895528"/>.to_i!<text:alphabetical-index-mark-end text:id="IMark100895528"/>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100895528"/>.to_n<text:alphabetical-index-mark-end text:id="IMark100895528"/>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00895528"/>.to_n!<text:alphabetical-index-mark-end text:id="IMark100895528"/>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100895528"/>.to_r<text:alphabetical-index-mark-end text:id="IMark100895528"/>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00895528"/>.to_r!<text:alphabetical-index-mark-end text:id="IMark100895528"/>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00895528"/>.to_s<text:alphabetical-index-mark-end text:id="IMark100895528"/>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100895528"/>.to_x<text:alphabetical-index-mark-end text:id="IMark100895528"/>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00895528"/>.to_x!<text:alphabetical-index-mark-end text:id="IMark100895528"/>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00895528"/>&lt;&gt;<text:alphabetical-index-mark-end text:id="IMark100895528"/>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00895528"/>=<text:alphabetical-index-mark-end text:id="IMark100895528"/>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00895528"/>^^<text:alphabetical-index-mark-end text:id="IMark100895528"/>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00895528"/>distinct?<text:alphabetical-index-mark-end text:id="IMark10089552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00895528"/>identical?<text:alphabetical-index-mark-end text:id="IMark10089552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00895528"/>max<text:alphabetical-index-mark-end text:id="IMark10089552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00895528"/>min<text:alphabetical-index-mark-end text:id="IMark10089552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00895528"/>nil&lt;&gt;<text:alphabetical-index-mark-end text:id="IMark10089552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00895528"/>nil=<text:alphabetical-index-mark-end text:id="IMark10089552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00895528"/>not<text:alphabetical-index-mark-end text:id="IMark10089552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00895528"/>||<text:alphabetical-index-mark-end text:id="IMark100895528"/>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00895528"/>)methods<text:alphabetical-index-mark-end text:id="IMark10089552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00895720"/>OutStream<text:alphabetical-index-mark-end text:id="IMark100895720"/></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00895528"/>.append<text:alphabetical-index-mark-end text:id="IMark100895528"/>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5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100895528"/>.append{<text:alphabetical-index-mark-end text:id="IMark100895528"/>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59">"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00895528"/>.create<text:alphabetical-index-mark-end text:id="IMark100895528"/>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5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59">"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00895528"/><text:alphabetical-index-mark-start text:id="IMark100894616"/>.<text:alphabetical-index-mark-end text:id="IMark100894616"/><text:alphabetical-index-mark-end text:id="IMark10089552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100895528"/>.close<text:alphabetical-index-mark-end text:id="IMark10089552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00895528"/>.cr<text:alphabetical-index-mark-end text:id="IMark10089552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00895528"/>.emit<text:alphabetical-index-mark-end text:id="IMark10089552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100895528"/>.space<text:alphabetical-index-mark-end text:id="IMark10089552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100895528"/>.spaces<text:alphabetical-index-mark-end text:id="IMark10089552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00895528"/>~<text:alphabetical-index-mark-end text:id="IMark10089552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00895528"/>~"<text:alphabetical-index-mark-end text:id="IMark10089552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100895528"/>~cr<text:alphabetical-index-mark-end text:id="IMark10089552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100895528"/>~emit<text:alphabetical-index-mark-end text:id="IMark10089552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00895528"/>~space<text:alphabetical-index-mark-end text:id="IMark10089552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00895528"/>~spaces<text:alphabetical-index-mark-end text:id="IMark10089552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100895720"/>Procedure<text:alphabetical-index-mark-end text:id="IMark100895720"/></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00895528"/>.call<text:alphabetical-index-mark-end text:id="IMark10089552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00895528"/>.start<text:alphabetical-index-mark-end text:id="IMark100895528"/>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00895720"/>Queue<text:alphabetical-index-mark-end text:id="IMark100895720"/></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80626708"/>.clear<text:alphabetical-index-mark-end text:id="IMark8062670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80626708"/>.empty?<text:alphabetical-index-mark-end text:id="IMark80626708"/>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80626708"/>.length<text:alphabetical-index-mark-end text:id="IMark8062670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80626708"/>.pend<text:alphabetical-index-mark-end text:id="IMark80626708"/>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80626708"/>.pop<text:alphabetical-index-mark-end text:id="IMark80626708"/>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80626708"/>.push<text:alphabetical-index-mark-end text:id="IMark8062670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2" text:outline-level="2">See Also</text:h>
      <text:p text:style-name="Text_20_body">In Object see:</text:p>
      <text:p text:style-name="Code">.new</text:p>
      <text:p text:style-name="Text_20_body"/>
      <text:h text:style-name="Heading_20_1" text:outline-level="1"><text:alphabetical-index-mark-start text:id="IMark100895720"/>Rational<text:alphabetical-index-mark-end text:id="IMark100895720"/></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6">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0894376"/>.split<text:alphabetical-index-mark-end text:id="IMark10089437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00896536"/>Stack<text:alphabetical-index-mark-end text:id="IMark100896536"/></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00894376"/>.clear<text:alphabetical-index-mark-end text:id="IMark10089437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00894376"/>.empty?<text:alphabetical-index-mark-end text:id="IMark100894376"/>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00894376"/>.length<text:alphabetical-index-mark-end text:id="IMark10089437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00894376"/>.peek<text:alphabetical-index-mark-end text:id="IMark10089437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00894376"/>.pop<text:alphabetical-index-mark-end text:id="IMark10089437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00894376"/>.push<text:alphabetical-index-mark-end text:id="IMark10089437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00896536"/>String<text:alphabetical-index-mark-end text:id="IMark100896536"/></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he stack <text:span text:style-name="T2">before</text:span> the method is invoked. Thus the top-of-stack will always be that string literal.</text:p>
      <text:h text:style-name="Heading_20_2" text:outline-level="2"><text:soft-page-break/>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2"/>
          </table:table-cell>
          <table:table-cell table:style-name="Table285.B2" office:value-type="string">
            <text:p text:style-name="P62"/>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2"/>
          </table:table-cell>
          <table:table-cell table:style-name="Table285.B2" office:value-type="string">
            <text:p text:style-name="P62"/>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2"/>
          </table:table-cell>
          <table:table-cell table:style-name="Table285.B2" office:value-type="string">
            <text:p text:style-name="P62"/>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2"/>
          </table:table-cell>
          <table:table-cell table:style-name="Table285.B2" office:value-type="string">
            <text:p text:style-name="P62"/>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2"/>
          </table:table-cell>
          <table:table-cell table:style-name="Table285.B2" office:value-type="string">
            <text:p text:style-name="P62"/>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59">"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59">"-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00894376"/>*<text:alphabetical-index-mark-end text:id="IMark100894376"/>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00894376"/>+<text:alphabetical-index-mark-end text:id="IMark100894376"/>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00894376"/>."<text:alphabetical-index-mark-end text:id="IMark10089437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00894376"/>.+left<text:alphabetical-index-mark-end text:id="IMark100894376"/>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00894376"/>.+mid<text:alphabetical-index-mark-end text:id="IMark100894376"/>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00894376"/>.+midlr<text:alphabetical-index-mark-end text:id="IMark100894376"/>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00894376"/>.+right<text:alphabetical-index-mark-end text:id="IMark100894376"/>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00894376"/>.-left<text:alphabetical-index-mark-end text:id="IMark100894376"/>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00894376"/>.-mid<text:alphabetical-index-mark-end text:id="IMark100894376"/>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00894376"/>.-midlr<text:alphabetical-index-mark-end text:id="IMark100894376"/>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00894376"/>.-right<text:alphabetical-index-mark-end text:id="IMark100894376"/>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00894376"/>.call<text:alphabetical-index-mark-end text:id="IMark100894376"/>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00894376"/>.cjust<text:alphabetical-index-mark-end text:id="IMark100894376"/>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00894376"/>.contains?<text:alphabetical-index-mark-end text:id="IMark100894376"/>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00894376"/>.emit<text:alphabetical-index-mark-end text:id="IMark10089437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00894376"/>.eval<text:alphabetical-index-mark-end text:id="IMark100894376"/>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00894376"/>.fmt<text:alphabetical-index-mark-end text:id="IMark100894376"/>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00894376"/>.fmt"<text:alphabetical-index-mark-end text:id="IMark100894376"/>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00894376"/>.left<text:alphabetical-index-mark-end text:id="IMark100894376"/>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00894376"/>.left?<text:alphabetical-index-mark-end text:id="IMark100894376"/>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00894376"/>.length<text:alphabetical-index-mark-end text:id="IMark10089437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00894376"/>.lines<text:alphabetical-index-mark-end text:id="IMark100894376"/>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00894376"/>.ljust<text:alphabetical-index-mark-end text:id="IMark100894376"/>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00894376"/>.load<text:alphabetical-index-mark-end text:id="IMark10089437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00894376"/>.lstrip<text:alphabetical-index-mark-end text:id="IMark100894376"/>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00894376"/>.mid<text:alphabetical-index-mark-end text:id="IMark100894376"/>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00894376"/>.mid?<text:alphabetical-index-mark-end text:id="IMark100894376"/>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00894376"/>.midlr<text:alphabetical-index-mark-end text:id="IMark100894376"/>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00894376"/>.posn<text:alphabetical-index-mark-end text:id="IMark100894376"/>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00894376"/>.reverse<text:alphabetical-index-mark-end text:id="IMark100894376"/>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00894376"/>.right<text:alphabetical-index-mark-end text:id="IMark100894376"/>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00894376"/>.right?<text:alphabetical-index-mark-end text:id="IMark100894376"/>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00894376"/>.rjust<text:alphabetical-index-mark-end text:id="IMark100894376"/>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00894376"/>.rstrip<text:alphabetical-index-mark-end text:id="IMark100894376"/>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00894376"/>.split<text:alphabetical-index-mark-end text:id="IMark100894376"/>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00894376"/>.strip<text:alphabetical-index-mark-end text:id="IMark100894376"/>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00894376"/>.throw<text:alphabetical-index-mark-end text:id="IMark100894376"/>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00894376"/>.to_lower<text:alphabetical-index-mark-end text:id="IMark100894376"/>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00894376"/>.to_upper<text:alphabetical-index-mark-end text:id="IMark100894376"/>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00894376"/>&lt;<text:alphabetical-index-mark-end text:id="IMark100894376"/>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00894376"/>&lt;&lt;<text:alphabetical-index-mark-end text:id="IMark100894376"/>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00894376"/>&lt;=<text:alphabetical-index-mark-end text:id="IMark100894376"/>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00894376"/>&lt;=&gt;<text:alphabetical-index-mark-end text:id="IMark10089437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00894376"/>&gt;<text:alphabetical-index-mark-end text:id="IMark100894376"/>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00894376"/>&gt;=<text:alphabetical-index-mark-end text:id="IMark100894376"/>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00896536"/>Thread<text:alphabetical-index-mark-end text:id="IMark100896536"/></text:h>
      <text:p text:style-name="Text_20_body"/>
      <text:p text:style-name="Text_20_body">Inheritance: Thread <text:span text:style-name="T10">←</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00894376"/>.current<text:alphabetical-index-mark-end text:id="IMark100894376"/>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00894376"/>.list<text:alphabetical-index-mark-end text:id="IMark100894376"/>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 text:outline-level="3">[Thread] <text:alphabetical-index-mark-start text:id="IMark100894376"/>.main<text:alphabetical-index-mark-end text:id="IMark100894376"/>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h text:style-name="Heading_20_2" text:outline-level="2"><text:soft-page-break/>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00894376"/>.vm<text:alphabetical-index-mark-end text:id="IMark100894376"/>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0896536"/><text:alphabetical-index-mark-start text:id="IMark100896488"/><text:alphabetical-index-mark-start text:id="IMark100896440"/>TrueClass<text:alphabetical-index-mark-end text:id="IMark100896440"/><text:alphabetical-index-mark-end text:id="IMark100896488"/><text:alphabetical-index-mark-end text:id="IMark100896536"/></text:h>
      <text:p text:style-name="P1"/>
      <text:p text:style-name="P1">Inheritance: TrueClass <text:span text:style-name="T10">←</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4"/>
      <text:h text:style-name="Heading_20_1" text:outline-level="1"><text:alphabetical-index-mark-start text:id="IMark100896536"/>VirtualMachine<text:alphabetical-index-mark-end text:id="IMark100896536"/></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100894376"/>!:<text:alphabetical-index-mark-end text:id="IMark100894376"/> method_name … ; []</text:h>
            <text:p text:style-name="Text_20_body">Routing: VM</text:p>
            <text:p text:style-name="P1">This method is used to define a method on the virtual machine. These methods execute immediately even when in deferred or compile modes. Note that there are pretty much no restrictions on the name except that it not contain spaces and any <text:span text:style-name="T9">"</text:span><text:span text:style-name="T9"> signals an embedded string (which is also immediate).</text:span></text:p>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ext:p text:style-name="Text_20_body"><text:soft-page-break/></text:p>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00894376"/>super<text:alphabetical-index-mark-end text:id="IMark100894376"/>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ext:p text:style-name="Text_20_body"/>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00894376"/>val:<text:alphabetical-index-mark-end text:id="IMark10089437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ext:p text:style-name="Text_20_body"/>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00894376"/>var:<text:alphabetical-index-mark-end text:id="IMark10089437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ext:p text:style-name="Text_20_body"/>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00894376"/>val@:<text:alphabetical-index-mark-end text:id="IMark10089437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ext:p text:style-name="Text_20_body"><text:soft-page-break/></text:p>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00894376"/>var@:<text:alphabetical-index-mark-end text:id="IMark10089437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ext:p text:style-name="Text_20_body"/>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00894376"/>;<text:alphabetical-index-mark-end text:id="IMark100894376"/>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00894376"/>"<text:alphabetical-index-mark-end text:id="IMark100894376"/>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column table:style-name="Table292.B"/>
        <table:table-row table:style-name="Table292.1">
          <table:table-cell table:style-name="Table292.A1" table:number-columns-spanned="2" office:value-type="string">
            <text:p text:style-name="P2">[] -infinity [-Infinity]</text:p>
            <text:p text:style-name="Text_20_body">Routing: VM</text:p>
            <text:p text:style-name="P1">description</text:p>
          </table:table-cell>
          <table:covered-table-cell/>
        </table:table-row>
        <table:table-row table:style-name="Table292.1">
          <table:table-cell table:style-name="Table292.A2" office:value-type="string">
            <text:p text:style-name="P17">Code</text:p>
          </table:table-cell>
          <table:table-cell table:style-name="Table292.B2" office:value-type="string">
            <text:p text:style-name="P17">Result</text:p>
          </table:table-cell>
        </table:table-row>
        <table:table-row table:style-name="Table292.1">
          <table:table-cell table:style-name="Table292.A2" office:value-type="string">
            <text:p text:style-name="Snippet"/>
          </table:table-cell>
          <table:table-cell table:style-name="Table292.B2" office:value-type="string">
            <text:p text:style-name="P2"/>
          </table:table-cell>
        </table:table-row>
      </table:table>
      <text:p text:style-name="Text_20_body"/>
      <table:table table:name="Table53" table:style-name="Table53">
        <table:table-column table:style-name="Table53.A"/>
        <table:table-column table:style-name="Table53.B"/>
        <text:soft-page-break/>
        <table:table-row table:style-name="Table53.1">
          <table:table-cell table:style-name="Table53.A1" table:number-columns-spanned="2" office:value-type="string">
            <text:h text:style-name="Heading_20_3" text:outline-level="3">[a_class] <text:alphabetical-index-mark-start text:id="IMark100894376"/>.:<text:alphabetical-index-mark-end text:id="IMark100894376"/>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53.1">
          <table:table-cell table:style-name="Table53.A2" office:value-type="string">
            <text:p text:style-name="P17">Code</text:p>
          </table:table-cell>
          <table:table-cell table:style-name="Table53.B2" office:value-type="string">
            <text:p text:style-name="P17">Result</text:p>
          </table:table-cell>
        </table:table-row>
        <table:table-row table:style-name="Table53.1">
          <table:table-cell table:style-name="Table53.A2" office:value-type="string">
            <text:p text:style-name="Snippet">Object .: .one 1 ;</text:p>
          </table:table-cell>
          <table:table-cell table:style-name="Table53.B2" office:value-type="string">
            <text:p text:style-name="P2">(Creates a public method .one)</text:p>
          </table:table-cell>
        </table:table-row>
        <table:table-row table:style-name="Table53.1">
          <table:table-cell table:style-name="Table53.A2" office:value-type="string">
            <text:p text:style-name="Snippet">Object .: ~two 2 ;</text:p>
          </table:table-cell>
          <table:table-cell table:style-name="Table53.B2" office:value-type="string">
            <text:p text:style-name="P2">(Creates a private method ~two)</text:p>
          </table:table-cell>
        </table:table-row>
        <table:table-row table:style-name="Table53.1">
          <table:table-cell table:style-name="Table53.A2" office:value-type="string">
            <text:p text:style-name="Snippet">MyClass .: + (omitted) ;</text:p>
          </table:table-cell>
          <table:table-cell table:style-name="Table53.B2" office:value-type="string">
            <text:p text:style-name="P2">(Creates a dyadic (NOS) method +)</text:p>
          </table:table-cell>
        </table:table-row>
        <table:table-row table:style-name="Table53.1">
          <table:table-cell table:style-name="Table53.A2" office:value-type="string">
            <text:p text:style-name="Snippet">Object .: BAD <text:s/>;</text:p>
          </table:table-cell>
          <table:table-cell table:style-name="Table53.B2" office:value-type="string">
            <text:p text:style-name="P20">F10: Invalid name for a method: BAD</text:p>
          </table:table-cell>
        </table:table-row>
        <table:table-row table:style-name="Table53.1">
          <table:table-cell table:style-name="Table53.A2" office:value-type="string">
            <text:p text:style-name="Snippet">String .: twaddle<text:span text:style-name="T14">" (stuff) ;</text:span></text:p>
          </table:table-cell>
          <table:table-cell table:style-name="Table53.B2" office:value-type="string">
            <text:p text:style-name="P20">(Creates a method with an embedded string.</text:p>
          </table:table-cell>
        </table:table-row>
        <table:table-row table:style-name="Table53.1">
          <table:table-cell table:style-name="Table53.A2" office:value-type="string">
            <text:p text:style-name="Snippet">55 .: foobar (stuff) ;</text:p>
          </table:table-cell>
          <table:table-cell table:style-name="Table53.B2" office:value-type="string">
            <text:p text:style-name="P20">F13: The target of .: must be a class</text:p>
          </table:table-cell>
        </table:table-row>
        <table:table-row table:style-name="Table53.1">
          <table:table-cell table:style-name="Table53.A2" office:value-type="string">
            <text:p text:style-name="Snippet">Object .: twiddle<text:span text:style-name="T14">" (stuff) ;</text:span></text:p>
          </table:table-cell>
          <table:table-cell table:style-name="Table53.B2" office:value-type="string">
            <text:p text:style-name="P20">F13: Creating a string method twiddle" on a Object</text:p>
          </table:table-cell>
        </table:table-row>
      </table:table>
      <text:p text:style-name="Text_20_body"/>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00894376"/>super<text:alphabetical-index-mark-end text:id="IMark100894376"/>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ext:p text:style-name="Text_20_body"/>
      <table:table table:name="Table387" table:style-name="Table387">
        <table:table-column table:style-name="Table387.A"/>
        <table:table-column table:style-name="Table387.B"/>
        <text:soft-page-break/>
        <table:table-row table:style-name="Table387.1">
          <table:table-cell table:style-name="Table387.A1" table:number-columns-spanned="2" office:value-type="string">
            <text:h text:style-name="Heading_20_4" text:outline-level="4">[value] <text:alphabetical-index-mark-start text:id="IMark100894376"/>val:<text:alphabetical-index-mark-end text:id="IMark10089437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ext:p text:style-name="Text_20_body"/>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100894376"/>var:<text:alphabetical-index-mark-end text:id="IMark10089437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ext:p text:style-name="Text_20_body"/>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00894376"/>val@:<text:alphabetical-index-mark-end text:id="IMark10089437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ext:p text:style-name="Text_20_body"/>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00894376"/>var@:<text:alphabetical-index-mark-end text:id="IMark10089437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ext:p text:style-name="Text_20_body"/>
      <table:table table:name="Table391" table:style-name="Table391">
        <table:table-column table:style-name="Table391.A"/>
        <text:soft-page-break/>
        <table:table-row table:style-name="Table391.1">
          <table:table-cell table:style-name="Table391.A1" office:value-type="string">
            <text:h text:style-name="Heading_20_4" text:outline-level="4">[] … ; []</text:h>
            <text:p text:style-name="Text_20_body">Routing:<text:span text:style-name="T13"> Compiler Context.</text:span></text:p>
            <text:p text:style-name="P1">Close off the method definition.</text:p>
          </table:table-cell>
        </table:table-row>
      </table:table>
      <text:p text:style-name="Text_20_body"/>
      <table:table table:name="Table291" table:style-name="Table291">
        <table:table-column table:style-name="Table291.A"/>
        <table:table-row table:style-name="Table291.1">
          <table:table-cell table:style-name="Table291.A1" office:value-type="string">
            <text:h text:style-name="Heading_20_3" text:outline-level="3">[an_object] <text:alphabetical-index-mark-start text:id="IMark100894376"/>.::<text:alphabetical-index-mark-end text:id="IMark100894376"/>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6"/>
          </table:table-cell>
        </table:table-row>
      </table:table>
      <text:p text:style-name="Text_20_body"/>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Local Methods: </text:h>
          </table:table-cell>
          <table:covered-table-cell/>
        </table:table-row>
        <table:table-row table:style-name="Table380.1">
          <table:table-cell table:style-name="Table380.A2" table:number-columns-spanned="2" office:value-type="string">
            <text:h text:style-name="Heading_20_4" text:outline-level="4">[value] val: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0.1">
          <table:table-cell table:style-name="Table380.A3" office:value-type="string">
            <text:p text:style-name="P17">Code</text:p>
          </table:table-cell>
          <table:table-cell table:style-name="Table380.A2" office:value-type="string">
            <text:p text:style-name="P17">Result</text:p>
          </table:table-cell>
        </table:table-row>
        <table:table-row table:style-name="Table380.1">
          <table:table-cell table:style-name="Table380.A3" office:value-type="string">
            <text:p text:style-name="Snippet">10 val: limit</text:p>
          </table:table-cell>
          <table:table-cell table:style-name="Table380.A2" office:value-type="string">
            <text:p text:style-name="P2">(Creates a value named limit set to 10)</text:p>
          </table:table-cell>
        </table:table-row>
      </table:table>
      <text:p text:style-name="Text_20_body"/>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var: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r: limit</text:p>
          </table:table-cell>
          <table:table-cell table:style-name="Table381.B2" office:value-type="string">
            <text:p text:style-name="P2">(Creates a variable named limit set to 10)</text:p>
          </table:table-cell>
        </table:table-row>
      </table:table>
      <text:p text:style-name="Text_20_body"/>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val@: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l@: @limit</text:p>
          </table:table-cell>
          <table:table-cell table:style-name="Table382.B2" office:value-type="string">
            <text:p text:style-name="P2">(Creates an instance value named @limit set to 10)</text:p>
          </table:table-cell>
        </table:table-row>
      </table:table>
      <text:p text:style-name="Text_20_body"/>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4" text:outline-level="4">[value] var@: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3.1">
          <table:table-cell table:style-name="Table383.A2" office:value-type="string">
            <text:p text:style-name="P17">Code</text:p>
          </table:table-cell>
          <table:table-cell table:style-name="Table383.B2" office:value-type="string">
            <text:p text:style-name="P17">Result</text:p>
          </table:table-cell>
        </table:table-row>
        <table:table-row table:style-name="Table383.1">
          <table:table-cell table:style-name="Table383.A2" office:value-type="string">
            <text:p text:style-name="Snippet">10 var@: @limit</text:p>
          </table:table-cell>
          <table:table-cell table:style-name="Table383.B2" office:value-type="string">
            <text:p text:style-name="P2">(Creates an instance variable named @limit initially set to 10)</text:p>
          </table:table-cell>
        </table:table-row>
      </table:table>
      <text:p text:style-name="Text_20_body"/>
      <table:table table:name="Table384" table:style-name="Table384">
        <table:table-column table:style-name="Table384.A"/>
        <table:table-row table:style-name="Table384.1">
          <table:table-cell table:style-name="Table384.A1" office:value-type="string">
            <text:h text:style-name="Heading_20_4" text:outline-level="4">[] super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
      <text:p text:style-name="Text_20_body"/>
      <table:table table:name="Table385" table:style-name="Table385">
        <table:table-column table:style-name="Table385.A"/>
        <table:table-row table:style-name="Table385.1">
          <table:table-cell table:style-name="Table385.A1" office:value-type="string">
            <text:h text:style-name="Heading_20_4" text:outline-level="4">[] … ;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293" table:style-name="Table293">
        <table:table-column table:style-name="Table293.A"/>
        <table:table-column table:style-name="Table293.B"/>
        <table:table-row table:style-name="Table293.1">
          <table:table-cell table:style-name="Table293.A1" table:number-columns-spanned="2" office:value-type="string">
            <text:p text:style-name="P2">[before] .append{ … } [after]</text:p>
            <text:p text:style-name="Text_20_body">Routing:</text:p>
            <text:p text:style-name="P1">description</text:p>
          </table:table-cell>
          <table:covered-table-cell/>
        </table:table-row>
        <table:table-row table:style-name="Table293.1">
          <table:table-cell table:style-name="Table293.A2" office:value-type="string">
            <text:p text:style-name="P17">Code</text:p>
          </table:table-cell>
          <table:table-cell table:style-name="Table293.B2" office:value-type="string">
            <text:p text:style-name="P17">Result</text:p>
          </table:table-cell>
        </table:table-row>
        <table:table-row table:style-name="Table293.1">
          <table:table-cell table:style-name="Table293.A2" office:value-type="string">
            <text:p text:style-name="Snippet"/>
          </table:table-cell>
          <table:table-cell table:style-name="Table293.B2" office:value-type="string">
            <text:p text:style-name="P2"/>
          </table:table-cell>
        </table:table-row>
      </table:table>
      <text:p text:style-name="Text_20_body"/>
      <table:table table:name="Table294" table:style-name="Table294">
        <table:table-column table:style-name="Table294.A"/>
        <table:table-column table:style-name="Table294.B"/>
        <text:soft-page-break/>
        <table:table-row table:style-name="Table294.1">
          <table:table-cell table:style-name="Table294.A1" table:number-columns-spanned="2" office:value-type="string">
            <text:p text:style-name="P2">[before] .create{ … } [after]</text:p>
            <text:p text:style-name="Text_20_body">Routing:</text:p>
            <text:p text:style-name="P1">description</text:p>
          </table:table-cell>
          <table:covered-table-cell/>
        </table:table-row>
        <table:table-row table:style-name="Table294.1">
          <table:table-cell table:style-name="Table294.A2" office:value-type="string">
            <text:p text:style-name="P17">Code</text:p>
          </table:table-cell>
          <table:table-cell table:style-name="Table294.B2" office:value-type="string">
            <text:p text:style-name="P17">Result</text:p>
          </table:table-cell>
        </table:table-row>
        <table:table-row table:style-name="Table294.1">
          <table:table-cell table:style-name="Table294.A2" office:value-type="string">
            <text:p text:style-name="Snippet"/>
          </table:table-cell>
          <table:table-cell table:style-name="Table294.B2" office:value-type="string">
            <text:p text:style-name="P2"/>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p text:style-name="P2">[before] .each{ … } [after]</text:p>
            <text:p text:style-name="Text_20_body">Routing:</text:p>
            <text:p text:style-name="P1">description</text:p>
          </table:table-cell>
          <table:covered-table-cell/>
        </table:table-row>
        <table:table-row table:style-name="Table295.1">
          <table:table-cell table:style-name="Table295.A2" office:value-type="string">
            <text:p text:style-name="P17">Code</text:p>
          </table:table-cell>
          <table:table-cell table:style-name="Table295.B2" office:value-type="string">
            <text:p text:style-name="P17">Result</text:p>
          </table:table-cell>
        </table:table-row>
        <table:table-row table:style-name="Table295.1">
          <table:table-cell table:style-name="Table295.A2" office:value-type="string">
            <text:p text:style-name="Snippet"/>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p text:style-name="P2">[before] .map{ … } [after]</text:p>
            <text:p text:style-name="Text_20_body">Routing:</text:p>
            <text:p text:style-name="P1">description</text:p>
          </table:table-cell>
          <table:covered-table-cell/>
        </table:table-row>
        <table:table-row table:style-name="Table296.1">
          <table:table-cell table:style-name="Table296.A2" office:value-type="string">
            <text:p text:style-name="P17">Code</text:p>
          </table:table-cell>
          <table:table-cell table:style-name="Table296.B2" office:value-type="string">
            <text:p text:style-name="P17">Result</text:p>
          </table:table-cell>
        </table:table-row>
        <table:table-row table:style-name="Table296.1">
          <table:table-cell table:style-name="Table296.A2" office:value-type="string">
            <text:p text:style-name="Snippet"/>
          </table:table-cell>
          <table:table-cell table:style-name="Table296.B2" office:value-type="string">
            <text:p text:style-name="P2"/>
          </table:table-cell>
        </table:table-row>
      </table:table>
      <text:p text:style-name="Text_20_body"/>
      <table:table table:name="Table297" table:style-name="Table297">
        <table:table-column table:style-name="Table297.A"/>
        <table:table-column table:style-name="Table297.B"/>
        <table:table-row table:style-name="Table297.1">
          <table:table-cell table:style-name="Table297.A1" table:number-columns-spanned="2" office:value-type="string">
            <text:p text:style-name="P2">[before] .new{ … } [after]</text:p>
            <text:p text:style-name="Text_20_body">Routing:</text:p>
            <text:p text:style-name="P1">description</text:p>
          </table:table-cell>
          <table:covered-table-cell/>
        </table:table-row>
        <table:table-row table:style-name="Table297.1">
          <table:table-cell table:style-name="Table297.A2" office:value-type="string">
            <text:p text:style-name="P17">Code</text:p>
          </table:table-cell>
          <table:table-cell table:style-name="Table297.B2" office:value-type="string">
            <text:p text:style-name="P17">Result</text:p>
          </table:table-cell>
        </table:table-row>
        <table:table-row table:style-name="Table297.1">
          <table:table-cell table:style-name="Table297.A2" office:value-type="string">
            <text:p text:style-name="Snippet"/>
          </table:table-cell>
          <table:table-cell table:style-name="Table297.B2" office:value-type="string">
            <text:p text:style-name="P2"/>
          </table:table-cell>
        </table:table-row>
      </table:table>
      <text:p text:style-name="Text_20_body"/>
      <table:table table:name="Table298" table:style-name="Table298">
        <table:table-column table:style-name="Table298.A"/>
        <table:table-column table:style-name="Table298.B"/>
        <table:table-row table:style-name="Table298.1">
          <table:table-cell table:style-name="Table298.A1" table:number-columns-spanned="2" office:value-type="string">
            <text:p text:style-name="P2">[before] .open{ … } [after]</text:p>
            <text:p text:style-name="Text_20_body">Routing:</text:p>
            <text:p text:style-name="P1">description</text:p>
          </table:table-cell>
          <table:covered-table-cell/>
        </table:table-row>
        <table:table-row table:style-name="Table298.1">
          <table:table-cell table:style-name="Table298.A2" office:value-type="string">
            <text:p text:style-name="P17">Code</text:p>
          </table:table-cell>
          <table:table-cell table:style-name="Table298.B2" office:value-type="string">
            <text:p text:style-name="P17">Result</text:p>
          </table:table-cell>
        </table:table-row>
        <table:table-row table:style-name="Table298.1">
          <table:table-cell table:style-name="Table298.A2" office:value-type="string">
            <text:p text:style-name="Snippet"/>
          </table:table-cell>
          <table:table-cell table:style-name="Table298.B2" office:value-type="string">
            <text:p text:style-name="P2"/>
          </table:table-cell>
        </table:table-row>
      </table:table>
      <text:p text:style-name="Text_20_body"/>
      <table:table table:name="Table299" table:style-name="Table299">
        <table:table-column table:style-name="Table299.A"/>
        <table:table-column table:style-name="Table299.B"/>
        <text:soft-page-break/>
        <table:table-row table:style-name="Table299.1">
          <table:table-cell table:style-name="Table299.A1" table:number-columns-spanned="2" office:value-type="string">
            <text:p text:style-name="P2">[before] .select{ … } [after]</text:p>
            <text:p text:style-name="Text_20_body">Routing:</text:p>
            <text:p text:style-name="P1">description</text:p>
          </table:table-cell>
          <table:covered-table-cell/>
        </table:table-row>
        <table:table-row table:style-name="Table299.1">
          <table:table-cell table:style-name="Table299.A2" office:value-type="string">
            <text:p text:style-name="P17">Code</text:p>
          </table:table-cell>
          <table:table-cell table:style-name="Table299.B2" office:value-type="string">
            <text:p text:style-name="P17">Result</text:p>
          </table:table-cell>
        </table:table-row>
        <table:table-row table:style-name="Table299.1">
          <table:table-cell table:style-name="Table299.A2" office:value-type="string">
            <text:p text:style-name="Snippet"/>
          </table:table-cell>
          <table:table-cell table:style-name="Table299.B2" office:value-type="string">
            <text:p text:style-name="P2"/>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p text:style-name="P2">[before] .vm_name [after]</text:p>
            <text:p text:style-name="Text_20_body">Routing:</text:p>
            <text:p text:style-name="P1">description</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
          </table:table-cell>
          <table:table-cell table:style-name="Table300.B2" office:value-type="string">
            <text:p text:style-name="P2"/>
          </table:table-cell>
        </table:table-row>
      </table:table>
      <text:p text:style-name="Text_20_body"/>
      <table:table table:name="Table301" table:style-name="Table301">
        <table:table-column table:style-name="Table301.A"/>
        <table:table-column table:style-name="Table301.B"/>
        <table:table-row table:style-name="Table301.1">
          <table:table-cell table:style-name="Table301.A1" table:number-columns-spanned="2" office:value-type="string">
            <text:p text:style-name="P2">[before] .with{ … } [after]</text:p>
            <text:p text:style-name="Text_20_body">Routing:</text:p>
            <text:p text:style-name="P1">description</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p text:style-name="P2">[before] : … ; [after]</text:p>
            <text:p text:style-name="Text_20_body">Routing:</text:p>
            <text:p text:style-name="P1">description</text:p>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table:table-cell>
          <table:table-cell table:style-name="Table302.B2" office:value-type="string">
            <text:p text:style-name="P2"/>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p text:style-name="P2">[before] ?dup [after]</text:p>
            <text:p text:style-name="Text_20_body">Routing:</text:p>
            <text:p text:style-name="P1">description</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
          </table:table-cell>
          <table:table-cell table:style-name="Table303.B2" office:value-type="string">
            <text:p text:style-name="P2"/>
          </table:table-cell>
        </table:table-row>
      </table:table>
      <text:p text:style-name="Text_20_body"/>
      <table:table table:name="Table304" table:style-name="Table304">
        <table:table-column table:style-name="Table304.A"/>
        <table:table-column table:style-name="Table304.B"/>
        <text:soft-page-break/>
        <table:table-row table:style-name="Table304.1">
          <table:table-cell table:style-name="Table304.A1" table:number-columns-spanned="2" office:value-type="string">
            <text:p text:style-name="P2">[before] [ … ] [after]</text:p>
            <text:p text:style-name="Text_20_body">Routing:</text:p>
            <text:p text:style-name="P1">description</text:p>
          </table:table-cell>
          <table:covered-table-cell/>
        </table:table-row>
        <table:table-row table:style-name="Table304.1">
          <table:table-cell table:style-name="Table304.A2" office:value-type="string">
            <text:p text:style-name="P17">Code</text:p>
          </table:table-cell>
          <table:table-cell table:style-name="Table304.B2" office:value-type="string">
            <text:p text:style-name="P17">Result</text:p>
          </table:table-cell>
        </table:table-row>
        <table:table-row table:style-name="Table304.1">
          <table:table-cell table:style-name="Table304.A2" office:value-type="string">
            <text:p text:style-name="Snippet"/>
          </table:table-cell>
          <table:table-cell table:style-name="Table304.B2" office:value-type="string">
            <text:p text:style-name="P2"/>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p text:style-name="P2">[before] accept [after]</text:p>
            <text:p text:style-name="Text_20_body">Routing:</text:p>
            <text:p text:style-name="P1">description</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
          </table:table-cell>
          <table:table-cell table:style-name="Table305.B2" office:value-type="string">
            <text:p text:style-name="P2"/>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p text:style-name="P2">[before] accept" … " [after]</text:p>
            <text:p text:style-name="Text_20_body">Routing:</text:p>
            <text:p text:style-name="P1">description</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
          </table:table-cell>
          <table:table-cell table:style-name="Table306.B2" office:value-type="string">
            <text:p text:style-name="P2"/>
          </table:table-cell>
        </table:table-row>
      </table:table>
      <text:p text:style-name="Text_20_body"/>
      <table:table table:name="Table307" table:style-name="Table307">
        <table:table-column table:style-name="Table307.A"/>
        <table:table-column table:style-name="Table307.B"/>
        <table:table-row table:style-name="Table307.1">
          <table:table-cell table:style-name="Table307.A1" table:number-columns-spanned="2" office:value-type="string">
            <text:p text:style-name="P2">[before] begin [after]</text:p>
            <text:p text:style-name="Text_20_body">Routing:</text:p>
            <text:p text:style-name="P1">description</text:p>
          </table:table-cell>
          <table:covered-table-cell/>
        </table:table-row>
        <table:table-row table:style-name="Table307.1">
          <table:table-cell table:style-name="Table307.A2" office:value-type="string">
            <text:p text:style-name="P17">Code</text:p>
          </table:table-cell>
          <table:table-cell table:style-name="Table307.B2" office:value-type="string">
            <text:p text:style-name="P17">Result</text:p>
          </table:table-cell>
        </table:table-row>
        <table:table-row table:style-name="Table307.1">
          <table:table-cell table:style-name="Table307.A2" office:value-type="string">
            <text:p text:style-name="Snippet"/>
          </table:table-cell>
          <table:table-cell table:style-name="Table307.B2" office:value-type="string">
            <text:p text:style-name="P2"/>
          </table:table-cell>
        </table:table-row>
      </table:table>
      <text:p text:style-name="Text_20_body"/>
      <table:table table:name="Table308" table:style-name="Table308">
        <table:table-column table:style-name="Table308.A"/>
        <table:table-column table:style-name="Table308.B"/>
        <table:table-row table:style-name="Table308.1">
          <table:table-cell table:style-name="Table308.A1" table:number-columns-spanned="2" office:value-type="string">
            <text:p text:style-name="P2">[before] class: [after]</text:p>
            <text:p text:style-name="Text_20_body">Routing:</text:p>
            <text:p text:style-name="P1">description</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
          </table:table-cell>
          <table:table-cell table:style-name="Table308.B2" office:value-type="string">
            <text:p text:style-name="P2"/>
          </table:table-cell>
        </table:table-row>
      </table:table>
      <text:p text:style-name="Text_20_body"/>
      <table:table table:name="Table309" table:style-name="Table309">
        <table:table-column table:style-name="Table309.A"/>
        <table:table-column table:style-name="Table309.B"/>
        <text:soft-page-break/>
        <table:table-row table:style-name="Table309.1">
          <table:table-cell table:style-name="Table309.A1" table:number-columns-spanned="2" office:value-type="string">
            <text:p text:style-name="P2">[before] clone [after]</text:p>
            <text:p text:style-name="Text_20_body">Routing:</text:p>
            <text:p text:style-name="P1">description</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Snippet"/>
          </table:table-cell>
          <table:table-cell table:style-name="Table309.B2" office:value-type="string">
            <text:p text:style-name="P2"/>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p text:style-name="P2">[before] complex [after]</text:p>
            <text:p text:style-name="Text_20_body">Routing:</text:p>
            <text:p text:style-name="P1">description</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1">
          <table:table-cell table:style-name="Table310.A2" office:value-type="string">
            <text:p text:style-name="Snippet"/>
          </table:table-cell>
          <table:table-cell table:style-name="Table310.B2" office:value-type="string">
            <text:p text:style-name="P2"/>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p text:style-name="P2">[before] copy [after]</text:p>
            <text:p text:style-name="Text_20_body">Routing:</text:p>
            <text:p text:style-name="P1">description</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Snippet"/>
          </table:table-cell>
          <table:table-cell table:style-name="Table311.B2" office:value-type="string">
            <text:p text:style-name="P2"/>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p text:style-name="P2">[before] cr [after]</text:p>
            <text:p text:style-name="Text_20_body">Routing:</text:p>
            <text:p text:style-name="P1">description</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
          </table:table-cell>
          <table:table-cell table:style-name="Table312.B2" office:value-type="string">
            <text:p text:style-name="P2"/>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p text:style-name="P2">[before] do [after]</text:p>
            <text:p text:style-name="Text_20_body">Routing:</text:p>
            <text:p text:style-name="P1">descrip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
          </table:table-cell>
          <table:table-cell table:style-name="Table313.B2" office:value-type="string">
            <text:p text:style-name="P2"/>
          </table:table-cell>
        </table:table-row>
      </table:table>
      <text:p text:style-name="Text_20_body"/>
      <table:table table:name="Table314" table:style-name="Table314">
        <table:table-column table:style-name="Table314.A"/>
        <table:table-column table:style-name="Table314.B"/>
        <text:soft-page-break/>
        <table:table-row table:style-name="Table314.1">
          <table:table-cell table:style-name="Table314.A1" table:number-columns-spanned="2" office:value-type="string">
            <text:p text:style-name="P2">[before] dpr [after]</text:p>
            <text:p text:style-name="Text_20_body">Routing:</text:p>
            <text:p text:style-name="P1">description</text:p>
          </table:table-cell>
          <table:covered-table-cell/>
        </table:table-row>
        <table:table-row table:style-name="Table314.1">
          <table:table-cell table:style-name="Table314.A2" office:value-type="string">
            <text:p text:style-name="P17">Code</text:p>
          </table:table-cell>
          <table:table-cell table:style-name="Table314.B2" office:value-type="string">
            <text:p text:style-name="P17">Result</text:p>
          </table:table-cell>
        </table:table-row>
        <table:table-row table:style-name="Table314.1">
          <table:table-cell table:style-name="Table314.A2" office:value-type="string">
            <text:p text:style-name="Snippet"/>
          </table:table-cell>
          <table:table-cell table:style-name="Table314.B2" office:value-type="string">
            <text:p text:style-name="P2"/>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p text:style-name="P2">[before] drop [after]</text:p>
            <text:p text:style-name="Text_20_body">Routing:</text:p>
            <text:p text:style-name="P1">description</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
          </table:table-cell>
          <table:table-cell table:style-name="Table315.B2" office:value-type="string">
            <text:p text:style-name="P2"/>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p text:style-name="P2">[before] dup [after]</text:p>
            <text:p text:style-name="Text_20_body">Routing:</text:p>
            <text:p text:style-name="P1">description</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
          </table:table-cell>
          <table:table-cell table:style-name="Table316.B2" office:value-type="string">
            <text:p text:style-name="P2"/>
          </table:table-cell>
        </table:table-row>
      </table:table>
      <text:p text:style-name="Text_20_body"/>
      <table:table table:name="Table317" table:style-name="Table317">
        <table:table-column table:style-name="Table317.A"/>
        <table:table-column table:style-name="Table317.B"/>
        <table:table-row table:style-name="Table317.1">
          <table:table-cell table:style-name="Table317.A1" table:number-columns-spanned="2" office:value-type="string">
            <text:p text:style-name="P2">[before] e [after]</text:p>
            <text:p text:style-name="Text_20_body">Routing:</text:p>
            <text:p text:style-name="P1">description</text:p>
          </table:table-cell>
          <table:covered-table-cell/>
        </table:table-row>
        <table:table-row table:style-name="Table317.1">
          <table:table-cell table:style-name="Table317.A2" office:value-type="string">
            <text:p text:style-name="P17">Code</text:p>
          </table:table-cell>
          <table:table-cell table:style-name="Table317.B2" office:value-type="string">
            <text:p text:style-name="P17">Result</text:p>
          </table:table-cell>
        </table:table-row>
        <table:table-row table:style-name="Table317.1">
          <table:table-cell table:style-name="Table317.A2" office:value-type="string">
            <text:p text:style-name="Snippet"/>
          </table:table-cell>
          <table:table-cell table:style-name="Table317.B2" office:value-type="string">
            <text:p text:style-name="P2"/>
          </table:table-cell>
        </table:table-row>
      </table:table>
      <text:p text:style-name="Text_20_body"/>
      <table:table table:name="Table318" table:style-name="Table318">
        <table:table-column table:style-name="Table318.A"/>
        <table:table-column table:style-name="Table318.B"/>
        <table:table-row table:style-name="Table318.1">
          <table:table-cell table:style-name="Table318.A1" table:number-columns-spanned="2" office:value-type="string">
            <text:p text:style-name="P2">[before] epsilon [after]</text:p>
            <text:p text:style-name="Text_20_body">Routing:</text:p>
            <text:p text:style-name="P1">description</text:p>
          </table:table-cell>
          <table:covered-table-cell/>
        </table:table-row>
        <table:table-row table:style-name="Table318.1">
          <table:table-cell table:style-name="Table318.A2" office:value-type="string">
            <text:p text:style-name="P17">Code</text:p>
          </table:table-cell>
          <table:table-cell table:style-name="Table318.B2" office:value-type="string">
            <text:p text:style-name="P17">Result</text:p>
          </table:table-cell>
        </table:table-row>
        <table:table-row table:style-name="Table318.1">
          <table:table-cell table:style-name="Table318.A2" office:value-type="string">
            <text:p text:style-name="Snippet"/>
          </table:table-cell>
          <table:table-cell table:style-name="Table318.B2" office:value-type="string">
            <text:p text:style-name="P2"/>
          </table:table-cell>
        </table:table-row>
      </table:table>
      <text:p text:style-name="Text_20_body"/>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p text:style-name="P2">[before] f" … " [after]</text:p>
            <text:p text:style-name="Text_20_body">Routing:</text:p>
            <text:p text:style-name="P1">description</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
          </table:table-cell>
          <table:table-cell table:style-name="Table319.B2" office:value-type="string">
            <text:p text:style-name="P2"/>
          </table:table-cell>
        </table:table-row>
      </table:table>
      <text:p text:style-name="Text_20_body"/>
      <table:table table:name="Table320" table:style-name="Table320">
        <table:table-column table:style-name="Table320.A"/>
        <table:table-column table:style-name="Table320.B"/>
        <table:table-row table:style-name="Table320.1">
          <table:table-cell table:style-name="Table320.A1" table:number-columns-spanned="2" office:value-type="string">
            <text:p text:style-name="P2">[before] false [after]</text:p>
            <text:p text:style-name="Text_20_body">Routing:</text:p>
            <text:p text:style-name="P1">description</text:p>
          </table:table-cell>
          <table:covered-table-cell/>
        </table:table-row>
        <table:table-row table:style-name="Table320.1">
          <table:table-cell table:style-name="Table320.A2" office:value-type="string">
            <text:p text:style-name="P17">Code</text:p>
          </table:table-cell>
          <table:table-cell table:style-name="Table320.B2" office:value-type="string">
            <text:p text:style-name="P17">Result</text:p>
          </table:table-cell>
        </table:table-row>
        <table:table-row table:style-name="Table320.1">
          <table:table-cell table:style-name="Table320.A2" office:value-type="string">
            <text:p text:style-name="Snippet"/>
          </table:table-cell>
          <table:table-cell table:style-name="Table320.B2" office:value-type="string">
            <text:p text:style-name="P2"/>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p text:style-name="P2">[before] if … then [after]</text:p>
            <text:p text:style-name="Text_20_body">Routing:</text:p>
            <text:p text:style-name="P1">description</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
          </table:table-cell>
          <table:table-cell table:style-name="Table321.B2" office:value-type="string">
            <text:p text:style-name="P2"/>
          </table:table-cell>
        </table:table-row>
      </table:table>
      <text:p text:style-name="Text_20_body"/>
      <table:table table:name="Table322" table:style-name="Table322">
        <table:table-column table:style-name="Table322.A"/>
        <table:table-column table:style-name="Table322.B"/>
        <table:table-row table:style-name="Table322.1">
          <table:table-cell table:style-name="Table322.A1" table:number-columns-spanned="2" office:value-type="string">
            <text:p text:style-name="P2">[before] infinity [after]</text:p>
            <text:p text:style-name="Text_20_body">Routing:</text:p>
            <text:p text:style-name="P1">description</text:p>
          </table:table-cell>
          <table:covered-table-cell/>
        </table:table-row>
        <table:table-row table:style-name="Table322.1">
          <table:table-cell table:style-name="Table322.A2" office:value-type="string">
            <text:p text:style-name="P17">Code</text:p>
          </table:table-cell>
          <table:table-cell table:style-name="Table322.B2" office:value-type="string">
            <text:p text:style-name="P17">Result</text:p>
          </table:table-cell>
        </table:table-row>
        <table:table-row table:style-name="Table322.1">
          <table:table-cell table:style-name="Table322.A2" office:value-type="string">
            <text:p text:style-name="Snippet"/>
          </table:table-cell>
          <table:table-cell table:style-name="Table322.B2" office:value-type="string">
            <text:p text:style-name="P2"/>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p text:style-name="P2">[before] load" … " [after]</text:p>
            <text:p text:style-name="Text_20_body">Routing:</text:p>
            <text:p text:style-name="P1">description</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
          </table:table-cell>
          <table:table-cell table:style-name="Table323.B2" office:value-type="string">
            <text:p text:style-name="P2"/>
          </table:table-cell>
        </table:table-row>
      </table:table>
      <text:p text:style-name="Text_20_body"/>
      <table:table table:name="Table324" table:style-name="Table324">
        <table:table-column table:style-name="Table324.A"/>
        <table:table-column table:style-name="Table324.B"/>
        <text:soft-page-break/>
        <table:table-row table:style-name="Table324.1">
          <table:table-cell table:style-name="Table324.A1" table:number-columns-spanned="2" office:value-type="string">
            <text:p text:style-name="P2">[before] max_float [after]</text:p>
            <text:p text:style-name="Text_20_body">Routing:</text:p>
            <text:p text:style-name="P1">description</text:p>
          </table:table-cell>
          <table:covered-table-cell/>
        </table:table-row>
        <table:table-row table:style-name="Table324.1">
          <table:table-cell table:style-name="Table324.A2" office:value-type="string">
            <text:p text:style-name="P17">Code</text:p>
          </table:table-cell>
          <table:table-cell table:style-name="Table324.B2" office:value-type="string">
            <text:p text:style-name="P17">Result</text:p>
          </table:table-cell>
        </table:table-row>
        <table:table-row table:style-name="Table324.1">
          <table:table-cell table:style-name="Table324.A2" office:value-type="string">
            <text:p text:style-name="Snippet"/>
          </table:table-cell>
          <table:table-cell table:style-name="Table324.B2" office:value-type="string">
            <text:p text:style-name="P2"/>
          </table:table-cell>
        </table:table-row>
      </table:table>
      <text:p text:style-name="Text_20_body"/>
      <table:table table:name="Table325" table:style-name="Table325">
        <table:table-column table:style-name="Table325.A"/>
        <table:table-column table:style-name="Table325.B"/>
        <table:table-row table:style-name="Table325.1">
          <table:table-cell table:style-name="Table325.A1" table:number-columns-spanned="2" office:value-type="string">
            <text:p text:style-name="P2">[before] min_float [after]</text:p>
            <text:p text:style-name="Text_20_body">Routing:</text:p>
            <text:p text:style-name="P1">description</text:p>
          </table:table-cell>
          <table:covered-table-cell/>
        </table:table-row>
        <table:table-row table:style-name="Table325.1">
          <table:table-cell table:style-name="Table325.A2" office:value-type="string">
            <text:p text:style-name="P17">Code</text:p>
          </table:table-cell>
          <table:table-cell table:style-name="Table325.B2" office:value-type="string">
            <text:p text:style-name="P17">Result</text:p>
          </table:table-cell>
        </table:table-row>
        <table:table-row table:style-name="Table325.1">
          <table:table-cell table:style-name="Table325.A2" office:value-type="string">
            <text:p text:style-name="Snippet"/>
          </table:table-cell>
          <table:table-cell table:style-name="Table325.B2" office:value-type="string">
            <text:p text:style-name="P2"/>
          </table:table-cell>
        </table:table-row>
      </table:table>
      <text:p text:style-name="Text_20_body"/>
      <table:table table:name="Table326" table:style-name="Table326">
        <table:table-column table:style-name="Table326.A"/>
        <table:table-column table:style-name="Table326.B"/>
        <table:table-row table:style-name="Table326.1">
          <table:table-cell table:style-name="Table326.A1" table:number-columns-spanned="2" office:value-type="string">
            <text:p text:style-name="P2">[before] nan [after]</text:p>
            <text:p text:style-name="Text_20_body">Routing:</text:p>
            <text:p text:style-name="P1">description</text:p>
          </table:table-cell>
          <table:covered-table-cell/>
        </table:table-row>
        <table:table-row table:style-name="Table326.1">
          <table:table-cell table:style-name="Table326.A2" office:value-type="string">
            <text:p text:style-name="P17">Code</text:p>
          </table:table-cell>
          <table:table-cell table:style-name="Table326.B2" office:value-type="string">
            <text:p text:style-name="P17">Result</text:p>
          </table:table-cell>
        </table:table-row>
        <table:table-row table:style-name="Table326.1">
          <table:table-cell table:style-name="Table326.A2" office:value-type="string">
            <text:p text:style-name="Snippet"/>
          </table:table-cell>
          <table:table-cell table:style-name="Table326.B2" office:value-type="string">
            <text:p text:style-name="P2"/>
          </table:table-cell>
        </table:table-row>
      </table:table>
      <text:p text:style-name="Text_20_body"/>
      <table:table table:name="Table327" table:style-name="Table327">
        <table:table-column table:style-name="Table327.A"/>
        <table:table-column table:style-name="Table327.B"/>
        <table:table-row table:style-name="Table327.1">
          <table:table-cell table:style-name="Table327.A1" table:number-columns-spanned="2" office:value-type="string">
            <text:p text:style-name="P2">[before] nil [after]</text:p>
            <text:p text:style-name="Text_20_body">Routing:</text:p>
            <text:p text:style-name="P1">description</text:p>
          </table:table-cell>
          <table:covered-table-cell/>
        </table:table-row>
        <table:table-row table:style-name="Table327.1">
          <table:table-cell table:style-name="Table327.A2" office:value-type="string">
            <text:p text:style-name="P17">Code</text:p>
          </table:table-cell>
          <table:table-cell table:style-name="Table327.B2" office:value-type="string">
            <text:p text:style-name="P17">Result</text:p>
          </table:table-cell>
        </table:table-row>
        <table:table-row table:style-name="Table327.1">
          <table:table-cell table:style-name="Table327.A2" office:value-type="string">
            <text:p text:style-name="Snippet"/>
          </table:table-cell>
          <table:table-cell table:style-name="Table327.B2" office:value-type="string">
            <text:p text:style-name="P2"/>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p text:style-name="P2">[before] nip [after]</text:p>
            <text:p text:style-name="Text_20_body">Routing:</text:p>
            <text:p text:style-name="P1">description</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
          </table:table-cell>
          <table:table-cell table:style-name="Table328.B2" office:value-type="string">
            <text:p text:style-name="P2"/>
          </table:table-cell>
        </table:table-row>
      </table:table>
      <text:p text:style-name="Text_20_body"/>
      <table:table table:name="Table329" table:style-name="Table329">
        <table:table-column table:style-name="Table329.A"/>
        <table:table-column table:style-name="Table329.B"/>
        <text:soft-page-break/>
        <table:table-row table:style-name="Table329.1">
          <table:table-cell table:style-name="Table329.A1" table:number-columns-spanned="2" office:value-type="string">
            <text:p text:style-name="P2">[before] over [after]</text:p>
            <text:p text:style-name="Text_20_body">Routing:</text:p>
            <text:p text:style-name="P1">description</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
          </table:table-cell>
          <table:table-cell table:style-name="Table329.B2" office:value-type="string">
            <text:p text:style-name="P2"/>
          </table:table-cell>
        </table:table-row>
      </table:table>
      <text:p text:style-name="Text_20_body"/>
      <table:table table:name="Table330" table:style-name="Table330">
        <table:table-column table:style-name="Table330.A"/>
        <table:table-column table:style-name="Table330.B"/>
        <table:table-row table:style-name="Table330.1">
          <table:table-cell table:style-name="Table330.A1" table:number-columns-spanned="2" office:value-type="string">
            <text:p text:style-name="P2">[before] pause [after]</text:p>
            <text:p text:style-name="Text_20_body">Routing:</text:p>
            <text:p text:style-name="P1">description</text:p>
          </table:table-cell>
          <table:covered-table-cell/>
        </table:table-row>
        <table:table-row table:style-name="Table330.1">
          <table:table-cell table:style-name="Table330.A2" office:value-type="string">
            <text:p text:style-name="P17">Code</text:p>
          </table:table-cell>
          <table:table-cell table:style-name="Table330.B2" office:value-type="string">
            <text:p text:style-name="P17">Result</text:p>
          </table:table-cell>
        </table:table-row>
        <table:table-row table:style-name="Table330.1">
          <table:table-cell table:style-name="Table330.A2" office:value-type="string">
            <text:p text:style-name="Snippet"/>
          </table:table-cell>
          <table:table-cell table:style-name="Table330.B2" office:value-type="string">
            <text:p text:style-name="P2"/>
          </table:table-cell>
        </table:table-row>
      </table:table>
      <text:p text:style-name="Text_20_body"/>
      <table:table table:name="Table331" table:style-name="Table331">
        <table:table-column table:style-name="Table331.A"/>
        <table:table-column table:style-name="Table331.B"/>
        <table:table-row table:style-name="Table331.1">
          <table:table-cell table:style-name="Table331.A1" table:number-columns-spanned="2" office:value-type="string">
            <text:p text:style-name="P2">[before] pi [after]</text:p>
            <text:p text:style-name="Text_20_body">Routing:</text:p>
            <text:p text:style-name="P1">description</text:p>
          </table:table-cell>
          <table:covered-table-cell/>
        </table:table-row>
        <table:table-row table:style-name="Table331.1">
          <table:table-cell table:style-name="Table331.A2" office:value-type="string">
            <text:p text:style-name="P17">Code</text:p>
          </table:table-cell>
          <table:table-cell table:style-name="Table331.B2" office:value-type="string">
            <text:p text:style-name="P17">Result</text:p>
          </table:table-cell>
        </table:table-row>
        <table:table-row table:style-name="Table331.1">
          <table:table-cell table:style-name="Table331.A2" office:value-type="string">
            <text:p text:style-name="Snippet"/>
          </table:table-cell>
          <table:table-cell table:style-name="Table331.B2" office:value-type="string">
            <text:p text:style-name="P2"/>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p text:style-name="P2">[before] pick [after]</text:p>
            <text:p text:style-name="Text_20_body">Routing:</text:p>
            <text:p text:style-name="P1">description</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
          </table:table-cell>
          <table:table-cell table:style-name="Table332.B2" office:value-type="string">
            <text:p text:style-name="P2"/>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p text:style-name="P2">[before] rational [after]</text:p>
            <text:p text:style-name="Text_20_body">Routing:</text:p>
            <text:p text:style-name="P1">description</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
          </table:table-cell>
          <table:table-cell table:style-name="Table333.B2" office:value-type="string">
            <text:p text:style-name="P2"/>
          </table:table-cell>
        </table:table-row>
      </table:table>
      <text:p text:style-name="Text_20_body"/>
      <table:table table:name="Table334" table:style-name="Table334">
        <table:table-column table:style-name="Table334.A"/>
        <table:table-column table:style-name="Table334.B"/>
        <text:soft-page-break/>
        <table:table-row table:style-name="Table334.1">
          <table:table-cell table:style-name="Table334.A1" table:number-columns-spanned="2" office:value-type="string">
            <text:p text:style-name="P2">[before] rot [after]</text:p>
            <text:p text:style-name="Text_20_body">Routing:</text:p>
            <text:p text:style-name="P1">description</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
          </table:table-cell>
          <table:table-cell table:style-name="Table334.B2" office:value-type="string">
            <text:p text:style-name="P2"/>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p text:style-name="P2">[before] self [after]</text:p>
            <text:p text:style-name="Text_20_body">Routing:</text:p>
            <text:p text:style-name="P1">description</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
          </table:table-cell>
          <table:table-cell table:style-name="Table335.B2" office:value-type="string">
            <text:p text:style-name="P2"/>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p text:style-name="P2">[before] space [after]</text:p>
            <text:p text:style-name="Text_20_body">Routing:</text:p>
            <text:p text:style-name="P1">description</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
          </table:table-cell>
          <table:table-cell table:style-name="Table336.B2" office:value-type="string">
            <text:p text:style-name="P2"/>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p text:style-name="P2">[before] spaces [after]</text:p>
            <text:p text:style-name="Text_20_body">Routing:</text:p>
            <text:p text:style-name="P1">description</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
          </table:table-cell>
          <table:table-cell table:style-name="Table337.B2" office:value-type="string">
            <text:p text:style-name="P2"/>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p text:style-name="P2">[before] swap [after]</text:p>
            <text:p text:style-name="Text_20_body">Routing:</text:p>
            <text:p text:style-name="P1">description</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
          </table:table-cell>
          <table:table-cell table:style-name="Table338.B2" office:value-type="string">
            <text:p text:style-name="P2"/>
          </table:table-cell>
        </table:table-row>
      </table:table>
      <text:p text:style-name="Text_20_body"/>
      <table:table table:name="Table339" table:style-name="Table339">
        <table:table-column table:style-name="Table339.A"/>
        <table:table-column table:style-name="Table339.B"/>
        <text:soft-page-break/>
        <table:table-row table:style-name="Table339.1">
          <table:table-cell table:style-name="Table339.A1" table:number-columns-spanned="2" office:value-type="string">
            <text:p text:style-name="P2">[before] thread: [after]</text:p>
            <text:p text:style-name="Text_20_body">Routing:</text:p>
            <text:p text:style-name="P1">description</text:p>
          </table:table-cell>
          <table:covered-table-cell/>
        </table:table-row>
        <table:table-row table:style-name="Table339.1">
          <table:table-cell table:style-name="Table339.A2" office:value-type="string">
            <text:p text:style-name="P17">Code</text:p>
          </table:table-cell>
          <table:table-cell table:style-name="Table339.B2" office:value-type="string">
            <text:p text:style-name="P17">Result</text:p>
          </table:table-cell>
        </table:table-row>
        <table:table-row table:style-name="Table339.1">
          <table:table-cell table:style-name="Table339.A2" office:value-type="string">
            <text:p text:style-name="Snippet"/>
          </table:table-cell>
          <table:table-cell table:style-name="Table339.B2" office:value-type="string">
            <text:p text:style-name="P2"/>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p text:style-name="P2">[before] true [after]</text:p>
            <text:p text:style-name="Text_20_body">Routing:</text:p>
            <text:p text:style-name="P1">descrip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
          </table:table-cell>
          <table:table-cell table:style-name="Table340.B2" office:value-type="string">
            <text:p text:style-name="P2"/>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p text:style-name="P2">[before] tuck [after]</text:p>
            <text:p text:style-name="Text_20_body">Routing:</text:p>
            <text:p text:style-name="P1">description</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
          </table:table-cell>
          <table:table-cell table:style-name="Table341.B2" office:value-type="string">
            <text:p text:style-name="P2"/>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p text:style-name="P2">[before] vm [after]</text:p>
            <text:p text:style-name="Text_20_body">Routing:</text:p>
            <text:p text:style-name="P1">description</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
          </table:table-cell>
          <table:table-cell table:style-name="Table342.B2" office:value-type="string">
            <text:p text:style-name="P2"/>
          </table:table-cell>
        </table:table-row>
      </table:table>
      <text:p text:style-name="Text_20_body"/>
      <table:table table:name="Table343" table:style-name="Table343">
        <table:table-column table:style-name="Table343.A"/>
        <table:table-column table:style-name="Table343.B"/>
        <table:table-row table:style-name="Table343.1">
          <table:table-cell table:style-name="Table343.A1" table:number-columns-spanned="2" office:value-type="string">
            <text:p text:style-name="P2">[before] { … } [after]</text:p>
            <text:p text:style-name="Text_20_body">Routing:</text:p>
            <text:p text:style-name="P1">description</text:p>
          </table:table-cell>
          <table:covered-table-cell/>
        </table:table-row>
        <table:table-row table:style-name="Table343.1">
          <table:table-cell table:style-name="Table343.A2" office:value-type="string">
            <text:p text:style-name="P17">Code</text:p>
          </table:table-cell>
          <table:table-cell table:style-name="Table343.B2" office:value-type="string">
            <text:p text:style-name="P17">Result</text:p>
          </table:table-cell>
        </table:table-row>
        <table:table-row table:style-name="Table343.1">
          <table:table-cell table:style-name="Table343.A2" office:value-type="string">
            <text:p text:style-name="Snippet"/>
          </table:table-cell>
          <table:table-cell table:style-name="Table343.B2" office:value-type="string">
            <text:p text:style-name="P2"/>
          </table:table-cell>
        </table:table-row>
      </table:table>
      <text:p text:style-name="Text_20_body"/>
      <table:table table:name="Table344" table:style-name="Table344">
        <table:table-column table:style-name="Table344.A"/>
        <table:table-column table:style-name="Table344.B"/>
        <text:soft-page-break/>
        <table:table-row table:style-name="Table344.1">
          <table:table-cell table:style-name="Table344.A1" table:number-columns-spanned="2" office:value-type="string">
            <text:p text:style-name="P2">[before] {{ … }} [after]</text:p>
            <text:p text:style-name="Text_20_body">Routing:</text:p>
            <text:p text:style-name="P1">description</text:p>
          </table:table-cell>
          <table:covered-table-cell/>
        </table:table-row>
        <table:table-row table:style-name="Table344.1">
          <table:table-cell table:style-name="Table344.A2" office:value-type="string">
            <text:p text:style-name="P17">Code</text:p>
          </table:table-cell>
          <table:table-cell table:style-name="Table344.B2" office:value-type="string">
            <text:p text:style-name="P17">Result</text:p>
          </table:table-cell>
        </table:table-row>
        <table:table-row table:style-name="Table344.1">
          <table:table-cell table:style-name="Table344.A2" office:value-type="string">
            <text:p text:style-name="Snippet"/>
          </table:table-cell>
          <table:table-cell table:style-name="Table344.B2" office:value-type="string">
            <text:p text:style-name="P2"/>
          </table:table-cell>
        </table:table-row>
      </table:table>
      <text:p text:style-name="Text_20_body"/>
      <text:h text:style-name="Heading_20_2" text:outline-level="2"><text:alphabetical-index-mark-start text:id="IMark100896536"/>Commands<text:alphabetical-index-mark-end text:id="IMark100896536"/></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ext:soft-page-break/>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ext:soft-page-break/>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ext:soft-page-break/>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able:table table:name="Table363" table:style-name="Table363">
        <table:table-column table:style-name="Table363.A"/>
        <table:table-column table:style-name="Table363.B"/>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ext:soft-page-break/>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00896536"/>)entries<text:alphabetical-index-mark-end text:id="IMark100896536"/>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false <text:s text:c="9"/>nil&lt;&gt; <text:s text:c="9"/>spaces <text:s text:c="8"/>{</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71">0</text:p>
          <text:p text:style-name="P70">0&lt;<text:tab/>113</text:p>
          <text:p text:style-name="P70">0&lt;=<text:tab/>113</text:p>
          <text:p text:style-name="P70">0&lt;=&gt;<text:tab/>114</text:p>
          <text:p text:style-name="P70">0&lt;&gt; <text:tab/>114</text:p>
          <text:p text:style-name="P70">0=<text:tab/>114</text:p>
          <text:p text:style-name="P70">0&gt;<text:tab/>115</text:p>
          <text:p text:style-name="P70">0&gt;=<text:tab/>115</text:p>
          <text:p text:style-name="P71">1</text:p>
          <text:p text:style-name="P70">1-<text:tab/>115</text:p>
          <text:p text:style-name="P70">1+<text:tab/>115</text:p>
          <text:p text:style-name="P71">2</text:p>
          <text:p text:style-name="P70">2-<text:tab/>116</text:p>
          <text:p text:style-name="P70">2*<text:tab/>91, 116</text:p>
          <text:p text:style-name="P70">2/<text:tab/>91, 117</text:p>
          <text:p text:style-name="P70">2+<text:tab/>116</text:p>
          <text:p text:style-name="P71">A</text:p>
          <text:p text:style-name="P70">again<text:tab/>25</text:p>
          <text:p text:style-name="P70">and<text:tab/>92</text:p>
          <text:p text:style-name="P70">Archive<text:tab/>12</text:p>
          <text:p text:style-name="P70">Array<text:tab/>63</text:p>
          <text:p text:style-name="P71">B</text:p>
          <text:p text:style-name="P70">begin<text:tab/>25</text:p>
          <text:p text:style-name="P70">Boolean<text:tab/>61</text:p>
          <text:p text:style-name="P70">bounce<text:tab/>36, 38</text:p>
          <text:p text:style-name="P71">C</text:p>
          <text:p text:style-name="P70">catch<text:tab/>35, 38</text:p>
          <text:p text:style-name="P70">Class<text:tab/>74</text:p>
          <text:p text:style-name="P70">Classes<text:tab/>47</text:p>
          <text:p text:style-name="P70">clone<text:tab/>30</text:p>
          <text:p text:style-name="P70">com<text:tab/>92</text:p>
          <text:p text:style-name="P70">Commands<text:tab/>75, 182</text:p>
          <text:p text:style-name="P70">Complex<text:tab/>77</text:p>
          <text:p text:style-name="P70">copy<text:tab/>30</text:p>
          <text:p text:style-name="P71">D</text:p>
          <text:p text:style-name="P70">Declarations<text:tab/>26</text:p>
          <text:p text:style-name="P70">Demo.rb<text:tab/>11</text:p>
          <text:p text:style-name="P70">distinct?<text:tab/>128</text:p>
          <text:p text:style-name="P70">do<text:tab/>23</text:p>
          <text:p text:style-name="P70">do_map_name<text:tab/>57</text:p>
          <text:p text:style-name="P70">dpr<text:tab/>96</text:p>
          <text:p text:style-name="P70">drop<text:tab/>19</text:p>
          <text:p text:style-name="P70">Duck Typing<text:tab/>26</text:p>
          <text:p text:style-name="P70">dup<text:tab/>19, 30</text:p>
          <text:p text:style-name="P71">E</text:p>
          <text:p text:style-name="P70">e<text:tab/>97</text:p>
          <text:p text:style-name="P70">else<text:tab/>21</text:p>
          <text:p text:style-name="P70">epsilon<text:tab/>97</text:p>
          <text:p text:style-name="P71">F</text:p>
          <text:p text:style-name="P70">FalseClass<text:tab/>61, 80</text:p>
          <text:p text:style-name="P70">finally<text:tab/>37, 38</text:p>
          <text:p text:style-name="P70">Float<text:tab/>82</text:p>
          <text:p text:style-name="P71">H</text:p>
          <text:p text:style-name="P70">Hash<text:tab/>83</text:p>
          <text:p text:style-name="P71">I</text:p>
          <text:p text:style-name="P70">i<text:tab/>23</text:p>
          <text:p text:style-name="P70">identical?<text:tab/>129</text:p>
          <text:p text:style-name="P70">if<text:tab/>21</text:p>
          <text:p text:style-name="P70">infinity<text:tab/>97</text:p>
          <text:p text:style-name="P70">Inheritance<text:tab/>48</text:p>
          <text:p text:style-name="P70">InStream<text:tab/>86</text:p>
          <text:p text:style-name="P70">Integer<text:tab/>89</text:p>
          <text:p text:style-name="P71">J</text:p>
          <text:p text:style-name="P70">j<text:tab/>23</text:p>
          <text:p text:style-name="P71">K</text:p>
          <text:p text:style-name="P70">Known Issues<text:tab/>11</text:p>
          <text:p text:style-name="P71">L</text:p>
          <text:p text:style-name="P70">Late Binding<text:tab/>48</text:p>
          <text:p text:style-name="P70">loop<text:tab/>23</text:p>
          <text:p text:style-name="P71">M</text:p>
          <text:p text:style-name="P70">max<text:tab/>129</text:p>
          <text:p text:style-name="P70">max_float<text:tab/>97</text:p>
          <text:p text:style-name="P70">Method Mapping<text:tab/>49</text:p>
          <text:p text:style-name="P70">Methods<text:tab/>48</text:p>
          <text:p text:style-name="P70">min<text:tab/>129</text:p>
          <text:p text:style-name="P70">min_float<text:tab/>98</text:p>
          <text:p text:style-name="P70">mod<text:tab/>119</text:p>
          <text:p text:style-name="P70">Mutation<text:tab/>28</text:p>
          <text:p text:style-name="P71">N</text:p>
          <text:p text:style-name="P70">nan<text:tab/>98</text:p>
          <text:p text:style-name="P70">neg<text:tab/>119</text:p>
          <text:p text:style-name="P70">nil&lt;&gt;<text:tab/>130</text:p>
          <text:p text:style-name="P70">nil=<text:tab/>130</text:p>
          <text:p text:style-name="P70">NilClass<text:tab/>61, 94</text:p>
          <text:p text:style-name="P70">nip<text:tab/>19</text:p>
          <text:p text:style-name="P70">not<text:tab/>130</text:p>
          <text:p text:style-name="P70">Numeric<text:tab/>62, 96</text:p>
          <text:p text:style-name="P71">O</text:p>
          <text:p text:style-name="P70">Object<text:tab/>61, 120</text:p>
          <text:p text:style-name="P70">or<text:tab/>93</text:p>
          <text:p text:style-name="P70">OutStream<text:tab/>132</text:p>
          <text:p text:style-name="P70">over<text:tab/>19</text:p>
          <text:p text:style-name="P71">P</text:p>
          <text:p text:style-name="P70">pi<text:tab/>98</text:p>
          <text:p text:style-name="P70">pick<text:tab/>19</text:p>
          <text:p text:style-name="P70">Polymorphism<text:tab/>48</text:p>
          <text:p text:style-name="P70">Procedure<text:tab/>137</text:p>
          <text:p text:style-name="P70">Prototypes<text:tab/>48</text:p>
          <text:p text:style-name="P71">Q</text:p>
          <text:p text:style-name="P70">Queue<text:tab/>139</text:p>
          <text:p text:style-name="P71">R</text:p>
          <text:p text:style-name="P70">Rake<text:tab/>11</text:p>
          <text:p text:style-name="P70">Rational<text:tab/>141</text:p>
          <text:p text:style-name="P70">Referencing<text:tab/>27</text:p>
          <text:p text:style-name="P70">repeat<text:tab/>25</text:p>
          <text:p text:style-name="P70">Routing<text:tab/>54</text:p>
          <text:p text:style-name="P71">S</text:p>
          <text:p text:style-name="P70">Scoping<text:tab/>26</text:p>
          <text:p text:style-name="P70">self<text:tab/>59</text:p>
          <text:p text:style-name="P70">Stack<text:tab/>143</text:p>
          <text:p text:style-name="P70">String<text:tab/>145</text:p>
          <text:p text:style-name="P70">super<text:tab/>166, 168</text:p>
          <text:p text:style-name="P70">swap<text:tab/>20</text:p>
          <text:p text:style-name="P70">switch<text:tab/>21</text:p>
          <text:p text:style-name="P70">SymbolMap<text:tab/>49</text:p>
          <text:p text:style-name="P71">T</text:p>
          <text:p text:style-name="P70">Testing<text:tab/>11</text:p>
          <text:p text:style-name="P70">Thanks<text:tab/>8</text:p>
          <text:p text:style-name="P70">then<text:tab/>21</text:p>
          <text:p text:style-name="P70">Thread<text:tab/>162</text:p>
          <text:p text:style-name="P70">throw"<text:tab/>39</text:p>
          <text:p text:style-name="P70">TrueClass<text:tab/>61, 164</text:p>
          <text:p text:style-name="P70">try<text:tab/>35, 38</text:p>
          <text:p text:style-name="P70">tuck<text:tab/>20</text:p>
          <text:p text:style-name="P70">Typing<text:tab/>26</text:p>
          <text:p text:style-name="P71">U</text:p>
          <text:p text:style-name="P70">until<text:tab/>25</text:p>
          <text:p text:style-name="P71">V</text:p>
          <text:p text:style-name="P70">val:<text:tab/>26, 166, 169</text:p>
          <text:p text:style-name="P70">val@:<text:tab/>27, 166, 169</text:p>
          <text:p text:style-name="P70">val#:<text:tab/>27</text:p>
          <text:p text:style-name="P70">val$:<text:tab/>27</text:p>
          <text:p text:style-name="P70">var:<text:tab/>26, 166, 169</text:p>
          <text:p text:style-name="P70">var@:<text:tab/>27, 167, 169</text:p>
          <text:p text:style-name="P70">var#:<text:tab/>27</text:p>
          <text:p text:style-name="P70">var$:<text:tab/>27</text:p>
          <text:p text:style-name="P70">VirtualMachine<text:tab/>165</text:p>
          <text:p text:style-name="P71">X</text:p>
          <text:p text:style-name="P70">x<text:tab/>64</text:p>
          <text:p text:style-name="P70">xor<text:tab/>93</text:p>
          <text:p text:style-name="P71">^</text:p>
          <text:p text:style-name="P70">^^<text:tab/>81, 94, 128</text:p>
          <text:p text:style-name="P71">-</text:p>
          <text:p text:style-name="P70">-<text:tab/>100</text:p>
          <text:p text:style-name="P70">-&gt;<text:tab/>83</text:p>
          <text:p text:style-name="P70">-i<text:tab/>23</text:p>
          <text:p text:style-name="P70">-infinity<text:tab/>96</text:p>
          <text:p text:style-name="P70">-j<text:tab/>23</text:p>
          <text:p text:style-name="P71">;</text:p>
          <text:p text:style-name="P70">;<text:tab/>167</text:p>
          <text:p text:style-name="P71">:</text:p>
          <text:p text:style-name="P70">:<text:tab/>56</text:p>
          <text:p text:style-name="P71">!</text:p>
          <text:p text:style-name="P70">!<text:tab/>66</text:p>
          <text:p text:style-name="P70">!:<text:tab/>165</text:p>
          <text:p text:style-name="P71">?</text:p>
          <text:p text:style-name="P70">?"<text:tab/>36, 38</text:p>
          <text:p text:style-name="P71">.</text:p>
          <text:p text:style-name="P70">.<text:tab/>120, 133</text:p>
          <text:p text:style-name="P70"><text:soft-page-break/>.-left<text:tab/>67, 151</text:p>
          <text:p text:style-name="P70">.-mid<text:tab/>68, 151</text:p>
          <text:p text:style-name="P70">.-midlr<text:tab/>68, 151</text:p>
          <text:p text:style-name="P70">.-right<text:tab/>68, 152</text:p>
          <text:p text:style-name="P70">.:<text:tab/>56, 168</text:p>
          <text:p text:style-name="P70">.::<text:tab/>56, 170</text:p>
          <text:p text:style-name="P70">."<text:tab/>149</text:p>
          <text:p text:style-name="P70">.[]!<text:tab/>68, 84</text:p>
          <text:p text:style-name="P70">.[]@<text:tab/>69, 84</text:p>
          <text:p text:style-name="P70">.+left<text:tab/>66, 150</text:p>
          <text:p text:style-name="P70">.+mid<text:tab/>67, 150</text:p>
          <text:p text:style-name="P70">.+midlr<text:tab/>67, 150</text:p>
          <text:p text:style-name="P70">.+right<text:tab/>67, 151</text:p>
          <text:p text:style-name="P70">.1/x<text:tab/>100</text:p>
          <text:p text:style-name="P70">.10**<text:tab/>100</text:p>
          <text:p text:style-name="P70">.2**<text:tab/>101</text:p>
          <text:p text:style-name="P70">.abs<text:tab/>101</text:p>
          <text:p text:style-name="P70">.acos<text:tab/>101</text:p>
          <text:p text:style-name="P70">.acosh<text:tab/>102</text:p>
          <text:p text:style-name="P70">.angle<text:tab/>102</text:p>
          <text:p text:style-name="P70">.append<text:tab/>132</text:p>
          <text:p text:style-name="P70">.append{<text:tab/>132</text:p>
          <text:p text:style-name="P70">.asin<text:tab/>102</text:p>
          <text:p text:style-name="P70">.asinh<text:tab/>103</text:p>
          <text:p text:style-name="P70">.atan<text:tab/>103</text:p>
          <text:p text:style-name="P70">.atan2<text:tab/>103</text:p>
          <text:p text:style-name="P70">.atanh<text:tab/>104</text:p>
          <text:p text:style-name="P70">.c2p<text:tab/>104</text:p>
          <text:p text:style-name="P70">.call<text:tab/>137, 152</text:p>
          <text:p text:style-name="P70">.cbrt<text:tab/>78, 104</text:p>
          <text:p text:style-name="P70">.ceil<text:tab/>104</text:p>
          <text:p text:style-name="P70">.cjust<text:tab/>152</text:p>
          <text:p text:style-name="P70">.class<text:tab/>121</text:p>
          <text:p text:style-name="P70">.clear<text:tab/>139, 143</text:p>
          <text:p text:style-name="P70">.clone<text:tab/>30, 121</text:p>
          <text:p text:style-name="P70">.clone_exclude<text:tab/>32, 121</text:p>
          <text:p text:style-name="P70">.close<text:tab/>87, 134</text:p>
          <text:p text:style-name="P70">.conjugate<text:tab/>105</text:p>
          <text:p text:style-name="P70">.contains?<text:tab/>152</text:p>
          <text:p text:style-name="P70">.copy<text:tab/>30, 122</text:p>
          <text:p text:style-name="P70">.cos<text:tab/>105</text:p>
          <text:p text:style-name="P70">.cosh<text:tab/>105</text:p>
          <text:p text:style-name="P70">.cr<text:tab/>134</text:p>
          <text:p text:style-name="P70">.create<text:tab/>133</text:p>
          <text:p text:style-name="P70">.cube<text:tab/>105</text:p>
          <text:p text:style-name="P70">.current<text:tab/>162</text:p>
          <text:p text:style-name="P70">.d2r<text:tab/>106</text:p>
          <text:p text:style-name="P70">.denominator<text:tab/>106</text:p>
          <text:p text:style-name="P70">.e**<text:tab/>78, 106</text:p>
          <text:p text:style-name="P70">.emit<text:tab/>106, 134, 153</text:p>
          <text:p text:style-name="P70">.empty?<text:tab/>139, 143</text:p>
          <text:p text:style-name="P70">.eval<text:tab/>153</text:p>
          <text:p text:style-name="P70">.even?<text:tab/>90</text:p>
          <text:p text:style-name="P70">.floor<text:tab/>107</text:p>
          <text:p text:style-name="P70">.fmt<text:tab/>153</text:p>
          <text:p text:style-name="P70">.fmt"<text:tab/>153</text:p>
          <text:p text:style-name="P70">.gcd<text:tab/>90</text:p>
          <text:p text:style-name="P70">.get_all<text:tab/>86</text:p>
          <text:p text:style-name="P70">.getc<text:tab/>87</text:p>
          <text:p text:style-name="P70">.gets<text:tab/>87</text:p>
          <text:p text:style-name="P70">.hypot<text:tab/>107</text:p>
          <text:p text:style-name="P70">.imaginary<text:tab/>107</text:p>
          <text:p text:style-name="P70">.init<text:tab/>27, 122</text:p>
          <text:p text:style-name="P70">.is_class?<text:tab/>74, 122</text:p>
          <text:p text:style-name="P70">.keys<text:tab/>84</text:p>
          <text:p text:style-name="P70">.lcm<text:tab/>90</text:p>
          <text:p text:style-name="P70">.left<text:tab/>69, 154</text:p>
          <text:p text:style-name="P70">.left?<text:tab/>154</text:p>
          <text:p text:style-name="P70">.length<text:tab/>69, 139, 143, 154</text:p>
          <text:p text:style-name="P70">.lines<text:tab/>154</text:p>
          <text:p text:style-name="P70">.list<text:tab/>162</text:p>
          <text:p text:style-name="P70">.ljust<text:tab/>155</text:p>
          <text:p text:style-name="P70">.ln<text:tab/>107</text:p>
          <text:p text:style-name="P70">.load<text:tab/>155</text:p>
          <text:p text:style-name="P70">.log10<text:tab/>108</text:p>
          <text:p text:style-name="P70">.log2<text:tab/>108</text:p>
          <text:p text:style-name="P70">.lstrip<text:tab/>155</text:p>
          <text:p text:style-name="P70">.magnitude<text:tab/>108</text:p>
          <text:p text:style-name="P70">.main<text:tab/>162</text:p>
          <text:p text:style-name="P70">.max<text:tab/>70</text:p>
          <text:p text:style-name="P70">.mid<text:tab/>70, 155</text:p>
          <text:p text:style-name="P70">.mid?<text:tab/>156</text:p>
          <text:p text:style-name="P70">.midlr<text:tab/>70, 156</text:p>
          <text:p text:style-name="P70">.min<text:tab/>71</text:p>
          <text:p text:style-name="P70">.name<text:tab/>123</text:p>
          <text:p text:style-name="P70">.new<text:tab/>64, 74</text:p>
          <text:p text:style-name="P70">.new_size<text:tab/>65</text:p>
          <text:p text:style-name="P70">.new_value<text:tab/>65</text:p>
          <text:p text:style-name="P70">.new_values<text:tab/>65</text:p>
          <text:p text:style-name="P70">.new{<text:tab/>64</text:p>
          <text:p text:style-name="P70">.numerator<text:tab/>109</text:p>
          <text:p text:style-name="P70">.odd?<text:tab/>90</text:p>
          <text:p text:style-name="P70">.open<text:tab/>86</text:p>
          <text:p text:style-name="P70">.open{<text:tab/>87</text:p>
          <text:p text:style-name="P70">.p2c<text:tab/>109</text:p>
          <text:p text:style-name="P70">.parent_class<text:tab/>75</text:p>
          <text:p text:style-name="P70">.peek<text:tab/>144</text:p>
          <text:p text:style-name="P70">.pend<text:tab/>140</text:p>
          <text:p text:style-name="P70">.polar<text:tab/>109</text:p>
          <text:p text:style-name="P70">.pop<text:tab/>140, 144</text:p>
          <text:p text:style-name="P70">.posn<text:tab/>156</text:p>
          <text:p text:style-name="P70">.pp<text:tab/>71, 84</text:p>
          <text:p text:style-name="P70">.push<text:tab/>140, 144</text:p>
          <text:p text:style-name="P70">.r2d<text:tab/>110</text:p>
          <text:p text:style-name="P70">.real<text:tab/>110</text:p>
          <text:p text:style-name="P70">.reverse<text:tab/>71, 157</text:p>
          <text:p text:style-name="P70">.right<text:tab/>71, 157</text:p>
          <text:p text:style-name="P70">.right?<text:tab/>157</text:p>
          <text:p text:style-name="P70">.rjust<text:tab/>157</text:p>
          <text:p text:style-name="P70">.round<text:tab/>110</text:p>
          <text:p text:style-name="P70">.rstrip<text:tab/>158</text:p>
          <text:p text:style-name="P70">.shuffle<text:tab/>72</text:p>
          <text:p text:style-name="P70">.sin<text:tab/>110</text:p>
          <text:p text:style-name="P70">.sinh<text:tab/>111</text:p>
          <text:p text:style-name="P70">.sleep<text:tab/>111</text:p>
          <text:p text:style-name="P70">.sort<text:tab/>72</text:p>
          <text:p text:style-name="P70">.space<text:tab/>134</text:p>
          <text:p text:style-name="P70">.spaces<text:tab/>135</text:p>
          <text:p text:style-name="P70">.split<text:tab/>78, 141, 158</text:p>
          <text:p text:style-name="P70">.sqr<text:tab/>111</text:p>
          <text:p text:style-name="P70">.sqrt<text:tab/>78, 112</text:p>
          <text:p text:style-name="P70">.start<text:tab/>138</text:p>
          <text:p text:style-name="P70">.strip<text:tab/>158</text:p>
          <text:p text:style-name="P70">.strlen<text:tab/>123</text:p>
          <text:p text:style-name="P70">.strmax<text:tab/>72</text:p>
          <text:p text:style-name="P70">.strmax2<text:tab/>85</text:p>
          <text:p text:style-name="P70">.subclass:<text:tab/>75</text:p>
          <text:p text:style-name="P70">.tan<text:tab/>112</text:p>
          <text:p text:style-name="P70">.tanh<text:tab/>112</text:p>
          <text:p text:style-name="P70">.throw<text:tab/>39, 158</text:p>
          <text:p text:style-name="P70">.to_f<text:tab/>123</text:p>
          <text:p text:style-name="P70">.to_f!<text:tab/>124</text:p>
          <text:p text:style-name="P70">.to_i<text:tab/>124</text:p>
          <text:p text:style-name="P70">.to_i!<text:tab/>124</text:p>
          <text:p text:style-name="P70">.to_lower<text:tab/>159</text:p>
          <text:p text:style-name="P70">.to_n<text:tab/>125</text:p>
          <text:p text:style-name="P70">.to_n!<text:tab/>125</text:p>
          <text:p text:style-name="P70">.to_r<text:tab/>126</text:p>
          <text:p text:style-name="P70">.to_r!<text:tab/>126</text:p>
          <text:p text:style-name="P70">.to_s<text:tab/>75, 126</text:p>
          <text:p text:style-name="P70">.to_upper<text:tab/>159</text:p>
          <text:p text:style-name="P70">.to_x<text:tab/>127</text:p>
          <text:p text:style-name="P70">.to_x!<text:tab/>127</text:p>
          <text:p text:style-name="P70">.values<text:tab/>85</text:p>
          <text:p text:style-name="P70">.vm<text:tab/>163</text:p>
          <text:p text:style-name="P70">.with{<text:tab/>60</text:p>
          <text:p text:style-name="P71">"</text:p>
          <text:p text:style-name="P70">"<text:tab/>167</text:p>
          <text:p text:style-name="P71">)</text:p>
          <text:p text:style-name="P70">)entries<text:tab/>187</text:p>
          <text:p text:style-name="P70">)methods<text:tab/>76, 131</text:p>
          <text:p text:style-name="P70">)stubs<text:tab/>76</text:p>
          <text:p text:style-name="P71">{</text:p>
          <text:p text:style-name="P70">{<text:tab/>83</text:p>
          <text:p text:style-name="P71">}</text:p>
          <text:p text:style-name="P70">}<text:tab/>64, 83</text:p>
          <text:p text:style-name="P71">@</text:p>
          <text:p text:style-name="P70">@<text:tab/>73</text:p>
          <text:p text:style-name="P71">*</text:p>
          <text:p text:style-name="P70">*<text:tab/>99, 149</text:p>
          <text:p text:style-name="P70">**<text:tab/>99</text:p>
          <text:p text:style-name="P71">/</text:p>
          <text:p text:style-name="P70">/<text:tab/>113</text:p>
          <text:p text:style-name="P71">&amp;</text:p>
          <text:p text:style-name="P70">&amp;&amp;<text:tab/>80, 94, 120</text:p>
          <text:p text:style-name="P71">+</text:p>
          <text:p text:style-name="P70">+<text:tab/>66, 99, 149</text:p>
          <text:p text:style-name="P70">+loop<text:tab/>23</text:p>
          <text:p text:style-name="P71">&lt;</text:p>
          <text:p text:style-name="P70">&lt;<text:tab/>117, 159</text:p>
          <text:p text:style-name="P70">&lt;&lt;<text:tab/>73, 91, 160</text:p>
          <text:p text:style-name="P70"><text:soft-page-break/>&lt;=<text:tab/>117, 160</text:p>
          <text:p text:style-name="P70">&lt;=&gt;<text:tab/>118, 160</text:p>
          <text:p text:style-name="P70">&lt;&gt;<text:tab/>127</text:p>
          <text:p text:style-name="P71">=</text:p>
          <text:p text:style-name="P70">=<text:tab/>128</text:p>
          <text:p text:style-name="P71">&gt;</text:p>
          <text:p text:style-name="P70">&gt;<text:tab/>118, 161</text:p>
          <text:p text:style-name="P70">&gt;=<text:tab/>118, 161</text:p>
          <text:p text:style-name="P70">&gt;&gt;<text:tab/>92</text:p>
          <text:p text:style-name="P71">|</text:p>
          <text:p text:style-name="P70">||<text:tab/>81, 95, 131</text:p>
          <text:p text:style-name="P71">~</text:p>
          <text:p text:style-name="P70">~<text:tab/>135</text:p>
          <text:p text:style-name="P70">~"<text:tab/>135</text:p>
          <text:p text:style-name="P70">~cr<text:tab/>135</text:p>
          <text:p text:style-name="P70">~emit<text:tab/>136</text:p>
          <text:p text:style-name="P70">~getc<text:tab/>88</text:p>
          <text:p text:style-name="P70">~gets<text:tab/>88</text:p>
          <text:p text:style-name="P70">~space<text:tab/>136</text:p>
          <text:p text:style-name="P70">~spaces<text:tab/>136</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9480680"/></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2">
          <table:table-cell table:style-name="Table61.A2" office:value-type="string">
            <text:p text:style-name="P17">Code</text:p>
          </table:table-cell>
          <table:table-cell table:style-name="Table61.B2" office:value-type="string">
            <text:p text:style-name="P17">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65</text:page-number> of <text:page-count>193</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18H5M50S</meta:editing-duration>
    <meta:editing-cycles>2411</meta:editing-cycles>
    <meta:generator>OpenOffice/4.1.1$Win32 OpenOffice.org_project/411m6$Build-9775</meta:generator>
    <dc:date>2015-05-03T10:10:13.52</dc:date>
    <dc:creator>Peter Camilleri</dc:creator>
    <meta:printed-by>Peter Camilleri</meta:printed-by>
    <meta:print-date>2015-02-10T10:49:15.76</meta:print-date>
    <meta:document-statistic meta:table-count="391" meta:image-count="0" meta:object-count="0" meta:page-count="193" meta:paragraph-count="6272" meta:word-count="33580" meta:character-count="194908"/>
    <meta:template xlink:type="simple" xlink:actuate="onRequest" xlink:title="MyDefault" xlink:href="../../../../OpenOffice.org/3/user/template/MyDefault.ott" meta:date="2014-06-26T22:09:00.24"/>
  </office:meta>
</office:document-meta>
</file>